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102in"/>
    </style:style>
    <style:style style:name="co3" style:family="table-column">
      <style:table-column-properties fo:break-before="auto" style:column-width="0.4791in"/>
    </style:style>
    <style:style style:name="co4" style:family="table-column">
      <style:table-column-properties fo:break-before="auto" style:column-width="0.429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23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0"/>
    <style:style style:name="ce2" style:family="table-cell" style:parent-style-name="Default" style:data-style-name="N61"/>
    <style:style style:name="ce3" style:family="table-cell" style:parent-style-name="Default" style:data-style-name="N133"/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 style:data-style-name="N61">
      <style:table-cell-properties fo:background-color="transparent"/>
    </style:style>
    <style:style style:name="ce6" style:family="table-cell" style:parent-style-name="Default" style:data-style-name="N61">
      <style:table-cell-properties fo:background-color="transparent"/>
      <style:text-properties style:use-window-font-color="true"/>
    </style:style>
    <style:style style:name="ce7" style:family="table-cell" style:parent-style-name="Default" style:data-style-name="N60">
      <style:table-cell-properties fo:background-color="transparent"/>
    </style:style>
    <style:style style:name="ce8" style:family="table-cell" style:parent-style-name="Default" style:data-style-name="N61">
      <style:table-cell-properties fo:background-color="transparent"/>
    </style:style>
    <style:style style:name="ce9" style:family="table-cell" style:parent-style-name="Default" style:data-style-name="N2">
      <style:table-cell-properties fo:border="0.06pt solid #000000"/>
    </style:style>
    <style:style style:name="ce10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padding="0.028in"/>
    </style:style>
    <style:style style:name="ce12" style:family="table-cell" style:parent-style-name="Default" style:data-style-name="N0">
      <style:table-cell-properties fo:padding="0.028in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36">
      <style:table-cell-properties fo:border="none"/>
      <style:text-properties fo:color="#ff950e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136">
      <style:table-cell-properties fo:border="none"/>
      <style:text-properties fo:color="#ff950e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136">
      <style:table-cell-properties fo:border="none"/>
      <style:text-properties fo:color="#ff950e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 style:data-style-name="N136">
      <style:table-cell-properties fo:border="none"/>
      <style:text-properties fo:color="#ff950e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80008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 style:data-style-name="N136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ff66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 style:data-style-name="N136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80008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136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 style:data-style-name="N2">
      <style:table-cell-properties fo:border="0.06pt solid #000000"/>
    </style:style>
    <style:style style:name="ce26" style:family="table-cell" style:parent-style-name="Default" style:data-style-name="N136">
      <style:table-cell-properties fo:border="none"/>
      <style:text-properties fo:color="#ff950e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 style:data-style-name="N136">
      <style:table-cell-properties fo:border="none"/>
      <style:text-properties fo:color="#ff950e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 style:data-style-name="N136">
      <style:table-cell-properties fo:border="none"/>
      <style:text-properties fo:color="#ff950e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 style:data-style-name="N136">
      <style:table-cell-properties fo:border="none"/>
      <style:text-properties fo:color="#ff950e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 style:data-style-name="N2">
      <style:table-cell-properties fo:border="0.06pt solid #000000"/>
    </style:style>
    <style:style style:name="ce32" style:family="table-cell" style:parent-style-name="Default" style:data-style-name="N2">
      <style:table-cell-properties fo:border="0.06pt solid #000000"/>
    </style:style>
    <style:style style:name="ce33" style:family="table-cell" style:parent-style-name="Default" style:data-style-name="N136">
      <style:table-cell-properties fo:border="none"/>
      <style:text-properties fo:color="#ff950e"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 style:data-style-name="N136">
      <style:table-cell-properties fo:border="none"/>
      <style:text-properties fo:color="#ff950e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136">
      <style:table-cell-properties fo:border="none"/>
      <style:text-properties fo:color="#ff950e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 style:data-style-name="N136">
      <style:table-cell-properties fo:border="none"/>
      <style:text-properties fo:color="#ff950e" fo:font-size="10pt" fo:font-weight="bold" style:font-size-asian="10pt" style:font-weight-asian="bold" style:font-size-complex="10pt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inner_uo2" table:style-name="ta1">
        <table:table-column table:style-name="co1" table:number-columns-repeated="1024" table:default-cell-style-name="ce4"/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float" office:value="2.20969" calcext:value-type="float">
            <text:p>2.21E+00</text:p>
          </table:table-cell>
          <table:table-cell table:style-name="ce5" office:value-type="float" office:value="2.21555" calcext:value-type="float">
            <text:p>2.22E+00</text:p>
          </table:table-cell>
          <table:table-cell table:style-name="ce5" office:value-type="float" office:value="2.2242" calcext:value-type="float">
            <text:p>2.22E+00</text:p>
          </table:table-cell>
          <table:table-cell table:style-name="ce5" office:value-type="float" office:value="2.23548" calcext:value-type="float">
            <text:p>2.24E+00</text:p>
          </table:table-cell>
          <table:table-cell table:style-name="ce5" office:value-type="float" office:value="2.24123" calcext:value-type="float">
            <text:p>2.24E+00</text:p>
          </table:table-cell>
          <table:table-cell table:style-name="ce5" office:value-type="float" office:value="2.24237" calcext:value-type="float">
            <text:p>2.24E+00</text:p>
          </table:table-cell>
          <table:table-cell table:style-name="ce5" office:value-type="float" office:value="2.19778" calcext:value-type="float">
            <text:p>2.20E+00</text:p>
          </table:table-cell>
          <table:table-cell table:style-name="ce5" office:value-type="float" office:value="2.16022" calcext:value-type="float">
            <text:p>2.16E+00</text:p>
          </table:table-cell>
          <table:table-cell table:style-name="ce5" office:value-type="float" office:value="2.13119" calcext:value-type="float">
            <text:p>2.13E+00</text:p>
          </table:table-cell>
          <table:table-cell table:style-name="ce5" office:value-type="float" office:value="2.06689" calcext:value-type="float">
            <text:p>2.07E+00</text:p>
          </table:table-cell>
          <table:table-cell table:style-name="ce5" office:value-type="float" office:value="2.0099" calcext:value-type="float">
            <text:p>2.01E+00</text:p>
          </table:table-cell>
          <table:table-cell table:style-name="ce5" office:value-type="float" office:value="1.95854" calcext:value-type="float">
            <text:p>1.96E+00</text:p>
          </table:table-cell>
          <table:table-cell table:style-name="ce5" office:value-type="float" office:value="1.86477" calcext:value-type="float">
            <text:p>1.86E+00</text:p>
          </table:table-cell>
          <table:table-cell table:style-name="ce5" office:value-type="float" office:value="1.76055" calcext:value-type="float">
            <text:p>1.76E+00</text:p>
          </table:table-cell>
          <table:table-cell table:style-name="ce5" office:value-type="float" office:value="1.63831" calcext:value-type="float">
            <text:p>1.64E+00</text:p>
          </table:table-cell>
          <table:table-cell table:style-name="ce5" office:value-type="float" office:value="1.4894" calcext:value-type="float">
            <text:p>1.49E+00</text:p>
          </table:table-cell>
          <table:table-cell table:style-name="ce5" office:value-type="float" office:value="1.28336" calcext:value-type="float">
            <text:p>1.28E+00</text:p>
          </table:table-cell>
          <table:table-cell table:number-columns-repeated="1006"/>
        </table:table-row>
        <table:table-row table:style-name="ro1">
          <table:table-cell/>
          <table:table-cell table:style-name="ce5" office:value-type="float" office:value="2.21555" calcext:value-type="float">
            <text:p>2.22E+00</text:p>
          </table:table-cell>
          <table:table-cell table:style-name="ce5" office:value-type="float" office:value="2.22661" calcext:value-type="float">
            <text:p>2.23E+00</text:p>
          </table:table-cell>
          <table:table-cell table:style-name="ce5" office:value-type="float" office:value="2.25236" calcext:value-type="float">
            <text:p>2.25E+00</text:p>
          </table:table-cell>
          <table:table-cell table:style-name="ce5" office:value-type="float" office:value="2.28877" calcext:value-type="float">
            <text:p>2.29E+00</text:p>
          </table:table-cell>
          <table:table-cell table:style-name="ce5" office:value-type="float" office:value="2.31692" calcext:value-type="float">
            <text:p>2.32E+00</text:p>
          </table:table-cell>
          <table:table-cell table:style-name="ce5" office:value-type="float" office:value="2.38595" calcext:value-type="float">
            <text:p>2.39E+00</text:p>
          </table:table-cell>
          <table:table-cell table:style-name="ce5" office:value-type="float" office:value="2.26791" calcext:value-type="float">
            <text:p>2.27E+00</text:p>
          </table:table-cell>
          <table:table-cell table:style-name="ce5" office:value-type="float" office:value="2.22649" calcext:value-type="float">
            <text:p>2.23E+00</text:p>
          </table:table-cell>
          <table:table-cell table:style-name="ce5" office:value-type="float" office:value="2.26233" calcext:value-type="float">
            <text:p>2.26E+00</text:p>
          </table:table-cell>
          <table:table-cell table:style-name="ce5" office:value-type="float" office:value="2.13097" calcext:value-type="float">
            <text:p>2.13E+00</text:p>
          </table:table-cell>
          <table:table-cell table:style-name="ce5" office:value-type="float" office:value="2.07308" calcext:value-type="float">
            <text:p>2.07E+00</text:p>
          </table:table-cell>
          <table:table-cell table:style-name="ce5" office:value-type="float" office:value="2.08387" calcext:value-type="float">
            <text:p>2.08E+00</text:p>
          </table:table-cell>
          <table:table-cell table:style-name="ce5" office:value-type="float" office:value="1.92909" calcext:value-type="float">
            <text:p>1.93E+00</text:p>
          </table:table-cell>
          <table:table-cell table:style-name="ce5" office:value-type="float" office:value="1.80421" calcext:value-type="float">
            <text:p>1.80E+00</text:p>
          </table:table-cell>
          <table:table-cell table:style-name="ce5" office:value-type="float" office:value="1.66088" calcext:value-type="float">
            <text:p>1.66E+00</text:p>
          </table:table-cell>
          <table:table-cell table:style-name="ce5" office:value-type="float" office:value="1.49741" calcext:value-type="float">
            <text:p>1.50E+00</text:p>
          </table:table-cell>
          <table:table-cell table:style-name="ce5" office:value-type="float" office:value="1.28405" calcext:value-type="float">
            <text:p>1.28E+00</text:p>
          </table:table-cell>
          <table:table-cell table:number-columns-repeated="1006"/>
        </table:table-row>
        <table:table-row table:style-name="ro1">
          <table:table-cell/>
          <table:table-cell table:style-name="ce5" office:value-type="float" office:value="2.2242" calcext:value-type="float">
            <text:p>2.22E+00</text:p>
          </table:table-cell>
          <table:table-cell table:style-name="ce5" office:value-type="float" office:value="2.25236" calcext:value-type="float">
            <text:p>2.25E+00</text:p>
          </table:table-cell>
          <table:table-cell table:style-name="ce5" office:value-type="float" office:value="2.32551" calcext:value-type="float">
            <text:p>2.33E+00</text:p>
          </table:table-cell>
          <table:table-cell table:style-name="ce5" office:value-type="float" office:value="2.45822" calcext:value-type="float">
            <text:p>2.46E+00</text:p>
          </table:table-cell>
          <table:table-cell table:style-name="ce5" office:value-type="float" office:value="2.48702" calcext:value-type="float">
            <text:p>2.49E+00</text:p>
          </table:table-cell>
          <table:table-cell table:style-name="ce5" office:value-type="float" office:value="0" calcext:value-type="float">
            <text:p>0.00E+00</text:p>
          </table:table-cell>
          <table:table-cell table:style-name="ce5" office:value-type="float" office:value="2.3973" calcext:value-type="float">
            <text:p>2.40E+00</text:p>
          </table:table-cell>
          <table:table-cell table:style-name="ce5" office:value-type="float" office:value="2.34875" calcext:value-type="float">
            <text:p>2.35E+00</text:p>
          </table:table-cell>
          <table:table-cell table:style-name="ce5" office:value-type="float" office:value="0" calcext:value-type="float">
            <text:p>0.00E+00</text:p>
          </table:table-cell>
          <table:table-cell table:style-name="ce5" office:value-type="float" office:value="2.24937" calcext:value-type="float">
            <text:p>2.25E+00</text:p>
          </table:table-cell>
          <table:table-cell table:style-name="ce5" office:value-type="float" office:value="2.18969" calcext:value-type="float">
            <text:p>2.19E+00</text:p>
          </table:table-cell>
          <table:table-cell table:style-name="ce5" office:value-type="float" office:value="0" calcext:value-type="float">
            <text:p>0.00E+00</text:p>
          </table:table-cell>
          <table:table-cell table:style-name="ce5" office:value-type="float" office:value="2.07214" calcext:value-type="float">
            <text:p>2.07E+00</text:p>
          </table:table-cell>
          <table:table-cell table:style-name="ce5" office:value-type="float" office:value="1.94017" calcext:value-type="float">
            <text:p>1.94E+00</text:p>
          </table:table-cell>
          <table:table-cell table:style-name="ce5" office:value-type="float" office:value="1.71888" calcext:value-type="float">
            <text:p>1.72E+00</text:p>
          </table:table-cell>
          <table:table-cell table:style-name="ce5" office:value-type="float" office:value="1.51724" calcext:value-type="float">
            <text:p>1.52E+00</text:p>
          </table:table-cell>
          <table:table-cell table:style-name="ce5" office:value-type="float" office:value="1.28773" calcext:value-type="float">
            <text:p>1.29E+00</text:p>
          </table:table-cell>
          <table:table-cell table:number-columns-repeated="1006"/>
        </table:table-row>
        <table:table-row table:style-name="ro1">
          <table:table-cell/>
          <table:table-cell table:style-name="ce5" office:value-type="float" office:value="2.23548" calcext:value-type="float">
            <text:p>2.24E+00</text:p>
          </table:table-cell>
          <table:table-cell table:style-name="ce5" office:value-type="float" office:value="2.28877" calcext:value-type="float">
            <text:p>2.29E+00</text:p>
          </table:table-cell>
          <table:table-cell table:style-name="ce5" office:value-type="float" office:value="2.45822" calcext:value-type="float">
            <text:p>2.46E+00</text:p>
          </table:table-cell>
          <table:table-cell table:style-name="ce5" office:value-type="float" office:value="0" calcext:value-type="float">
            <text:p>0.00E+00</text:p>
          </table:table-cell>
          <table:table-cell table:style-name="ce5" office:value-type="float" office:value="2.5149" calcext:value-type="float">
            <text:p>2.51E+00</text:p>
          </table:table-cell>
          <table:table-cell table:style-name="ce5" office:value-type="float" office:value="2.47077" calcext:value-type="float">
            <text:p>2.47E+00</text:p>
          </table:table-cell>
          <table:table-cell table:style-name="ce5" office:value-type="float" office:value="2.30886" calcext:value-type="float">
            <text:p>2.31E+00</text:p>
          </table:table-cell>
          <table:table-cell table:style-name="ce5" office:value-type="float" office:value="2.25875" calcext:value-type="float">
            <text:p>2.26E+00</text:p>
          </table:table-cell>
          <table:table-cell table:style-name="ce5" office:value-type="float" office:value="2.3047" calcext:value-type="float">
            <text:p>2.30E+00</text:p>
          </table:table-cell>
          <table:table-cell table:style-name="ce5" office:value-type="float" office:value="2.16205" calcext:value-type="float">
            <text:p>2.16E+00</text:p>
          </table:table-cell>
          <table:table-cell table:style-name="ce5" office:value-type="float" office:value="2.10981" calcext:value-type="float">
            <text:p>2.11E+00</text:p>
          </table:table-cell>
          <table:table-cell table:style-name="ce5" office:value-type="float" office:value="2.15632" calcext:value-type="float">
            <text:p>2.16E+00</text:p>
          </table:table-cell>
          <table:table-cell table:style-name="ce5" office:value-type="float" office:value="2.09121" calcext:value-type="float">
            <text:p>2.09E+00</text:p>
          </table:table-cell>
          <table:table-cell table:style-name="ce5" office:value-type="float" office:value="0" calcext:value-type="float">
            <text:p>0.00E+00</text:p>
          </table:table-cell>
          <table:table-cell table:style-name="ce5" office:value-type="float" office:value="1.82167" calcext:value-type="float">
            <text:p>1.82E+00</text:p>
          </table:table-cell>
          <table:table-cell table:style-name="ce5" office:value-type="float" office:value="1.54557" calcext:value-type="float">
            <text:p>1.55E+00</text:p>
          </table:table-cell>
          <table:table-cell table:style-name="ce5" office:value-type="float" office:value="1.29502" calcext:value-type="float">
            <text:p>1.30E+00</text:p>
          </table:table-cell>
          <table:table-cell table:number-columns-repeated="1006"/>
        </table:table-row>
        <table:table-row table:style-name="ro1">
          <table:table-cell/>
          <table:table-cell table:style-name="ce5" office:value-type="float" office:value="2.24123" calcext:value-type="float">
            <text:p>2.24E+00</text:p>
          </table:table-cell>
          <table:table-cell table:style-name="ce5" office:value-type="float" office:value="2.31692" calcext:value-type="float">
            <text:p>2.32E+00</text:p>
          </table:table-cell>
          <table:table-cell table:style-name="ce5" office:value-type="float" office:value="2.48702" calcext:value-type="float">
            <text:p>2.49E+00</text:p>
          </table:table-cell>
          <table:table-cell table:style-name="ce5" office:value-type="float" office:value="2.5149" calcext:value-type="float">
            <text:p>2.51E+00</text:p>
          </table:table-cell>
          <table:table-cell table:style-name="ce5" office:value-type="float" office:value="2.41832" calcext:value-type="float">
            <text:p>2.42E+00</text:p>
          </table:table-cell>
          <table:table-cell table:style-name="ce5" office:value-type="float" office:value="2.44274" calcext:value-type="float">
            <text:p>2.44E+00</text:p>
          </table:table-cell>
          <table:table-cell table:style-name="ce5" office:value-type="float" office:value="2.29299" calcext:value-type="float">
            <text:p>2.29E+00</text:p>
          </table:table-cell>
          <table:table-cell table:style-name="ce5" office:value-type="float" office:value="2.24523" calcext:value-type="float">
            <text:p>2.25E+00</text:p>
          </table:table-cell>
          <table:table-cell table:style-name="ce5" office:value-type="float" office:value="2.2912" calcext:value-type="float">
            <text:p>2.29E+00</text:p>
          </table:table-cell>
          <table:table-cell table:style-name="ce5" office:value-type="float" office:value="2.14959" calcext:value-type="float">
            <text:p>2.15E+00</text:p>
          </table:table-cell>
          <table:table-cell table:style-name="ce5" office:value-type="float" office:value="2.09632" calcext:value-type="float">
            <text:p>2.10E+00</text:p>
          </table:table-cell>
          <table:table-cell table:style-name="ce5" office:value-type="float" office:value="2.13358" calcext:value-type="float">
            <text:p>2.13E+00</text:p>
          </table:table-cell>
          <table:table-cell table:style-name="ce5" office:value-type="float" office:value="2.0131" calcext:value-type="float">
            <text:p>2.01E+00</text:p>
          </table:table-cell>
          <table:table-cell table:style-name="ce5" office:value-type="float" office:value="1.9841" calcext:value-type="float">
            <text:p>1.98E+00</text:p>
          </table:table-cell>
          <table:table-cell table:style-name="ce5" office:value-type="float" office:value="1.84177" calcext:value-type="float">
            <text:p>1.84E+00</text:p>
          </table:table-cell>
          <table:table-cell table:style-name="ce5" office:value-type="float" office:value="1.56742" calcext:value-type="float">
            <text:p>1.57E+00</text:p>
          </table:table-cell>
          <table:table-cell table:style-name="ce5" office:value-type="float" office:value="1.30033" calcext:value-type="float">
            <text:p>1.30E+00</text:p>
          </table:table-cell>
          <table:table-cell table:number-columns-repeated="1006"/>
        </table:table-row>
        <table:table-row table:style-name="ro1">
          <table:table-cell/>
          <table:table-cell table:style-name="ce5" office:value-type="float" office:value="2.24237" calcext:value-type="float">
            <text:p>2.24E+00</text:p>
          </table:table-cell>
          <table:table-cell table:style-name="ce5" office:value-type="float" office:value="2.38595" calcext:value-type="float">
            <text:p>2.39E+00</text:p>
          </table:table-cell>
          <table:table-cell table:style-name="ce5" office:value-type="float" office:value="0" calcext:value-type="float">
            <text:p>0.00E+00</text:p>
          </table:table-cell>
          <table:table-cell table:style-name="ce5" office:value-type="float" office:value="2.47077" calcext:value-type="float">
            <text:p>2.47E+00</text:p>
          </table:table-cell>
          <table:table-cell table:style-name="ce5" office:value-type="float" office:value="2.44274" calcext:value-type="float">
            <text:p>2.44E+00</text:p>
          </table:table-cell>
          <table:table-cell table:style-name="ce5" office:value-type="float" office:value="0" calcext:value-type="float">
            <text:p>0.00E+00</text:p>
          </table:table-cell>
          <table:table-cell table:style-name="ce5" office:value-type="float" office:value="2.36162" calcext:value-type="float">
            <text:p>2.36E+00</text:p>
          </table:table-cell>
          <table:table-cell table:style-name="ce5" office:value-type="float" office:value="2.31495" calcext:value-type="float">
            <text:p>2.31E+00</text:p>
          </table:table-cell>
          <table:table-cell table:style-name="ce5" office:value-type="float" office:value="0" calcext:value-type="float">
            <text:p>0.00E+00</text:p>
          </table:table-cell>
          <table:table-cell table:style-name="ce5" office:value-type="float" office:value="2.21818" calcext:value-type="float">
            <text:p>2.22E+00</text:p>
          </table:table-cell>
          <table:table-cell table:style-name="ce5" office:value-type="float" office:value="2.1594" calcext:value-type="float">
            <text:p>2.16E+00</text:p>
          </table:table-cell>
          <table:table-cell table:style-name="ce5" office:value-type="float" office:value="0" calcext:value-type="float">
            <text:p>0.00E+00</text:p>
          </table:table-cell>
          <table:table-cell table:style-name="ce5" office:value-type="float" office:value="2.03775" calcext:value-type="float">
            <text:p>2.04E+00</text:p>
          </table:table-cell>
          <table:table-cell table:style-name="ce5" office:value-type="float" office:value="1.9493" calcext:value-type="float">
            <text:p>1.95E+00</text:p>
          </table:table-cell>
          <table:table-cell table:style-name="ce5" office:value-type="float" office:value="0" calcext:value-type="float">
            <text:p>0.00E+00</text:p>
          </table:table-cell>
          <table:table-cell table:style-name="ce5" office:value-type="float" office:value="1.61905" calcext:value-type="float">
            <text:p>1.62E+00</text:p>
          </table:table-cell>
          <table:table-cell table:style-name="ce5" office:value-type="float" office:value="1.30416" calcext:value-type="float">
            <text:p>1.30E+00</text:p>
          </table:table-cell>
          <table:table-cell table:number-columns-repeated="1006"/>
        </table:table-row>
        <table:table-row table:style-name="ro1">
          <table:table-cell/>
          <table:table-cell table:style-name="ce5" office:value-type="float" office:value="2.19778" calcext:value-type="float">
            <text:p>2.20E+00</text:p>
          </table:table-cell>
          <table:table-cell table:style-name="ce5" office:value-type="float" office:value="2.26791" calcext:value-type="float">
            <text:p>2.27E+00</text:p>
          </table:table-cell>
          <table:table-cell table:style-name="ce5" office:value-type="float" office:value="2.3973" calcext:value-type="float">
            <text:p>2.40E+00</text:p>
          </table:table-cell>
          <table:table-cell table:style-name="ce5" office:value-type="float" office:value="2.30886" calcext:value-type="float">
            <text:p>2.31E+00</text:p>
          </table:table-cell>
          <table:table-cell table:style-name="ce5" office:value-type="float" office:value="2.29299" calcext:value-type="float">
            <text:p>2.29E+00</text:p>
          </table:table-cell>
          <table:table-cell table:style-name="ce5" office:value-type="float" office:value="2.36162" calcext:value-type="float">
            <text:p>2.36E+00</text:p>
          </table:table-cell>
          <table:table-cell table:style-name="ce5" office:value-type="float" office:value="2.23104" calcext:value-type="float">
            <text:p>2.23E+00</text:p>
          </table:table-cell>
          <table:table-cell table:style-name="ce5" office:value-type="float" office:value="2.1906" calcext:value-type="float">
            <text:p>2.19E+00</text:p>
          </table:table-cell>
          <table:table-cell table:style-name="ce5" office:value-type="float" office:value="2.23812" calcext:value-type="float">
            <text:p>2.24E+00</text:p>
          </table:table-cell>
          <table:table-cell table:style-name="ce5" office:value-type="float" office:value="2.09868" calcext:value-type="float">
            <text:p>2.10E+00</text:p>
          </table:table-cell>
          <table:table-cell table:style-name="ce5" office:value-type="float" office:value="2.04265" calcext:value-type="float">
            <text:p>2.04E+00</text:p>
          </table:table-cell>
          <table:table-cell table:style-name="ce5" office:value-type="float" office:value="2.06741" calcext:value-type="float">
            <text:p>2.07E+00</text:p>
          </table:table-cell>
          <table:table-cell table:style-name="ce5" office:value-type="float" office:value="1.91429" calcext:value-type="float">
            <text:p>1.91E+00</text:p>
          </table:table-cell>
          <table:table-cell table:style-name="ce5" office:value-type="float" office:value="1.82439" calcext:value-type="float">
            <text:p>1.82E+00</text:p>
          </table:table-cell>
          <table:table-cell table:style-name="ce5" office:value-type="float" office:value="1.77666" calcext:value-type="float">
            <text:p>1.78E+00</text:p>
          </table:table-cell>
          <table:table-cell table:style-name="ce5" office:value-type="float" office:value="1.53785" calcext:value-type="float">
            <text:p>1.54E+00</text:p>
          </table:table-cell>
          <table:table-cell table:style-name="ce5" office:value-type="float" office:value="1.27933" calcext:value-type="float">
            <text:p>1.28E+00</text:p>
          </table:table-cell>
          <table:table-cell table:number-columns-repeated="1006"/>
        </table:table-row>
        <table:table-row table:style-name="ro1">
          <table:table-cell/>
          <table:table-cell table:style-name="ce5" office:value-type="float" office:value="2.16022" calcext:value-type="float">
            <text:p>2.16E+00</text:p>
          </table:table-cell>
          <table:table-cell table:style-name="ce5" office:value-type="float" office:value="2.22649" calcext:value-type="float">
            <text:p>2.23E+00</text:p>
          </table:table-cell>
          <table:table-cell table:style-name="ce5" office:value-type="float" office:value="2.34875" calcext:value-type="float">
            <text:p>2.35E+00</text:p>
          </table:table-cell>
          <table:table-cell table:style-name="ce5" office:value-type="float" office:value="2.25875" calcext:value-type="float">
            <text:p>2.26E+00</text:p>
          </table:table-cell>
          <table:table-cell table:style-name="ce5" office:value-type="float" office:value="2.24523" calcext:value-type="float">
            <text:p>2.25E+00</text:p>
          </table:table-cell>
          <table:table-cell table:style-name="ce5" office:value-type="float" office:value="2.31495" calcext:value-type="float">
            <text:p>2.31E+00</text:p>
          </table:table-cell>
          <table:table-cell table:style-name="ce5" office:value-type="float" office:value="2.1906" calcext:value-type="float">
            <text:p>2.19E+00</text:p>
          </table:table-cell>
          <table:table-cell table:style-name="ce5" office:value-type="float" office:value="2.15203" calcext:value-type="float">
            <text:p>2.15E+00</text:p>
          </table:table-cell>
          <table:table-cell table:style-name="ce5" office:value-type="float" office:value="2.19853" calcext:value-type="float">
            <text:p>2.20E+00</text:p>
          </table:table-cell>
          <table:table-cell table:style-name="ce5" office:value-type="float" office:value="2.06259" calcext:value-type="float">
            <text:p>2.06E+00</text:p>
          </table:table-cell>
          <table:table-cell table:style-name="ce5" office:value-type="float" office:value="2.00734" calcext:value-type="float">
            <text:p>2.01E+00</text:p>
          </table:table-cell>
          <table:table-cell table:style-name="ce5" office:value-type="float" office:value="2.02913" calcext:value-type="float">
            <text:p>2.03E+00</text:p>
          </table:table-cell>
          <table:table-cell table:style-name="ce5" office:value-type="float" office:value="1.8773" calcext:value-type="float">
            <text:p>1.88E+00</text:p>
          </table:table-cell>
          <table:table-cell table:style-name="ce5" office:value-type="float" office:value="1.78787" calcext:value-type="float">
            <text:p>1.79E+00</text:p>
          </table:table-cell>
          <table:table-cell table:style-name="ce5" office:value-type="float" office:value="1.74405" calcext:value-type="float">
            <text:p>1.74E+00</text:p>
          </table:table-cell>
          <table:table-cell table:style-name="ce5" office:value-type="float" office:value="1.51305" calcext:value-type="float">
            <text:p>1.51E+00</text:p>
          </table:table-cell>
          <table:table-cell table:style-name="ce5" office:value-type="float" office:value="1.26075" calcext:value-type="float">
            <text:p>1.26E+00</text:p>
          </table:table-cell>
          <table:table-cell table:number-columns-repeated="1006"/>
        </table:table-row>
        <table:table-row table:style-name="ro1">
          <table:table-cell/>
          <table:table-cell table:style-name="ce5" office:value-type="float" office:value="2.13119" calcext:value-type="float">
            <text:p>2.13E+00</text:p>
          </table:table-cell>
          <table:table-cell table:style-name="ce5" office:value-type="float" office:value="2.26233" calcext:value-type="float">
            <text:p>2.26E+00</text:p>
          </table:table-cell>
          <table:table-cell table:style-name="ce5" office:value-type="float" office:value="0" calcext:value-type="float">
            <text:p>0.00E+00</text:p>
          </table:table-cell>
          <table:table-cell table:style-name="ce5" office:value-type="float" office:value="2.3047" calcext:value-type="float">
            <text:p>2.30E+00</text:p>
          </table:table-cell>
          <table:table-cell table:style-name="ce5" office:value-type="float" office:value="2.2912" calcext:value-type="float">
            <text:p>2.29E+00</text:p>
          </table:table-cell>
          <table:table-cell table:style-name="ce5" office:value-type="float" office:value="0" calcext:value-type="float">
            <text:p>0.00E+00</text:p>
          </table:table-cell>
          <table:table-cell table:style-name="ce5" office:value-type="float" office:value="2.23812" calcext:value-type="float">
            <text:p>2.24E+00</text:p>
          </table:table-cell>
          <table:table-cell table:style-name="ce5" office:value-type="float" office:value="2.19853" calcext:value-type="float">
            <text:p>2.20E+00</text:p>
          </table:table-cell>
          <table:table-cell table:style-name="ce5" office:value-type="float" office:value="0.00006" calcext:value-type="float">
            <text:p>6.00E-05</text:p>
          </table:table-cell>
          <table:table-cell table:style-name="ce5" office:value-type="float" office:value="2.10916" calcext:value-type="float">
            <text:p>2.11E+00</text:p>
          </table:table-cell>
          <table:table-cell table:style-name="ce5" office:value-type="float" office:value="2.05163" calcext:value-type="float">
            <text:p>2.05E+00</text:p>
          </table:table-cell>
          <table:table-cell table:style-name="ce5" office:value-type="float" office:value="0" calcext:value-type="float">
            <text:p>0.00E+00</text:p>
          </table:table-cell>
          <table:table-cell table:style-name="ce5" office:value-type="float" office:value="1.92024" calcext:value-type="float">
            <text:p>1.92E+00</text:p>
          </table:table-cell>
          <table:table-cell table:style-name="ce5" office:value-type="float" office:value="1.82729" calcext:value-type="float">
            <text:p>1.83E+00</text:p>
          </table:table-cell>
          <table:table-cell table:style-name="ce5" office:value-type="float" office:value="0" calcext:value-type="float">
            <text:p>0.00E+00</text:p>
          </table:table-cell>
          <table:table-cell table:style-name="ce5" office:value-type="float" office:value="1.54507" calcext:value-type="float">
            <text:p>1.55E+00</text:p>
          </table:table-cell>
          <table:table-cell table:style-name="ce5" office:value-type="float" office:value="1.24918" calcext:value-type="float">
            <text:p>1.25E+00</text:p>
          </table:table-cell>
          <table:table-cell table:number-columns-repeated="1006"/>
        </table:table-row>
        <table:table-row table:style-name="ro1">
          <table:table-cell/>
          <table:table-cell table:style-name="ce5" office:value-type="float" office:value="2.06689" calcext:value-type="float">
            <text:p>2.07E+00</text:p>
          </table:table-cell>
          <table:table-cell table:style-name="ce5" office:value-type="float" office:value="2.13097" calcext:value-type="float">
            <text:p>2.13E+00</text:p>
          </table:table-cell>
          <table:table-cell table:style-name="ce5" office:value-type="float" office:value="2.24937" calcext:value-type="float">
            <text:p>2.25E+00</text:p>
          </table:table-cell>
          <table:table-cell table:style-name="ce5" office:value-type="float" office:value="2.16205" calcext:value-type="float">
            <text:p>2.16E+00</text:p>
          </table:table-cell>
          <table:table-cell table:style-name="ce5" office:value-type="float" office:value="2.14959" calcext:value-type="float">
            <text:p>2.15E+00</text:p>
          </table:table-cell>
          <table:table-cell table:style-name="ce5" office:value-type="float" office:value="2.21818" calcext:value-type="float">
            <text:p>2.22E+00</text:p>
          </table:table-cell>
          <table:table-cell table:style-name="ce5" office:value-type="float" office:value="2.09868" calcext:value-type="float">
            <text:p>2.10E+00</text:p>
          </table:table-cell>
          <table:table-cell table:style-name="ce5" office:value-type="float" office:value="2.06259" calcext:value-type="float">
            <text:p>2.06E+00</text:p>
          </table:table-cell>
          <table:table-cell table:style-name="ce5" office:value-type="float" office:value="2.10916" calcext:value-type="float">
            <text:p>2.11E+00</text:p>
          </table:table-cell>
          <table:table-cell table:style-name="ce5" office:value-type="float" office:value="1.97865" calcext:value-type="float">
            <text:p>1.98E+00</text:p>
          </table:table-cell>
          <table:table-cell table:style-name="ce5" office:value-type="float" office:value="1.92664" calcext:value-type="float">
            <text:p>1.93E+00</text:p>
          </table:table-cell>
          <table:table-cell table:style-name="ce5" office:value-type="float" office:value="1.94962" calcext:value-type="float">
            <text:p>1.95E+00</text:p>
          </table:table-cell>
          <table:table-cell table:style-name="ce5" office:value-type="float" office:value="1.804" calcext:value-type="float">
            <text:p>1.80E+00</text:p>
          </table:table-cell>
          <table:table-cell table:style-name="ce5" office:value-type="float" office:value="1.71932" calcext:value-type="float">
            <text:p>1.72E+00</text:p>
          </table:table-cell>
          <table:table-cell table:style-name="ce5" office:value-type="float" office:value="1.67956" calcext:value-type="float">
            <text:p>1.68E+00</text:p>
          </table:table-cell>
          <table:table-cell table:style-name="ce5" office:value-type="float" office:value="1.4577" calcext:value-type="float">
            <text:p>1.46E+00</text:p>
          </table:table-cell>
          <table:table-cell table:style-name="ce5" office:value-type="float" office:value="1.21554" calcext:value-type="float">
            <text:p>1.22E+00</text:p>
          </table:table-cell>
          <table:table-cell table:number-columns-repeated="1006"/>
        </table:table-row>
        <table:table-row table:style-name="ro1">
          <table:table-cell/>
          <table:table-cell table:style-name="ce5" office:value-type="float" office:value="2.0099" calcext:value-type="float">
            <text:p>2.01E+00</text:p>
          </table:table-cell>
          <table:table-cell table:style-name="ce5" office:value-type="float" office:value="2.07308" calcext:value-type="float">
            <text:p>2.07E+00</text:p>
          </table:table-cell>
          <table:table-cell table:style-name="ce5" office:value-type="float" office:value="2.18969" calcext:value-type="float">
            <text:p>2.19E+00</text:p>
          </table:table-cell>
          <table:table-cell table:style-name="ce5" office:value-type="float" office:value="2.10981" calcext:value-type="float">
            <text:p>2.11E+00</text:p>
          </table:table-cell>
          <table:table-cell table:style-name="ce5" office:value-type="float" office:value="2.09632" calcext:value-type="float">
            <text:p>2.10E+00</text:p>
          </table:table-cell>
          <table:table-cell table:style-name="ce5" office:value-type="float" office:value="2.1594" calcext:value-type="float">
            <text:p>2.16E+00</text:p>
          </table:table-cell>
          <table:table-cell table:style-name="ce5" office:value-type="float" office:value="2.04265" calcext:value-type="float">
            <text:p>2.04E+00</text:p>
          </table:table-cell>
          <table:table-cell table:style-name="ce5" office:value-type="float" office:value="2.00734" calcext:value-type="float">
            <text:p>2.01E+00</text:p>
          </table:table-cell>
          <table:table-cell table:style-name="ce5" office:value-type="float" office:value="2.05163" calcext:value-type="float">
            <text:p>2.05E+00</text:p>
          </table:table-cell>
          <table:table-cell table:style-name="ce5" office:value-type="float" office:value="1.92664" calcext:value-type="float">
            <text:p>1.93E+00</text:p>
          </table:table-cell>
          <table:table-cell table:style-name="ce5" office:value-type="float" office:value="1.87726" calcext:value-type="float">
            <text:p>1.88E+00</text:p>
          </table:table-cell>
          <table:table-cell table:style-name="ce5" office:value-type="float" office:value="1.90122" calcext:value-type="float">
            <text:p>1.90E+00</text:p>
          </table:table-cell>
          <table:table-cell table:style-name="ce5" office:value-type="float" office:value="1.76343" calcext:value-type="float">
            <text:p>1.76E+00</text:p>
          </table:table-cell>
          <table:table-cell table:style-name="ce5" office:value-type="float" office:value="1.68327" calcext:value-type="float">
            <text:p>1.68E+00</text:p>
          </table:table-cell>
          <table:table-cell table:style-name="ce5" office:value-type="float" office:value="1.64183" calcext:value-type="float">
            <text:p>1.64E+00</text:p>
          </table:table-cell>
          <table:table-cell table:style-name="ce5" office:value-type="float" office:value="1.42482" calcext:value-type="float">
            <text:p>1.42E+00</text:p>
          </table:table-cell>
          <table:table-cell table:style-name="ce5" office:value-type="float" office:value="1.18836" calcext:value-type="float">
            <text:p>1.19E+00</text:p>
          </table:table-cell>
          <table:table-cell table:number-columns-repeated="1006"/>
        </table:table-row>
        <table:table-row table:style-name="ro1">
          <table:table-cell/>
          <table:table-cell table:style-name="ce5" office:value-type="float" office:value="1.95854" calcext:value-type="float">
            <text:p>1.96E+00</text:p>
          </table:table-cell>
          <table:table-cell table:style-name="ce5" office:value-type="float" office:value="2.08387" calcext:value-type="float">
            <text:p>2.08E+00</text:p>
          </table:table-cell>
          <table:table-cell table:style-name="ce5" office:value-type="float" office:value="0" calcext:value-type="float">
            <text:p>0.00E+00</text:p>
          </table:table-cell>
          <table:table-cell table:style-name="ce5" office:value-type="float" office:value="2.15632" calcext:value-type="float">
            <text:p>2.16E+00</text:p>
          </table:table-cell>
          <table:table-cell table:style-name="ce5" office:value-type="float" office:value="2.13358" calcext:value-type="float">
            <text:p>2.13E+00</text:p>
          </table:table-cell>
          <table:table-cell table:style-name="ce5" office:value-type="float" office:value="0" calcext:value-type="float">
            <text:p>0.00E+00</text:p>
          </table:table-cell>
          <table:table-cell table:style-name="ce5" office:value-type="float" office:value="2.06741" calcext:value-type="float">
            <text:p>2.07E+00</text:p>
          </table:table-cell>
          <table:table-cell table:style-name="ce5" office:value-type="float" office:value="2.02913" calcext:value-type="float">
            <text:p>2.03E+00</text:p>
          </table:table-cell>
          <table:table-cell table:style-name="ce5" office:value-type="float" office:value="0" calcext:value-type="float">
            <text:p>0.00E+00</text:p>
          </table:table-cell>
          <table:table-cell table:style-name="ce5" office:value-type="float" office:value="1.94962" calcext:value-type="float">
            <text:p>1.95E+00</text:p>
          </table:table-cell>
          <table:table-cell table:style-name="ce5" office:value-type="float" office:value="1.90122" calcext:value-type="float">
            <text:p>1.90E+00</text:p>
          </table:table-cell>
          <table:table-cell table:style-name="ce5" office:value-type="float" office:value="0" calcext:value-type="float">
            <text:p>0.00E+00</text:p>
          </table:table-cell>
          <table:table-cell table:style-name="ce5" office:value-type="float" office:value="1.8004" calcext:value-type="float">
            <text:p>1.80E+00</text:p>
          </table:table-cell>
          <table:table-cell table:style-name="ce5" office:value-type="float" office:value="1.72635" calcext:value-type="float">
            <text:p>1.73E+00</text:p>
          </table:table-cell>
          <table:table-cell table:style-name="ce5" office:value-type="float" office:value="0" calcext:value-type="float">
            <text:p>0.00E+00</text:p>
          </table:table-cell>
          <table:table-cell table:style-name="ce5" office:value-type="float" office:value="1.44367" calcext:value-type="float">
            <text:p>1.44E+00</text:p>
          </table:table-cell>
          <table:table-cell table:style-name="ce5" office:value-type="float" office:value="1.16714" calcext:value-type="float">
            <text:p>1.17E+00</text:p>
          </table:table-cell>
          <table:table-cell table:number-columns-repeated="1006"/>
        </table:table-row>
        <table:table-row table:style-name="ro1">
          <table:table-cell/>
          <table:table-cell table:style-name="ce5" office:value-type="float" office:value="1.86477" calcext:value-type="float">
            <text:p>1.86E+00</text:p>
          </table:table-cell>
          <table:table-cell table:style-name="ce5" office:value-type="float" office:value="1.92909" calcext:value-type="float">
            <text:p>1.93E+00</text:p>
          </table:table-cell>
          <table:table-cell table:style-name="ce5" office:value-type="float" office:value="2.07214" calcext:value-type="float">
            <text:p>2.07E+00</text:p>
          </table:table-cell>
          <table:table-cell table:style-name="ce5" office:value-type="float" office:value="2.09121" calcext:value-type="float">
            <text:p>2.09E+00</text:p>
          </table:table-cell>
          <table:table-cell table:style-name="ce5" office:value-type="float" office:value="2.0131" calcext:value-type="float">
            <text:p>2.01E+00</text:p>
          </table:table-cell>
          <table:table-cell table:style-name="ce5" office:value-type="float" office:value="2.03775" calcext:value-type="float">
            <text:p>2.04E+00</text:p>
          </table:table-cell>
          <table:table-cell table:style-name="ce5" office:value-type="float" office:value="1.91429" calcext:value-type="float">
            <text:p>1.91E+00</text:p>
          </table:table-cell>
          <table:table-cell table:style-name="ce5" office:value-type="float" office:value="1.8773" calcext:value-type="float">
            <text:p>1.88E+00</text:p>
          </table:table-cell>
          <table:table-cell table:style-name="ce5" office:value-type="float" office:value="1.92024" calcext:value-type="float">
            <text:p>1.92E+00</text:p>
          </table:table-cell>
          <table:table-cell table:style-name="ce5" office:value-type="float" office:value="1.804" calcext:value-type="float">
            <text:p>1.80E+00</text:p>
          </table:table-cell>
          <table:table-cell table:style-name="ce5" office:value-type="float" office:value="1.76343" calcext:value-type="float">
            <text:p>1.76E+00</text:p>
          </table:table-cell>
          <table:table-cell table:style-name="ce5" office:value-type="float" office:value="1.8004" calcext:value-type="float">
            <text:p>1.80E+00</text:p>
          </table:table-cell>
          <table:table-cell table:style-name="ce5" office:value-type="float" office:value="1.70213" calcext:value-type="float">
            <text:p>1.70E+00</text:p>
          </table:table-cell>
          <table:table-cell table:style-name="ce5" office:value-type="float" office:value="1.68299" calcext:value-type="float">
            <text:p>1.68E+00</text:p>
          </table:table-cell>
          <table:table-cell table:style-name="ce5" office:value-type="float" office:value="1.57193" calcext:value-type="float">
            <text:p>1.57E+00</text:p>
          </table:table-cell>
          <table:table-cell table:style-name="ce5" office:value-type="float" office:value="1.3436" calcext:value-type="float">
            <text:p>1.34E+00</text:p>
          </table:table-cell>
          <table:table-cell table:style-name="ce5" office:value-type="float" office:value="1.12006" calcext:value-type="float">
            <text:p>1.12E+00</text:p>
          </table:table-cell>
          <table:table-cell table:number-columns-repeated="1006"/>
        </table:table-row>
        <table:table-row table:style-name="ro1">
          <table:table-cell/>
          <table:table-cell table:style-name="ce5" office:value-type="float" office:value="1.76055" calcext:value-type="float">
            <text:p>1.76E+00</text:p>
          </table:table-cell>
          <table:table-cell table:style-name="ce5" office:value-type="float" office:value="1.80421" calcext:value-type="float">
            <text:p>1.80E+00</text:p>
          </table:table-cell>
          <table:table-cell table:style-name="ce5" office:value-type="float" office:value="1.94017" calcext:value-type="float">
            <text:p>1.94E+00</text:p>
          </table:table-cell>
          <table:table-cell table:style-name="ce5" office:value-type="float" office:value="0" calcext:value-type="float">
            <text:p>0.00E+00</text:p>
          </table:table-cell>
          <table:table-cell table:style-name="ce5" office:value-type="float" office:value="1.9841" calcext:value-type="float">
            <text:p>1.98E+00</text:p>
          </table:table-cell>
          <table:table-cell table:style-name="ce5" office:value-type="float" office:value="1.9493" calcext:value-type="float">
            <text:p>1.95E+00</text:p>
          </table:table-cell>
          <table:table-cell table:style-name="ce5" office:value-type="float" office:value="1.82439" calcext:value-type="float">
            <text:p>1.82E+00</text:p>
          </table:table-cell>
          <table:table-cell table:style-name="ce5" office:value-type="float" office:value="1.78787" calcext:value-type="float">
            <text:p>1.79E+00</text:p>
          </table:table-cell>
          <table:table-cell table:style-name="ce5" office:value-type="float" office:value="1.82729" calcext:value-type="float">
            <text:p>1.83E+00</text:p>
          </table:table-cell>
          <table:table-cell table:style-name="ce5" office:value-type="float" office:value="1.71932" calcext:value-type="float">
            <text:p>1.72E+00</text:p>
          </table:table-cell>
          <table:table-cell table:style-name="ce5" office:value-type="float" office:value="1.68327" calcext:value-type="float">
            <text:p>1.68E+00</text:p>
          </table:table-cell>
          <table:table-cell table:style-name="ce5" office:value-type="float" office:value="1.72635" calcext:value-type="float">
            <text:p>1.73E+00</text:p>
          </table:table-cell>
          <table:table-cell table:style-name="ce5" office:value-type="float" office:value="1.68299" calcext:value-type="float">
            <text:p>1.68E+00</text:p>
          </table:table-cell>
          <table:table-cell table:style-name="ce5" office:value-type="float" office:value="0" calcext:value-type="float">
            <text:p>0.00E+00</text:p>
          </table:table-cell>
          <table:table-cell table:style-name="ce5" office:value-type="float" office:value="1.48422" calcext:value-type="float">
            <text:p>1.48E+00</text:p>
          </table:table-cell>
          <table:table-cell table:style-name="ce5" office:value-type="float" office:value="1.26752" calcext:value-type="float">
            <text:p>1.27E+00</text:p>
          </table:table-cell>
          <table:table-cell table:style-name="ce5" office:value-type="float" office:value="1.07032" calcext:value-type="float">
            <text:p>1.07E+00</text:p>
          </table:table-cell>
          <table:table-cell table:number-columns-repeated="1006"/>
        </table:table-row>
        <table:table-row table:style-name="ro1">
          <table:table-cell/>
          <table:table-cell table:style-name="ce5" office:value-type="float" office:value="1.63831" calcext:value-type="float">
            <text:p>1.64E+00</text:p>
          </table:table-cell>
          <table:table-cell table:style-name="ce5" office:value-type="float" office:value="1.66088" calcext:value-type="float">
            <text:p>1.66E+00</text:p>
          </table:table-cell>
          <table:table-cell table:style-name="ce5" office:value-type="float" office:value="1.71888" calcext:value-type="float">
            <text:p>1.72E+00</text:p>
          </table:table-cell>
          <table:table-cell table:style-name="ce5" office:value-type="float" office:value="1.82167" calcext:value-type="float">
            <text:p>1.82E+00</text:p>
          </table:table-cell>
          <table:table-cell table:style-name="ce5" office:value-type="float" office:value="1.84177" calcext:value-type="float">
            <text:p>1.84E+00</text:p>
          </table:table-cell>
          <table:table-cell table:style-name="ce5" office:value-type="float" office:value="0" calcext:value-type="float">
            <text:p>0.00E+00</text:p>
          </table:table-cell>
          <table:table-cell table:style-name="ce5" office:value-type="float" office:value="1.77666" calcext:value-type="float">
            <text:p>1.78E+00</text:p>
          </table:table-cell>
          <table:table-cell table:style-name="ce5" office:value-type="float" office:value="1.74405" calcext:value-type="float">
            <text:p>1.74E+00</text:p>
          </table:table-cell>
          <table:table-cell table:style-name="ce5" office:value-type="float" office:value="0" calcext:value-type="float">
            <text:p>0.00E+00</text:p>
          </table:table-cell>
          <table:table-cell table:style-name="ce5" office:value-type="float" office:value="1.67956" calcext:value-type="float">
            <text:p>1.68E+00</text:p>
          </table:table-cell>
          <table:table-cell table:style-name="ce5" office:value-type="float" office:value="1.64183" calcext:value-type="float">
            <text:p>1.64E+00</text:p>
          </table:table-cell>
          <table:table-cell table:style-name="ce5" office:value-type="float" office:value="0" calcext:value-type="float">
            <text:p>0.00E+00</text:p>
          </table:table-cell>
          <table:table-cell table:style-name="ce5" office:value-type="float" office:value="1.57193" calcext:value-type="float">
            <text:p>1.57E+00</text:p>
          </table:table-cell>
          <table:table-cell table:style-name="ce5" office:value-type="float" office:value="1.48422" calcext:value-type="float">
            <text:p>1.48E+00</text:p>
          </table:table-cell>
          <table:table-cell table:style-name="ce5" office:value-type="float" office:value="1.32424" calcext:value-type="float">
            <text:p>1.32E+00</text:p>
          </table:table-cell>
          <table:table-cell table:style-name="ce5" office:value-type="float" office:value="1.18051" calcext:value-type="float">
            <text:p>1.18E+00</text:p>
          </table:table-cell>
          <table:table-cell table:style-name="ce5" office:value-type="float" office:value="1.01586" calcext:value-type="float">
            <text:p>1.02E+00</text:p>
          </table:table-cell>
          <table:table-cell table:number-columns-repeated="1006"/>
        </table:table-row>
        <table:table-row table:style-name="ro1">
          <table:table-cell/>
          <table:table-cell table:style-name="ce5" office:value-type="float" office:value="1.4894" calcext:value-type="float">
            <text:p>1.49E+00</text:p>
          </table:table-cell>
          <table:table-cell table:style-name="ce5" office:value-type="float" office:value="1.49741" calcext:value-type="float">
            <text:p>1.50E+00</text:p>
          </table:table-cell>
          <table:table-cell table:style-name="ce5" office:value-type="float" office:value="1.51724" calcext:value-type="float">
            <text:p>1.52E+00</text:p>
          </table:table-cell>
          <table:table-cell table:style-name="ce5" office:value-type="float" office:value="1.54557" calcext:value-type="float">
            <text:p>1.55E+00</text:p>
          </table:table-cell>
          <table:table-cell table:style-name="ce5" office:value-type="float" office:value="1.56742" calcext:value-type="float">
            <text:p>1.57E+00</text:p>
          </table:table-cell>
          <table:table-cell table:style-name="ce5" office:value-type="float" office:value="1.61905" calcext:value-type="float">
            <text:p>1.62E+00</text:p>
          </table:table-cell>
          <table:table-cell table:style-name="ce5" office:value-type="float" office:value="1.53785" calcext:value-type="float">
            <text:p>1.54E+00</text:p>
          </table:table-cell>
          <table:table-cell table:style-name="ce5" office:value-type="float" office:value="1.51305" calcext:value-type="float">
            <text:p>1.51E+00</text:p>
          </table:table-cell>
          <table:table-cell table:style-name="ce5" office:value-type="float" office:value="1.54507" calcext:value-type="float">
            <text:p>1.55E+00</text:p>
          </table:table-cell>
          <table:table-cell table:style-name="ce5" office:value-type="float" office:value="1.4577" calcext:value-type="float">
            <text:p>1.46E+00</text:p>
          </table:table-cell>
          <table:table-cell table:style-name="ce5" office:value-type="float" office:value="1.42482" calcext:value-type="float">
            <text:p>1.42E+00</text:p>
          </table:table-cell>
          <table:table-cell table:style-name="ce5" office:value-type="float" office:value="1.44367" calcext:value-type="float">
            <text:p>1.44E+00</text:p>
          </table:table-cell>
          <table:table-cell table:style-name="ce5" office:value-type="float" office:value="1.3436" calcext:value-type="float">
            <text:p>1.34E+00</text:p>
          </table:table-cell>
          <table:table-cell table:style-name="ce5" office:value-type="float" office:value="1.26752" calcext:value-type="float">
            <text:p>1.27E+00</text:p>
          </table:table-cell>
          <table:table-cell table:style-name="ce5" office:value-type="float" office:value="1.18051" calcext:value-type="float">
            <text:p>1.18E+00</text:p>
          </table:table-cell>
          <table:table-cell table:style-name="ce5" office:value-type="float" office:value="1.08407" calcext:value-type="float">
            <text:p>1.08E+00</text:p>
          </table:table-cell>
          <table:table-cell table:style-name="ce5" office:value-type="float" office:value="0.95653" calcext:value-type="float">
            <text:p>9.57E-01</text:p>
          </table:table-cell>
          <table:table-cell table:number-columns-repeated="1006"/>
        </table:table-row>
        <table:table-row table:style-name="ro1">
          <table:table-cell/>
          <table:table-cell table:style-name="ce5" office:value-type="float" office:value="1.28336" calcext:value-type="float">
            <text:p>1.28E+00</text:p>
          </table:table-cell>
          <table:table-cell table:style-name="ce5" office:value-type="float" office:value="1.28405" calcext:value-type="float">
            <text:p>1.28E+00</text:p>
          </table:table-cell>
          <table:table-cell table:style-name="ce5" office:value-type="float" office:value="1.28773" calcext:value-type="float">
            <text:p>1.29E+00</text:p>
          </table:table-cell>
          <table:table-cell table:style-name="ce5" office:value-type="float" office:value="1.29502" calcext:value-type="float">
            <text:p>1.30E+00</text:p>
          </table:table-cell>
          <table:table-cell table:style-name="ce5" office:value-type="float" office:value="1.30033" calcext:value-type="float">
            <text:p>1.30E+00</text:p>
          </table:table-cell>
          <table:table-cell table:style-name="ce5" office:value-type="float" office:value="1.30416" calcext:value-type="float">
            <text:p>1.30E+00</text:p>
          </table:table-cell>
          <table:table-cell table:style-name="ce5" office:value-type="float" office:value="1.27933" calcext:value-type="float">
            <text:p>1.28E+00</text:p>
          </table:table-cell>
          <table:table-cell table:style-name="ce5" office:value-type="float" office:value="1.26075" calcext:value-type="float">
            <text:p>1.26E+00</text:p>
          </table:table-cell>
          <table:table-cell table:style-name="ce5" office:value-type="float" office:value="1.24918" calcext:value-type="float">
            <text:p>1.25E+00</text:p>
          </table:table-cell>
          <table:table-cell table:style-name="ce5" office:value-type="float" office:value="1.21554" calcext:value-type="float">
            <text:p>1.22E+00</text:p>
          </table:table-cell>
          <table:table-cell table:style-name="ce5" office:value-type="float" office:value="1.18836" calcext:value-type="float">
            <text:p>1.19E+00</text:p>
          </table:table-cell>
          <table:table-cell table:style-name="ce5" office:value-type="float" office:value="1.16714" calcext:value-type="float">
            <text:p>1.17E+00</text:p>
          </table:table-cell>
          <table:table-cell table:style-name="ce5" office:value-type="float" office:value="1.12006" calcext:value-type="float">
            <text:p>1.12E+00</text:p>
          </table:table-cell>
          <table:table-cell table:style-name="ce5" office:value-type="float" office:value="1.07032" calcext:value-type="float">
            <text:p>1.07E+00</text:p>
          </table:table-cell>
          <table:table-cell table:style-name="ce5" office:value-type="float" office:value="1.01586" calcext:value-type="float">
            <text:p>1.02E+00</text:p>
          </table:table-cell>
          <table:table-cell table:style-name="ce5" office:value-type="float" office:value="0.95653" calcext:value-type="float">
            <text:p>9.57E-01</text:p>
          </table:table-cell>
          <table:table-cell table:style-name="ce5" office:value-type="float" office:value="0.87948" calcext:value-type="float">
            <text:p>8.79E-01</text:p>
          </table:table-cell>
          <table:table-cell table:number-columns-repeated="1006"/>
        </table:table-row>
        <table:table-row table:style-name="ro1">
          <table:table-cell/>
          <table:table-cell table:formula="of:=SUM([.B2:.B18])" office:value-type="float" office:value="33.92943" calcext:value-type="float">
            <text:p>33.92943</text:p>
          </table:table-cell>
          <table:table-cell table:formula="of:=SUM([.C2:.C18])" office:value-type="float" office:value="34.90645" calcext:value-type="float">
            <text:p>34.90645</text:p>
          </table:table-cell>
          <table:table-cell table:formula="of:=SUM([.D2:.D18])" office:value-type="float" office:value="29.46858" calcext:value-type="float">
            <text:p>29.46858</text:p>
          </table:table-cell>
          <table:table-cell table:formula="of:=SUM([.E2:.E18])" office:value-type="float" office:value="32.0221" calcext:value-type="float">
            <text:p>32.0221</text:p>
          </table:table-cell>
          <table:table-cell table:formula="of:=SUM([.F2:.F18])" office:value-type="float" office:value="36.33676" calcext:value-type="float">
            <text:p>36.33676</text:p>
          </table:table-cell>
          <table:table-cell table:formula="of:=SUM([.G2:.G18])" office:value-type="float" office:value="25.50624" calcext:value-type="float">
            <text:p>25.50624</text:p>
          </table:table-cell>
          <table:table-cell table:formula="of:=SUM([.H2:.H18])" office:value-type="float" office:value="35.02748" calcext:value-type="float">
            <text:p>35.02748</text:p>
          </table:table-cell>
          <table:table-cell table:formula="of:=SUM([.I2:.I18])" office:value-type="float" office:value="34.37763" calcext:value-type="float">
            <text:p>34.37763</text:p>
          </table:table-cell>
          <table:table-cell table:formula="of:=SUM([.J2:.J18])" office:value-type="float" office:value="24.1287" calcext:value-type="float">
            <text:p>24.1287</text:p>
          </table:table-cell>
          <table:table-cell table:formula="of:=SUM([.K2:.K18])" office:value-type="float" office:value="32.97851" calcext:value-type="float">
            <text:p>32.97851</text:p>
          </table:table-cell>
          <table:table-cell table:formula="of:=SUM([.L2:.L18])" office:value-type="float" office:value="32.14665" calcext:value-type="float">
            <text:p>32.14665</text:p>
          </table:table-cell>
          <table:table-cell table:formula="of:=SUM([.M2:.M18])" office:value-type="float" office:value="22.41725" calcext:value-type="float">
            <text:p>22.41725</text:p>
          </table:table-cell>
          <table:table-cell table:formula="of:=SUM([.N2:.N18])" office:value-type="float" office:value="30.50843" calcext:value-type="float">
            <text:p>30.50843</text:p>
          </table:table-cell>
          <table:table-cell table:formula="of:=SUM([.O2:.O18])" office:value-type="float" office:value="25.51187" calcext:value-type="float">
            <text:p>25.51187</text:p>
          </table:table-cell>
          <table:table-cell table:formula="of:=SUM([.P2:.P18])" office:value-type="float" office:value="22.10037" calcext:value-type="float">
            <text:p>22.10037</text:p>
          </table:table-cell>
          <table:table-cell table:formula="of:=SUM([.Q2:.Q18])" office:value-type="float" office:value="23.99048" calcext:value-type="float">
            <text:p>23.99048</text:p>
          </table:table-cell>
          <table:table-cell table:formula="of:=SUM([.R2:.R18])" office:value-type="float" office:value="20.1572" calcext:value-type="float">
            <text:p>20.1572</text:p>
          </table:table-cell>
          <table:table-cell table:formula="of:=SUM([.B19:.R19])" office:value-type="float" office:value="495.51413" calcext:value-type="float">
            <text:p>495.51413</text:p>
          </table:table-cell>
          <table:table-cell table:number-columns-repeated="100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6" office:value-type="float" office:value="1.17992" calcext:value-type="float">
            <text:p>1.18E+00</text:p>
          </table:table-cell>
          <table:table-cell table:style-name="ce6" office:value-type="float" office:value="1.18361" calcext:value-type="float">
            <text:p>1.18E+00</text:p>
          </table:table-cell>
          <table:table-cell table:style-name="ce6" office:value-type="float" office:value="1.18848" calcext:value-type="float">
            <text:p>1.19E+00</text:p>
          </table:table-cell>
          <table:table-cell table:style-name="ce6" office:value-type="float" office:value="1.19463" calcext:value-type="float">
            <text:p>1.19E+00</text:p>
          </table:table-cell>
          <table:table-cell table:style-name="ce6" office:value-type="float" office:value="1.19779" calcext:value-type="float">
            <text:p>1.20E+00</text:p>
          </table:table-cell>
          <table:table-cell table:style-name="ce6" office:value-type="float" office:value="1.19846" calcext:value-type="float">
            <text:p>1.20E+00</text:p>
          </table:table-cell>
          <table:table-cell table:style-name="ce6" office:value-type="float" office:value="1.17466" calcext:value-type="float">
            <text:p>1.17E+00</text:p>
          </table:table-cell>
          <table:table-cell table:style-name="ce6" office:value-type="float" office:value="1.15463" calcext:value-type="float">
            <text:p>1.15E+00</text:p>
          </table:table-cell>
          <table:table-cell table:style-name="ce6" office:value-type="float" office:value="1.13914" calcext:value-type="float">
            <text:p>1.14E+00</text:p>
          </table:table-cell>
          <table:table-cell table:style-name="ce6" office:value-type="float" office:value="1.10478" calcext:value-type="float">
            <text:p>1.10E+00</text:p>
          </table:table-cell>
          <table:table-cell table:style-name="ce6" office:value-type="float" office:value="1.07433" calcext:value-type="float">
            <text:p>1.07E+00</text:p>
          </table:table-cell>
          <table:table-cell table:style-name="ce6" office:value-type="float" office:value="1.04688" calcext:value-type="float">
            <text:p>1.05E+00</text:p>
          </table:table-cell>
          <table:table-cell table:style-name="ce6" office:value-type="float" office:value="0.99668" calcext:value-type="float">
            <text:p>9.97E-01</text:p>
          </table:table-cell>
          <table:table-cell table:style-name="ce6" office:value-type="float" office:value="0.94083" calcext:value-type="float">
            <text:p>9.41E-01</text:p>
          </table:table-cell>
          <table:table-cell table:style-name="ce6" office:value-type="float" office:value="0.87539" calcext:value-type="float">
            <text:p>8.75E-01</text:p>
          </table:table-cell>
          <table:table-cell table:style-name="ce6" office:value-type="float" office:value="0.79596" calcext:value-type="float">
            <text:p>7.96E-01</text:p>
          </table:table-cell>
          <table:table-cell table:style-name="ce6" office:value-type="float" office:value="0.68615" calcext:value-type="float">
            <text:p>6.86E-01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float" office:value="1.18361" calcext:value-type="float">
            <text:p>1.18E+00</text:p>
          </table:table-cell>
          <table:table-cell table:style-name="ce6" office:value-type="float" office:value="1.19008" calcext:value-type="float">
            <text:p>1.19E+00</text:p>
          </table:table-cell>
          <table:table-cell table:style-name="ce6" office:value-type="float" office:value="1.20409" calcext:value-type="float">
            <text:p>1.20E+00</text:p>
          </table:table-cell>
          <table:table-cell table:style-name="ce6" office:value-type="float" office:value="1.22369" calcext:value-type="float">
            <text:p>1.22E+00</text:p>
          </table:table-cell>
          <table:table-cell table:style-name="ce6" office:value-type="float" office:value="1.23882" calcext:value-type="float">
            <text:p>1.24E+00</text:p>
          </table:table-cell>
          <table:table-cell table:style-name="ce6" office:value-type="float" office:value="1.2758" calcext:value-type="float">
            <text:p>1.28E+00</text:p>
          </table:table-cell>
          <table:table-cell table:style-name="ce6" office:value-type="float" office:value="1.21271" calcext:value-type="float">
            <text:p>1.21E+00</text:p>
          </table:table-cell>
          <table:table-cell table:style-name="ce6" office:value-type="float" office:value="1.1906" calcext:value-type="float">
            <text:p>1.19E+00</text:p>
          </table:table-cell>
          <table:table-cell table:style-name="ce6" office:value-type="float" office:value="1.2098" calcext:value-type="float">
            <text:p>1.21E+00</text:p>
          </table:table-cell>
          <table:table-cell table:style-name="ce6" office:value-type="float" office:value="1.13956" calcext:value-type="float">
            <text:p>1.14E+00</text:p>
          </table:table-cell>
          <table:table-cell table:style-name="ce6" office:value-type="float" office:value="1.10863" calcext:value-type="float">
            <text:p>1.11E+00</text:p>
          </table:table-cell>
          <table:table-cell table:style-name="ce6" office:value-type="float" office:value="1.1144" calcext:value-type="float">
            <text:p>1.11E+00</text:p>
          </table:table-cell>
          <table:table-cell table:style-name="ce6" office:value-type="float" office:value="1.03155" calcext:value-type="float">
            <text:p>1.03E+00</text:p>
          </table:table-cell>
          <table:table-cell table:style-name="ce6" office:value-type="float" office:value="0.96464" calcext:value-type="float">
            <text:p>9.65E-01</text:p>
          </table:table-cell>
          <table:table-cell table:style-name="ce6" office:value-type="float" office:value="0.88788" calcext:value-type="float">
            <text:p>8.88E-01</text:p>
          </table:table-cell>
          <table:table-cell table:style-name="ce6" office:value-type="float" office:value="0.80056" calcext:value-type="float">
            <text:p>8.01E-01</text:p>
          </table:table-cell>
          <table:table-cell table:style-name="ce6" office:value-type="float" office:value="0.68692" calcext:value-type="float">
            <text:p>6.87E-01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float" office:value="1.18848" calcext:value-type="float">
            <text:p>1.19E+00</text:p>
          </table:table-cell>
          <table:table-cell table:style-name="ce6" office:value-type="float" office:value="1.20409" calcext:value-type="float">
            <text:p>1.20E+00</text:p>
          </table:table-cell>
          <table:table-cell table:style-name="ce6" office:value-type="float" office:value="1.24346" calcext:value-type="float">
            <text:p>1.24E+00</text:p>
          </table:table-cell>
          <table:table-cell table:style-name="ce6" office:value-type="float" office:value="1.31456" calcext:value-type="float">
            <text:p>1.31E+00</text:p>
          </table:table-cell>
          <table:table-cell table:style-name="ce6" office:value-type="float" office:value="1.33005" calcext:value-type="float">
            <text:p>1.33E+00</text:p>
          </table:table-cell>
          <table:table-cell table:style-name="ce6" office:value-type="float" office:value="0" calcext:value-type="float">
            <text:p>0.00E+00</text:p>
          </table:table-cell>
          <table:table-cell table:style-name="ce6" office:value-type="float" office:value="1.28216" calcext:value-type="float">
            <text:p>1.28E+00</text:p>
          </table:table-cell>
          <table:table-cell table:style-name="ce6" office:value-type="float" office:value="1.25623" calcext:value-type="float">
            <text:p>1.26E+00</text:p>
          </table:table-cell>
          <table:table-cell table:style-name="ce6" office:value-type="float" office:value="0" calcext:value-type="float">
            <text:p>0.00E+00</text:p>
          </table:table-cell>
          <table:table-cell table:style-name="ce6" office:value-type="float" office:value="1.20312" calcext:value-type="float">
            <text:p>1.20E+00</text:p>
          </table:table-cell>
          <table:table-cell table:style-name="ce6" office:value-type="float" office:value="1.17122" calcext:value-type="float">
            <text:p>1.17E+00</text:p>
          </table:table-cell>
          <table:table-cell table:style-name="ce6" office:value-type="float" office:value="0" calcext:value-type="float">
            <text:p>0.00E+00</text:p>
          </table:table-cell>
          <table:table-cell table:style-name="ce6" office:value-type="float" office:value="1.10826" calcext:value-type="float">
            <text:p>1.11E+00</text:p>
          </table:table-cell>
          <table:table-cell table:style-name="ce6" office:value-type="float" office:value="1.03751" calcext:value-type="float">
            <text:p>1.04E+00</text:p>
          </table:table-cell>
          <table:table-cell table:style-name="ce6" office:value-type="float" office:value="0.91901" calcext:value-type="float">
            <text:p>9.19E-01</text:p>
          </table:table-cell>
          <table:table-cell table:style-name="ce6" office:value-type="float" office:value="0.81134" calcext:value-type="float">
            <text:p>8.11E-01</text:p>
          </table:table-cell>
          <table:table-cell table:style-name="ce6" office:value-type="float" office:value="0.68906" calcext:value-type="float">
            <text:p>6.89E-01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float" office:value="1.19463" calcext:value-type="float">
            <text:p>1.19E+00</text:p>
          </table:table-cell>
          <table:table-cell table:style-name="ce6" office:value-type="float" office:value="1.22369" calcext:value-type="float">
            <text:p>1.22E+00</text:p>
          </table:table-cell>
          <table:table-cell table:style-name="ce6" office:value-type="float" office:value="1.31456" calcext:value-type="float">
            <text:p>1.31E+00</text:p>
          </table:table-cell>
          <table:table-cell table:style-name="ce6" office:value-type="float" office:value="0" calcext:value-type="float">
            <text:p>0.00E+00</text:p>
          </table:table-cell>
          <table:table-cell table:style-name="ce6" office:value-type="float" office:value="1.34509" calcext:value-type="float">
            <text:p>1.35E+00</text:p>
          </table:table-cell>
          <table:table-cell table:style-name="ce6" office:value-type="float" office:value="1.32154" calcext:value-type="float">
            <text:p>1.32E+00</text:p>
          </table:table-cell>
          <table:table-cell table:style-name="ce6" office:value-type="float" office:value="1.23498" calcext:value-type="float">
            <text:p>1.23E+00</text:p>
          </table:table-cell>
          <table:table-cell table:style-name="ce6" office:value-type="float" office:value="1.20821" calcext:value-type="float">
            <text:p>1.21E+00</text:p>
          </table:table-cell>
          <table:table-cell table:style-name="ce6" office:value-type="float" office:value="1.23282" calcext:value-type="float">
            <text:p>1.23E+00</text:p>
          </table:table-cell>
          <table:table-cell table:style-name="ce6" office:value-type="float" office:value="1.15652" calcext:value-type="float">
            <text:p>1.16E+00</text:p>
          </table:table-cell>
          <table:table-cell table:style-name="ce6" office:value-type="float" office:value="1.12858" calcext:value-type="float">
            <text:p>1.13E+00</text:p>
          </table:table-cell>
          <table:table-cell table:style-name="ce6" office:value-type="float" office:value="1.15345" calcext:value-type="float">
            <text:p>1.15E+00</text:p>
          </table:table-cell>
          <table:table-cell table:style-name="ce6" office:value-type="float" office:value="1.11854" calcext:value-type="float">
            <text:p>1.12E+00</text:p>
          </table:table-cell>
          <table:table-cell table:style-name="ce6" office:value-type="float" office:value="0" calcext:value-type="float">
            <text:p>0.00E+00</text:p>
          </table:table-cell>
          <table:table-cell table:style-name="ce6" office:value-type="float" office:value="0.97405" calcext:value-type="float">
            <text:p>9.74E-01</text:p>
          </table:table-cell>
          <table:table-cell table:style-name="ce6" office:value-type="float" office:value="0.82656" calcext:value-type="float">
            <text:p>8.27E-01</text:p>
          </table:table-cell>
          <table:table-cell table:style-name="ce6" office:value-type="float" office:value="0.693" calcext:value-type="float">
            <text:p>6.93E-01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float" office:value="1.19779" calcext:value-type="float">
            <text:p>1.20E+00</text:p>
          </table:table-cell>
          <table:table-cell table:style-name="ce6" office:value-type="float" office:value="1.23882" calcext:value-type="float">
            <text:p>1.24E+00</text:p>
          </table:table-cell>
          <table:table-cell table:style-name="ce6" office:value-type="float" office:value="1.33005" calcext:value-type="float">
            <text:p>1.33E+00</text:p>
          </table:table-cell>
          <table:table-cell table:style-name="ce6" office:value-type="float" office:value="1.34509" calcext:value-type="float">
            <text:p>1.35E+00</text:p>
          </table:table-cell>
          <table:table-cell table:style-name="ce6" office:value-type="float" office:value="1.29351" calcext:value-type="float">
            <text:p>1.29E+00</text:p>
          </table:table-cell>
          <table:table-cell table:style-name="ce6" office:value-type="float" office:value="1.30662" calcext:value-type="float">
            <text:p>1.31E+00</text:p>
          </table:table-cell>
          <table:table-cell table:style-name="ce6" office:value-type="float" office:value="1.22656" calcext:value-type="float">
            <text:p>1.23E+00</text:p>
          </table:table-cell>
          <table:table-cell table:style-name="ce6" office:value-type="float" office:value="1.20104" calcext:value-type="float">
            <text:p>1.20E+00</text:p>
          </table:table-cell>
          <table:table-cell table:style-name="ce6" office:value-type="float" office:value="1.22566" calcext:value-type="float">
            <text:p>1.23E+00</text:p>
          </table:table-cell>
          <table:table-cell table:style-name="ce6" office:value-type="float" office:value="1.1499" calcext:value-type="float">
            <text:p>1.15E+00</text:p>
          </table:table-cell>
          <table:table-cell table:style-name="ce6" office:value-type="float" office:value="1.12142" calcext:value-type="float">
            <text:p>1.12E+00</text:p>
          </table:table-cell>
          <table:table-cell table:style-name="ce6" office:value-type="float" office:value="1.14133" calcext:value-type="float">
            <text:p>1.14E+00</text:p>
          </table:table-cell>
          <table:table-cell table:style-name="ce6" office:value-type="float" office:value="1.07679" calcext:value-type="float">
            <text:p>1.08E+00</text:p>
          </table:table-cell>
          <table:table-cell table:style-name="ce6" office:value-type="float" office:value="1.06113" calcext:value-type="float">
            <text:p>1.06E+00</text:p>
          </table:table-cell>
          <table:table-cell table:style-name="ce6" office:value-type="float" office:value="0.98487" calcext:value-type="float">
            <text:p>9.85E-01</text:p>
          </table:table-cell>
          <table:table-cell table:style-name="ce6" office:value-type="float" office:value="0.83824" calcext:value-type="float">
            <text:p>8.38E-01</text:p>
          </table:table-cell>
          <table:table-cell table:style-name="ce6" office:value-type="float" office:value="0.69587" calcext:value-type="float">
            <text:p>6.96E-01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float" office:value="1.19846" calcext:value-type="float">
            <text:p>1.20E+00</text:p>
          </table:table-cell>
          <table:table-cell table:style-name="ce6" office:value-type="float" office:value="1.2758" calcext:value-type="float">
            <text:p>1.28E+00</text:p>
          </table:table-cell>
          <table:table-cell table:style-name="ce6" office:value-type="float" office:value="0" calcext:value-type="float">
            <text:p>0.00E+00</text:p>
          </table:table-cell>
          <table:table-cell table:style-name="ce6" office:value-type="float" office:value="1.32154" calcext:value-type="float">
            <text:p>1.32E+00</text:p>
          </table:table-cell>
          <table:table-cell table:style-name="ce6" office:value-type="float" office:value="1.30662" calcext:value-type="float">
            <text:p>1.31E+00</text:p>
          </table:table-cell>
          <table:table-cell table:style-name="ce6" office:value-type="float" office:value="0" calcext:value-type="float">
            <text:p>0.00E+00</text:p>
          </table:table-cell>
          <table:table-cell table:style-name="ce6" office:value-type="float" office:value="1.26332" calcext:value-type="float">
            <text:p>1.26E+00</text:p>
          </table:table-cell>
          <table:table-cell table:style-name="ce6" office:value-type="float" office:value="1.23839" calcext:value-type="float">
            <text:p>1.24E+00</text:p>
          </table:table-cell>
          <table:table-cell table:style-name="ce6" office:value-type="float" office:value="0" calcext:value-type="float">
            <text:p>0.00E+00</text:p>
          </table:table-cell>
          <table:table-cell table:style-name="ce6" office:value-type="float" office:value="1.18664" calcext:value-type="float">
            <text:p>1.19E+00</text:p>
          </table:table-cell>
          <table:table-cell table:style-name="ce6" office:value-type="float" office:value="1.1552" calcext:value-type="float">
            <text:p>1.16E+00</text:p>
          </table:table-cell>
          <table:table-cell table:style-name="ce6" office:value-type="float" office:value="0" calcext:value-type="float">
            <text:p>0.00E+00</text:p>
          </table:table-cell>
          <table:table-cell table:style-name="ce6" office:value-type="float" office:value="1.09001" calcext:value-type="float">
            <text:p>1.09E+00</text:p>
          </table:table-cell>
          <table:table-cell table:style-name="ce6" office:value-type="float" office:value="1.04252" calcext:value-type="float">
            <text:p>1.04E+00</text:p>
          </table:table-cell>
          <table:table-cell table:style-name="ce6" office:value-type="float" office:value="0" calcext:value-type="float">
            <text:p>0.00E+00</text:p>
          </table:table-cell>
          <table:table-cell table:style-name="ce6" office:value-type="float" office:value="0.86588" calcext:value-type="float">
            <text:p>8.66E-01</text:p>
          </table:table-cell>
          <table:table-cell table:style-name="ce6" office:value-type="float" office:value="0.69787" calcext:value-type="float">
            <text:p>6.98E-01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float" office:value="1.17466" calcext:value-type="float">
            <text:p>1.17E+00</text:p>
          </table:table-cell>
          <table:table-cell table:style-name="ce6" office:value-type="float" office:value="1.21271" calcext:value-type="float">
            <text:p>1.21E+00</text:p>
          </table:table-cell>
          <table:table-cell table:style-name="ce6" office:value-type="float" office:value="1.28216" calcext:value-type="float">
            <text:p>1.28E+00</text:p>
          </table:table-cell>
          <table:table-cell table:style-name="ce6" office:value-type="float" office:value="1.23498" calcext:value-type="float">
            <text:p>1.23E+00</text:p>
          </table:table-cell>
          <table:table-cell table:style-name="ce6" office:value-type="float" office:value="1.22656" calcext:value-type="float">
            <text:p>1.23E+00</text:p>
          </table:table-cell>
          <table:table-cell table:style-name="ce6" office:value-type="float" office:value="1.26332" calcext:value-type="float">
            <text:p>1.26E+00</text:p>
          </table:table-cell>
          <table:table-cell table:style-name="ce6" office:value-type="float" office:value="1.19351" calcext:value-type="float">
            <text:p>1.19E+00</text:p>
          </table:table-cell>
          <table:table-cell table:style-name="ce6" office:value-type="float" office:value="1.17189" calcext:value-type="float">
            <text:p>1.17E+00</text:p>
          </table:table-cell>
          <table:table-cell table:style-name="ce6" office:value-type="float" office:value="1.19734" calcext:value-type="float">
            <text:p>1.20E+00</text:p>
          </table:table-cell>
          <table:table-cell table:style-name="ce6" office:value-type="float" office:value="1.12274" calcext:value-type="float">
            <text:p>1.12E+00</text:p>
          </table:table-cell>
          <table:table-cell table:style-name="ce6" office:value-type="float" office:value="1.09276" calcext:value-type="float">
            <text:p>1.09E+00</text:p>
          </table:table-cell>
          <table:table-cell table:style-name="ce6" office:value-type="float" office:value="1.10599" calcext:value-type="float">
            <text:p>1.11E+00</text:p>
          </table:table-cell>
          <table:table-cell table:style-name="ce6" office:value-type="float" office:value="1.02399" calcext:value-type="float">
            <text:p>1.02E+00</text:p>
          </table:table-cell>
          <table:table-cell table:style-name="ce6" office:value-type="float" office:value="0.97573" calcext:value-type="float">
            <text:p>9.76E-01</text:p>
          </table:table-cell>
          <table:table-cell table:style-name="ce6" office:value-type="float" office:value="0.95009" calcext:value-type="float">
            <text:p>9.50E-01</text:p>
          </table:table-cell>
          <table:table-cell table:style-name="ce6" office:value-type="float" office:value="0.82248" calcext:value-type="float">
            <text:p>8.22E-01</text:p>
          </table:table-cell>
          <table:table-cell table:style-name="ce6" office:value-type="float" office:value="0.68465" calcext:value-type="float">
            <text:p>6.85E-01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float" office:value="1.15463" calcext:value-type="float">
            <text:p>1.15E+00</text:p>
          </table:table-cell>
          <table:table-cell table:style-name="ce6" office:value-type="float" office:value="1.1906" calcext:value-type="float">
            <text:p>1.19E+00</text:p>
          </table:table-cell>
          <table:table-cell table:style-name="ce6" office:value-type="float" office:value="1.25623" calcext:value-type="float">
            <text:p>1.26E+00</text:p>
          </table:table-cell>
          <table:table-cell table:style-name="ce6" office:value-type="float" office:value="1.20821" calcext:value-type="float">
            <text:p>1.21E+00</text:p>
          </table:table-cell>
          <table:table-cell table:style-name="ce6" office:value-type="float" office:value="1.20104" calcext:value-type="float">
            <text:p>1.20E+00</text:p>
          </table:table-cell>
          <table:table-cell table:style-name="ce6" office:value-type="float" office:value="1.23839" calcext:value-type="float">
            <text:p>1.24E+00</text:p>
          </table:table-cell>
          <table:table-cell table:style-name="ce6" office:value-type="float" office:value="1.17189" calcext:value-type="float">
            <text:p>1.17E+00</text:p>
          </table:table-cell>
          <table:table-cell table:style-name="ce6" office:value-type="float" office:value="1.15129" calcext:value-type="float">
            <text:p>1.15E+00</text:p>
          </table:table-cell>
          <table:table-cell table:style-name="ce6" office:value-type="float" office:value="1.17619" calcext:value-type="float">
            <text:p>1.18E+00</text:p>
          </table:table-cell>
          <table:table-cell table:style-name="ce6" office:value-type="float" office:value="1.10345" calcext:value-type="float">
            <text:p>1.10E+00</text:p>
          </table:table-cell>
          <table:table-cell table:style-name="ce6" office:value-type="float" office:value="1.07389" calcext:value-type="float">
            <text:p>1.07E+00</text:p>
          </table:table-cell>
          <table:table-cell table:style-name="ce6" office:value-type="float" office:value="1.08554" calcext:value-type="float">
            <text:p>1.09E+00</text:p>
          </table:table-cell>
          <table:table-cell table:style-name="ce6" office:value-type="float" office:value="1.00421" calcext:value-type="float">
            <text:p>1.00E+00</text:p>
          </table:table-cell>
          <table:table-cell table:style-name="ce6" office:value-type="float" office:value="0.95621" calcext:value-type="float">
            <text:p>9.56E-01</text:p>
          </table:table-cell>
          <table:table-cell table:style-name="ce6" office:value-type="float" office:value="0.93265" calcext:value-type="float">
            <text:p>9.33E-01</text:p>
          </table:table-cell>
          <table:table-cell table:style-name="ce6" office:value-type="float" office:value="0.8092" calcext:value-type="float">
            <text:p>8.09E-01</text:p>
          </table:table-cell>
          <table:table-cell table:style-name="ce6" office:value-type="float" office:value="0.67471" calcext:value-type="float">
            <text:p>6.75E-01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float" office:value="1.13914" calcext:value-type="float">
            <text:p>1.14E+00</text:p>
          </table:table-cell>
          <table:table-cell table:style-name="ce6" office:value-type="float" office:value="1.2098" calcext:value-type="float">
            <text:p>1.21E+00</text:p>
          </table:table-cell>
          <table:table-cell table:style-name="ce6" office:value-type="float" office:value="0" calcext:value-type="float">
            <text:p>0.00E+00</text:p>
          </table:table-cell>
          <table:table-cell table:style-name="ce6" office:value-type="float" office:value="1.23282" calcext:value-type="float">
            <text:p>1.23E+00</text:p>
          </table:table-cell>
          <table:table-cell table:style-name="ce6" office:value-type="float" office:value="1.22566" calcext:value-type="float">
            <text:p>1.23E+00</text:p>
          </table:table-cell>
          <table:table-cell table:style-name="ce6" office:value-type="float" office:value="0" calcext:value-type="float">
            <text:p>0.00E+00</text:p>
          </table:table-cell>
          <table:table-cell table:style-name="ce6" office:value-type="float" office:value="1.19734" calcext:value-type="float">
            <text:p>1.20E+00</text:p>
          </table:table-cell>
          <table:table-cell table:style-name="ce6" office:value-type="float" office:value="1.17619" calcext:value-type="float">
            <text:p>1.18E+00</text:p>
          </table:table-cell>
          <table:table-cell table:style-name="ce6" office:value-type="float" office:value="0.00003" calcext:value-type="float">
            <text:p>3.00E-05</text:p>
          </table:table-cell>
          <table:table-cell table:style-name="ce6" office:value-type="float" office:value="1.12838" calcext:value-type="float">
            <text:p>1.13E+00</text:p>
          </table:table-cell>
          <table:table-cell table:style-name="ce6" office:value-type="float" office:value="1.0976" calcext:value-type="float">
            <text:p>1.10E+00</text:p>
          </table:table-cell>
          <table:table-cell table:style-name="ce6" office:value-type="float" office:value="0" calcext:value-type="float">
            <text:p>0.00E+00</text:p>
          </table:table-cell>
          <table:table-cell table:style-name="ce6" office:value-type="float" office:value="1.02717" calcext:value-type="float">
            <text:p>1.03E+00</text:p>
          </table:table-cell>
          <table:table-cell table:style-name="ce6" office:value-type="float" office:value="0.97727" calcext:value-type="float">
            <text:p>9.77E-01</text:p>
          </table:table-cell>
          <table:table-cell table:style-name="ce6" office:value-type="float" office:value="0" calcext:value-type="float">
            <text:p>0.00E+00</text:p>
          </table:table-cell>
          <table:table-cell table:style-name="ce6" office:value-type="float" office:value="0.82634" calcext:value-type="float">
            <text:p>8.26E-01</text:p>
          </table:table-cell>
          <table:table-cell table:style-name="ce6" office:value-type="float" office:value="0.66847" calcext:value-type="float">
            <text:p>6.68E-01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float" office:value="1.10478" calcext:value-type="float">
            <text:p>1.10E+00</text:p>
          </table:table-cell>
          <table:table-cell table:style-name="ce6" office:value-type="float" office:value="1.13956" calcext:value-type="float">
            <text:p>1.14E+00</text:p>
          </table:table-cell>
          <table:table-cell table:style-name="ce6" office:value-type="float" office:value="1.20312" calcext:value-type="float">
            <text:p>1.20E+00</text:p>
          </table:table-cell>
          <table:table-cell table:style-name="ce6" office:value-type="float" office:value="1.15652" calcext:value-type="float">
            <text:p>1.16E+00</text:p>
          </table:table-cell>
          <table:table-cell table:style-name="ce6" office:value-type="float" office:value="1.1499" calcext:value-type="float">
            <text:p>1.15E+00</text:p>
          </table:table-cell>
          <table:table-cell table:style-name="ce6" office:value-type="float" office:value="1.18664" calcext:value-type="float">
            <text:p>1.19E+00</text:p>
          </table:table-cell>
          <table:table-cell table:style-name="ce6" office:value-type="float" office:value="1.12274" calcext:value-type="float">
            <text:p>1.12E+00</text:p>
          </table:table-cell>
          <table:table-cell table:style-name="ce6" office:value-type="float" office:value="1.10345" calcext:value-type="float">
            <text:p>1.10E+00</text:p>
          </table:table-cell>
          <table:table-cell table:style-name="ce6" office:value-type="float" office:value="1.12838" calcext:value-type="float">
            <text:p>1.13E+00</text:p>
          </table:table-cell>
          <table:table-cell table:style-name="ce6" office:value-type="float" office:value="1.05856" calcext:value-type="float">
            <text:p>1.06E+00</text:p>
          </table:table-cell>
          <table:table-cell table:style-name="ce6" office:value-type="float" office:value="1.03072" calcext:value-type="float">
            <text:p>1.03E+00</text:p>
          </table:table-cell>
          <table:table-cell table:style-name="ce6" office:value-type="float" office:value="1.04299" calcext:value-type="float">
            <text:p>1.04E+00</text:p>
          </table:table-cell>
          <table:table-cell table:style-name="ce6" office:value-type="float" office:value="0.96498" calcext:value-type="float">
            <text:p>9.65E-01</text:p>
          </table:table-cell>
          <table:table-cell table:style-name="ce6" office:value-type="float" office:value="0.91952" calcext:value-type="float">
            <text:p>9.20E-01</text:p>
          </table:table-cell>
          <table:table-cell table:style-name="ce6" office:value-type="float" office:value="0.89812" calcext:value-type="float">
            <text:p>8.98E-01</text:p>
          </table:table-cell>
          <table:table-cell table:style-name="ce6" office:value-type="float" office:value="0.77959" calcext:value-type="float">
            <text:p>7.80E-01</text:p>
          </table:table-cell>
          <table:table-cell table:style-name="ce6" office:value-type="float" office:value="0.6505" calcext:value-type="float">
            <text:p>6.51E-01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float" office:value="1.07433" calcext:value-type="float">
            <text:p>1.07E+00</text:p>
          </table:table-cell>
          <table:table-cell table:style-name="ce6" office:value-type="float" office:value="1.10863" calcext:value-type="float">
            <text:p>1.11E+00</text:p>
          </table:table-cell>
          <table:table-cell table:style-name="ce6" office:value-type="float" office:value="1.17122" calcext:value-type="float">
            <text:p>1.17E+00</text:p>
          </table:table-cell>
          <table:table-cell table:style-name="ce6" office:value-type="float" office:value="1.12858" calcext:value-type="float">
            <text:p>1.13E+00</text:p>
          </table:table-cell>
          <table:table-cell table:style-name="ce6" office:value-type="float" office:value="1.12142" calcext:value-type="float">
            <text:p>1.12E+00</text:p>
          </table:table-cell>
          <table:table-cell table:style-name="ce6" office:value-type="float" office:value="1.1552" calcext:value-type="float">
            <text:p>1.16E+00</text:p>
          </table:table-cell>
          <table:table-cell table:style-name="ce6" office:value-type="float" office:value="1.09276" calcext:value-type="float">
            <text:p>1.09E+00</text:p>
          </table:table-cell>
          <table:table-cell table:style-name="ce6" office:value-type="float" office:value="1.07389" calcext:value-type="float">
            <text:p>1.07E+00</text:p>
          </table:table-cell>
          <table:table-cell table:style-name="ce6" office:value-type="float" office:value="1.0976" calcext:value-type="float">
            <text:p>1.10E+00</text:p>
          </table:table-cell>
          <table:table-cell table:style-name="ce6" office:value-type="float" office:value="1.03072" calcext:value-type="float">
            <text:p>1.03E+00</text:p>
          </table:table-cell>
          <table:table-cell table:style-name="ce6" office:value-type="float" office:value="1.0043" calcext:value-type="float">
            <text:p>1.00E+00</text:p>
          </table:table-cell>
          <table:table-cell table:style-name="ce6" office:value-type="float" office:value="1.01707" calcext:value-type="float">
            <text:p>1.02E+00</text:p>
          </table:table-cell>
          <table:table-cell table:style-name="ce6" office:value-type="float" office:value="0.94326" calcext:value-type="float">
            <text:p>9.43E-01</text:p>
          </table:table-cell>
          <table:table-cell table:style-name="ce6" office:value-type="float" office:value="0.9002" calcext:value-type="float">
            <text:p>9.00E-01</text:p>
          </table:table-cell>
          <table:table-cell table:style-name="ce6" office:value-type="float" office:value="0.87792" calcext:value-type="float">
            <text:p>8.78E-01</text:p>
          </table:table-cell>
          <table:table-cell table:style-name="ce6" office:value-type="float" office:value="0.762" calcext:value-type="float">
            <text:p>7.62E-01</text:p>
          </table:table-cell>
          <table:table-cell table:style-name="ce6" office:value-type="float" office:value="0.63594" calcext:value-type="float">
            <text:p>6.36E-01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float" office:value="1.04688" calcext:value-type="float">
            <text:p>1.05E+00</text:p>
          </table:table-cell>
          <table:table-cell table:style-name="ce6" office:value-type="float" office:value="1.1144" calcext:value-type="float">
            <text:p>1.11E+00</text:p>
          </table:table-cell>
          <table:table-cell table:style-name="ce6" office:value-type="float" office:value="0" calcext:value-type="float">
            <text:p>0.00E+00</text:p>
          </table:table-cell>
          <table:table-cell table:style-name="ce6" office:value-type="float" office:value="1.15345" calcext:value-type="float">
            <text:p>1.15E+00</text:p>
          </table:table-cell>
          <table:table-cell table:style-name="ce6" office:value-type="float" office:value="1.14133" calcext:value-type="float">
            <text:p>1.14E+00</text:p>
          </table:table-cell>
          <table:table-cell table:style-name="ce6" office:value-type="float" office:value="0" calcext:value-type="float">
            <text:p>0.00E+00</text:p>
          </table:table-cell>
          <table:table-cell table:style-name="ce6" office:value-type="float" office:value="1.10599" calcext:value-type="float">
            <text:p>1.11E+00</text:p>
          </table:table-cell>
          <table:table-cell table:style-name="ce6" office:value-type="float" office:value="1.08554" calcext:value-type="float">
            <text:p>1.09E+00</text:p>
          </table:table-cell>
          <table:table-cell table:style-name="ce6" office:value-type="float" office:value="0" calcext:value-type="float">
            <text:p>0.00E+00</text:p>
          </table:table-cell>
          <table:table-cell table:style-name="ce6" office:value-type="float" office:value="1.04299" calcext:value-type="float">
            <text:p>1.04E+00</text:p>
          </table:table-cell>
          <table:table-cell table:style-name="ce6" office:value-type="float" office:value="1.01707" calcext:value-type="float">
            <text:p>1.02E+00</text:p>
          </table:table-cell>
          <table:table-cell table:style-name="ce6" office:value-type="float" office:value="0" calcext:value-type="float">
            <text:p>0.00E+00</text:p>
          </table:table-cell>
          <table:table-cell table:style-name="ce6" office:value-type="float" office:value="0.96298" calcext:value-type="float">
            <text:p>9.63E-01</text:p>
          </table:table-cell>
          <table:table-cell table:style-name="ce6" office:value-type="float" office:value="0.9232" calcext:value-type="float">
            <text:p>9.23E-01</text:p>
          </table:table-cell>
          <table:table-cell table:style-name="ce6" office:value-type="float" office:value="0" calcext:value-type="float">
            <text:p>0.00E+00</text:p>
          </table:table-cell>
          <table:table-cell table:style-name="ce6" office:value-type="float" office:value="0.77206" calcext:value-type="float">
            <text:p>7.72E-01</text:p>
          </table:table-cell>
          <table:table-cell table:style-name="ce6" office:value-type="float" office:value="0.62451" calcext:value-type="float">
            <text:p>6.25E-01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float" office:value="0.99668" calcext:value-type="float">
            <text:p>9.97E-01</text:p>
          </table:table-cell>
          <table:table-cell table:style-name="ce6" office:value-type="float" office:value="1.03155" calcext:value-type="float">
            <text:p>1.03E+00</text:p>
          </table:table-cell>
          <table:table-cell table:style-name="ce6" office:value-type="float" office:value="1.10826" calcext:value-type="float">
            <text:p>1.11E+00</text:p>
          </table:table-cell>
          <table:table-cell table:style-name="ce6" office:value-type="float" office:value="1.11854" calcext:value-type="float">
            <text:p>1.12E+00</text:p>
          </table:table-cell>
          <table:table-cell table:style-name="ce6" office:value-type="float" office:value="1.07679" calcext:value-type="float">
            <text:p>1.08E+00</text:p>
          </table:table-cell>
          <table:table-cell table:style-name="ce6" office:value-type="float" office:value="1.09001" calcext:value-type="float">
            <text:p>1.09E+00</text:p>
          </table:table-cell>
          <table:table-cell table:style-name="ce6" office:value-type="float" office:value="1.02399" calcext:value-type="float">
            <text:p>1.02E+00</text:p>
          </table:table-cell>
          <table:table-cell table:style-name="ce6" office:value-type="float" office:value="1.00421" calcext:value-type="float">
            <text:p>1.00E+00</text:p>
          </table:table-cell>
          <table:table-cell table:style-name="ce6" office:value-type="float" office:value="1.02717" calcext:value-type="float">
            <text:p>1.03E+00</text:p>
          </table:table-cell>
          <table:table-cell table:style-name="ce6" office:value-type="float" office:value="0.96498" calcext:value-type="float">
            <text:p>9.65E-01</text:p>
          </table:table-cell>
          <table:table-cell table:style-name="ce6" office:value-type="float" office:value="0.94326" calcext:value-type="float">
            <text:p>9.43E-01</text:p>
          </table:table-cell>
          <table:table-cell table:style-name="ce6" office:value-type="float" office:value="0.96298" calcext:value-type="float">
            <text:p>9.63E-01</text:p>
          </table:table-cell>
          <table:table-cell table:style-name="ce6" office:value-type="float" office:value="0.91033" calcext:value-type="float">
            <text:p>9.10E-01</text:p>
          </table:table-cell>
          <table:table-cell table:style-name="ce6" office:value-type="float" office:value="0.89992" calcext:value-type="float">
            <text:p>9.00E-01</text:p>
          </table:table-cell>
          <table:table-cell table:style-name="ce6" office:value-type="float" office:value="0.84042" calcext:value-type="float">
            <text:p>8.40E-01</text:p>
          </table:table-cell>
          <table:table-cell table:style-name="ce6" office:value-type="float" office:value="0.71846" calcext:value-type="float">
            <text:p>7.18E-01</text:p>
          </table:table-cell>
          <table:table-cell table:style-name="ce6" office:value-type="float" office:value="0.59932" calcext:value-type="float">
            <text:p>5.99E-01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float" office:value="0.94083" calcext:value-type="float">
            <text:p>9.41E-01</text:p>
          </table:table-cell>
          <table:table-cell table:style-name="ce6" office:value-type="float" office:value="0.96464" calcext:value-type="float">
            <text:p>9.65E-01</text:p>
          </table:table-cell>
          <table:table-cell table:style-name="ce6" office:value-type="float" office:value="1.03751" calcext:value-type="float">
            <text:p>1.04E+00</text:p>
          </table:table-cell>
          <table:table-cell table:style-name="ce6" office:value-type="float" office:value="0" calcext:value-type="float">
            <text:p>0.00E+00</text:p>
          </table:table-cell>
          <table:table-cell table:style-name="ce6" office:value-type="float" office:value="1.06113" calcext:value-type="float">
            <text:p>1.06E+00</text:p>
          </table:table-cell>
          <table:table-cell table:style-name="ce6" office:value-type="float" office:value="1.04252" calcext:value-type="float">
            <text:p>1.04E+00</text:p>
          </table:table-cell>
          <table:table-cell table:style-name="ce6" office:value-type="float" office:value="0.97573" calcext:value-type="float">
            <text:p>9.76E-01</text:p>
          </table:table-cell>
          <table:table-cell table:style-name="ce6" office:value-type="float" office:value="0.95621" calcext:value-type="float">
            <text:p>9.56E-01</text:p>
          </table:table-cell>
          <table:table-cell table:style-name="ce6" office:value-type="float" office:value="0.97727" calcext:value-type="float">
            <text:p>9.77E-01</text:p>
          </table:table-cell>
          <table:table-cell table:style-name="ce6" office:value-type="float" office:value="0.91952" calcext:value-type="float">
            <text:p>9.20E-01</text:p>
          </table:table-cell>
          <table:table-cell table:style-name="ce6" office:value-type="float" office:value="0.9002" calcext:value-type="float">
            <text:p>9.00E-01</text:p>
          </table:table-cell>
          <table:table-cell table:style-name="ce6" office:value-type="float" office:value="0.9232" calcext:value-type="float">
            <text:p>9.23E-01</text:p>
          </table:table-cell>
          <table:table-cell table:style-name="ce6" office:value-type="float" office:value="0.89992" calcext:value-type="float">
            <text:p>9.00E-01</text:p>
          </table:table-cell>
          <table:table-cell table:style-name="ce6" office:value-type="float" office:value="0" calcext:value-type="float">
            <text:p>0.00E+00</text:p>
          </table:table-cell>
          <table:table-cell table:style-name="ce6" office:value-type="float" office:value="0.79333" calcext:value-type="float">
            <text:p>7.93E-01</text:p>
          </table:table-cell>
          <table:table-cell table:style-name="ce6" office:value-type="float" office:value="0.67767" calcext:value-type="float">
            <text:p>6.78E-01</text:p>
          </table:table-cell>
          <table:table-cell table:style-name="ce6" office:value-type="float" office:value="0.57263" calcext:value-type="float">
            <text:p>5.73E-01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float" office:value="0.87539" calcext:value-type="float">
            <text:p>8.75E-01</text:p>
          </table:table-cell>
          <table:table-cell table:style-name="ce6" office:value-type="float" office:value="0.88788" calcext:value-type="float">
            <text:p>8.88E-01</text:p>
          </table:table-cell>
          <table:table-cell table:style-name="ce6" office:value-type="float" office:value="0.91901" calcext:value-type="float">
            <text:p>9.19E-01</text:p>
          </table:table-cell>
          <table:table-cell table:style-name="ce6" office:value-type="float" office:value="0.97405" calcext:value-type="float">
            <text:p>9.74E-01</text:p>
          </table:table-cell>
          <table:table-cell table:style-name="ce6" office:value-type="float" office:value="0.98487" calcext:value-type="float">
            <text:p>9.85E-01</text:p>
          </table:table-cell>
          <table:table-cell table:style-name="ce6" office:value-type="float" office:value="0" calcext:value-type="float">
            <text:p>0.00E+00</text:p>
          </table:table-cell>
          <table:table-cell table:style-name="ce6" office:value-type="float" office:value="0.95009" calcext:value-type="float">
            <text:p>9.50E-01</text:p>
          </table:table-cell>
          <table:table-cell table:style-name="ce6" office:value-type="float" office:value="0.93265" calcext:value-type="float">
            <text:p>9.33E-01</text:p>
          </table:table-cell>
          <table:table-cell table:style-name="ce6" office:value-type="float" office:value="0" calcext:value-type="float">
            <text:p>0.00E+00</text:p>
          </table:table-cell>
          <table:table-cell table:style-name="ce6" office:value-type="float" office:value="0.89812" calcext:value-type="float">
            <text:p>8.98E-01</text:p>
          </table:table-cell>
          <table:table-cell table:style-name="ce6" office:value-type="float" office:value="0.87792" calcext:value-type="float">
            <text:p>8.78E-01</text:p>
          </table:table-cell>
          <table:table-cell table:style-name="ce6" office:value-type="float" office:value="0" calcext:value-type="float">
            <text:p>0.00E+00</text:p>
          </table:table-cell>
          <table:table-cell table:style-name="ce6" office:value-type="float" office:value="0.84042" calcext:value-type="float">
            <text:p>8.40E-01</text:p>
          </table:table-cell>
          <table:table-cell table:style-name="ce6" office:value-type="float" office:value="0.79333" calcext:value-type="float">
            <text:p>7.93E-01</text:p>
          </table:table-cell>
          <table:table-cell table:style-name="ce6" office:value-type="float" office:value="0.70769" calcext:value-type="float">
            <text:p>7.08E-01</text:p>
          </table:table-cell>
          <table:table-cell table:style-name="ce6" office:value-type="float" office:value="0.63102" calcext:value-type="float">
            <text:p>6.31E-01</text:p>
          </table:table-cell>
          <table:table-cell table:style-name="ce6" office:value-type="float" office:value="0.54346" calcext:value-type="float">
            <text:p>5.43E-01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float" office:value="0.79596" calcext:value-type="float">
            <text:p>7.96E-01</text:p>
          </table:table-cell>
          <table:table-cell table:style-name="ce6" office:value-type="float" office:value="0.80056" calcext:value-type="float">
            <text:p>8.01E-01</text:p>
          </table:table-cell>
          <table:table-cell table:style-name="ce6" office:value-type="float" office:value="0.81134" calcext:value-type="float">
            <text:p>8.11E-01</text:p>
          </table:table-cell>
          <table:table-cell table:style-name="ce6" office:value-type="float" office:value="0.82656" calcext:value-type="float">
            <text:p>8.27E-01</text:p>
          </table:table-cell>
          <table:table-cell table:style-name="ce6" office:value-type="float" office:value="0.83824" calcext:value-type="float">
            <text:p>8.38E-01</text:p>
          </table:table-cell>
          <table:table-cell table:style-name="ce6" office:value-type="float" office:value="0.86588" calcext:value-type="float">
            <text:p>8.66E-01</text:p>
          </table:table-cell>
          <table:table-cell table:style-name="ce6" office:value-type="float" office:value="0.82248" calcext:value-type="float">
            <text:p>8.22E-01</text:p>
          </table:table-cell>
          <table:table-cell table:style-name="ce6" office:value-type="float" office:value="0.8092" calcext:value-type="float">
            <text:p>8.09E-01</text:p>
          </table:table-cell>
          <table:table-cell table:style-name="ce6" office:value-type="float" office:value="0.82634" calcext:value-type="float">
            <text:p>8.26E-01</text:p>
          </table:table-cell>
          <table:table-cell table:style-name="ce6" office:value-type="float" office:value="0.77959" calcext:value-type="float">
            <text:p>7.80E-01</text:p>
          </table:table-cell>
          <table:table-cell table:style-name="ce6" office:value-type="float" office:value="0.762" calcext:value-type="float">
            <text:p>7.62E-01</text:p>
          </table:table-cell>
          <table:table-cell table:style-name="ce6" office:value-type="float" office:value="0.77206" calcext:value-type="float">
            <text:p>7.72E-01</text:p>
          </table:table-cell>
          <table:table-cell table:style-name="ce6" office:value-type="float" office:value="0.71846" calcext:value-type="float">
            <text:p>7.18E-01</text:p>
          </table:table-cell>
          <table:table-cell table:style-name="ce6" office:value-type="float" office:value="0.67767" calcext:value-type="float">
            <text:p>6.78E-01</text:p>
          </table:table-cell>
          <table:table-cell table:style-name="ce6" office:value-type="float" office:value="0.63102" calcext:value-type="float">
            <text:p>6.31E-01</text:p>
          </table:table-cell>
          <table:table-cell table:style-name="ce6" office:value-type="float" office:value="0.57944" calcext:value-type="float">
            <text:p>5.79E-01</text:p>
          </table:table-cell>
          <table:table-cell table:style-name="ce6" office:value-type="float" office:value="0.51174" calcext:value-type="float">
            <text:p>5.12E-01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float" office:value="0.68615" calcext:value-type="float">
            <text:p>6.86E-01</text:p>
          </table:table-cell>
          <table:table-cell table:style-name="ce6" office:value-type="float" office:value="0.68692" calcext:value-type="float">
            <text:p>6.87E-01</text:p>
          </table:table-cell>
          <table:table-cell table:style-name="ce6" office:value-type="float" office:value="0.68906" calcext:value-type="float">
            <text:p>6.89E-01</text:p>
          </table:table-cell>
          <table:table-cell table:style-name="ce6" office:value-type="float" office:value="0.693" calcext:value-type="float">
            <text:p>6.93E-01</text:p>
          </table:table-cell>
          <table:table-cell table:style-name="ce6" office:value-type="float" office:value="0.69587" calcext:value-type="float">
            <text:p>6.96E-01</text:p>
          </table:table-cell>
          <table:table-cell table:style-name="ce6" office:value-type="float" office:value="0.69787" calcext:value-type="float">
            <text:p>6.98E-01</text:p>
          </table:table-cell>
          <table:table-cell table:style-name="ce6" office:value-type="float" office:value="0.68465" calcext:value-type="float">
            <text:p>6.85E-01</text:p>
          </table:table-cell>
          <table:table-cell table:style-name="ce6" office:value-type="float" office:value="0.67471" calcext:value-type="float">
            <text:p>6.75E-01</text:p>
          </table:table-cell>
          <table:table-cell table:style-name="ce6" office:value-type="float" office:value="0.66847" calcext:value-type="float">
            <text:p>6.68E-01</text:p>
          </table:table-cell>
          <table:table-cell table:style-name="ce6" office:value-type="float" office:value="0.6505" calcext:value-type="float">
            <text:p>6.51E-01</text:p>
          </table:table-cell>
          <table:table-cell table:style-name="ce6" office:value-type="float" office:value="0.63594" calcext:value-type="float">
            <text:p>6.36E-01</text:p>
          </table:table-cell>
          <table:table-cell table:style-name="ce6" office:value-type="float" office:value="0.62451" calcext:value-type="float">
            <text:p>6.25E-01</text:p>
          </table:table-cell>
          <table:table-cell table:style-name="ce6" office:value-type="float" office:value="0.59932" calcext:value-type="float">
            <text:p>5.99E-01</text:p>
          </table:table-cell>
          <table:table-cell table:style-name="ce6" office:value-type="float" office:value="0.57263" calcext:value-type="float">
            <text:p>5.73E-01</text:p>
          </table:table-cell>
          <table:table-cell table:style-name="ce6" office:value-type="float" office:value="0.54346" calcext:value-type="float">
            <text:p>5.43E-01</text:p>
          </table:table-cell>
          <table:table-cell table:style-name="ce6" office:value-type="float" office:value="0.51174" calcext:value-type="float">
            <text:p>5.12E-01</text:p>
          </table:table-cell>
          <table:table-cell table:style-name="ce6" office:value-type="float" office:value="0.46864" calcext:value-type="float">
            <text:p>4.69E-01</text:p>
          </table:table-cell>
          <table:table-cell table:number-columns-repeated="1006"/>
        </table:table-row>
        <table:table-row table:style-name="ro1">
          <table:table-cell/>
          <table:table-cell table:style-name="ce7" table:formula="of:=SUM([.B23:.B39])" office:value-type="float" office:value="18.13232" calcext:value-type="float">
            <text:p>1.81E+001</text:p>
          </table:table-cell>
          <table:table-cell table:style-name="ce7" table:formula="of:=SUM([.C23:.C39])" office:value-type="float" office:value="18.66334" calcext:value-type="float">
            <text:p>1.87E+001</text:p>
          </table:table-cell>
          <table:table-cell table:style-name="ce7" table:formula="of:=SUM([.D23:.D39])" office:value-type="float" office:value="15.75855" calcext:value-type="float">
            <text:p>1.58E+001</text:p>
          </table:table-cell>
          <table:table-cell table:style-name="ce7" table:formula="of:=SUM([.E23:.E39])" office:value-type="float" office:value="17.12622" calcext:value-type="float">
            <text:p>1.71E+001</text:p>
          </table:table-cell>
          <table:table-cell table:style-name="ce7" table:formula="of:=SUM([.F23:.F39])" office:value-type="float" office:value="19.43469" calcext:value-type="float">
            <text:p>1.94E+001</text:p>
          </table:table-cell>
          <table:table-cell table:style-name="ce7" table:formula="of:=SUM([.G23:.G39])" office:value-type="float" office:value="13.64225" calcext:value-type="float">
            <text:p>1.36E+001</text:p>
          </table:table-cell>
          <table:table-cell table:style-name="ce7" table:formula="of:=SUM([.H23:.H39])" office:value-type="float" office:value="18.73556" calcext:value-type="float">
            <text:p>1.87E+001</text:p>
          </table:table-cell>
          <table:table-cell table:style-name="ce7" table:formula="of:=SUM([.I23:.I39])" office:value-type="float" office:value="18.38833" calcext:value-type="float">
            <text:p>1.84E+001</text:p>
          </table:table-cell>
          <table:table-cell table:style-name="ce7" table:formula="of:=SUM([.J23:.J39])" office:value-type="float" office:value="12.90621" calcext:value-type="float">
            <text:p>1.29E+001</text:p>
          </table:table-cell>
          <table:table-cell table:style-name="ce7" table:formula="of:=SUM([.K23:.K39])" office:value-type="float" office:value="17.64007" calcext:value-type="float">
            <text:p>1.76E+001</text:p>
          </table:table-cell>
          <table:table-cell table:style-name="ce7" table:formula="of:=SUM([.L23:.L39])" office:value-type="float" office:value="17.19504" calcext:value-type="float">
            <text:p>1.72E+001</text:p>
          </table:table-cell>
          <table:table-cell table:style-name="ce7" table:formula="of:=SUM([.M23:.M39])" office:value-type="float" office:value="11.9904" calcext:value-type="float">
            <text:p>1.20E+001</text:p>
          </table:table-cell>
          <table:table-cell table:style-name="ce7" table:formula="of:=SUM([.N23:.N39])" office:value-type="float" office:value="16.31687" calcext:value-type="float">
            <text:p>1.63E+001</text:p>
          </table:table-cell>
          <table:table-cell table:style-name="ce7" table:formula="of:=SUM([.O23:.O39])" office:value-type="float" office:value="13.64231" calcext:value-type="float">
            <text:p>1.36E+001</text:p>
          </table:table-cell>
          <table:table-cell table:style-name="ce7" table:formula="of:=SUM([.P23:.P39])" office:value-type="float" office:value="11.8159" calcext:value-type="float">
            <text:p>1.18E+001</text:p>
          </table:table-cell>
          <table:table-cell table:style-name="ce7" table:formula="of:=SUM([.Q23:.Q39])" office:value-type="float" office:value="12.82854" calcext:value-type="float">
            <text:p>1.28E+001</text:p>
          </table:table-cell>
          <table:table-cell table:style-name="ce7" table:formula="of:=SUM([.R23:.R39])" office:value-type="float" office:value="10.78344" calcext:value-type="float">
            <text:p>1.08E+001</text:p>
          </table:table-cell>
          <table:table-cell table:formula="of:=SUM([.B40:.R40])" office:value-type="float" office:value="265.00004" calcext:value-type="float">
            <text:p>265.00004</text:p>
          </table:table-cell>
          <table:table-cell table:number-columns-repeated="1005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inner_uo2.B2:inner_uo2.R18">
            <calcext:color-scale>
              <calcext:color-scale-entry calcext:value="0" calcext:type="minimum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table table:name="outer_uo2" table:style-name="ta1">
        <table:table-column table:style-name="co1" table:number-columns-repeated="1024" table:default-cell-style-name="ce4"/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float" office:value="0.79623" calcext:value-type="float">
            <text:p>7.96E-01</text:p>
          </table:table-cell>
          <table:table-cell table:style-name="ce8" office:value-type="float" office:value="0.79286" calcext:value-type="float">
            <text:p>7.93E-01</text:p>
          </table:table-cell>
          <table:table-cell table:style-name="ce8" office:value-type="float" office:value="0.77471" calcext:value-type="float">
            <text:p>7.75E-01</text:p>
          </table:table-cell>
          <table:table-cell table:style-name="ce8" office:value-type="float" office:value="0.75341" calcext:value-type="float">
            <text:p>7.53E-01</text:p>
          </table:table-cell>
          <table:table-cell table:style-name="ce8" office:value-type="float" office:value="0.72913" calcext:value-type="float">
            <text:p>7.29E-01</text:p>
          </table:table-cell>
          <table:table-cell table:style-name="ce8" office:value-type="float" office:value="0.7033" calcext:value-type="float">
            <text:p>7.03E-01</text:p>
          </table:table-cell>
          <table:table-cell table:style-name="ce8" office:value-type="float" office:value="0.66266" calcext:value-type="float">
            <text:p>6.63E-01</text:p>
          </table:table-cell>
          <table:table-cell table:style-name="ce8" office:value-type="float" office:value="0.62495" calcext:value-type="float">
            <text:p>6.25E-01</text:p>
          </table:table-cell>
          <table:table-cell table:style-name="ce8" office:value-type="float" office:value="0.59105" calcext:value-type="float">
            <text:p>5.91E-01</text:p>
          </table:table-cell>
          <table:table-cell table:style-name="ce8" office:value-type="float" office:value="0.54807" calcext:value-type="float">
            <text:p>5.48E-01</text:p>
          </table:table-cell>
          <table:table-cell table:style-name="ce8" office:value-type="float" office:value="0.50877" calcext:value-type="float">
            <text:p>5.09E-01</text:p>
          </table:table-cell>
          <table:table-cell table:style-name="ce8" office:value-type="float" office:value="0.47378" calcext:value-type="float">
            <text:p>4.74E-01</text:p>
          </table:table-cell>
          <table:table-cell table:style-name="ce8" office:value-type="float" office:value="0.43246" calcext:value-type="float">
            <text:p>4.32E-01</text:p>
          </table:table-cell>
          <table:table-cell table:style-name="ce8" office:value-type="float" office:value="0.39733" calcext:value-type="float">
            <text:p>3.97E-01</text:p>
          </table:table-cell>
          <table:table-cell table:style-name="ce8" office:value-type="float" office:value="0.37695" calcext:value-type="float">
            <text:p>3.77E-01</text:p>
          </table:table-cell>
          <table:table-cell table:style-name="ce8" office:value-type="float" office:value="0.39443" calcext:value-type="float">
            <text:p>3.94E-01</text:p>
          </table:table-cell>
          <table:table-cell table:style-name="ce8" office:value-type="float" office:value="0.50799" calcext:value-type="float">
            <text:p>5.08E-01</text:p>
          </table:table-cell>
          <table:table-cell table:number-columns-repeated="1006"/>
        </table:table-row>
        <table:table-row table:style-name="ro1">
          <table:table-cell/>
          <table:table-cell table:style-name="ce8" office:value-type="float" office:value="0.79286" calcext:value-type="float">
            <text:p>7.93E-01</text:p>
          </table:table-cell>
          <table:table-cell table:style-name="ce8" office:value-type="float" office:value="0.83022" calcext:value-type="float">
            <text:p>8.30E-01</text:p>
          </table:table-cell>
          <table:table-cell table:style-name="ce8" office:value-type="float" office:value="0.8358" calcext:value-type="float">
            <text:p>8.36E-01</text:p>
          </table:table-cell>
          <table:table-cell table:style-name="ce8" office:value-type="float" office:value="0.83058" calcext:value-type="float">
            <text:p>8.31E-01</text:p>
          </table:table-cell>
          <table:table-cell table:style-name="ce8" office:value-type="float" office:value="0.81609" calcext:value-type="float">
            <text:p>8.16E-01</text:p>
          </table:table-cell>
          <table:table-cell table:style-name="ce8" office:value-type="float" office:value="0.81338" calcext:value-type="float">
            <text:p>8.13E-01</text:p>
          </table:table-cell>
          <table:table-cell table:style-name="ce8" office:value-type="float" office:value="0.7449" calcext:value-type="float">
            <text:p>7.45E-01</text:p>
          </table:table-cell>
          <table:table-cell table:style-name="ce8" office:value-type="float" office:value="0.70222" calcext:value-type="float">
            <text:p>7.02E-01</text:p>
          </table:table-cell>
          <table:table-cell table:style-name="ce8" office:value-type="float" office:value="0.68523" calcext:value-type="float">
            <text:p>6.85E-01</text:p>
          </table:table-cell>
          <table:table-cell table:style-name="ce8" office:value-type="float" office:value="0.61771" calcext:value-type="float">
            <text:p>6.18E-01</text:p>
          </table:table-cell>
          <table:table-cell table:style-name="ce8" office:value-type="float" office:value="0.57367" calcext:value-type="float">
            <text:p>5.74E-01</text:p>
          </table:table-cell>
          <table:table-cell table:style-name="ce8" office:value-type="float" office:value="0.55188" calcext:value-type="float">
            <text:p>5.52E-01</text:p>
          </table:table-cell>
          <table:table-cell table:style-name="ce8" office:value-type="float" office:value="0.49048" calcext:value-type="float">
            <text:p>4.90E-01</text:p>
          </table:table-cell>
          <table:table-cell table:style-name="ce8" office:value-type="float" office:value="0.4467" calcext:value-type="float">
            <text:p>4.47E-01</text:p>
          </table:table-cell>
          <table:table-cell table:style-name="ce8" office:value-type="float" office:value="0.41846" calcext:value-type="float">
            <text:p>4.18E-01</text:p>
          </table:table-cell>
          <table:table-cell table:style-name="ce8" office:value-type="float" office:value="0.42966" calcext:value-type="float">
            <text:p>4.30E-01</text:p>
          </table:table-cell>
          <table:table-cell table:style-name="ce8" office:value-type="float" office:value="0.53571" calcext:value-type="float">
            <text:p>5.36E-01</text:p>
          </table:table-cell>
          <table:table-cell table:number-columns-repeated="1006"/>
        </table:table-row>
        <table:table-row table:style-name="ro1">
          <table:table-cell/>
          <table:table-cell table:style-name="ce8" office:value-type="float" office:value="0.77471" calcext:value-type="float">
            <text:p>7.75E-01</text:p>
          </table:table-cell>
          <table:table-cell table:style-name="ce8" office:value-type="float" office:value="0.8358" calcext:value-type="float">
            <text:p>8.36E-01</text:p>
          </table:table-cell>
          <table:table-cell table:style-name="ce8" office:value-type="float" office:value="0.86966" calcext:value-type="float">
            <text:p>8.70E-01</text:p>
          </table:table-cell>
          <table:table-cell table:style-name="ce8" office:value-type="float" office:value="0.90576" calcext:value-type="float">
            <text:p>9.06E-01</text:p>
          </table:table-cell>
          <table:table-cell table:style-name="ce8" office:value-type="float" office:value="0.89341" calcext:value-type="float">
            <text:p>8.93E-01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0.80741" calcext:value-type="float">
            <text:p>8.07E-01</text:p>
          </table:table-cell>
          <table:table-cell table:style-name="ce8" office:value-type="float" office:value="0.75964" calcext:value-type="float">
            <text:p>7.60E-01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0.67053" calcext:value-type="float">
            <text:p>6.71E-01</text:p>
          </table:table-cell>
          <table:table-cell table:style-name="ce8" office:value-type="float" office:value="0.62252" calcext:value-type="float">
            <text:p>6.23E-01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0.5424" calcext:value-type="float">
            <text:p>5.42E-01</text:p>
          </table:table-cell>
          <table:table-cell table:style-name="ce8" office:value-type="float" office:value="0.49463" calcext:value-type="float">
            <text:p>4.95E-01</text:p>
          </table:table-cell>
          <table:table-cell table:style-name="ce8" office:value-type="float" office:value="0.44518" calcext:value-type="float">
            <text:p>4.45E-01</text:p>
          </table:table-cell>
          <table:table-cell table:style-name="ce8" office:value-type="float" office:value="0.44463" calcext:value-type="float">
            <text:p>4.45E-01</text:p>
          </table:table-cell>
          <table:table-cell table:style-name="ce8" office:value-type="float" office:value="0.54243" calcext:value-type="float">
            <text:p>5.42E-01</text:p>
          </table:table-cell>
          <table:table-cell table:number-columns-repeated="1006"/>
        </table:table-row>
        <table:table-row table:style-name="ro1">
          <table:table-cell/>
          <table:table-cell table:style-name="ce8" office:value-type="float" office:value="0.75341" calcext:value-type="float">
            <text:p>7.53E-01</text:p>
          </table:table-cell>
          <table:table-cell table:style-name="ce8" office:value-type="float" office:value="0.83058" calcext:value-type="float">
            <text:p>8.31E-01</text:p>
          </table:table-cell>
          <table:table-cell table:style-name="ce8" office:value-type="float" office:value="0.90576" calcext:value-type="float">
            <text:p>9.06E-01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0.89919" calcext:value-type="float">
            <text:p>8.99E-01</text:p>
          </table:table-cell>
          <table:table-cell table:style-name="ce8" office:value-type="float" office:value="0.85831" calcext:value-type="float">
            <text:p>8.58E-01</text:p>
          </table:table-cell>
          <table:table-cell table:style-name="ce8" office:value-type="float" office:value="0.77506" calcext:value-type="float">
            <text:p>7.75E-01</text:p>
          </table:table-cell>
          <table:table-cell table:style-name="ce8" office:value-type="float" office:value="0.7296" calcext:value-type="float">
            <text:p>7.30E-01</text:p>
          </table:table-cell>
          <table:table-cell table:style-name="ce8" office:value-type="float" office:value="0.71604" calcext:value-type="float">
            <text:p>7.16E-01</text:p>
          </table:table-cell>
          <table:table-cell table:style-name="ce8" office:value-type="float" office:value="0.64399" calcext:value-type="float">
            <text:p>6.44E-01</text:p>
          </table:table-cell>
          <table:table-cell table:style-name="ce8" office:value-type="float" office:value="0.60035" calcext:value-type="float">
            <text:p>6.00E-01</text:p>
          </table:table-cell>
          <table:table-cell table:style-name="ce8" office:value-type="float" office:value="0.58727" calcext:value-type="float">
            <text:p>5.87E-01</text:p>
          </table:table-cell>
          <table:table-cell table:style-name="ce8" office:value-type="float" office:value="0.54666" calcext:value-type="float">
            <text:p>5.47E-01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0.47128" calcext:value-type="float">
            <text:p>4.71E-01</text:p>
          </table:table-cell>
          <table:table-cell table:style-name="ce8" office:value-type="float" office:value="0.45046" calcext:value-type="float">
            <text:p>4.50E-01</text:p>
          </table:table-cell>
          <table:table-cell table:style-name="ce8" office:value-type="float" office:value="0.53912" calcext:value-type="float">
            <text:p>5.39E-01</text:p>
          </table:table-cell>
          <table:table-cell table:number-columns-repeated="1006"/>
        </table:table-row>
        <table:table-row table:style-name="ro1">
          <table:table-cell/>
          <table:table-cell table:style-name="ce8" office:value-type="float" office:value="0.72913" calcext:value-type="float">
            <text:p>7.29E-01</text:p>
          </table:table-cell>
          <table:table-cell table:style-name="ce8" office:value-type="float" office:value="0.81609" calcext:value-type="float">
            <text:p>8.16E-01</text:p>
          </table:table-cell>
          <table:table-cell table:style-name="ce8" office:value-type="float" office:value="0.89341" calcext:value-type="float">
            <text:p>8.93E-01</text:p>
          </table:table-cell>
          <table:table-cell table:style-name="ce8" office:value-type="float" office:value="0.89919" calcext:value-type="float">
            <text:p>8.99E-01</text:p>
          </table:table-cell>
          <table:table-cell table:style-name="ce8" office:value-type="float" office:value="0.84693" calcext:value-type="float">
            <text:p>8.47E-01</text:p>
          </table:table-cell>
          <table:table-cell table:style-name="ce8" office:value-type="float" office:value="0.83179" calcext:value-type="float">
            <text:p>8.32E-01</text:p>
          </table:table-cell>
          <table:table-cell table:style-name="ce8" office:value-type="float" office:value="0.75611" calcext:value-type="float">
            <text:p>7.56E-01</text:p>
          </table:table-cell>
          <table:table-cell table:style-name="ce8" office:value-type="float" office:value="0.71325" calcext:value-type="float">
            <text:p>7.13E-01</text:p>
          </table:table-cell>
          <table:table-cell table:style-name="ce8" office:value-type="float" office:value="0.70015" calcext:value-type="float">
            <text:p>7.00E-01</text:p>
          </table:table-cell>
          <table:table-cell table:style-name="ce8" office:value-type="float" office:value="0.63068" calcext:value-type="float">
            <text:p>6.31E-01</text:p>
          </table:table-cell>
          <table:table-cell table:style-name="ce8" office:value-type="float" office:value="0.58803" calcext:value-type="float">
            <text:p>5.88E-01</text:p>
          </table:table-cell>
          <table:table-cell table:style-name="ce8" office:value-type="float" office:value="0.57285" calcext:value-type="float">
            <text:p>5.73E-01</text:p>
          </table:table-cell>
          <table:table-cell table:style-name="ce8" office:value-type="float" office:value="0.51983" calcext:value-type="float">
            <text:p>5.20E-01</text:p>
          </table:table-cell>
          <table:table-cell table:style-name="ce8" office:value-type="float" office:value="0.49944" calcext:value-type="float">
            <text:p>4.99E-01</text:p>
          </table:table-cell>
          <table:table-cell table:style-name="ce8" office:value-type="float" office:value="0.46972" calcext:value-type="float">
            <text:p>4.70E-01</text:p>
          </table:table-cell>
          <table:table-cell table:style-name="ce8" office:value-type="float" office:value="0.44883" calcext:value-type="float">
            <text:p>4.49E-01</text:p>
          </table:table-cell>
          <table:table-cell table:style-name="ce8" office:value-type="float" office:value="0.52951" calcext:value-type="float">
            <text:p>5.30E-01</text:p>
          </table:table-cell>
          <table:table-cell table:number-columns-repeated="1006"/>
        </table:table-row>
        <table:table-row table:style-name="ro1">
          <table:table-cell/>
          <table:table-cell table:style-name="ce8" office:value-type="float" office:value="0.7033" calcext:value-type="float">
            <text:p>7.03E-01</text:p>
          </table:table-cell>
          <table:table-cell table:style-name="ce8" office:value-type="float" office:value="0.81338" calcext:value-type="float">
            <text:p>8.13E-01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0.85831" calcext:value-type="float">
            <text:p>8.58E-01</text:p>
          </table:table-cell>
          <table:table-cell table:style-name="ce8" office:value-type="float" office:value="0.83179" calcext:value-type="float">
            <text:p>8.32E-01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0.75994" calcext:value-type="float">
            <text:p>7.60E-01</text:p>
          </table:table-cell>
          <table:table-cell table:style-name="ce8" office:value-type="float" office:value="0.71772" calcext:value-type="float">
            <text:p>7.18E-01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0.63682" calcext:value-type="float">
            <text:p>6.37E-01</text:p>
          </table:table-cell>
          <table:table-cell table:style-name="ce8" office:value-type="float" office:value="0.59242" calcext:value-type="float">
            <text:p>5.92E-01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0.51579" calcext:value-type="float">
            <text:p>5.16E-01</text:p>
          </table:table-cell>
          <table:table-cell table:style-name="ce8" office:value-type="float" office:value="0.47961" calcext:value-type="float">
            <text:p>4.80E-01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0.45158" calcext:value-type="float">
            <text:p>4.52E-01</text:p>
          </table:table-cell>
          <table:table-cell table:style-name="ce8" office:value-type="float" office:value="0.5159" calcext:value-type="float">
            <text:p>5.16E-01</text:p>
          </table:table-cell>
          <table:table-cell table:number-columns-repeated="1006"/>
        </table:table-row>
        <table:table-row table:style-name="ro1">
          <table:table-cell/>
          <table:table-cell table:style-name="ce8" office:value-type="float" office:value="0.66266" calcext:value-type="float">
            <text:p>6.63E-01</text:p>
          </table:table-cell>
          <table:table-cell table:style-name="ce8" office:value-type="float" office:value="0.7449" calcext:value-type="float">
            <text:p>7.45E-01</text:p>
          </table:table-cell>
          <table:table-cell table:style-name="ce8" office:value-type="float" office:value="0.80741" calcext:value-type="float">
            <text:p>8.07E-01</text:p>
          </table:table-cell>
          <table:table-cell table:style-name="ce8" office:value-type="float" office:value="0.77506" calcext:value-type="float">
            <text:p>7.75E-01</text:p>
          </table:table-cell>
          <table:table-cell table:style-name="ce8" office:value-type="float" office:value="0.75611" calcext:value-type="float">
            <text:p>7.56E-01</text:p>
          </table:table-cell>
          <table:table-cell table:style-name="ce8" office:value-type="float" office:value="0.75994" calcext:value-type="float">
            <text:p>7.60E-01</text:p>
          </table:table-cell>
          <table:table-cell table:style-name="ce8" office:value-type="float" office:value="0.69634" calcext:value-type="float">
            <text:p>6.96E-01</text:p>
          </table:table-cell>
          <table:table-cell table:style-name="ce8" office:value-type="float" office:value="0.65996" calcext:value-type="float">
            <text:p>6.60E-01</text:p>
          </table:table-cell>
          <table:table-cell table:style-name="ce8" office:value-type="float" office:value="0.65013" calcext:value-type="float">
            <text:p>6.50E-01</text:p>
          </table:table-cell>
          <table:table-cell table:style-name="ce8" office:value-type="float" office:value="0.58572" calcext:value-type="float">
            <text:p>5.86E-01</text:p>
          </table:table-cell>
          <table:table-cell table:style-name="ce8" office:value-type="float" office:value="0.54569" calcext:value-type="float">
            <text:p>5.46E-01</text:p>
          </table:table-cell>
          <table:table-cell table:style-name="ce8" office:value-type="float" office:value="0.52959" calcext:value-type="float">
            <text:p>5.30E-01</text:p>
          </table:table-cell>
          <table:table-cell table:style-name="ce8" office:value-type="float" office:value="0.47158" calcext:value-type="float">
            <text:p>4.72E-01</text:p>
          </table:table-cell>
          <table:table-cell table:style-name="ce8" office:value-type="float" office:value="0.43754" calcext:value-type="float">
            <text:p>4.38E-01</text:p>
          </table:table-cell>
          <table:table-cell table:style-name="ce8" office:value-type="float" office:value="0.43201" calcext:value-type="float">
            <text:p>4.32E-01</text:p>
          </table:table-cell>
          <table:table-cell table:style-name="ce8" office:value-type="float" office:value="0.41884" calcext:value-type="float">
            <text:p>4.19E-01</text:p>
          </table:table-cell>
          <table:table-cell table:style-name="ce8" office:value-type="float" office:value="0.49333" calcext:value-type="float">
            <text:p>4.93E-01</text:p>
          </table:table-cell>
          <table:table-cell table:number-columns-repeated="1006"/>
        </table:table-row>
        <table:table-row table:style-name="ro1">
          <table:table-cell/>
          <table:table-cell table:style-name="ce8" office:value-type="float" office:value="0.62495" calcext:value-type="float">
            <text:p>6.25E-01</text:p>
          </table:table-cell>
          <table:table-cell table:style-name="ce8" office:value-type="float" office:value="0.70222" calcext:value-type="float">
            <text:p>7.02E-01</text:p>
          </table:table-cell>
          <table:table-cell table:style-name="ce8" office:value-type="float" office:value="0.75964" calcext:value-type="float">
            <text:p>7.60E-01</text:p>
          </table:table-cell>
          <table:table-cell table:style-name="ce8" office:value-type="float" office:value="0.7296" calcext:value-type="float">
            <text:p>7.30E-01</text:p>
          </table:table-cell>
          <table:table-cell table:style-name="ce8" office:value-type="float" office:value="0.71325" calcext:value-type="float">
            <text:p>7.13E-01</text:p>
          </table:table-cell>
          <table:table-cell table:style-name="ce8" office:value-type="float" office:value="0.71772" calcext:value-type="float">
            <text:p>7.18E-01</text:p>
          </table:table-cell>
          <table:table-cell table:style-name="ce8" office:value-type="float" office:value="0.65996" calcext:value-type="float">
            <text:p>6.60E-01</text:p>
          </table:table-cell>
          <table:table-cell table:style-name="ce8" office:value-type="float" office:value="0.62637" calcext:value-type="float">
            <text:p>6.26E-01</text:p>
          </table:table-cell>
          <table:table-cell table:style-name="ce8" office:value-type="float" office:value="0.61688" calcext:value-type="float">
            <text:p>6.17E-01</text:p>
          </table:table-cell>
          <table:table-cell table:style-name="ce8" office:value-type="float" office:value="0.55679" calcext:value-type="float">
            <text:p>5.57E-01</text:p>
          </table:table-cell>
          <table:table-cell table:style-name="ce8" office:value-type="float" office:value="0.51896" calcext:value-type="float">
            <text:p>5.19E-01</text:p>
          </table:table-cell>
          <table:table-cell table:style-name="ce8" office:value-type="float" office:value="0.5027" calcext:value-type="float">
            <text:p>5.03E-01</text:p>
          </table:table-cell>
          <table:table-cell table:style-name="ce8" office:value-type="float" office:value="0.44762" calcext:value-type="float">
            <text:p>4.48E-01</text:p>
          </table:table-cell>
          <table:table-cell table:style-name="ce8" office:value-type="float" office:value="0.41501" calcext:value-type="float">
            <text:p>4.15E-01</text:p>
          </table:table-cell>
          <table:table-cell table:style-name="ce8" office:value-type="float" office:value="0.41015" calcext:value-type="float">
            <text:p>4.10E-01</text:p>
          </table:table-cell>
          <table:table-cell table:style-name="ce8" office:value-type="float" office:value="0.39887" calcext:value-type="float">
            <text:p>3.99E-01</text:p>
          </table:table-cell>
          <table:table-cell table:style-name="ce8" office:value-type="float" office:value="0.47055" calcext:value-type="float">
            <text:p>4.71E-01</text:p>
          </table:table-cell>
          <table:table-cell table:number-columns-repeated="1006"/>
        </table:table-row>
        <table:table-row table:style-name="ro1">
          <table:table-cell/>
          <table:table-cell table:style-name="ce8" office:value-type="float" office:value="0.59105" calcext:value-type="float">
            <text:p>5.91E-01</text:p>
          </table:table-cell>
          <table:table-cell table:style-name="ce8" office:value-type="float" office:value="0.68523" calcext:value-type="float">
            <text:p>6.85E-01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0.71604" calcext:value-type="float">
            <text:p>7.16E-01</text:p>
          </table:table-cell>
          <table:table-cell table:style-name="ce8" office:value-type="float" office:value="0.70015" calcext:value-type="float">
            <text:p>7.00E-01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0.65013" calcext:value-type="float">
            <text:p>6.50E-01</text:p>
          </table:table-cell>
          <table:table-cell table:style-name="ce8" office:value-type="float" office:value="0.61688" calcext:value-type="float">
            <text:p>6.17E-01</text:p>
          </table:table-cell>
          <table:table-cell table:style-name="ce8" office:value-type="float" office:value="0.00002" calcext:value-type="float">
            <text:p>2.00E-05</text:p>
          </table:table-cell>
          <table:table-cell table:style-name="ce8" office:value-type="float" office:value="0.5499" calcext:value-type="float">
            <text:p>5.50E-01</text:p>
          </table:table-cell>
          <table:table-cell table:style-name="ce8" office:value-type="float" office:value="0.51182" calcext:value-type="float">
            <text:p>5.12E-01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0.44232" calcext:value-type="float">
            <text:p>4.42E-01</text:p>
          </table:table-cell>
          <table:table-cell table:style-name="ce8" office:value-type="float" office:value="0.40887" calcext:value-type="float">
            <text:p>4.09E-01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0.39168" calcext:value-type="float">
            <text:p>3.92E-01</text:p>
          </table:table-cell>
          <table:table-cell table:style-name="ce8" office:value-type="float" office:value="0.44822" calcext:value-type="float">
            <text:p>4.48E-01</text:p>
          </table:table-cell>
          <table:table-cell table:number-columns-repeated="1006"/>
        </table:table-row>
        <table:table-row table:style-name="ro1">
          <table:table-cell/>
          <table:table-cell table:style-name="ce8" office:value-type="float" office:value="0.54807" calcext:value-type="float">
            <text:p>5.48E-01</text:p>
          </table:table-cell>
          <table:table-cell table:style-name="ce8" office:value-type="float" office:value="0.61771" calcext:value-type="float">
            <text:p>6.18E-01</text:p>
          </table:table-cell>
          <table:table-cell table:style-name="ce8" office:value-type="float" office:value="0.67053" calcext:value-type="float">
            <text:p>6.71E-01</text:p>
          </table:table-cell>
          <table:table-cell table:style-name="ce8" office:value-type="float" office:value="0.64399" calcext:value-type="float">
            <text:p>6.44E-01</text:p>
          </table:table-cell>
          <table:table-cell table:style-name="ce8" office:value-type="float" office:value="0.63068" calcext:value-type="float">
            <text:p>6.31E-01</text:p>
          </table:table-cell>
          <table:table-cell table:style-name="ce8" office:value-type="float" office:value="0.63682" calcext:value-type="float">
            <text:p>6.37E-01</text:p>
          </table:table-cell>
          <table:table-cell table:style-name="ce8" office:value-type="float" office:value="0.58572" calcext:value-type="float">
            <text:p>5.86E-01</text:p>
          </table:table-cell>
          <table:table-cell table:style-name="ce8" office:value-type="float" office:value="0.55679" calcext:value-type="float">
            <text:p>5.57E-01</text:p>
          </table:table-cell>
          <table:table-cell table:style-name="ce8" office:value-type="float" office:value="0.5499" calcext:value-type="float">
            <text:p>5.50E-01</text:p>
          </table:table-cell>
          <table:table-cell table:style-name="ce8" office:value-type="float" office:value="0.49619" calcext:value-type="float">
            <text:p>4.96E-01</text:p>
          </table:table-cell>
          <table:table-cell table:style-name="ce8" office:value-type="float" office:value="0.46286" calcext:value-type="float">
            <text:p>4.63E-01</text:p>
          </table:table-cell>
          <table:table-cell table:style-name="ce8" office:value-type="float" office:value="0.44934" calcext:value-type="float">
            <text:p>4.49E-01</text:p>
          </table:table-cell>
          <table:table-cell table:style-name="ce8" office:value-type="float" office:value="0.39974" calcext:value-type="float">
            <text:p>4.00E-01</text:p>
          </table:table-cell>
          <table:table-cell table:style-name="ce8" office:value-type="float" office:value="0.37069" calcext:value-type="float">
            <text:p>3.71E-01</text:p>
          </table:table-cell>
          <table:table-cell table:style-name="ce8" office:value-type="float" office:value="0.36707" calcext:value-type="float">
            <text:p>3.67E-01</text:p>
          </table:table-cell>
          <table:table-cell table:style-name="ce8" office:value-type="float" office:value="0.3566" calcext:value-type="float">
            <text:p>3.57E-01</text:p>
          </table:table-cell>
          <table:table-cell table:style-name="ce8" office:value-type="float" office:value="0.42026" calcext:value-type="float">
            <text:p>4.20E-01</text:p>
          </table:table-cell>
          <table:table-cell table:number-columns-repeated="1006"/>
        </table:table-row>
        <table:table-row table:style-name="ro1">
          <table:table-cell/>
          <table:table-cell table:style-name="ce8" office:value-type="float" office:value="0.50877" calcext:value-type="float">
            <text:p>5.09E-01</text:p>
          </table:table-cell>
          <table:table-cell table:style-name="ce8" office:value-type="float" office:value="0.57367" calcext:value-type="float">
            <text:p>5.74E-01</text:p>
          </table:table-cell>
          <table:table-cell table:style-name="ce8" office:value-type="float" office:value="0.62252" calcext:value-type="float">
            <text:p>6.23E-01</text:p>
          </table:table-cell>
          <table:table-cell table:style-name="ce8" office:value-type="float" office:value="0.60035" calcext:value-type="float">
            <text:p>6.00E-01</text:p>
          </table:table-cell>
          <table:table-cell table:style-name="ce8" office:value-type="float" office:value="0.58803" calcext:value-type="float">
            <text:p>5.88E-01</text:p>
          </table:table-cell>
          <table:table-cell table:style-name="ce8" office:value-type="float" office:value="0.59242" calcext:value-type="float">
            <text:p>5.92E-01</text:p>
          </table:table-cell>
          <table:table-cell table:style-name="ce8" office:value-type="float" office:value="0.54569" calcext:value-type="float">
            <text:p>5.46E-01</text:p>
          </table:table-cell>
          <table:table-cell table:style-name="ce8" office:value-type="float" office:value="0.51896" calcext:value-type="float">
            <text:p>5.19E-01</text:p>
          </table:table-cell>
          <table:table-cell table:style-name="ce8" office:value-type="float" office:value="0.51182" calcext:value-type="float">
            <text:p>5.12E-01</text:p>
          </table:table-cell>
          <table:table-cell table:style-name="ce8" office:value-type="float" office:value="0.46286" calcext:value-type="float">
            <text:p>4.63E-01</text:p>
          </table:table-cell>
          <table:table-cell table:style-name="ce8" office:value-type="float" office:value="0.43213" calcext:value-type="float">
            <text:p>4.32E-01</text:p>
          </table:table-cell>
          <table:table-cell table:style-name="ce8" office:value-type="float" office:value="0.41927" calcext:value-type="float">
            <text:p>4.19E-01</text:p>
          </table:table-cell>
          <table:table-cell table:style-name="ce8" office:value-type="float" office:value="0.37415" calcext:value-type="float">
            <text:p>3.74E-01</text:p>
          </table:table-cell>
          <table:table-cell table:style-name="ce8" office:value-type="float" office:value="0.34747" calcext:value-type="float">
            <text:p>3.47E-01</text:p>
          </table:table-cell>
          <table:table-cell table:style-name="ce8" office:value-type="float" office:value="0.34305" calcext:value-type="float">
            <text:p>3.43E-01</text:p>
          </table:table-cell>
          <table:table-cell table:style-name="ce8" office:value-type="float" office:value="0.33344" calcext:value-type="float">
            <text:p>3.33E-01</text:p>
          </table:table-cell>
          <table:table-cell table:style-name="ce8" office:value-type="float" office:value="0.393" calcext:value-type="float">
            <text:p>3.93E-01</text:p>
          </table:table-cell>
          <table:table-cell table:number-columns-repeated="1006"/>
        </table:table-row>
        <table:table-row table:style-name="ro1">
          <table:table-cell/>
          <table:table-cell table:style-name="ce8" office:value-type="float" office:value="0.47378" calcext:value-type="float">
            <text:p>4.74E-01</text:p>
          </table:table-cell>
          <table:table-cell table:style-name="ce8" office:value-type="float" office:value="0.55188" calcext:value-type="float">
            <text:p>5.52E-01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0.58727" calcext:value-type="float">
            <text:p>5.87E-01</text:p>
          </table:table-cell>
          <table:table-cell table:style-name="ce8" office:value-type="float" office:value="0.57285" calcext:value-type="float">
            <text:p>5.73E-01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0.52959" calcext:value-type="float">
            <text:p>5.30E-01</text:p>
          </table:table-cell>
          <table:table-cell table:style-name="ce8" office:value-type="float" office:value="0.5027" calcext:value-type="float">
            <text:p>5.03E-01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0.44934" calcext:value-type="float">
            <text:p>4.49E-01</text:p>
          </table:table-cell>
          <table:table-cell table:style-name="ce8" office:value-type="float" office:value="0.41927" calcext:value-type="float">
            <text:p>4.19E-01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0.36599" calcext:value-type="float">
            <text:p>3.66E-01</text:p>
          </table:table-cell>
          <table:table-cell table:style-name="ce8" office:value-type="float" office:value="0.34052" calcext:value-type="float">
            <text:p>3.41E-01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0.32171" calcext:value-type="float">
            <text:p>3.22E-01</text:p>
          </table:table-cell>
          <table:table-cell table:style-name="ce8" office:value-type="float" office:value="0.36688" calcext:value-type="float">
            <text:p>3.67E-01</text:p>
          </table:table-cell>
          <table:table-cell table:number-columns-repeated="1006"/>
        </table:table-row>
        <table:table-row table:style-name="ro1">
          <table:table-cell/>
          <table:table-cell table:style-name="ce8" office:value-type="float" office:value="0.43246" calcext:value-type="float">
            <text:p>4.32E-01</text:p>
          </table:table-cell>
          <table:table-cell table:style-name="ce8" office:value-type="float" office:value="0.49048" calcext:value-type="float">
            <text:p>4.90E-01</text:p>
          </table:table-cell>
          <table:table-cell table:style-name="ce8" office:value-type="float" office:value="0.5424" calcext:value-type="float">
            <text:p>5.42E-01</text:p>
          </table:table-cell>
          <table:table-cell table:style-name="ce8" office:value-type="float" office:value="0.54666" calcext:value-type="float">
            <text:p>5.47E-01</text:p>
          </table:table-cell>
          <table:table-cell table:style-name="ce8" office:value-type="float" office:value="0.51983" calcext:value-type="float">
            <text:p>5.20E-01</text:p>
          </table:table-cell>
          <table:table-cell table:style-name="ce8" office:value-type="float" office:value="0.51579" calcext:value-type="float">
            <text:p>5.16E-01</text:p>
          </table:table-cell>
          <table:table-cell table:style-name="ce8" office:value-type="float" office:value="0.47158" calcext:value-type="float">
            <text:p>4.72E-01</text:p>
          </table:table-cell>
          <table:table-cell table:style-name="ce8" office:value-type="float" office:value="0.44762" calcext:value-type="float">
            <text:p>4.48E-01</text:p>
          </table:table-cell>
          <table:table-cell table:style-name="ce8" office:value-type="float" office:value="0.44232" calcext:value-type="float">
            <text:p>4.42E-01</text:p>
          </table:table-cell>
          <table:table-cell table:style-name="ce8" office:value-type="float" office:value="0.39974" calcext:value-type="float">
            <text:p>4.00E-01</text:p>
          </table:table-cell>
          <table:table-cell table:style-name="ce8" office:value-type="float" office:value="0.37415" calcext:value-type="float">
            <text:p>3.74E-01</text:p>
          </table:table-cell>
          <table:table-cell table:style-name="ce8" office:value-type="float" office:value="0.36599" calcext:value-type="float">
            <text:p>3.66E-01</text:p>
          </table:table-cell>
          <table:table-cell table:style-name="ce8" office:value-type="float" office:value="0.332" calcext:value-type="float">
            <text:p>3.32E-01</text:p>
          </table:table-cell>
          <table:table-cell table:style-name="ce8" office:value-type="float" office:value="0.31872" calcext:value-type="float">
            <text:p>3.19E-01</text:p>
          </table:table-cell>
          <table:table-cell table:style-name="ce8" office:value-type="float" office:value="0.30158" calcext:value-type="float">
            <text:p>3.02E-01</text:p>
          </table:table-cell>
          <table:table-cell table:style-name="ce8" office:value-type="float" office:value="0.28746" calcext:value-type="float">
            <text:p>2.87E-01</text:p>
          </table:table-cell>
          <table:table-cell table:style-name="ce8" office:value-type="float" office:value="0.33661" calcext:value-type="float">
            <text:p>3.37E-01</text:p>
          </table:table-cell>
          <table:table-cell table:number-columns-repeated="1006"/>
        </table:table-row>
        <table:table-row table:style-name="ro1">
          <table:table-cell/>
          <table:table-cell table:style-name="ce8" office:value-type="float" office:value="0.39733" calcext:value-type="float">
            <text:p>3.97E-01</text:p>
          </table:table-cell>
          <table:table-cell table:style-name="ce8" office:value-type="float" office:value="0.4467" calcext:value-type="float">
            <text:p>4.47E-01</text:p>
          </table:table-cell>
          <table:table-cell table:style-name="ce8" office:value-type="float" office:value="0.49463" calcext:value-type="float">
            <text:p>4.95E-01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0.49944" calcext:value-type="float">
            <text:p>4.99E-01</text:p>
          </table:table-cell>
          <table:table-cell table:style-name="ce8" office:value-type="float" office:value="0.47961" calcext:value-type="float">
            <text:p>4.80E-01</text:p>
          </table:table-cell>
          <table:table-cell table:style-name="ce8" office:value-type="float" office:value="0.43754" calcext:value-type="float">
            <text:p>4.38E-01</text:p>
          </table:table-cell>
          <table:table-cell table:style-name="ce8" office:value-type="float" office:value="0.41501" calcext:value-type="float">
            <text:p>4.15E-01</text:p>
          </table:table-cell>
          <table:table-cell table:style-name="ce8" office:value-type="float" office:value="0.40887" calcext:value-type="float">
            <text:p>4.09E-01</text:p>
          </table:table-cell>
          <table:table-cell table:style-name="ce8" office:value-type="float" office:value="0.37069" calcext:value-type="float">
            <text:p>3.71E-01</text:p>
          </table:table-cell>
          <table:table-cell table:style-name="ce8" office:value-type="float" office:value="0.34747" calcext:value-type="float">
            <text:p>3.47E-01</text:p>
          </table:table-cell>
          <table:table-cell table:style-name="ce8" office:value-type="float" office:value="0.34052" calcext:value-type="float">
            <text:p>3.41E-01</text:p>
          </table:table-cell>
          <table:table-cell table:style-name="ce8" office:value-type="float" office:value="0.31872" calcext:value-type="float">
            <text:p>3.19E-01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0.27578" calcext:value-type="float">
            <text:p>2.76E-01</text:p>
          </table:table-cell>
          <table:table-cell table:style-name="ce8" office:value-type="float" office:value="0.26149" calcext:value-type="float">
            <text:p>2.61E-01</text:p>
          </table:table-cell>
          <table:table-cell table:style-name="ce8" office:value-type="float" office:value="0.30797" calcext:value-type="float">
            <text:p>3.08E-01</text:p>
          </table:table-cell>
          <table:table-cell table:number-columns-repeated="1006"/>
        </table:table-row>
        <table:table-row table:style-name="ro1">
          <table:table-cell/>
          <table:table-cell table:style-name="ce8" office:value-type="float" office:value="0.37695" calcext:value-type="float">
            <text:p>3.77E-01</text:p>
          </table:table-cell>
          <table:table-cell table:style-name="ce8" office:value-type="float" office:value="0.41846" calcext:value-type="float">
            <text:p>4.18E-01</text:p>
          </table:table-cell>
          <table:table-cell table:style-name="ce8" office:value-type="float" office:value="0.44518" calcext:value-type="float">
            <text:p>4.45E-01</text:p>
          </table:table-cell>
          <table:table-cell table:style-name="ce8" office:value-type="float" office:value="0.47128" calcext:value-type="float">
            <text:p>4.71E-01</text:p>
          </table:table-cell>
          <table:table-cell table:style-name="ce8" office:value-type="float" office:value="0.46972" calcext:value-type="float">
            <text:p>4.70E-01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0.43201" calcext:value-type="float">
            <text:p>4.32E-01</text:p>
          </table:table-cell>
          <table:table-cell table:style-name="ce8" office:value-type="float" office:value="0.41015" calcext:value-type="float">
            <text:p>4.10E-01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0.36707" calcext:value-type="float">
            <text:p>3.67E-01</text:p>
          </table:table-cell>
          <table:table-cell table:style-name="ce8" office:value-type="float" office:value="0.34305" calcext:value-type="float">
            <text:p>3.43E-01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0.30158" calcext:value-type="float">
            <text:p>3.02E-01</text:p>
          </table:table-cell>
          <table:table-cell table:style-name="ce8" office:value-type="float" office:value="0.27578" calcext:value-type="float">
            <text:p>2.76E-01</text:p>
          </table:table-cell>
          <table:table-cell table:style-name="ce8" office:value-type="float" office:value="0.24663" calcext:value-type="float">
            <text:p>2.47E-01</text:p>
          </table:table-cell>
          <table:table-cell table:style-name="ce8" office:value-type="float" office:value="0.24142" calcext:value-type="float">
            <text:p>2.41E-01</text:p>
          </table:table-cell>
          <table:table-cell table:style-name="ce8" office:value-type="float" office:value="0.28428" calcext:value-type="float">
            <text:p>2.84E-01</text:p>
          </table:table-cell>
          <table:table-cell table:number-columns-repeated="1006"/>
        </table:table-row>
        <table:table-row table:style-name="ro1">
          <table:table-cell/>
          <table:table-cell table:style-name="ce8" office:value-type="float" office:value="0.39443" calcext:value-type="float">
            <text:p>3.94E-01</text:p>
          </table:table-cell>
          <table:table-cell table:style-name="ce8" office:value-type="float" office:value="0.42966" calcext:value-type="float">
            <text:p>4.30E-01</text:p>
          </table:table-cell>
          <table:table-cell table:style-name="ce8" office:value-type="float" office:value="0.44463" calcext:value-type="float">
            <text:p>4.45E-01</text:p>
          </table:table-cell>
          <table:table-cell table:style-name="ce8" office:value-type="float" office:value="0.45046" calcext:value-type="float">
            <text:p>4.50E-01</text:p>
          </table:table-cell>
          <table:table-cell table:style-name="ce8" office:value-type="float" office:value="0.44883" calcext:value-type="float">
            <text:p>4.49E-01</text:p>
          </table:table-cell>
          <table:table-cell table:style-name="ce8" office:value-type="float" office:value="0.45158" calcext:value-type="float">
            <text:p>4.52E-01</text:p>
          </table:table-cell>
          <table:table-cell table:style-name="ce8" office:value-type="float" office:value="0.41884" calcext:value-type="float">
            <text:p>4.19E-01</text:p>
          </table:table-cell>
          <table:table-cell table:style-name="ce8" office:value-type="float" office:value="0.39887" calcext:value-type="float">
            <text:p>3.99E-01</text:p>
          </table:table-cell>
          <table:table-cell table:style-name="ce8" office:value-type="float" office:value="0.39168" calcext:value-type="float">
            <text:p>3.92E-01</text:p>
          </table:table-cell>
          <table:table-cell table:style-name="ce8" office:value-type="float" office:value="0.3566" calcext:value-type="float">
            <text:p>3.57E-01</text:p>
          </table:table-cell>
          <table:table-cell table:style-name="ce8" office:value-type="float" office:value="0.33344" calcext:value-type="float">
            <text:p>3.33E-01</text:p>
          </table:table-cell>
          <table:table-cell table:style-name="ce8" office:value-type="float" office:value="0.32171" calcext:value-type="float">
            <text:p>3.22E-01</text:p>
          </table:table-cell>
          <table:table-cell table:style-name="ce8" office:value-type="float" office:value="0.28746" calcext:value-type="float">
            <text:p>2.87E-01</text:p>
          </table:table-cell>
          <table:table-cell table:style-name="ce8" office:value-type="float" office:value="0.26149" calcext:value-type="float">
            <text:p>2.61E-01</text:p>
          </table:table-cell>
          <table:table-cell table:style-name="ce8" office:value-type="float" office:value="0.24142" calcext:value-type="float">
            <text:p>2.41E-01</text:p>
          </table:table-cell>
          <table:table-cell table:style-name="ce8" office:value-type="float" office:value="0.23752" calcext:value-type="float">
            <text:p>2.38E-01</text:p>
          </table:table-cell>
          <table:table-cell table:style-name="ce8" office:value-type="float" office:value="0.27337" calcext:value-type="float">
            <text:p>2.73E-01</text:p>
          </table:table-cell>
          <table:table-cell table:number-columns-repeated="1006"/>
        </table:table-row>
        <table:table-row table:style-name="ro1">
          <table:table-cell/>
          <table:table-cell table:style-name="ce8" office:value-type="float" office:value="0.50799" calcext:value-type="float">
            <text:p>5.08E-01</text:p>
          </table:table-cell>
          <table:table-cell table:style-name="ce8" office:value-type="float" office:value="0.53571" calcext:value-type="float">
            <text:p>5.36E-01</text:p>
          </table:table-cell>
          <table:table-cell table:style-name="ce8" office:value-type="float" office:value="0.54243" calcext:value-type="float">
            <text:p>5.42E-01</text:p>
          </table:table-cell>
          <table:table-cell table:style-name="ce8" office:value-type="float" office:value="0.53912" calcext:value-type="float">
            <text:p>5.39E-01</text:p>
          </table:table-cell>
          <table:table-cell table:style-name="ce8" office:value-type="float" office:value="0.52951" calcext:value-type="float">
            <text:p>5.30E-01</text:p>
          </table:table-cell>
          <table:table-cell table:style-name="ce8" office:value-type="float" office:value="0.5159" calcext:value-type="float">
            <text:p>5.16E-01</text:p>
          </table:table-cell>
          <table:table-cell table:style-name="ce8" office:value-type="float" office:value="0.49333" calcext:value-type="float">
            <text:p>4.93E-01</text:p>
          </table:table-cell>
          <table:table-cell table:style-name="ce8" office:value-type="float" office:value="0.47055" calcext:value-type="float">
            <text:p>4.71E-01</text:p>
          </table:table-cell>
          <table:table-cell table:style-name="ce8" office:value-type="float" office:value="0.44822" calcext:value-type="float">
            <text:p>4.48E-01</text:p>
          </table:table-cell>
          <table:table-cell table:style-name="ce8" office:value-type="float" office:value="0.42026" calcext:value-type="float">
            <text:p>4.20E-01</text:p>
          </table:table-cell>
          <table:table-cell table:style-name="ce8" office:value-type="float" office:value="0.393" calcext:value-type="float">
            <text:p>3.93E-01</text:p>
          </table:table-cell>
          <table:table-cell table:style-name="ce8" office:value-type="float" office:value="0.36688" calcext:value-type="float">
            <text:p>3.67E-01</text:p>
          </table:table-cell>
          <table:table-cell table:style-name="ce8" office:value-type="float" office:value="0.33661" calcext:value-type="float">
            <text:p>3.37E-01</text:p>
          </table:table-cell>
          <table:table-cell table:style-name="ce8" office:value-type="float" office:value="0.30797" calcext:value-type="float">
            <text:p>3.08E-01</text:p>
          </table:table-cell>
          <table:table-cell table:style-name="ce8" office:value-type="float" office:value="0.28428" calcext:value-type="float">
            <text:p>2.84E-01</text:p>
          </table:table-cell>
          <table:table-cell table:style-name="ce8" office:value-type="float" office:value="0.27337" calcext:value-type="float">
            <text:p>2.73E-01</text:p>
          </table:table-cell>
          <table:table-cell table:style-name="ce8" office:value-type="float" office:value="0.29519" calcext:value-type="float">
            <text:p>2.95E-01</text:p>
          </table:table-cell>
          <table:table-cell table:number-columns-repeated="1006"/>
        </table:table-row>
        <table:table-row table:style-name="ro1">
          <table:table-cell/>
          <table:table-cell table:formula="of:=SUM([.B2:.B18])" office:value-type="float" office:value="10.06808" calcext:value-type="float">
            <text:p>10.06808</text:p>
          </table:table-cell>
          <table:table-cell table:formula="of:=SUM([.C2:.C18])" office:value-type="float" office:value="11.11555" calcext:value-type="float">
            <text:p>11.11555</text:p>
          </table:table-cell>
          <table:table-cell table:formula="of:=SUM([.D2:.D18])" office:value-type="float" office:value="9.60871" calcext:value-type="float">
            <text:p>9.60871</text:p>
          </table:table-cell>
          <table:table-cell table:formula="of:=SUM([.E2:.E18])" office:value-type="float" office:value="10.30708" calcext:value-type="float">
            <text:p>10.30708</text:p>
          </table:table-cell>
          <table:table-cell table:formula="of:=SUM([.F2:.F18])" office:value-type="float" office:value="11.44494" calcext:value-type="float">
            <text:p>11.44494</text:p>
          </table:table-cell>
          <table:table-cell table:formula="of:=SUM([.G2:.G18])" office:value-type="float" office:value="7.87656" calcext:value-type="float">
            <text:p>7.87656</text:p>
          </table:table-cell>
          <table:table-cell table:formula="of:=SUM([.H2:.H18])" office:value-type="float" office:value="10.42681" calcext:value-type="float">
            <text:p>10.42681</text:p>
          </table:table-cell>
          <table:table-cell table:formula="of:=SUM([.I2:.I18])" office:value-type="float" office:value="9.87124" calcext:value-type="float">
            <text:p>9.87124</text:p>
          </table:table-cell>
          <table:table-cell table:formula="of:=SUM([.J2:.J18])" office:value-type="float" office:value="6.71231" calcext:value-type="float">
            <text:p>6.71231</text:p>
          </table:table-cell>
          <table:table-cell table:formula="of:=SUM([.K2:.K18])" office:value-type="float" office:value="8.76296" calcext:value-type="float">
            <text:p>8.76296</text:p>
          </table:table-cell>
          <table:table-cell table:formula="of:=SUM([.L2:.L18])" office:value-type="float" office:value="8.1676" calcext:value-type="float">
            <text:p>8.1676</text:p>
          </table:table-cell>
          <table:table-cell table:formula="of:=SUM([.M2:.M18])" office:value-type="float" office:value="5.48178" calcext:value-type="float">
            <text:p>5.48178</text:p>
          </table:table-cell>
          <table:table-cell table:formula="of:=SUM([.N2:.N18])" office:value-type="float" office:value="7.12539" calcext:value-type="float">
            <text:p>7.12539</text:p>
          </table:table-cell>
          <table:table-cell table:formula="of:=SUM([.O2:.O18])" office:value-type="float" office:value="5.80177" calcext:value-type="float">
            <text:p>5.80177</text:p>
          </table:table-cell>
          <table:table-cell table:formula="of:=SUM([.P2:.P18])" office:value-type="float" office:value="5.08356" calcext:value-type="float">
            <text:p>5.08356</text:p>
          </table:table-cell>
          <table:table-cell table:formula="of:=SUM([.Q2:.Q18])" office:value-type="float" office:value="6.14199" calcext:value-type="float">
            <text:p>6.14199</text:p>
          </table:table-cell>
          <table:table-cell table:formula="of:=SUM([.R2:.R18])" office:value-type="float" office:value="7.26032" calcext:value-type="float">
            <text:p>7.26032</text:p>
          </table:table-cell>
          <table:table-cell table:formula="of:=SUM([.B19:.R19])" office:value-type="float" office:value="141.25665" calcext:value-type="float">
            <text:p>141.25665</text:p>
          </table:table-cell>
          <table:table-cell table:number-columns-repeated="100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6" office:value-type="float" office:value="1.48556" calcext:value-type="float">
            <text:p>1.49E+00</text:p>
          </table:table-cell>
          <table:table-cell table:style-name="ce6" office:value-type="float" office:value="1.48808" calcext:value-type="float">
            <text:p>1.49E+00</text:p>
          </table:table-cell>
          <table:table-cell table:style-name="ce6" office:value-type="float" office:value="1.45433" calcext:value-type="float">
            <text:p>1.45E+00</text:p>
          </table:table-cell>
          <table:table-cell table:style-name="ce6" office:value-type="float" office:value="1.41432" calcext:value-type="float">
            <text:p>1.41E+00</text:p>
          </table:table-cell>
          <table:table-cell table:style-name="ce6" office:value-type="float" office:value="1.3685" calcext:value-type="float">
            <text:p>1.37E+00</text:p>
          </table:table-cell>
          <table:table-cell table:style-name="ce6" office:value-type="float" office:value="1.32019" calcext:value-type="float">
            <text:p>1.32E+00</text:p>
          </table:table-cell>
          <table:table-cell table:style-name="ce6" office:value-type="float" office:value="1.2437" calcext:value-type="float">
            <text:p>1.24E+00</text:p>
          </table:table-cell>
          <table:table-cell table:style-name="ce6" office:value-type="float" office:value="1.17294" calcext:value-type="float">
            <text:p>1.17E+00</text:p>
          </table:table-cell>
          <table:table-cell table:style-name="ce6" office:value-type="float" office:value="1.10939" calcext:value-type="float">
            <text:p>1.11E+00</text:p>
          </table:table-cell>
          <table:table-cell table:style-name="ce6" office:value-type="float" office:value="1.0286" calcext:value-type="float">
            <text:p>1.03E+00</text:p>
          </table:table-cell>
          <table:table-cell table:style-name="ce6" office:value-type="float" office:value="0.95485" calcext:value-type="float">
            <text:p>9.55E-01</text:p>
          </table:table-cell>
          <table:table-cell table:style-name="ce6" office:value-type="float" office:value="0.88929" calcext:value-type="float">
            <text:p>8.89E-01</text:p>
          </table:table-cell>
          <table:table-cell table:style-name="ce6" office:value-type="float" office:value="0.81171" calcext:value-type="float">
            <text:p>8.12E-01</text:p>
          </table:table-cell>
          <table:table-cell table:style-name="ce6" office:value-type="float" office:value="0.74609" calcext:value-type="float">
            <text:p>7.46E-01</text:p>
          </table:table-cell>
          <table:table-cell table:style-name="ce6" office:value-type="float" office:value="0.70818" calcext:value-type="float">
            <text:p>7.08E-01</text:p>
          </table:table-cell>
          <table:table-cell table:style-name="ce6" office:value-type="float" office:value="0.74053" calcext:value-type="float">
            <text:p>7.41E-01</text:p>
          </table:table-cell>
          <table:table-cell table:style-name="ce6" office:value-type="float" office:value="0.9463" calcext:value-type="float">
            <text:p>9.46E-01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float" office:value="1.48808" calcext:value-type="float">
            <text:p>1.49E+00</text:p>
          </table:table-cell>
          <table:table-cell table:style-name="ce6" office:value-type="float" office:value="1.55728" calcext:value-type="float">
            <text:p>1.56E+00</text:p>
          </table:table-cell>
          <table:table-cell table:style-name="ce6" office:value-type="float" office:value="1.56772" calcext:value-type="float">
            <text:p>1.57E+00</text:p>
          </table:table-cell>
          <table:table-cell table:style-name="ce6" office:value-type="float" office:value="1.55822" calcext:value-type="float">
            <text:p>1.56E+00</text:p>
          </table:table-cell>
          <table:table-cell table:style-name="ce6" office:value-type="float" office:value="1.53097" calcext:value-type="float">
            <text:p>1.53E+00</text:p>
          </table:table-cell>
          <table:table-cell table:style-name="ce6" office:value-type="float" office:value="1.52615" calcext:value-type="float">
            <text:p>1.53E+00</text:p>
          </table:table-cell>
          <table:table-cell table:style-name="ce6" office:value-type="float" office:value="1.39746" calcext:value-type="float">
            <text:p>1.40E+00</text:p>
          </table:table-cell>
          <table:table-cell table:style-name="ce6" office:value-type="float" office:value="1.31741" calcext:value-type="float">
            <text:p>1.32E+00</text:p>
          </table:table-cell>
          <table:table-cell table:style-name="ce6" office:value-type="float" office:value="1.28559" calcext:value-type="float">
            <text:p>1.29E+00</text:p>
          </table:table-cell>
          <table:table-cell table:style-name="ce6" office:value-type="float" office:value="1.15878" calcext:value-type="float">
            <text:p>1.16E+00</text:p>
          </table:table-cell>
          <table:table-cell table:style-name="ce6" office:value-type="float" office:value="1.07618" calcext:value-type="float">
            <text:p>1.08E+00</text:p>
          </table:table-cell>
          <table:table-cell table:style-name="ce6" office:value-type="float" office:value="1.03542" calcext:value-type="float">
            <text:p>1.04E+00</text:p>
          </table:table-cell>
          <table:table-cell table:style-name="ce6" office:value-type="float" office:value="0.92015" calcext:value-type="float">
            <text:p>9.20E-01</text:p>
          </table:table-cell>
          <table:table-cell table:style-name="ce6" office:value-type="float" office:value="0.83835" calcext:value-type="float">
            <text:p>8.38E-01</text:p>
          </table:table-cell>
          <table:table-cell table:style-name="ce6" office:value-type="float" office:value="0.78561" calcext:value-type="float">
            <text:p>7.86E-01</text:p>
          </table:table-cell>
          <table:table-cell table:style-name="ce6" office:value-type="float" office:value="0.80659" calcext:value-type="float">
            <text:p>8.07E-01</text:p>
          </table:table-cell>
          <table:table-cell table:style-name="ce6" office:value-type="float" office:value="1.00528" calcext:value-type="float">
            <text:p>1.01E+00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float" office:value="1.45433" calcext:value-type="float">
            <text:p>1.45E+00</text:p>
          </table:table-cell>
          <table:table-cell table:style-name="ce6" office:value-type="float" office:value="1.56772" calcext:value-type="float">
            <text:p>1.57E+00</text:p>
          </table:table-cell>
          <table:table-cell table:style-name="ce6" office:value-type="float" office:value="1.63089" calcext:value-type="float">
            <text:p>1.63E+00</text:p>
          </table:table-cell>
          <table:table-cell table:style-name="ce6" office:value-type="float" office:value="1.69873" calcext:value-type="float">
            <text:p>1.70E+00</text:p>
          </table:table-cell>
          <table:table-cell table:style-name="ce6" office:value-type="float" office:value="1.67559" calcext:value-type="float">
            <text:p>1.68E+00</text:p>
          </table:table-cell>
          <table:table-cell table:style-name="ce6" office:value-type="float" office:value="0" calcext:value-type="float">
            <text:p>0.00E+00</text:p>
          </table:table-cell>
          <table:table-cell table:style-name="ce6" office:value-type="float" office:value="1.51435" calcext:value-type="float">
            <text:p>1.51E+00</text:p>
          </table:table-cell>
          <table:table-cell table:style-name="ce6" office:value-type="float" office:value="1.42474" calcext:value-type="float">
            <text:p>1.42E+00</text:p>
          </table:table-cell>
          <table:table-cell table:style-name="ce6" office:value-type="float" office:value="0" calcext:value-type="float">
            <text:p>0.00E+00</text:p>
          </table:table-cell>
          <table:table-cell table:style-name="ce6" office:value-type="float" office:value="1.25758" calcext:value-type="float">
            <text:p>1.26E+00</text:p>
          </table:table-cell>
          <table:table-cell table:style-name="ce6" office:value-type="float" office:value="1.16755" calcext:value-type="float">
            <text:p>1.17E+00</text:p>
          </table:table-cell>
          <table:table-cell table:style-name="ce6" office:value-type="float" office:value="0" calcext:value-type="float">
            <text:p>0.00E+00</text:p>
          </table:table-cell>
          <table:table-cell table:style-name="ce6" office:value-type="float" office:value="1.01732" calcext:value-type="float">
            <text:p>1.02E+00</text:p>
          </table:table-cell>
          <table:table-cell table:style-name="ce6" office:value-type="float" office:value="0.92796" calcext:value-type="float">
            <text:p>9.28E-01</text:p>
          </table:table-cell>
          <table:table-cell table:style-name="ce6" office:value-type="float" office:value="0.83549" calcext:value-type="float">
            <text:p>8.35E-01</text:p>
          </table:table-cell>
          <table:table-cell table:style-name="ce6" office:value-type="float" office:value="0.83481" calcext:value-type="float">
            <text:p>8.35E-01</text:p>
          </table:table-cell>
          <table:table-cell table:style-name="ce6" office:value-type="float" office:value="1.01823" calcext:value-type="float">
            <text:p>1.02E+00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float" office:value="1.41432" calcext:value-type="float">
            <text:p>1.41E+00</text:p>
          </table:table-cell>
          <table:table-cell table:style-name="ce6" office:value-type="float" office:value="1.55822" calcext:value-type="float">
            <text:p>1.56E+00</text:p>
          </table:table-cell>
          <table:table-cell table:style-name="ce6" office:value-type="float" office:value="1.69873" calcext:value-type="float">
            <text:p>1.70E+00</text:p>
          </table:table-cell>
          <table:table-cell table:style-name="ce6" office:value-type="float" office:value="0" calcext:value-type="float">
            <text:p>0.00E+00</text:p>
          </table:table-cell>
          <table:table-cell table:style-name="ce6" office:value-type="float" office:value="1.68646" calcext:value-type="float">
            <text:p>1.69E+00</text:p>
          </table:table-cell>
          <table:table-cell table:style-name="ce6" office:value-type="float" office:value="1.60986" calcext:value-type="float">
            <text:p>1.61E+00</text:p>
          </table:table-cell>
          <table:table-cell table:style-name="ce6" office:value-type="float" office:value="1.45369" calcext:value-type="float">
            <text:p>1.45E+00</text:p>
          </table:table-cell>
          <table:table-cell table:style-name="ce6" office:value-type="float" office:value="1.36843" calcext:value-type="float">
            <text:p>1.37E+00</text:p>
          </table:table-cell>
          <table:table-cell table:style-name="ce6" office:value-type="float" office:value="1.34299" calcext:value-type="float">
            <text:p>1.34E+00</text:p>
          </table:table-cell>
          <table:table-cell table:style-name="ce6" office:value-type="float" office:value="1.20782" calcext:value-type="float">
            <text:p>1.21E+00</text:p>
          </table:table-cell>
          <table:table-cell table:style-name="ce6" office:value-type="float" office:value="1.12597" calcext:value-type="float">
            <text:p>1.13E+00</text:p>
          </table:table-cell>
          <table:table-cell table:style-name="ce6" office:value-type="float" office:value="1.10146" calcext:value-type="float">
            <text:p>1.10E+00</text:p>
          </table:table-cell>
          <table:table-cell table:style-name="ce6" office:value-type="float" office:value="1.02533" calcext:value-type="float">
            <text:p>1.03E+00</text:p>
          </table:table-cell>
          <table:table-cell table:style-name="ce6" office:value-type="float" office:value="0" calcext:value-type="float">
            <text:p>0.00E+00</text:p>
          </table:table-cell>
          <table:table-cell table:style-name="ce6" office:value-type="float" office:value="0.88443" calcext:value-type="float">
            <text:p>8.84E-01</text:p>
          </table:table-cell>
          <table:table-cell table:style-name="ce6" office:value-type="float" office:value="0.84566" calcext:value-type="float">
            <text:p>8.46E-01</text:p>
          </table:table-cell>
          <table:table-cell table:style-name="ce6" office:value-type="float" office:value="1.01187" calcext:value-type="float">
            <text:p>1.01E+00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float" office:value="1.3685" calcext:value-type="float">
            <text:p>1.37E+00</text:p>
          </table:table-cell>
          <table:table-cell table:style-name="ce6" office:value-type="float" office:value="1.53097" calcext:value-type="float">
            <text:p>1.53E+00</text:p>
          </table:table-cell>
          <table:table-cell table:style-name="ce6" office:value-type="float" office:value="1.67559" calcext:value-type="float">
            <text:p>1.68E+00</text:p>
          </table:table-cell>
          <table:table-cell table:style-name="ce6" office:value-type="float" office:value="1.68646" calcext:value-type="float">
            <text:p>1.69E+00</text:p>
          </table:table-cell>
          <table:table-cell table:style-name="ce6" office:value-type="float" office:value="1.58864" calcext:value-type="float">
            <text:p>1.59E+00</text:p>
          </table:table-cell>
          <table:table-cell table:style-name="ce6" office:value-type="float" office:value="1.56021" calcext:value-type="float">
            <text:p>1.56E+00</text:p>
          </table:table-cell>
          <table:table-cell table:style-name="ce6" office:value-type="float" office:value="1.41829" calcext:value-type="float">
            <text:p>1.42E+00</text:p>
          </table:table-cell>
          <table:table-cell table:style-name="ce6" office:value-type="float" office:value="1.33784" calcext:value-type="float">
            <text:p>1.34E+00</text:p>
          </table:table-cell>
          <table:table-cell table:style-name="ce6" office:value-type="float" office:value="1.31324" calcext:value-type="float">
            <text:p>1.31E+00</text:p>
          </table:table-cell>
          <table:table-cell table:style-name="ce6" office:value-type="float" office:value="1.18292" calcext:value-type="float">
            <text:p>1.18E+00</text:p>
          </table:table-cell>
          <table:table-cell table:style-name="ce6" office:value-type="float" office:value="1.10291" calcext:value-type="float">
            <text:p>1.10E+00</text:p>
          </table:table-cell>
          <table:table-cell table:style-name="ce6" office:value-type="float" office:value="1.07444" calcext:value-type="float">
            <text:p>1.07E+00</text:p>
          </table:table-cell>
          <table:table-cell table:style-name="ce6" office:value-type="float" office:value="0.97507" calcext:value-type="float">
            <text:p>9.75E-01</text:p>
          </table:table-cell>
          <table:table-cell table:style-name="ce6" office:value-type="float" office:value="0.93697" calcext:value-type="float">
            <text:p>9.37E-01</text:p>
          </table:table-cell>
          <table:table-cell table:style-name="ce6" office:value-type="float" office:value="0.88156" calcext:value-type="float">
            <text:p>8.82E-01</text:p>
          </table:table-cell>
          <table:table-cell table:style-name="ce6" office:value-type="float" office:value="0.84265" calcext:value-type="float">
            <text:p>8.43E-01</text:p>
          </table:table-cell>
          <table:table-cell table:style-name="ce6" office:value-type="float" office:value="0.99393" calcext:value-type="float">
            <text:p>9.94E-01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float" office:value="1.32019" calcext:value-type="float">
            <text:p>1.32E+00</text:p>
          </table:table-cell>
          <table:table-cell table:style-name="ce6" office:value-type="float" office:value="1.52615" calcext:value-type="float">
            <text:p>1.53E+00</text:p>
          </table:table-cell>
          <table:table-cell table:style-name="ce6" office:value-type="float" office:value="0" calcext:value-type="float">
            <text:p>0.00E+00</text:p>
          </table:table-cell>
          <table:table-cell table:style-name="ce6" office:value-type="float" office:value="1.60986" calcext:value-type="float">
            <text:p>1.61E+00</text:p>
          </table:table-cell>
          <table:table-cell table:style-name="ce6" office:value-type="float" office:value="1.56021" calcext:value-type="float">
            <text:p>1.56E+00</text:p>
          </table:table-cell>
          <table:table-cell table:style-name="ce6" office:value-type="float" office:value="0" calcext:value-type="float">
            <text:p>0.00E+00</text:p>
          </table:table-cell>
          <table:table-cell table:style-name="ce6" office:value-type="float" office:value="1.42546" calcext:value-type="float">
            <text:p>1.43E+00</text:p>
          </table:table-cell>
          <table:table-cell table:style-name="ce6" office:value-type="float" office:value="1.34623" calcext:value-type="float">
            <text:p>1.35E+00</text:p>
          </table:table-cell>
          <table:table-cell table:style-name="ce6" office:value-type="float" office:value="0" calcext:value-type="float">
            <text:p>0.00E+00</text:p>
          </table:table-cell>
          <table:table-cell table:style-name="ce6" office:value-type="float" office:value="1.19444" calcext:value-type="float">
            <text:p>1.19E+00</text:p>
          </table:table-cell>
          <table:table-cell table:style-name="ce6" office:value-type="float" office:value="1.11115" calcext:value-type="float">
            <text:p>1.11E+00</text:p>
          </table:table-cell>
          <table:table-cell table:style-name="ce6" office:value-type="float" office:value="0" calcext:value-type="float">
            <text:p>0.00E+00</text:p>
          </table:table-cell>
          <table:table-cell table:style-name="ce6" office:value-type="float" office:value="0.96749" calcext:value-type="float">
            <text:p>9.67E-01</text:p>
          </table:table-cell>
          <table:table-cell table:style-name="ce6" office:value-type="float" office:value="0.89974" calcext:value-type="float">
            <text:p>9.00E-01</text:p>
          </table:table-cell>
          <table:table-cell table:style-name="ce6" office:value-type="float" office:value="0" calcext:value-type="float">
            <text:p>0.00E+00</text:p>
          </table:table-cell>
          <table:table-cell table:style-name="ce6" office:value-type="float" office:value="0.84754" calcext:value-type="float">
            <text:p>8.48E-01</text:p>
          </table:table-cell>
          <table:table-cell table:style-name="ce6" office:value-type="float" office:value="0.96798" calcext:value-type="float">
            <text:p>9.68E-01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float" office:value="1.2437" calcext:value-type="float">
            <text:p>1.24E+00</text:p>
          </table:table-cell>
          <table:table-cell table:style-name="ce6" office:value-type="float" office:value="1.39746" calcext:value-type="float">
            <text:p>1.40E+00</text:p>
          </table:table-cell>
          <table:table-cell table:style-name="ce6" office:value-type="float" office:value="1.51435" calcext:value-type="float">
            <text:p>1.51E+00</text:p>
          </table:table-cell>
          <table:table-cell table:style-name="ce6" office:value-type="float" office:value="1.45369" calcext:value-type="float">
            <text:p>1.45E+00</text:p>
          </table:table-cell>
          <table:table-cell table:style-name="ce6" office:value-type="float" office:value="1.41829" calcext:value-type="float">
            <text:p>1.42E+00</text:p>
          </table:table-cell>
          <table:table-cell table:style-name="ce6" office:value-type="float" office:value="1.42546" calcext:value-type="float">
            <text:p>1.43E+00</text:p>
          </table:table-cell>
          <table:table-cell table:style-name="ce6" office:value-type="float" office:value="1.30618" calcext:value-type="float">
            <text:p>1.31E+00</text:p>
          </table:table-cell>
          <table:table-cell table:style-name="ce6" office:value-type="float" office:value="1.23787" calcext:value-type="float">
            <text:p>1.24E+00</text:p>
          </table:table-cell>
          <table:table-cell table:style-name="ce6" office:value-type="float" office:value="1.21942" calcext:value-type="float">
            <text:p>1.22E+00</text:p>
          </table:table-cell>
          <table:table-cell table:style-name="ce6" office:value-type="float" office:value="1.09858" calcext:value-type="float">
            <text:p>1.10E+00</text:p>
          </table:table-cell>
          <table:table-cell table:style-name="ce6" office:value-type="float" office:value="1.02349" calcext:value-type="float">
            <text:p>1.02E+00</text:p>
          </table:table-cell>
          <table:table-cell table:style-name="ce6" office:value-type="float" office:value="0.9933" calcext:value-type="float">
            <text:p>9.93E-01</text:p>
          </table:table-cell>
          <table:table-cell table:style-name="ce6" office:value-type="float" office:value="0.88457" calcext:value-type="float">
            <text:p>8.85E-01</text:p>
          </table:table-cell>
          <table:table-cell table:style-name="ce6" office:value-type="float" office:value="0.82084" calcext:value-type="float">
            <text:p>8.21E-01</text:p>
          </table:table-cell>
          <table:table-cell table:style-name="ce6" office:value-type="float" office:value="0.81076" calcext:value-type="float">
            <text:p>8.11E-01</text:p>
          </table:table-cell>
          <table:table-cell table:style-name="ce6" office:value-type="float" office:value="0.78627" calcext:value-type="float">
            <text:p>7.86E-01</text:p>
          </table:table-cell>
          <table:table-cell table:style-name="ce6" office:value-type="float" office:value="0.92573" calcext:value-type="float">
            <text:p>9.26E-01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float" office:value="1.17294" calcext:value-type="float">
            <text:p>1.17E+00</text:p>
          </table:table-cell>
          <table:table-cell table:style-name="ce6" office:value-type="float" office:value="1.31741" calcext:value-type="float">
            <text:p>1.32E+00</text:p>
          </table:table-cell>
          <table:table-cell table:style-name="ce6" office:value-type="float" office:value="1.42474" calcext:value-type="float">
            <text:p>1.42E+00</text:p>
          </table:table-cell>
          <table:table-cell table:style-name="ce6" office:value-type="float" office:value="1.36843" calcext:value-type="float">
            <text:p>1.37E+00</text:p>
          </table:table-cell>
          <table:table-cell table:style-name="ce6" office:value-type="float" office:value="1.33784" calcext:value-type="float">
            <text:p>1.34E+00</text:p>
          </table:table-cell>
          <table:table-cell table:style-name="ce6" office:value-type="float" office:value="1.34623" calcext:value-type="float">
            <text:p>1.35E+00</text:p>
          </table:table-cell>
          <table:table-cell table:style-name="ce6" office:value-type="float" office:value="1.23787" calcext:value-type="float">
            <text:p>1.24E+00</text:p>
          </table:table-cell>
          <table:table-cell table:style-name="ce6" office:value-type="float" office:value="1.17485" calcext:value-type="float">
            <text:p>1.17E+00</text:p>
          </table:table-cell>
          <table:table-cell table:style-name="ce6" office:value-type="float" office:value="1.15701" calcext:value-type="float">
            <text:p>1.16E+00</text:p>
          </table:table-cell>
          <table:table-cell table:style-name="ce6" office:value-type="float" office:value="1.0443" calcext:value-type="float">
            <text:p>1.04E+00</text:p>
          </table:table-cell>
          <table:table-cell table:style-name="ce6" office:value-type="float" office:value="0.97334" calcext:value-type="float">
            <text:p>9.73E-01</text:p>
          </table:table-cell>
          <table:table-cell table:style-name="ce6" office:value-type="float" office:value="0.94284" calcext:value-type="float">
            <text:p>9.43E-01</text:p>
          </table:table-cell>
          <table:table-cell table:style-name="ce6" office:value-type="float" office:value="0.83959" calcext:value-type="float">
            <text:p>8.40E-01</text:p>
          </table:table-cell>
          <table:table-cell table:style-name="ce6" office:value-type="float" office:value="0.77855" calcext:value-type="float">
            <text:p>7.79E-01</text:p>
          </table:table-cell>
          <table:table-cell table:style-name="ce6" office:value-type="float" office:value="0.76969" calcext:value-type="float">
            <text:p>7.70E-01</text:p>
          </table:table-cell>
          <table:table-cell table:style-name="ce6" office:value-type="float" office:value="0.74871" calcext:value-type="float">
            <text:p>7.49E-01</text:p>
          </table:table-cell>
          <table:table-cell table:style-name="ce6" office:value-type="float" office:value="0.88285" calcext:value-type="float">
            <text:p>8.83E-01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float" office:value="1.10939" calcext:value-type="float">
            <text:p>1.11E+00</text:p>
          </table:table-cell>
          <table:table-cell table:style-name="ce6" office:value-type="float" office:value="1.28559" calcext:value-type="float">
            <text:p>1.29E+00</text:p>
          </table:table-cell>
          <table:table-cell table:style-name="ce6" office:value-type="float" office:value="0" calcext:value-type="float">
            <text:p>0.00E+00</text:p>
          </table:table-cell>
          <table:table-cell table:style-name="ce6" office:value-type="float" office:value="1.34299" calcext:value-type="float">
            <text:p>1.34E+00</text:p>
          </table:table-cell>
          <table:table-cell table:style-name="ce6" office:value-type="float" office:value="1.31324" calcext:value-type="float">
            <text:p>1.31E+00</text:p>
          </table:table-cell>
          <table:table-cell table:style-name="ce6" office:value-type="float" office:value="0" calcext:value-type="float">
            <text:p>0.00E+00</text:p>
          </table:table-cell>
          <table:table-cell table:style-name="ce6" office:value-type="float" office:value="1.21942" calcext:value-type="float">
            <text:p>1.22E+00</text:p>
          </table:table-cell>
          <table:table-cell table:style-name="ce6" office:value-type="float" office:value="1.15701" calcext:value-type="float">
            <text:p>1.16E+00</text:p>
          </table:table-cell>
          <table:table-cell table:style-name="ce6" office:value-type="float" office:value="0.00003" calcext:value-type="float">
            <text:p>3.00E-05</text:p>
          </table:table-cell>
          <table:table-cell table:style-name="ce6" office:value-type="float" office:value="1.03132" calcext:value-type="float">
            <text:p>1.03E+00</text:p>
          </table:table-cell>
          <table:table-cell table:style-name="ce6" office:value-type="float" office:value="0.9599" calcext:value-type="float">
            <text:p>9.60E-01</text:p>
          </table:table-cell>
          <table:table-cell table:style-name="ce6" office:value-type="float" office:value="0" calcext:value-type="float">
            <text:p>0.00E+00</text:p>
          </table:table-cell>
          <table:table-cell table:style-name="ce6" office:value-type="float" office:value="0.82961" calcext:value-type="float">
            <text:p>8.30E-01</text:p>
          </table:table-cell>
          <table:table-cell table:style-name="ce6" office:value-type="float" office:value="0.76698" calcext:value-type="float">
            <text:p>7.67E-01</text:p>
          </table:table-cell>
          <table:table-cell table:style-name="ce6" office:value-type="float" office:value="0" calcext:value-type="float">
            <text:p>0.00E+00</text:p>
          </table:table-cell>
          <table:table-cell table:style-name="ce6" office:value-type="float" office:value="0.73498" calcext:value-type="float">
            <text:p>7.35E-01</text:p>
          </table:table-cell>
          <table:table-cell table:style-name="ce6" office:value-type="float" office:value="0.84065" calcext:value-type="float">
            <text:p>8.41E-01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float" office:value="1.0286" calcext:value-type="float">
            <text:p>1.03E+00</text:p>
          </table:table-cell>
          <table:table-cell table:style-name="ce6" office:value-type="float" office:value="1.15878" calcext:value-type="float">
            <text:p>1.16E+00</text:p>
          </table:table-cell>
          <table:table-cell table:style-name="ce6" office:value-type="float" office:value="1.25758" calcext:value-type="float">
            <text:p>1.26E+00</text:p>
          </table:table-cell>
          <table:table-cell table:style-name="ce6" office:value-type="float" office:value="1.20782" calcext:value-type="float">
            <text:p>1.21E+00</text:p>
          </table:table-cell>
          <table:table-cell table:style-name="ce6" office:value-type="float" office:value="1.18292" calcext:value-type="float">
            <text:p>1.18E+00</text:p>
          </table:table-cell>
          <table:table-cell table:style-name="ce6" office:value-type="float" office:value="1.19444" calcext:value-type="float">
            <text:p>1.19E+00</text:p>
          </table:table-cell>
          <table:table-cell table:style-name="ce6" office:value-type="float" office:value="1.09858" calcext:value-type="float">
            <text:p>1.10E+00</text:p>
          </table:table-cell>
          <table:table-cell table:style-name="ce6" office:value-type="float" office:value="1.0443" calcext:value-type="float">
            <text:p>1.04E+00</text:p>
          </table:table-cell>
          <table:table-cell table:style-name="ce6" office:value-type="float" office:value="1.03132" calcext:value-type="float">
            <text:p>1.03E+00</text:p>
          </table:table-cell>
          <table:table-cell table:style-name="ce6" office:value-type="float" office:value="0.9306" calcext:value-type="float">
            <text:p>9.31E-01</text:p>
          </table:table-cell>
          <table:table-cell table:style-name="ce6" office:value-type="float" office:value="0.86809" calcext:value-type="float">
            <text:p>8.68E-01</text:p>
          </table:table-cell>
          <table:table-cell table:style-name="ce6" office:value-type="float" office:value="0.84271" calcext:value-type="float">
            <text:p>8.43E-01</text:p>
          </table:table-cell>
          <table:table-cell table:style-name="ce6" office:value-type="float" office:value="0.74974" calcext:value-type="float">
            <text:p>7.50E-01</text:p>
          </table:table-cell>
          <table:table-cell table:style-name="ce6" office:value-type="float" office:value="0.69538" calcext:value-type="float">
            <text:p>6.95E-01</text:p>
          </table:table-cell>
          <table:table-cell table:style-name="ce6" office:value-type="float" office:value="0.68879" calcext:value-type="float">
            <text:p>6.89E-01</text:p>
          </table:table-cell>
          <table:table-cell table:style-name="ce6" office:value-type="float" office:value="0.6693" calcext:value-type="float">
            <text:p>6.69E-01</text:p>
          </table:table-cell>
          <table:table-cell table:style-name="ce6" office:value-type="float" office:value="0.78836" calcext:value-type="float">
            <text:p>7.88E-01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float" office:value="0.95485" calcext:value-type="float">
            <text:p>9.55E-01</text:p>
          </table:table-cell>
          <table:table-cell table:style-name="ce6" office:value-type="float" office:value="1.07618" calcext:value-type="float">
            <text:p>1.08E+00</text:p>
          </table:table-cell>
          <table:table-cell table:style-name="ce6" office:value-type="float" office:value="1.16755" calcext:value-type="float">
            <text:p>1.17E+00</text:p>
          </table:table-cell>
          <table:table-cell table:style-name="ce6" office:value-type="float" office:value="1.12597" calcext:value-type="float">
            <text:p>1.13E+00</text:p>
          </table:table-cell>
          <table:table-cell table:style-name="ce6" office:value-type="float" office:value="1.10291" calcext:value-type="float">
            <text:p>1.10E+00</text:p>
          </table:table-cell>
          <table:table-cell table:style-name="ce6" office:value-type="float" office:value="1.11115" calcext:value-type="float">
            <text:p>1.11E+00</text:p>
          </table:table-cell>
          <table:table-cell table:style-name="ce6" office:value-type="float" office:value="1.02349" calcext:value-type="float">
            <text:p>1.02E+00</text:p>
          </table:table-cell>
          <table:table-cell table:style-name="ce6" office:value-type="float" office:value="0.97334" calcext:value-type="float">
            <text:p>9.73E-01</text:p>
          </table:table-cell>
          <table:table-cell table:style-name="ce6" office:value-type="float" office:value="0.9599" calcext:value-type="float">
            <text:p>9.60E-01</text:p>
          </table:table-cell>
          <table:table-cell table:style-name="ce6" office:value-type="float" office:value="0.86809" calcext:value-type="float">
            <text:p>8.68E-01</text:p>
          </table:table-cell>
          <table:table-cell table:style-name="ce6" office:value-type="float" office:value="0.81044" calcext:value-type="float">
            <text:p>8.10E-01</text:p>
          </table:table-cell>
          <table:table-cell table:style-name="ce6" office:value-type="float" office:value="0.78631" calcext:value-type="float">
            <text:p>7.86E-01</text:p>
          </table:table-cell>
          <table:table-cell table:style-name="ce6" office:value-type="float" office:value="0.70175" calcext:value-type="float">
            <text:p>7.02E-01</text:p>
          </table:table-cell>
          <table:table-cell table:style-name="ce6" office:value-type="float" office:value="0.6518" calcext:value-type="float">
            <text:p>6.52E-01</text:p>
          </table:table-cell>
          <table:table-cell table:style-name="ce6" office:value-type="float" office:value="0.64371" calcext:value-type="float">
            <text:p>6.44E-01</text:p>
          </table:table-cell>
          <table:table-cell table:style-name="ce6" office:value-type="float" office:value="0.62581" calcext:value-type="float">
            <text:p>6.26E-01</text:p>
          </table:table-cell>
          <table:table-cell table:style-name="ce6" office:value-type="float" office:value="0.73717" calcext:value-type="float">
            <text:p>7.37E-01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float" office:value="0.88929" calcext:value-type="float">
            <text:p>8.89E-01</text:p>
          </table:table-cell>
          <table:table-cell table:style-name="ce6" office:value-type="float" office:value="1.03542" calcext:value-type="float">
            <text:p>1.04E+00</text:p>
          </table:table-cell>
          <table:table-cell table:style-name="ce6" office:value-type="float" office:value="0" calcext:value-type="float">
            <text:p>0.00E+00</text:p>
          </table:table-cell>
          <table:table-cell table:style-name="ce6" office:value-type="float" office:value="1.10146" calcext:value-type="float">
            <text:p>1.10E+00</text:p>
          </table:table-cell>
          <table:table-cell table:style-name="ce6" office:value-type="float" office:value="1.07444" calcext:value-type="float">
            <text:p>1.07E+00</text:p>
          </table:table-cell>
          <table:table-cell table:style-name="ce6" office:value-type="float" office:value="0" calcext:value-type="float">
            <text:p>0.00E+00</text:p>
          </table:table-cell>
          <table:table-cell table:style-name="ce6" office:value-type="float" office:value="0.9933" calcext:value-type="float">
            <text:p>9.93E-01</text:p>
          </table:table-cell>
          <table:table-cell table:style-name="ce6" office:value-type="float" office:value="0.94284" calcext:value-type="float">
            <text:p>9.43E-01</text:p>
          </table:table-cell>
          <table:table-cell table:style-name="ce6" office:value-type="float" office:value="0" calcext:value-type="float">
            <text:p>0.00E+00</text:p>
          </table:table-cell>
          <table:table-cell table:style-name="ce6" office:value-type="float" office:value="0.84271" calcext:value-type="float">
            <text:p>8.43E-01</text:p>
          </table:table-cell>
          <table:table-cell table:style-name="ce6" office:value-type="float" office:value="0.78631" calcext:value-type="float">
            <text:p>7.86E-01</text:p>
          </table:table-cell>
          <table:table-cell table:style-name="ce6" office:value-type="float" office:value="0" calcext:value-type="float">
            <text:p>0.00E+00</text:p>
          </table:table-cell>
          <table:table-cell table:style-name="ce6" office:value-type="float" office:value="0.68643" calcext:value-type="float">
            <text:p>6.86E-01</text:p>
          </table:table-cell>
          <table:table-cell table:style-name="ce6" office:value-type="float" office:value="0.63876" calcext:value-type="float">
            <text:p>6.39E-01</text:p>
          </table:table-cell>
          <table:table-cell table:style-name="ce6" office:value-type="float" office:value="0" calcext:value-type="float">
            <text:p>0.00E+00</text:p>
          </table:table-cell>
          <table:table-cell table:style-name="ce6" office:value-type="float" office:value="0.60361" calcext:value-type="float">
            <text:p>6.04E-01</text:p>
          </table:table-cell>
          <table:table-cell table:style-name="ce6" office:value-type="float" office:value="0.68798" calcext:value-type="float">
            <text:p>6.88E-01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float" office:value="0.81171" calcext:value-type="float">
            <text:p>8.12E-01</text:p>
          </table:table-cell>
          <table:table-cell table:style-name="ce6" office:value-type="float" office:value="0.92015" calcext:value-type="float">
            <text:p>9.20E-01</text:p>
          </table:table-cell>
          <table:table-cell table:style-name="ce6" office:value-type="float" office:value="1.01732" calcext:value-type="float">
            <text:p>1.02E+00</text:p>
          </table:table-cell>
          <table:table-cell table:style-name="ce6" office:value-type="float" office:value="1.02533" calcext:value-type="float">
            <text:p>1.03E+00</text:p>
          </table:table-cell>
          <table:table-cell table:style-name="ce6" office:value-type="float" office:value="0.97507" calcext:value-type="float">
            <text:p>9.75E-01</text:p>
          </table:table-cell>
          <table:table-cell table:style-name="ce6" office:value-type="float" office:value="0.96749" calcext:value-type="float">
            <text:p>9.67E-01</text:p>
          </table:table-cell>
          <table:table-cell table:style-name="ce6" office:value-type="float" office:value="0.88457" calcext:value-type="float">
            <text:p>8.85E-01</text:p>
          </table:table-cell>
          <table:table-cell table:style-name="ce6" office:value-type="float" office:value="0.83959" calcext:value-type="float">
            <text:p>8.40E-01</text:p>
          </table:table-cell>
          <table:table-cell table:style-name="ce6" office:value-type="float" office:value="0.82961" calcext:value-type="float">
            <text:p>8.30E-01</text:p>
          </table:table-cell>
          <table:table-cell table:style-name="ce6" office:value-type="float" office:value="0.74974" calcext:value-type="float">
            <text:p>7.50E-01</text:p>
          </table:table-cell>
          <table:table-cell table:style-name="ce6" office:value-type="float" office:value="0.70175" calcext:value-type="float">
            <text:p>7.02E-01</text:p>
          </table:table-cell>
          <table:table-cell table:style-name="ce6" office:value-type="float" office:value="0.68643" calcext:value-type="float">
            <text:p>6.86E-01</text:p>
          </table:table-cell>
          <table:table-cell table:style-name="ce6" office:value-type="float" office:value="0.62271" calcext:value-type="float">
            <text:p>6.23E-01</text:p>
          </table:table-cell>
          <table:table-cell table:style-name="ce6" office:value-type="float" office:value="0.59791" calcext:value-type="float">
            <text:p>5.98E-01</text:p>
          </table:table-cell>
          <table:table-cell table:style-name="ce6" office:value-type="float" office:value="0.56591" calcext:value-type="float">
            <text:p>5.66E-01</text:p>
          </table:table-cell>
          <table:table-cell table:style-name="ce6" office:value-type="float" office:value="0.5395" calcext:value-type="float">
            <text:p>5.40E-01</text:p>
          </table:table-cell>
          <table:table-cell table:style-name="ce6" office:value-type="float" office:value="0.63133" calcext:value-type="float">
            <text:p>6.31E-01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float" office:value="0.74609" calcext:value-type="float">
            <text:p>7.46E-01</text:p>
          </table:table-cell>
          <table:table-cell table:style-name="ce6" office:value-type="float" office:value="0.83835" calcext:value-type="float">
            <text:p>8.38E-01</text:p>
          </table:table-cell>
          <table:table-cell table:style-name="ce6" office:value-type="float" office:value="0.92796" calcext:value-type="float">
            <text:p>9.28E-01</text:p>
          </table:table-cell>
          <table:table-cell table:style-name="ce6" office:value-type="float" office:value="0" calcext:value-type="float">
            <text:p>0.00E+00</text:p>
          </table:table-cell>
          <table:table-cell table:style-name="ce6" office:value-type="float" office:value="0.93697" calcext:value-type="float">
            <text:p>9.37E-01</text:p>
          </table:table-cell>
          <table:table-cell table:style-name="ce6" office:value-type="float" office:value="0.89974" calcext:value-type="float">
            <text:p>9.00E-01</text:p>
          </table:table-cell>
          <table:table-cell table:style-name="ce6" office:value-type="float" office:value="0.82084" calcext:value-type="float">
            <text:p>8.21E-01</text:p>
          </table:table-cell>
          <table:table-cell table:style-name="ce6" office:value-type="float" office:value="0.77855" calcext:value-type="float">
            <text:p>7.79E-01</text:p>
          </table:table-cell>
          <table:table-cell table:style-name="ce6" office:value-type="float" office:value="0.76698" calcext:value-type="float">
            <text:p>7.67E-01</text:p>
          </table:table-cell>
          <table:table-cell table:style-name="ce6" office:value-type="float" office:value="0.69538" calcext:value-type="float">
            <text:p>6.95E-01</text:p>
          </table:table-cell>
          <table:table-cell table:style-name="ce6" office:value-type="float" office:value="0.6518" calcext:value-type="float">
            <text:p>6.52E-01</text:p>
          </table:table-cell>
          <table:table-cell table:style-name="ce6" office:value-type="float" office:value="0.63876" calcext:value-type="float">
            <text:p>6.39E-01</text:p>
          </table:table-cell>
          <table:table-cell table:style-name="ce6" office:value-type="float" office:value="0.59791" calcext:value-type="float">
            <text:p>5.98E-01</text:p>
          </table:table-cell>
          <table:table-cell table:style-name="ce6" office:value-type="float" office:value="0" calcext:value-type="float">
            <text:p>0.00E+00</text:p>
          </table:table-cell>
          <table:table-cell table:style-name="ce6" office:value-type="float" office:value="0.51758" calcext:value-type="float">
            <text:p>5.18E-01</text:p>
          </table:table-cell>
          <table:table-cell table:style-name="ce6" office:value-type="float" office:value="0.49078" calcext:value-type="float">
            <text:p>4.91E-01</text:p>
          </table:table-cell>
          <table:table-cell table:style-name="ce6" office:value-type="float" office:value="0.57745" calcext:value-type="float">
            <text:p>5.77E-01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float" office:value="0.70818" calcext:value-type="float">
            <text:p>7.08E-01</text:p>
          </table:table-cell>
          <table:table-cell table:style-name="ce6" office:value-type="float" office:value="0.78561" calcext:value-type="float">
            <text:p>7.86E-01</text:p>
          </table:table-cell>
          <table:table-cell table:style-name="ce6" office:value-type="float" office:value="0.83549" calcext:value-type="float">
            <text:p>8.35E-01</text:p>
          </table:table-cell>
          <table:table-cell table:style-name="ce6" office:value-type="float" office:value="0.88443" calcext:value-type="float">
            <text:p>8.84E-01</text:p>
          </table:table-cell>
          <table:table-cell table:style-name="ce6" office:value-type="float" office:value="0.88156" calcext:value-type="float">
            <text:p>8.82E-01</text:p>
          </table:table-cell>
          <table:table-cell table:style-name="ce6" office:value-type="float" office:value="0" calcext:value-type="float">
            <text:p>0.00E+00</text:p>
          </table:table-cell>
          <table:table-cell table:style-name="ce6" office:value-type="float" office:value="0.81076" calcext:value-type="float">
            <text:p>8.11E-01</text:p>
          </table:table-cell>
          <table:table-cell table:style-name="ce6" office:value-type="float" office:value="0.76969" calcext:value-type="float">
            <text:p>7.70E-01</text:p>
          </table:table-cell>
          <table:table-cell table:style-name="ce6" office:value-type="float" office:value="0" calcext:value-type="float">
            <text:p>0.00E+00</text:p>
          </table:table-cell>
          <table:table-cell table:style-name="ce6" office:value-type="float" office:value="0.68879" calcext:value-type="float">
            <text:p>6.89E-01</text:p>
          </table:table-cell>
          <table:table-cell table:style-name="ce6" office:value-type="float" office:value="0.64371" calcext:value-type="float">
            <text:p>6.44E-01</text:p>
          </table:table-cell>
          <table:table-cell table:style-name="ce6" office:value-type="float" office:value="0" calcext:value-type="float">
            <text:p>0.00E+00</text:p>
          </table:table-cell>
          <table:table-cell table:style-name="ce6" office:value-type="float" office:value="0.56591" calcext:value-type="float">
            <text:p>5.66E-01</text:p>
          </table:table-cell>
          <table:table-cell table:style-name="ce6" office:value-type="float" office:value="0.51758" calcext:value-type="float">
            <text:p>5.18E-01</text:p>
          </table:table-cell>
          <table:table-cell table:style-name="ce6" office:value-type="float" office:value="0.46307" calcext:value-type="float">
            <text:p>4.63E-01</text:p>
          </table:table-cell>
          <table:table-cell table:style-name="ce6" office:value-type="float" office:value="0.45337" calcext:value-type="float">
            <text:p>4.53E-01</text:p>
          </table:table-cell>
          <table:table-cell table:style-name="ce6" office:value-type="float" office:value="0.53318" calcext:value-type="float">
            <text:p>5.33E-01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float" office:value="0.74053" calcext:value-type="float">
            <text:p>7.41E-01</text:p>
          </table:table-cell>
          <table:table-cell table:style-name="ce6" office:value-type="float" office:value="0.80659" calcext:value-type="float">
            <text:p>8.07E-01</text:p>
          </table:table-cell>
          <table:table-cell table:style-name="ce6" office:value-type="float" office:value="0.83481" calcext:value-type="float">
            <text:p>8.35E-01</text:p>
          </table:table-cell>
          <table:table-cell table:style-name="ce6" office:value-type="float" office:value="0.84566" calcext:value-type="float">
            <text:p>8.46E-01</text:p>
          </table:table-cell>
          <table:table-cell table:style-name="ce6" office:value-type="float" office:value="0.84265" calcext:value-type="float">
            <text:p>8.43E-01</text:p>
          </table:table-cell>
          <table:table-cell table:style-name="ce6" office:value-type="float" office:value="0.84754" calcext:value-type="float">
            <text:p>8.48E-01</text:p>
          </table:table-cell>
          <table:table-cell table:style-name="ce6" office:value-type="float" office:value="0.78627" calcext:value-type="float">
            <text:p>7.86E-01</text:p>
          </table:table-cell>
          <table:table-cell table:style-name="ce6" office:value-type="float" office:value="0.74871" calcext:value-type="float">
            <text:p>7.49E-01</text:p>
          </table:table-cell>
          <table:table-cell table:style-name="ce6" office:value-type="float" office:value="0.73498" calcext:value-type="float">
            <text:p>7.35E-01</text:p>
          </table:table-cell>
          <table:table-cell table:style-name="ce6" office:value-type="float" office:value="0.6693" calcext:value-type="float">
            <text:p>6.69E-01</text:p>
          </table:table-cell>
          <table:table-cell table:style-name="ce6" office:value-type="float" office:value="0.62581" calcext:value-type="float">
            <text:p>6.26E-01</text:p>
          </table:table-cell>
          <table:table-cell table:style-name="ce6" office:value-type="float" office:value="0.60361" calcext:value-type="float">
            <text:p>6.04E-01</text:p>
          </table:table-cell>
          <table:table-cell table:style-name="ce6" office:value-type="float" office:value="0.5395" calcext:value-type="float">
            <text:p>5.40E-01</text:p>
          </table:table-cell>
          <table:table-cell table:style-name="ce6" office:value-type="float" office:value="0.49078" calcext:value-type="float">
            <text:p>4.91E-01</text:p>
          </table:table-cell>
          <table:table-cell table:style-name="ce6" office:value-type="float" office:value="0.45337" calcext:value-type="float">
            <text:p>4.53E-01</text:p>
          </table:table-cell>
          <table:table-cell table:style-name="ce6" office:value-type="float" office:value="0.44649" calcext:value-type="float">
            <text:p>4.46E-01</text:p>
          </table:table-cell>
          <table:table-cell table:style-name="ce6" office:value-type="float" office:value="0.51379" calcext:value-type="float">
            <text:p>5.14E-01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float" office:value="0.9463" calcext:value-type="float">
            <text:p>9.46E-01</text:p>
          </table:table-cell>
          <table:table-cell table:style-name="ce6" office:value-type="float" office:value="1.00528" calcext:value-type="float">
            <text:p>1.01E+00</text:p>
          </table:table-cell>
          <table:table-cell table:style-name="ce6" office:value-type="float" office:value="1.01823" calcext:value-type="float">
            <text:p>1.02E+00</text:p>
          </table:table-cell>
          <table:table-cell table:style-name="ce6" office:value-type="float" office:value="1.01187" calcext:value-type="float">
            <text:p>1.01E+00</text:p>
          </table:table-cell>
          <table:table-cell table:style-name="ce6" office:value-type="float" office:value="0.99393" calcext:value-type="float">
            <text:p>9.94E-01</text:p>
          </table:table-cell>
          <table:table-cell table:style-name="ce6" office:value-type="float" office:value="0.96798" calcext:value-type="float">
            <text:p>9.68E-01</text:p>
          </table:table-cell>
          <table:table-cell table:style-name="ce6" office:value-type="float" office:value="0.92573" calcext:value-type="float">
            <text:p>9.26E-01</text:p>
          </table:table-cell>
          <table:table-cell table:style-name="ce6" office:value-type="float" office:value="0.88285" calcext:value-type="float">
            <text:p>8.83E-01</text:p>
          </table:table-cell>
          <table:table-cell table:style-name="ce6" office:value-type="float" office:value="0.84065" calcext:value-type="float">
            <text:p>8.41E-01</text:p>
          </table:table-cell>
          <table:table-cell table:style-name="ce6" office:value-type="float" office:value="0.78836" calcext:value-type="float">
            <text:p>7.88E-01</text:p>
          </table:table-cell>
          <table:table-cell table:style-name="ce6" office:value-type="float" office:value="0.73717" calcext:value-type="float">
            <text:p>7.37E-01</text:p>
          </table:table-cell>
          <table:table-cell table:style-name="ce6" office:value-type="float" office:value="0.68798" calcext:value-type="float">
            <text:p>6.88E-01</text:p>
          </table:table-cell>
          <table:table-cell table:style-name="ce6" office:value-type="float" office:value="0.63133" calcext:value-type="float">
            <text:p>6.31E-01</text:p>
          </table:table-cell>
          <table:table-cell table:style-name="ce6" office:value-type="float" office:value="0.57745" calcext:value-type="float">
            <text:p>5.77E-01</text:p>
          </table:table-cell>
          <table:table-cell table:style-name="ce6" office:value-type="float" office:value="0.53318" calcext:value-type="float">
            <text:p>5.33E-01</text:p>
          </table:table-cell>
          <table:table-cell table:style-name="ce6" office:value-type="float" office:value="0.51379" calcext:value-type="float">
            <text:p>5.14E-01</text:p>
          </table:table-cell>
          <table:table-cell table:style-name="ce6" office:value-type="float" office:value="0.56154" calcext:value-type="float">
            <text:p>5.62E-01</text:p>
          </table:table-cell>
          <table:table-cell table:number-columns-repeated="1006"/>
        </table:table-row>
        <table:table-row table:style-name="ro1">
          <table:table-cell/>
          <table:table-cell table:formula="of:=SUM([.B23:.B39])" office:value-type="float" office:value="18.88256" calcext:value-type="float">
            <text:p>18.88256</text:p>
          </table:table-cell>
          <table:table-cell table:formula="of:=SUM([.C23:.C39])" office:value-type="float" office:value="20.85524" calcext:value-type="float">
            <text:p>20.85524</text:p>
          </table:table-cell>
          <table:table-cell table:formula="of:=SUM([.D23:.D39])" office:value-type="float" office:value="18.02529" calcext:value-type="float">
            <text:p>18.02529</text:p>
          </table:table-cell>
          <table:table-cell table:formula="of:=SUM([.E23:.E39])" office:value-type="float" office:value="19.33524" calcext:value-type="float">
            <text:p>19.33524</text:p>
          </table:table-cell>
          <table:table-cell table:formula="of:=SUM([.F23:.F39])" office:value-type="float" office:value="21.47019" calcext:value-type="float">
            <text:p>21.47019</text:p>
          </table:table-cell>
          <table:table-cell table:formula="of:=SUM([.G23:.G39])" office:value-type="float" office:value="14.77644" calcext:value-type="float">
            <text:p>14.77644</text:p>
          </table:table-cell>
          <table:table-cell table:formula="of:=SUM([.H23:.H39])" office:value-type="float" office:value="19.55996" calcext:value-type="float">
            <text:p>19.55996</text:p>
          </table:table-cell>
          <table:table-cell table:formula="of:=SUM([.I23:.I39])" office:value-type="float" office:value="18.51719" calcext:value-type="float">
            <text:p>18.51719</text:p>
          </table:table-cell>
          <table:table-cell table:formula="of:=SUM([.J23:.J39])" office:value-type="float" office:value="12.59111" calcext:value-type="float">
            <text:p>12.59111</text:p>
          </table:table-cell>
          <table:table-cell table:formula="of:=SUM([.K23:.K39])" office:value-type="float" office:value="16.43731" calcext:value-type="float">
            <text:p>16.43731</text:p>
          </table:table-cell>
          <table:table-cell table:formula="of:=SUM([.L23:.L39])" office:value-type="float" office:value="15.32042" calcext:value-type="float">
            <text:p>15.32042</text:p>
          </table:table-cell>
          <table:table-cell table:formula="of:=SUM([.M23:.M39])" office:value-type="float" office:value="10.28255" calcext:value-type="float">
            <text:p>10.28255</text:p>
          </table:table-cell>
          <table:table-cell table:formula="of:=SUM([.N23:.N39])" office:value-type="float" office:value="13.36612" calcext:value-type="float">
            <text:p>13.36612</text:p>
          </table:table-cell>
          <table:table-cell table:formula="of:=SUM([.O23:.O39])" office:value-type="float" office:value="10.88514" calcext:value-type="float">
            <text:p>10.88514</text:p>
          </table:table-cell>
          <table:table-cell table:formula="of:=SUM([.P23:.P39])" office:value-type="float" office:value="9.54133" calcext:value-type="float">
            <text:p>9.54133</text:p>
          </table:table-cell>
          <table:table-cell table:formula="of:=SUM([.Q23:.Q39])" office:value-type="float" office:value="11.53039" calcext:value-type="float">
            <text:p>11.53039</text:p>
          </table:table-cell>
          <table:table-cell table:formula="of:=SUM([.R23:.R39])" office:value-type="float" office:value="13.62362" calcext:value-type="float">
            <text:p>13.62362</text:p>
          </table:table-cell>
          <table:table-cell table:formula="of:=SUM([.B40:.R40])" office:value-type="float" office:value="265.0001" calcext:value-type="float">
            <text:p>265.0001</text:p>
          </table:table-cell>
          <table:table-cell table:number-columns-repeated="1005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x" table:style-name="ta1">
        <table:table-column table:style-name="co1" table:number-columns-repeated="1024" table:default-cell-style-name="ce4"/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float" office:value="1.31466" calcext:value-type="float">
            <text:p>1.31E+00</text:p>
          </table:table-cell>
          <table:table-cell table:style-name="ce8" office:value-type="float" office:value="1.06202" calcext:value-type="float">
            <text:p>1.06E+00</text:p>
          </table:table-cell>
          <table:table-cell table:style-name="ce8" office:value-type="float" office:value="0.93562" calcext:value-type="float">
            <text:p>9.36E-01</text:p>
          </table:table-cell>
          <table:table-cell table:style-name="ce8" office:value-type="float" office:value="0.86272" calcext:value-type="float">
            <text:p>8.63E-01</text:p>
          </table:table-cell>
          <table:table-cell table:style-name="ce8" office:value-type="float" office:value="0.81097" calcext:value-type="float">
            <text:p>8.11E-01</text:p>
          </table:table-cell>
          <table:table-cell table:style-name="ce8" office:value-type="float" office:value="0.76694" calcext:value-type="float">
            <text:p>7.67E-01</text:p>
          </table:table-cell>
          <table:table-cell table:style-name="ce8" office:value-type="float" office:value="0.71127" calcext:value-type="float">
            <text:p>7.11E-01</text:p>
          </table:table-cell>
          <table:table-cell table:style-name="ce8" office:value-type="float" office:value="0.66179" calcext:value-type="float">
            <text:p>6.62E-01</text:p>
          </table:table-cell>
          <table:table-cell table:style-name="ce8" office:value-type="float" office:value="0.61904" calcext:value-type="float">
            <text:p>6.19E-01</text:p>
          </table:table-cell>
          <table:table-cell table:style-name="ce8" office:value-type="float" office:value="0.56847" calcext:value-type="float">
            <text:p>5.68E-01</text:p>
          </table:table-cell>
          <table:table-cell table:style-name="ce8" office:value-type="float" office:value="0.52285" calcext:value-type="float">
            <text:p>5.23E-01</text:p>
          </table:table-cell>
          <table:table-cell table:style-name="ce8" office:value-type="float" office:value="0.48294" calcext:value-type="float">
            <text:p>4.83E-01</text:p>
          </table:table-cell>
          <table:table-cell table:style-name="ce8" office:value-type="float" office:value="0.43694" calcext:value-type="float">
            <text:p>4.37E-01</text:p>
          </table:table-cell>
          <table:table-cell table:style-name="ce8" office:value-type="float" office:value="0.39718" calcext:value-type="float">
            <text:p>3.97E-01</text:p>
          </table:table-cell>
          <table:table-cell table:style-name="ce8" office:value-type="float" office:value="0.37639" calcext:value-type="float">
            <text:p>3.76E-01</text:p>
          </table:table-cell>
          <table:table-cell table:style-name="ce8" office:value-type="float" office:value="0.40935" calcext:value-type="float">
            <text:p>4.09E-01</text:p>
          </table:table-cell>
          <table:table-cell table:style-name="ce8" office:value-type="float" office:value="0.60085" calcext:value-type="float">
            <text:p>6.01E-01</text:p>
          </table:table-cell>
          <table:table-cell table:number-columns-repeated="1006"/>
        </table:table-row>
        <table:table-row table:style-name="ro1">
          <table:table-cell/>
          <table:table-cell table:style-name="ce8" office:value-type="float" office:value="1.2982" calcext:value-type="float">
            <text:p>1.30E+00</text:p>
          </table:table-cell>
          <table:table-cell table:style-name="ce8" office:value-type="float" office:value="1.3419" calcext:value-type="float">
            <text:p>1.34E+00</text:p>
          </table:table-cell>
          <table:table-cell table:style-name="ce8" office:value-type="float" office:value="1.16931" calcext:value-type="float">
            <text:p>1.17E+00</text:p>
          </table:table-cell>
          <table:table-cell table:style-name="ce8" office:value-type="float" office:value="1.09142" calcext:value-type="float">
            <text:p>1.09E+00</text:p>
          </table:table-cell>
          <table:table-cell table:style-name="ce8" office:value-type="float" office:value="1.04553" calcext:value-type="float">
            <text:p>1.05E+00</text:p>
          </table:table-cell>
          <table:table-cell table:style-name="ce8" office:value-type="float" office:value="1.04241" calcext:value-type="float">
            <text:p>1.04E+00</text:p>
          </table:table-cell>
          <table:table-cell table:style-name="ce8" office:value-type="float" office:value="0.91616" calcext:value-type="float">
            <text:p>9.16E-01</text:p>
          </table:table-cell>
          <table:table-cell table:style-name="ce8" office:value-type="float" office:value="0.84773" calcext:value-type="float">
            <text:p>8.48E-01</text:p>
          </table:table-cell>
          <table:table-cell table:style-name="ce8" office:value-type="float" office:value="0.83667" calcext:value-type="float">
            <text:p>8.37E-01</text:p>
          </table:table-cell>
          <table:table-cell table:style-name="ce8" office:value-type="float" office:value="0.73065" calcext:value-type="float">
            <text:p>7.31E-01</text:p>
          </table:table-cell>
          <table:table-cell table:style-name="ce8" office:value-type="float" office:value="0.67014" calcext:value-type="float">
            <text:p>6.70E-01</text:p>
          </table:table-cell>
          <table:table-cell table:style-name="ce8" office:value-type="float" office:value="0.65513" calcext:value-type="float">
            <text:p>6.55E-01</text:p>
          </table:table-cell>
          <table:table-cell table:style-name="ce8" office:value-type="float" office:value="0.56516" calcext:value-type="float">
            <text:p>5.65E-01</text:p>
          </table:table-cell>
          <table:table-cell table:style-name="ce8" office:value-type="float" office:value="0.50265" calcext:value-type="float">
            <text:p>5.03E-01</text:p>
          </table:table-cell>
          <table:table-cell table:style-name="ce8" office:value-type="float" office:value="0.46882" calcext:value-type="float">
            <text:p>4.69E-01</text:p>
          </table:table-cell>
          <table:table-cell table:style-name="ce8" office:value-type="float" office:value="0.51543" calcext:value-type="float">
            <text:p>5.15E-01</text:p>
          </table:table-cell>
          <table:table-cell table:style-name="ce8" office:value-type="float" office:value="0.59313" calcext:value-type="float">
            <text:p>5.93E-01</text:p>
          </table:table-cell>
          <table:table-cell table:number-columns-repeated="1006"/>
        </table:table-row>
        <table:table-row table:style-name="ro1">
          <table:table-cell/>
          <table:table-cell table:style-name="ce8" office:value-type="float" office:value="1.29181" calcext:value-type="float">
            <text:p>1.29E+00</text:p>
          </table:table-cell>
          <table:table-cell table:style-name="ce8" office:value-type="float" office:value="1.32005" calcext:value-type="float">
            <text:p>1.32E+00</text:p>
          </table:table-cell>
          <table:table-cell table:style-name="ce8" office:value-type="float" office:value="1.17615" calcext:value-type="float">
            <text:p>1.18E+00</text:p>
          </table:table-cell>
          <table:table-cell table:style-name="ce8" office:value-type="float" office:value="1.17405" calcext:value-type="float">
            <text:p>1.17E+00</text:p>
          </table:table-cell>
          <table:table-cell table:style-name="ce8" office:value-type="float" office:value="1.11752" calcext:value-type="float">
            <text:p>1.12E+00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0.9484" calcext:value-type="float">
            <text:p>9.48E-01</text:p>
          </table:table-cell>
          <table:table-cell table:style-name="ce8" office:value-type="float" office:value="0.86787" calcext:value-type="float">
            <text:p>8.68E-01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0.7537" calcext:value-type="float">
            <text:p>7.54E-01</text:p>
          </table:table-cell>
          <table:table-cell table:style-name="ce8" office:value-type="float" office:value="0.6867" calcext:value-type="float">
            <text:p>6.87E-01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0.60545" calcext:value-type="float">
            <text:p>6.05E-01</text:p>
          </table:table-cell>
          <table:table-cell table:style-name="ce8" office:value-type="float" office:value="0.54102" calcext:value-type="float">
            <text:p>5.41E-01</text:p>
          </table:table-cell>
          <table:table-cell table:style-name="ce8" office:value-type="float" office:value="0.47363" calcext:value-type="float">
            <text:p>4.74E-01</text:p>
          </table:table-cell>
          <table:table-cell table:style-name="ce8" office:value-type="float" office:value="0.50698" calcext:value-type="float">
            <text:p>5.07E-01</text:p>
          </table:table-cell>
          <table:table-cell table:style-name="ce8" office:value-type="float" office:value="0.58928" calcext:value-type="float">
            <text:p>5.89E-01</text:p>
          </table:table-cell>
          <table:table-cell table:number-columns-repeated="1006"/>
        </table:table-row>
        <table:table-row table:style-name="ro1">
          <table:table-cell/>
          <table:table-cell table:style-name="ce8" office:value-type="float" office:value="1.29368" calcext:value-type="float">
            <text:p>1.29E+00</text:p>
          </table:table-cell>
          <table:table-cell table:style-name="ce8" office:value-type="float" office:value="1.33201" calcext:value-type="float">
            <text:p>1.33E+00</text:p>
          </table:table-cell>
          <table:table-cell table:style-name="ce8" office:value-type="float" office:value="1.26211" calcext:value-type="float">
            <text:p>1.26E+00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1.11088" calcext:value-type="float">
            <text:p>1.11E+00</text:p>
          </table:table-cell>
          <table:table-cell table:style-name="ce8" office:value-type="float" office:value="1.12587" calcext:value-type="float">
            <text:p>1.13E+00</text:p>
          </table:table-cell>
          <table:table-cell table:style-name="ce8" office:value-type="float" office:value="0.95466" calcext:value-type="float">
            <text:p>9.55E-01</text:p>
          </table:table-cell>
          <table:table-cell table:style-name="ce8" office:value-type="float" office:value="0.87763" calcext:value-type="float">
            <text:p>8.78E-01</text:p>
          </table:table-cell>
          <table:table-cell table:style-name="ce8" office:value-type="float" office:value="0.874" calcext:value-type="float">
            <text:p>8.74E-01</text:p>
          </table:table-cell>
          <table:table-cell table:style-name="ce8" office:value-type="float" office:value="0.75676" calcext:value-type="float">
            <text:p>7.57E-01</text:p>
          </table:table-cell>
          <table:table-cell table:style-name="ce8" office:value-type="float" office:value="0.69578" calcext:value-type="float">
            <text:p>6.96E-01</text:p>
          </table:table-cell>
          <table:table-cell table:style-name="ce8" office:value-type="float" office:value="0.7011" calcext:value-type="float">
            <text:p>7.01E-01</text:p>
          </table:table-cell>
          <table:table-cell table:style-name="ce8" office:value-type="float" office:value="0.5874" calcext:value-type="float">
            <text:p>5.87E-01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0.51258" calcext:value-type="float">
            <text:p>5.13E-01</text:p>
          </table:table-cell>
          <table:table-cell table:style-name="ce8" office:value-type="float" office:value="0.5125" calcext:value-type="float">
            <text:p>5.13E-01</text:p>
          </table:table-cell>
          <table:table-cell table:style-name="ce8" office:value-type="float" office:value="0.58864" calcext:value-type="float">
            <text:p>5.89E-01</text:p>
          </table:table-cell>
          <table:table-cell table:number-columns-repeated="1006"/>
        </table:table-row>
        <table:table-row table:style-name="ro1">
          <table:table-cell/>
          <table:table-cell table:style-name="ce8" office:value-type="float" office:value="1.29736" calcext:value-type="float">
            <text:p>1.30E+00</text:p>
          </table:table-cell>
          <table:table-cell table:style-name="ce8" office:value-type="float" office:value="1.35831" calcext:value-type="float">
            <text:p>1.36E+00</text:p>
          </table:table-cell>
          <table:table-cell table:style-name="ce8" office:value-type="float" office:value="1.2884" calcext:value-type="float">
            <text:p>1.29E+00</text:p>
          </table:table-cell>
          <table:table-cell table:style-name="ce8" office:value-type="float" office:value="1.18056" calcext:value-type="float">
            <text:p>1.18E+00</text:p>
          </table:table-cell>
          <table:table-cell table:style-name="ce8" office:value-type="float" office:value="1.14217" calcext:value-type="float">
            <text:p>1.14E+00</text:p>
          </table:table-cell>
          <table:table-cell table:style-name="ce8" office:value-type="float" office:value="1.08166" calcext:value-type="float">
            <text:p>1.08E+00</text:p>
          </table:table-cell>
          <table:table-cell table:style-name="ce8" office:value-type="float" office:value="0.92598" calcext:value-type="float">
            <text:p>9.26E-01</text:p>
          </table:table-cell>
          <table:table-cell table:style-name="ce8" office:value-type="float" office:value="0.85242" calcext:value-type="float">
            <text:p>8.52E-01</text:p>
          </table:table-cell>
          <table:table-cell table:style-name="ce8" office:value-type="float" office:value="0.85081" calcext:value-type="float">
            <text:p>8.51E-01</text:p>
          </table:table-cell>
          <table:table-cell table:style-name="ce8" office:value-type="float" office:value="0.73547" calcext:value-type="float">
            <text:p>7.35E-01</text:p>
          </table:table-cell>
          <table:table-cell table:style-name="ce8" office:value-type="float" office:value="0.67546" calcext:value-type="float">
            <text:p>6.75E-01</text:p>
          </table:table-cell>
          <table:table-cell table:style-name="ce8" office:value-type="float" office:value="0.67597" calcext:value-type="float">
            <text:p>6.76E-01</text:p>
          </table:table-cell>
          <table:table-cell table:style-name="ce8" office:value-type="float" office:value="0.60882" calcext:value-type="float">
            <text:p>6.09E-01</text:p>
          </table:table-cell>
          <table:table-cell table:style-name="ce8" office:value-type="float" office:value="0.53693" calcext:value-type="float">
            <text:p>5.37E-01</text:p>
          </table:table-cell>
          <table:table-cell table:style-name="ce8" office:value-type="float" office:value="0.51721" calcext:value-type="float">
            <text:p>5.17E-01</text:p>
          </table:table-cell>
          <table:table-cell table:style-name="ce8" office:value-type="float" office:value="0.52283" calcext:value-type="float">
            <text:p>5.23E-01</text:p>
          </table:table-cell>
          <table:table-cell table:style-name="ce8" office:value-type="float" office:value="0.58928" calcext:value-type="float">
            <text:p>5.89E-01</text:p>
          </table:table-cell>
          <table:table-cell table:number-columns-repeated="1006"/>
        </table:table-row>
        <table:table-row table:style-name="ro1">
          <table:table-cell/>
          <table:table-cell table:style-name="ce8" office:value-type="float" office:value="1.29858" calcext:value-type="float">
            <text:p>1.30E+00</text:p>
          </table:table-cell>
          <table:table-cell table:style-name="ce8" office:value-type="float" office:value="1.42411" calcext:value-type="float">
            <text:p>1.42E+00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1.27863" calcext:value-type="float">
            <text:p>1.28E+00</text:p>
          </table:table-cell>
          <table:table-cell table:style-name="ce8" office:value-type="float" office:value="1.14088" calcext:value-type="float">
            <text:p>1.14E+00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0.98241" calcext:value-type="float">
            <text:p>9.82E-01</text:p>
          </table:table-cell>
          <table:table-cell table:style-name="ce8" office:value-type="float" office:value="0.89951" calcext:value-type="float">
            <text:p>9.00E-01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0.78329" calcext:value-type="float">
            <text:p>7.83E-01</text:p>
          </table:table-cell>
          <table:table-cell table:style-name="ce8" office:value-type="float" office:value="0.71201" calcext:value-type="float">
            <text:p>7.12E-01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0.61902" calcext:value-type="float">
            <text:p>6.19E-01</text:p>
          </table:table-cell>
          <table:table-cell table:style-name="ce8" office:value-type="float" office:value="0.57598" calcext:value-type="float">
            <text:p>5.76E-01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0.54944" calcext:value-type="float">
            <text:p>5.49E-01</text:p>
          </table:table-cell>
          <table:table-cell table:style-name="ce8" office:value-type="float" office:value="0.58932" calcext:value-type="float">
            <text:p>5.89E-01</text:p>
          </table:table-cell>
          <table:table-cell table:number-columns-repeated="1006"/>
        </table:table-row>
        <table:table-row table:style-name="ro1">
          <table:table-cell/>
          <table:table-cell table:style-name="ce8" office:value-type="float" office:value="1.27646" calcext:value-type="float">
            <text:p>1.28E+00</text:p>
          </table:table-cell>
          <table:table-cell table:style-name="ce8" office:value-type="float" office:value="1.33237" calcext:value-type="float">
            <text:p>1.33E+00</text:p>
          </table:table-cell>
          <table:table-cell table:style-name="ce8" office:value-type="float" office:value="1.223" calcext:value-type="float">
            <text:p>1.22E+00</text:p>
          </table:table-cell>
          <table:table-cell table:style-name="ce8" office:value-type="float" office:value="1.14483" calcext:value-type="float">
            <text:p>1.14E+00</text:p>
          </table:table-cell>
          <table:table-cell table:style-name="ce8" office:value-type="float" office:value="1.03585" calcext:value-type="float">
            <text:p>1.04E+00</text:p>
          </table:table-cell>
          <table:table-cell table:style-name="ce8" office:value-type="float" office:value="1.03476" calcext:value-type="float">
            <text:p>1.03E+00</text:p>
          </table:table-cell>
          <table:table-cell table:style-name="ce8" office:value-type="float" office:value="0.89732" calcext:value-type="float">
            <text:p>8.97E-01</text:p>
          </table:table-cell>
          <table:table-cell table:style-name="ce8" office:value-type="float" office:value="0.83009" calcext:value-type="float">
            <text:p>8.30E-01</text:p>
          </table:table-cell>
          <table:table-cell table:style-name="ce8" office:value-type="float" office:value="0.83126" calcext:value-type="float">
            <text:p>8.31E-01</text:p>
          </table:table-cell>
          <table:table-cell table:style-name="ce8" office:value-type="float" office:value="0.71758" calcext:value-type="float">
            <text:p>7.18E-01</text:p>
          </table:table-cell>
          <table:table-cell table:style-name="ce8" office:value-type="float" office:value="0.65736" calcext:value-type="float">
            <text:p>6.57E-01</text:p>
          </table:table-cell>
          <table:table-cell table:style-name="ce8" office:value-type="float" office:value="0.65205" calcext:value-type="float">
            <text:p>6.52E-01</text:p>
          </table:table-cell>
          <table:table-cell table:style-name="ce8" office:value-type="float" office:value="0.55969" calcext:value-type="float">
            <text:p>5.60E-01</text:p>
          </table:table-cell>
          <table:table-cell table:style-name="ce8" office:value-type="float" office:value="0.5202" calcext:value-type="float">
            <text:p>5.20E-01</text:p>
          </table:table-cell>
          <table:table-cell table:style-name="ce8" office:value-type="float" office:value="0.4877" calcext:value-type="float">
            <text:p>4.88E-01</text:p>
          </table:table-cell>
          <table:table-cell table:style-name="ce8" office:value-type="float" office:value="0.51405" calcext:value-type="float">
            <text:p>5.14E-01</text:p>
          </table:table-cell>
          <table:table-cell table:style-name="ce8" office:value-type="float" office:value="0.58263" calcext:value-type="float">
            <text:p>5.83E-01</text:p>
          </table:table-cell>
          <table:table-cell table:number-columns-repeated="1006"/>
        </table:table-row>
        <table:table-row table:style-name="ro1">
          <table:table-cell/>
          <table:table-cell table:style-name="ce8" office:value-type="float" office:value="1.25836" calcext:value-type="float">
            <text:p>1.26E+00</text:p>
          </table:table-cell>
          <table:table-cell table:style-name="ce8" office:value-type="float" office:value="1.31132" calcext:value-type="float">
            <text:p>1.31E+00</text:p>
          </table:table-cell>
          <table:table-cell table:style-name="ce8" office:value-type="float" office:value="1.19885" calcext:value-type="float">
            <text:p>1.20E+00</text:p>
          </table:table-cell>
          <table:table-cell table:style-name="ce8" office:value-type="float" office:value="1.12154" calcext:value-type="float">
            <text:p>1.12E+00</text:p>
          </table:table-cell>
          <table:table-cell table:style-name="ce8" office:value-type="float" office:value="1.01615" calcext:value-type="float">
            <text:p>1.02E+00</text:p>
          </table:table-cell>
          <table:table-cell table:style-name="ce8" office:value-type="float" office:value="1.01587" calcext:value-type="float">
            <text:p>1.02E+00</text:p>
          </table:table-cell>
          <table:table-cell table:style-name="ce8" office:value-type="float" office:value="0.88422" calcext:value-type="float">
            <text:p>8.84E-01</text:p>
          </table:table-cell>
          <table:table-cell table:style-name="ce8" office:value-type="float" office:value="0.81924" calcext:value-type="float">
            <text:p>8.19E-01</text:p>
          </table:table-cell>
          <table:table-cell table:style-name="ce8" office:value-type="float" office:value="0.81988" calcext:value-type="float">
            <text:p>8.20E-01</text:p>
          </table:table-cell>
          <table:table-cell table:style-name="ce8" office:value-type="float" office:value="0.70885" calcext:value-type="float">
            <text:p>7.09E-01</text:p>
          </table:table-cell>
          <table:table-cell table:style-name="ce8" office:value-type="float" office:value="0.64937" calcext:value-type="float">
            <text:p>6.49E-01</text:p>
          </table:table-cell>
          <table:table-cell table:style-name="ce8" office:value-type="float" office:value="0.64247" calcext:value-type="float">
            <text:p>6.42E-01</text:p>
          </table:table-cell>
          <table:table-cell table:style-name="ce8" office:value-type="float" office:value="0.55102" calcext:value-type="float">
            <text:p>5.51E-01</text:p>
          </table:table-cell>
          <table:table-cell table:style-name="ce8" office:value-type="float" office:value="0.51139" calcext:value-type="float">
            <text:p>5.11E-01</text:p>
          </table:table-cell>
          <table:table-cell table:style-name="ce8" office:value-type="float" office:value="0.47982" calcext:value-type="float">
            <text:p>4.80E-01</text:p>
          </table:table-cell>
          <table:table-cell table:style-name="ce8" office:value-type="float" office:value="0.5082" calcext:value-type="float">
            <text:p>5.08E-01</text:p>
          </table:table-cell>
          <table:table-cell table:style-name="ce8" office:value-type="float" office:value="0.57762" calcext:value-type="float">
            <text:p>5.78E-01</text:p>
          </table:table-cell>
          <table:table-cell table:number-columns-repeated="1006"/>
        </table:table-row>
        <table:table-row table:style-name="ro1">
          <table:table-cell/>
          <table:table-cell table:style-name="ce8" office:value-type="float" office:value="1.24529" calcext:value-type="float">
            <text:p>1.25E+00</text:p>
          </table:table-cell>
          <table:table-cell table:style-name="ce8" office:value-type="float" office:value="1.36168" calcext:value-type="float">
            <text:p>1.36E+00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1.18854" calcext:value-type="float">
            <text:p>1.19E+00</text:p>
          </table:table-cell>
          <table:table-cell table:style-name="ce8" office:value-type="float" office:value="1.07201" calcext:value-type="float">
            <text:p>1.07E+00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0.94189" calcext:value-type="float">
            <text:p>9.42E-01</text:p>
          </table:table-cell>
          <table:table-cell table:style-name="ce8" office:value-type="float" office:value="0.86654" calcext:value-type="float">
            <text:p>8.67E-01</text:p>
          </table:table-cell>
          <table:table-cell table:style-name="ce8" office:value-type="float" office:value="0.00002" calcext:value-type="float">
            <text:p>2.00E-05</text:p>
          </table:table-cell>
          <table:table-cell table:style-name="ce8" office:value-type="float" office:value="0.7566" calcext:value-type="float">
            <text:p>7.57E-01</text:p>
          </table:table-cell>
          <table:table-cell table:style-name="ce8" office:value-type="float" office:value="0.68718" calcext:value-type="float">
            <text:p>6.87E-01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0.58858" calcext:value-type="float">
            <text:p>5.89E-01</text:p>
          </table:table-cell>
          <table:table-cell table:style-name="ce8" office:value-type="float" office:value="0.54004" calcext:value-type="float">
            <text:p>5.40E-01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0.53182" calcext:value-type="float">
            <text:p>5.32E-01</text:p>
          </table:table-cell>
          <table:table-cell table:style-name="ce8" office:value-type="float" office:value="0.57444" calcext:value-type="float">
            <text:p>5.74E-01</text:p>
          </table:table-cell>
          <table:table-cell table:number-columns-repeated="1006"/>
        </table:table-row>
        <table:table-row table:style-name="ro1">
          <table:table-cell/>
          <table:table-cell table:style-name="ce8" office:value-type="float" office:value="1.21466" calcext:value-type="float">
            <text:p>1.21E+00</text:p>
          </table:table-cell>
          <table:table-cell table:style-name="ce8" office:value-type="float" office:value="1.26852" calcext:value-type="float">
            <text:p>1.27E+00</text:p>
          </table:table-cell>
          <table:table-cell table:style-name="ce8" office:value-type="float" office:value="1.16332" calcext:value-type="float">
            <text:p>1.16E+00</text:p>
          </table:table-cell>
          <table:table-cell table:style-name="ce8" office:value-type="float" office:value="1.08807" calcext:value-type="float">
            <text:p>1.09E+00</text:p>
          </table:table-cell>
          <table:table-cell table:style-name="ce8" office:value-type="float" office:value="0.98699" calcext:value-type="float">
            <text:p>9.87E-01</text:p>
          </table:table-cell>
          <table:table-cell table:style-name="ce8" office:value-type="float" office:value="0.9896" calcext:value-type="float">
            <text:p>9.90E-01</text:p>
          </table:table-cell>
          <table:table-cell table:style-name="ce8" office:value-type="float" office:value="0.86106" calcext:value-type="float">
            <text:p>8.61E-01</text:p>
          </table:table-cell>
          <table:table-cell table:style-name="ce8" office:value-type="float" office:value="0.79857" calcext:value-type="float">
            <text:p>7.99E-01</text:p>
          </table:table-cell>
          <table:table-cell table:style-name="ce8" office:value-type="float" office:value="0.80114" calcext:value-type="float">
            <text:p>8.01E-01</text:p>
          </table:table-cell>
          <table:table-cell table:style-name="ce8" office:value-type="float" office:value="0.69236" calcext:value-type="float">
            <text:p>6.92E-01</text:p>
          </table:table-cell>
          <table:table-cell table:style-name="ce8" office:value-type="float" office:value="0.63469" calcext:value-type="float">
            <text:p>6.35E-01</text:p>
          </table:table-cell>
          <table:table-cell table:style-name="ce8" office:value-type="float" office:value="0.62921" calcext:value-type="float">
            <text:p>6.29E-01</text:p>
          </table:table-cell>
          <table:table-cell table:style-name="ce8" office:value-type="float" office:value="0.53933" calcext:value-type="float">
            <text:p>5.39E-01</text:p>
          </table:table-cell>
          <table:table-cell table:style-name="ce8" office:value-type="float" office:value="0.50072" calcext:value-type="float">
            <text:p>5.01E-01</text:p>
          </table:table-cell>
          <table:table-cell table:style-name="ce8" office:value-type="float" office:value="0.47055" calcext:value-type="float">
            <text:p>4.71E-01</text:p>
          </table:table-cell>
          <table:table-cell table:style-name="ce8" office:value-type="float" office:value="0.49811" calcext:value-type="float">
            <text:p>4.98E-01</text:p>
          </table:table-cell>
          <table:table-cell table:style-name="ce8" office:value-type="float" office:value="0.56609" calcext:value-type="float">
            <text:p>5.66E-01</text:p>
          </table:table-cell>
          <table:table-cell table:number-columns-repeated="1006"/>
        </table:table-row>
        <table:table-row table:style-name="ro1">
          <table:table-cell/>
          <table:table-cell table:style-name="ce8" office:value-type="float" office:value="1.18868" calcext:value-type="float">
            <text:p>1.19E+00</text:p>
          </table:table-cell>
          <table:table-cell table:style-name="ce8" office:value-type="float" office:value="1.2436" calcext:value-type="float">
            <text:p>1.24E+00</text:p>
          </table:table-cell>
          <table:table-cell table:style-name="ce8" office:value-type="float" office:value="1.1423" calcext:value-type="float">
            <text:p>1.14E+00</text:p>
          </table:table-cell>
          <table:table-cell table:style-name="ce8" office:value-type="float" office:value="1.07329" calcext:value-type="float">
            <text:p>1.07E+00</text:p>
          </table:table-cell>
          <table:table-cell table:style-name="ce8" office:value-type="float" office:value="0.9741" calcext:value-type="float">
            <text:p>9.74E-01</text:p>
          </table:table-cell>
          <table:table-cell table:style-name="ce8" office:value-type="float" office:value="0.97409" calcext:value-type="float">
            <text:p>9.74E-01</text:p>
          </table:table-cell>
          <table:table-cell table:style-name="ce8" office:value-type="float" office:value="0.84798" calcext:value-type="float">
            <text:p>8.48E-01</text:p>
          </table:table-cell>
          <table:table-cell table:style-name="ce8" office:value-type="float" office:value="0.78661" calcext:value-type="float">
            <text:p>7.87E-01</text:p>
          </table:table-cell>
          <table:table-cell table:style-name="ce8" office:value-type="float" office:value="0.78826" calcext:value-type="float">
            <text:p>7.88E-01</text:p>
          </table:table-cell>
          <table:table-cell table:style-name="ce8" office:value-type="float" office:value="0.68253" calcext:value-type="float">
            <text:p>6.83E-01</text:p>
          </table:table-cell>
          <table:table-cell table:style-name="ce8" office:value-type="float" office:value="0.6265" calcext:value-type="float">
            <text:p>6.27E-01</text:p>
          </table:table-cell>
          <table:table-cell table:style-name="ce8" office:value-type="float" office:value="0.62154" calcext:value-type="float">
            <text:p>6.22E-01</text:p>
          </table:table-cell>
          <table:table-cell table:style-name="ce8" office:value-type="float" office:value="0.53467" calcext:value-type="float">
            <text:p>5.35E-01</text:p>
          </table:table-cell>
          <table:table-cell table:style-name="ce8" office:value-type="float" office:value="0.49764" calcext:value-type="float">
            <text:p>4.98E-01</text:p>
          </table:table-cell>
          <table:table-cell table:style-name="ce8" office:value-type="float" office:value="0.46668" calcext:value-type="float">
            <text:p>4.67E-01</text:p>
          </table:table-cell>
          <table:table-cell table:style-name="ce8" office:value-type="float" office:value="0.49303" calcext:value-type="float">
            <text:p>4.93E-01</text:p>
          </table:table-cell>
          <table:table-cell table:style-name="ce8" office:value-type="float" office:value="0.55959" calcext:value-type="float">
            <text:p>5.60E-01</text:p>
          </table:table-cell>
          <table:table-cell table:number-columns-repeated="1006"/>
        </table:table-row>
        <table:table-row table:style-name="ro1">
          <table:table-cell/>
          <table:table-cell table:style-name="ce8" office:value-type="float" office:value="1.1669" calcext:value-type="float">
            <text:p>1.17E+00</text:p>
          </table:table-cell>
          <table:table-cell table:style-name="ce8" office:value-type="float" office:value="1.28629" calcext:value-type="float">
            <text:p>1.29E+00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1.16234" calcext:value-type="float">
            <text:p>1.16E+00</text:p>
          </table:table-cell>
          <table:table-cell table:style-name="ce8" office:value-type="float" office:value="1.04231" calcext:value-type="float">
            <text:p>1.04E+00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0.90444" calcext:value-type="float">
            <text:p>9.04E-01</text:p>
          </table:table-cell>
          <table:table-cell table:style-name="ce8" office:value-type="float" office:value="0.8316" calcext:value-type="float">
            <text:p>8.32E-01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0.72812" calcext:value-type="float">
            <text:p>7.28E-01</text:p>
          </table:table-cell>
          <table:table-cell table:style-name="ce8" office:value-type="float" office:value="0.66383" calcext:value-type="float">
            <text:p>6.64E-01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0.57909" calcext:value-type="float">
            <text:p>5.79E-01</text:p>
          </table:table-cell>
          <table:table-cell table:style-name="ce8" office:value-type="float" office:value="0.53973" calcext:value-type="float">
            <text:p>5.40E-01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0.51689" calcext:value-type="float">
            <text:p>5.17E-01</text:p>
          </table:table-cell>
          <table:table-cell table:style-name="ce8" office:value-type="float" office:value="0.55513" calcext:value-type="float">
            <text:p>5.55E-01</text:p>
          </table:table-cell>
          <table:table-cell table:number-columns-repeated="1006"/>
        </table:table-row>
        <table:table-row table:style-name="ro1">
          <table:table-cell/>
          <table:table-cell table:style-name="ce8" office:value-type="float" office:value="1.12443" calcext:value-type="float">
            <text:p>1.12E+00</text:p>
          </table:table-cell>
          <table:table-cell table:style-name="ce8" office:value-type="float" office:value="1.18751" calcext:value-type="float">
            <text:p>1.19E+00</text:p>
          </table:table-cell>
          <table:table-cell table:style-name="ce8" office:value-type="float" office:value="1.13567" calcext:value-type="float">
            <text:p>1.14E+00</text:p>
          </table:table-cell>
          <table:table-cell table:style-name="ce8" office:value-type="float" office:value="1.04203" calcext:value-type="float">
            <text:p>1.04E+00</text:p>
          </table:table-cell>
          <table:table-cell table:style-name="ce8" office:value-type="float" office:value="1.01455" calcext:value-type="float">
            <text:p>1.01E+00</text:p>
          </table:table-cell>
          <table:table-cell table:style-name="ce8" office:value-type="float" office:value="0.96855" calcext:value-type="float">
            <text:p>9.69E-01</text:p>
          </table:table-cell>
          <table:table-cell table:style-name="ce8" office:value-type="float" office:value="0.83222" calcext:value-type="float">
            <text:p>8.32E-01</text:p>
          </table:table-cell>
          <table:table-cell table:style-name="ce8" office:value-type="float" office:value="0.76979" calcext:value-type="float">
            <text:p>7.70E-01</text:p>
          </table:table-cell>
          <table:table-cell table:style-name="ce8" office:value-type="float" office:value="0.77267" calcext:value-type="float">
            <text:p>7.73E-01</text:p>
          </table:table-cell>
          <table:table-cell table:style-name="ce8" office:value-type="float" office:value="0.66949" calcext:value-type="float">
            <text:p>6.69E-01</text:p>
          </table:table-cell>
          <table:table-cell table:style-name="ce8" office:value-type="float" office:value="0.61698" calcext:value-type="float">
            <text:p>6.17E-01</text:p>
          </table:table-cell>
          <table:table-cell table:style-name="ce8" office:value-type="float" office:value="0.62006" calcext:value-type="float">
            <text:p>6.20E-01</text:p>
          </table:table-cell>
          <table:table-cell table:style-name="ce8" office:value-type="float" office:value="0.55891" calcext:value-type="float">
            <text:p>5.59E-01</text:p>
          </table:table-cell>
          <table:table-cell table:style-name="ce8" office:value-type="float" office:value="0.49354" calcext:value-type="float">
            <text:p>4.94E-01</text:p>
          </table:table-cell>
          <table:table-cell table:style-name="ce8" office:value-type="float" office:value="0.47755" calcext:value-type="float">
            <text:p>4.78E-01</text:p>
          </table:table-cell>
          <table:table-cell table:style-name="ce8" office:value-type="float" office:value="0.48341" calcext:value-type="float">
            <text:p>4.83E-01</text:p>
          </table:table-cell>
          <table:table-cell table:style-name="ce8" office:value-type="float" office:value="0.54505" calcext:value-type="float">
            <text:p>5.45E-01</text:p>
          </table:table-cell>
          <table:table-cell table:number-columns-repeated="1006"/>
        </table:table-row>
        <table:table-row table:style-name="ro1">
          <table:table-cell/>
          <table:table-cell table:style-name="ce8" office:value-type="float" office:value="1.07985" calcext:value-type="float">
            <text:p>1.08E+00</text:p>
          </table:table-cell>
          <table:table-cell table:style-name="ce8" office:value-type="float" office:value="1.12618" calcext:value-type="float">
            <text:p>1.13E+00</text:p>
          </table:table-cell>
          <table:table-cell table:style-name="ce8" office:value-type="float" office:value="1.08026" calcext:value-type="float">
            <text:p>1.08E+00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0.96342" calcext:value-type="float">
            <text:p>9.63E-01</text:p>
          </table:table-cell>
          <table:table-cell table:style-name="ce8" office:value-type="float" office:value="0.98231" calcext:value-type="float">
            <text:p>9.82E-01</text:p>
          </table:table-cell>
          <table:table-cell table:style-name="ce8" office:value-type="float" office:value="0.83845" calcext:value-type="float">
            <text:p>8.38E-01</text:p>
          </table:table-cell>
          <table:table-cell table:style-name="ce8" office:value-type="float" office:value="0.77582" calcext:value-type="float">
            <text:p>7.76E-01</text:p>
          </table:table-cell>
          <table:table-cell table:style-name="ce8" office:value-type="float" office:value="0.77646" calcext:value-type="float">
            <text:p>7.76E-01</text:p>
          </table:table-cell>
          <table:table-cell table:style-name="ce8" office:value-type="float" office:value="0.67564" calcext:value-type="float">
            <text:p>6.76E-01</text:p>
          </table:table-cell>
          <table:table-cell table:style-name="ce8" office:value-type="float" office:value="0.62428" calcext:value-type="float">
            <text:p>6.24E-01</text:p>
          </table:table-cell>
          <table:table-cell table:style-name="ce8" office:value-type="float" office:value="0.63152" calcext:value-type="float">
            <text:p>6.32E-01</text:p>
          </table:table-cell>
          <table:table-cell table:style-name="ce8" office:value-type="float" office:value="0.53116" calcext:value-type="float">
            <text:p>5.31E-01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0.46627" calcext:value-type="float">
            <text:p>4.66E-01</text:p>
          </table:table-cell>
          <table:table-cell table:style-name="ce8" office:value-type="float" office:value="0.46688" calcext:value-type="float">
            <text:p>4.67E-01</text:p>
          </table:table-cell>
          <table:table-cell table:style-name="ce8" office:value-type="float" office:value="0.53596" calcext:value-type="float">
            <text:p>5.36E-01</text:p>
          </table:table-cell>
          <table:table-cell table:number-columns-repeated="1006"/>
        </table:table-row>
        <table:table-row table:style-name="ro1">
          <table:table-cell/>
          <table:table-cell table:style-name="ce8" office:value-type="float" office:value="1.03793" calcext:value-type="float">
            <text:p>1.04E+00</text:p>
          </table:table-cell>
          <table:table-cell table:style-name="ce8" office:value-type="float" office:value="1.0843" calcext:value-type="float">
            <text:p>1.08E+00</text:p>
          </table:table-cell>
          <table:table-cell table:style-name="ce8" office:value-type="float" office:value="0.98578" calcext:value-type="float">
            <text:p>9.86E-01</text:p>
          </table:table-cell>
          <table:table-cell table:style-name="ce8" office:value-type="float" office:value="0.99861" calcext:value-type="float">
            <text:p>9.99E-01</text:p>
          </table:table-cell>
          <table:table-cell table:style-name="ce8" office:value-type="float" office:value="0.95941" calcext:value-type="float">
            <text:p>9.59E-01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0.82598" calcext:value-type="float">
            <text:p>8.26E-01</text:p>
          </table:table-cell>
          <table:table-cell table:style-name="ce8" office:value-type="float" office:value="0.76231" calcext:value-type="float">
            <text:p>7.62E-01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0.66976" calcext:value-type="float">
            <text:p>6.70E-01</text:p>
          </table:table-cell>
          <table:table-cell table:style-name="ce8" office:value-type="float" office:value="0.61419" calcext:value-type="float">
            <text:p>6.14E-01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0.54626" calcext:value-type="float">
            <text:p>5.46E-01</text:p>
          </table:table-cell>
          <table:table-cell table:style-name="ce8" office:value-type="float" office:value="0.49034" calcext:value-type="float">
            <text:p>4.90E-01</text:p>
          </table:table-cell>
          <table:table-cell table:style-name="ce8" office:value-type="float" office:value="0.43018" calcext:value-type="float">
            <text:p>4.30E-01</text:p>
          </table:table-cell>
          <table:table-cell table:style-name="ce8" office:value-type="float" office:value="0.45992" calcext:value-type="float">
            <text:p>4.60E-01</text:p>
          </table:table-cell>
          <table:table-cell table:style-name="ce8" office:value-type="float" office:value="0.53188" calcext:value-type="float">
            <text:p>5.32E-01</text:p>
          </table:table-cell>
          <table:table-cell table:number-columns-repeated="1006"/>
        </table:table-row>
        <table:table-row table:style-name="ro1">
          <table:table-cell/>
          <table:table-cell table:style-name="ce8" office:value-type="float" office:value="1.00881" calcext:value-type="float">
            <text:p>1.01E+00</text:p>
          </table:table-cell>
          <table:table-cell table:style-name="ce8" office:value-type="float" office:value="1.09225" calcext:value-type="float">
            <text:p>1.09E+00</text:p>
          </table:table-cell>
          <table:table-cell table:style-name="ce8" office:value-type="float" office:value="0.98638" calcext:value-type="float">
            <text:p>9.86E-01</text:p>
          </table:table-cell>
          <table:table-cell table:style-name="ce8" office:value-type="float" office:value="0.94243" calcext:value-type="float">
            <text:p>9.42E-01</text:p>
          </table:table-cell>
          <table:table-cell table:style-name="ce8" office:value-type="float" office:value="0.91683" calcext:value-type="float">
            <text:p>9.17E-01</text:p>
          </table:table-cell>
          <table:table-cell table:style-name="ce8" office:value-type="float" office:value="0.92366" calcext:value-type="float">
            <text:p>9.24E-01</text:p>
          </table:table-cell>
          <table:table-cell table:style-name="ce8" office:value-type="float" office:value="0.82086" calcext:value-type="float">
            <text:p>8.21E-01</text:p>
          </table:table-cell>
          <table:table-cell table:style-name="ce8" office:value-type="float" office:value="0.76682" calcext:value-type="float">
            <text:p>7.67E-01</text:p>
          </table:table-cell>
          <table:table-cell table:style-name="ce8" office:value-type="float" office:value="0.76158" calcext:value-type="float">
            <text:p>7.62E-01</text:p>
          </table:table-cell>
          <table:table-cell table:style-name="ce8" office:value-type="float" office:value="0.67076" calcext:value-type="float">
            <text:p>6.71E-01</text:p>
          </table:table-cell>
          <table:table-cell table:style-name="ce8" office:value-type="float" office:value="0.61948" calcext:value-type="float">
            <text:p>6.19E-01</text:p>
          </table:table-cell>
          <table:table-cell table:style-name="ce8" office:value-type="float" office:value="0.60801" calcext:value-type="float">
            <text:p>6.08E-01</text:p>
          </table:table-cell>
          <table:table-cell table:style-name="ce8" office:value-type="float" office:value="0.52808" calcext:value-type="float">
            <text:p>5.28E-01</text:p>
          </table:table-cell>
          <table:table-cell table:style-name="ce8" office:value-type="float" office:value="0.47231" calcext:value-type="float">
            <text:p>4.72E-01</text:p>
          </table:table-cell>
          <table:table-cell table:style-name="ce8" office:value-type="float" office:value="0.44128" calcext:value-type="float">
            <text:p>4.41E-01</text:p>
          </table:table-cell>
          <table:table-cell table:style-name="ce8" office:value-type="float" office:value="0.48067" calcext:value-type="float">
            <text:p>4.81E-01</text:p>
          </table:table-cell>
          <table:table-cell table:style-name="ce8" office:value-type="float" office:value="0.54083" calcext:value-type="float">
            <text:p>5.41E-01</text:p>
          </table:table-cell>
          <table:table-cell table:number-columns-repeated="1006"/>
        </table:table-row>
        <table:table-row table:style-name="ro1">
          <table:table-cell/>
          <table:table-cell table:style-name="ce8" office:value-type="float" office:value="1.01571" calcext:value-type="float">
            <text:p>1.02E+00</text:p>
          </table:table-cell>
          <table:table-cell table:style-name="ce8" office:value-type="float" office:value="0.91182" calcext:value-type="float">
            <text:p>9.12E-01</text:p>
          </table:table-cell>
          <table:table-cell table:style-name="ce8" office:value-type="float" office:value="0.85726" calcext:value-type="float">
            <text:p>8.57E-01</text:p>
          </table:table-cell>
          <table:table-cell table:style-name="ce8" office:value-type="float" office:value="0.82101" calcext:value-type="float">
            <text:p>8.21E-01</text:p>
          </table:table-cell>
          <table:table-cell table:style-name="ce8" office:value-type="float" office:value="0.78984" calcext:value-type="float">
            <text:p>7.90E-01</text:p>
          </table:table-cell>
          <table:table-cell table:style-name="ce8" office:value-type="float" office:value="0.75879" calcext:value-type="float">
            <text:p>7.59E-01</text:p>
          </table:table-cell>
          <table:table-cell table:style-name="ce8" office:value-type="float" office:value="0.71344" calcext:value-type="float">
            <text:p>7.13E-01</text:p>
          </table:table-cell>
          <table:table-cell table:style-name="ce8" office:value-type="float" office:value="0.67139" calcext:value-type="float">
            <text:p>6.71E-01</text:p>
          </table:table-cell>
          <table:table-cell table:style-name="ce8" office:value-type="float" office:value="0.63373" calcext:value-type="float">
            <text:p>6.34E-01</text:p>
          </table:table-cell>
          <table:table-cell table:style-name="ce8" office:value-type="float" office:value="0.58728" calcext:value-type="float">
            <text:p>5.87E-01</text:p>
          </table:table-cell>
          <table:table-cell table:style-name="ce8" office:value-type="float" office:value="0.54446" calcext:value-type="float">
            <text:p>5.44E-01</text:p>
          </table:table-cell>
          <table:table-cell table:style-name="ce8" office:value-type="float" office:value="0.50617" calcext:value-type="float">
            <text:p>5.06E-01</text:p>
          </table:table-cell>
          <table:table-cell table:style-name="ce8" office:value-type="float" office:value="0.46143" calcext:value-type="float">
            <text:p>4.61E-01</text:p>
          </table:table-cell>
          <table:table-cell table:style-name="ce8" office:value-type="float" office:value="0.42231" calcext:value-type="float">
            <text:p>4.22E-01</text:p>
          </table:table-cell>
          <table:table-cell table:style-name="ce8" office:value-type="float" office:value="0.4001" calcext:value-type="float">
            <text:p>4.00E-01</text:p>
          </table:table-cell>
          <table:table-cell table:style-name="ce8" office:value-type="float" office:value="0.42435" calcext:value-type="float">
            <text:p>4.24E-01</text:p>
          </table:table-cell>
          <table:table-cell table:style-name="ce8" office:value-type="float" office:value="0.58257" calcext:value-type="float">
            <text:p>5.83E-01</text:p>
          </table:table-cell>
          <table:table-cell table:number-columns-repeated="1006"/>
        </table:table-row>
        <table:table-row table:style-name="ro1">
          <table:table-cell/>
          <table:table-cell table:formula="of:=SUM([.B2:.B18])" office:value-type="float" office:value="20.41137" calcext:value-type="float">
            <text:p>20.41137</text:p>
          </table:table-cell>
          <table:table-cell table:formula="of:=SUM([.C2:.C18])" office:value-type="float" office:value="21.04424" calcext:value-type="float">
            <text:p>21.04424</text:p>
          </table:table-cell>
          <table:table-cell table:formula="of:=SUM([.D2:.D18])" office:value-type="float" office:value="15.60441" calcext:value-type="float">
            <text:p>15.60441</text:p>
          </table:table-cell>
          <table:table-cell table:formula="of:=SUM([.E2:.E18])" office:value-type="float" office:value="16.17007" calcext:value-type="float">
            <text:p>16.17007</text:p>
          </table:table-cell>
          <table:table-cell table:formula="of:=SUM([.F2:.F18])" office:value-type="float" office:value="17.13941" calcext:value-type="float">
            <text:p>17.13941</text:p>
          </table:table-cell>
          <table:table-cell table:formula="of:=SUM([.G2:.G18])" office:value-type="float" office:value="11.66451" calcext:value-type="float">
            <text:p>11.66451</text:p>
          </table:table-cell>
          <table:table-cell table:formula="of:=SUM([.H2:.H18])" office:value-type="float" office:value="14.80674" calcext:value-type="float">
            <text:p>14.80674</text:p>
          </table:table-cell>
          <table:table-cell table:formula="of:=SUM([.I2:.I18])" office:value-type="float" office:value="13.68573" calcext:value-type="float">
            <text:p>13.68573</text:p>
          </table:table-cell>
          <table:table-cell table:formula="of:=SUM([.J2:.J18])" office:value-type="float" office:value="9.36552" calcext:value-type="float">
            <text:p>9.36552</text:p>
          </table:table-cell>
          <table:table-cell table:formula="of:=SUM([.K2:.K18])" office:value-type="float" office:value="11.88731" calcext:value-type="float">
            <text:p>11.88731</text:p>
          </table:table-cell>
          <table:table-cell table:formula="of:=SUM([.L2:.L18])" office:value-type="float" office:value="10.90126" calcext:value-type="float">
            <text:p>10.90126</text:p>
          </table:table-cell>
          <table:table-cell table:formula="of:=SUM([.M2:.M18])" office:value-type="float" office:value="7.42617" calcext:value-type="float">
            <text:p>7.42617</text:p>
          </table:table-cell>
          <table:table-cell table:formula="of:=SUM([.N2:.N18])" office:value-type="float" office:value="9.40101" calcext:value-type="float">
            <text:p>9.40101</text:p>
          </table:table-cell>
          <table:table-cell table:formula="of:=SUM([.O2:.O18])" office:value-type="float" office:value="7.54198" calcext:value-type="float">
            <text:p>7.54198</text:p>
          </table:table-cell>
          <table:table-cell table:formula="of:=SUM([.P2:.P18])" office:value-type="float" office:value="6.46876" calcext:value-type="float">
            <text:p>6.46876</text:p>
          </table:table-cell>
          <table:table-cell table:formula="of:=SUM([.Q2:.Q18])" office:value-type="float" office:value="8.39386" calcext:value-type="float">
            <text:p>8.39386</text:p>
          </table:table-cell>
          <table:table-cell table:formula="of:=SUM([.R2:.R18])" office:value-type="float" office:value="9.70229" calcext:value-type="float">
            <text:p>9.70229</text:p>
          </table:table-cell>
          <table:table-cell table:formula="of:=SUM([.B19:.R19])" office:value-type="float" office:value="211.61464" calcext:value-type="float">
            <text:p>211.61464</text:p>
          </table:table-cell>
          <table:table-cell table:number-columns-repeated="100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8" office:value-type="float" office:value="1.63858" calcext:value-type="float">
            <text:p>1.64E+00</text:p>
          </table:table-cell>
          <table:table-cell table:style-name="ce8" office:value-type="float" office:value="1.32564" calcext:value-type="float">
            <text:p>1.33E+00</text:p>
          </table:table-cell>
          <table:table-cell table:style-name="ce8" office:value-type="float" office:value="1.16858" calcext:value-type="float">
            <text:p>1.17E+00</text:p>
          </table:table-cell>
          <table:table-cell table:style-name="ce8" office:value-type="float" office:value="1.07778" calcext:value-type="float">
            <text:p>1.08E+00</text:p>
          </table:table-cell>
          <table:table-cell table:style-name="ce8" office:value-type="float" office:value="1.01319" calcext:value-type="float">
            <text:p>1.01E+00</text:p>
          </table:table-cell>
          <table:table-cell table:style-name="ce8" office:value-type="float" office:value="0.95832" calcext:value-type="float">
            <text:p>9.58E-01</text:p>
          </table:table-cell>
          <table:table-cell table:style-name="ce8" office:value-type="float" office:value="0.88897" calcext:value-type="float">
            <text:p>8.89E-01</text:p>
          </table:table-cell>
          <table:table-cell table:style-name="ce8" office:value-type="float" office:value="0.82736" calcext:value-type="float">
            <text:p>8.27E-01</text:p>
          </table:table-cell>
          <table:table-cell table:style-name="ce8" office:value-type="float" office:value="0.77414" calcext:value-type="float">
            <text:p>7.74E-01</text:p>
          </table:table-cell>
          <table:table-cell table:style-name="ce8" office:value-type="float" office:value="0.71115" calcext:value-type="float">
            <text:p>7.11E-01</text:p>
          </table:table-cell>
          <table:table-cell table:style-name="ce8" office:value-type="float" office:value="0.65437" calcext:value-type="float">
            <text:p>6.54E-01</text:p>
          </table:table-cell>
          <table:table-cell table:style-name="ce8" office:value-type="float" office:value="0.60474" calcext:value-type="float">
            <text:p>6.05E-01</text:p>
          </table:table-cell>
          <table:table-cell table:style-name="ce8" office:value-type="float" office:value="0.54749" calcext:value-type="float">
            <text:p>5.47E-01</text:p>
          </table:table-cell>
          <table:table-cell table:style-name="ce8" office:value-type="float" office:value="0.49818" calcext:value-type="float">
            <text:p>4.98E-01</text:p>
          </table:table-cell>
          <table:table-cell table:style-name="ce8" office:value-type="float" office:value="0.47306" calcext:value-type="float">
            <text:p>4.73E-01</text:p>
          </table:table-cell>
          <table:table-cell table:style-name="ce8" office:value-type="float" office:value="0.51647" calcext:value-type="float">
            <text:p>5.16E-01</text:p>
          </table:table-cell>
          <table:table-cell table:style-name="ce8" office:value-type="float" office:value="0.76109" calcext:value-type="float">
            <text:p>7.61E-01</text:p>
          </table:table-cell>
          <table:table-cell table:number-columns-repeated="1006"/>
        </table:table-row>
        <table:table-row table:style-name="ro1">
          <table:table-cell/>
          <table:table-cell table:style-name="ce8" office:value-type="float" office:value="1.61884" calcext:value-type="float">
            <text:p>1.62E+00</text:p>
          </table:table-cell>
          <table:table-cell table:style-name="ce8" office:value-type="float" office:value="1.67641" calcext:value-type="float">
            <text:p>1.68E+00</text:p>
          </table:table-cell>
          <table:table-cell table:style-name="ce8" office:value-type="float" office:value="1.4614" calcext:value-type="float">
            <text:p>1.46E+00</text:p>
          </table:table-cell>
          <table:table-cell table:style-name="ce8" office:value-type="float" office:value="1.36444" calcext:value-type="float">
            <text:p>1.36E+00</text:p>
          </table:table-cell>
          <table:table-cell table:style-name="ce8" office:value-type="float" office:value="1.30716" calcext:value-type="float">
            <text:p>1.31E+00</text:p>
          </table:table-cell>
          <table:table-cell table:style-name="ce8" office:value-type="float" office:value="1.3034" calcext:value-type="float">
            <text:p>1.30E+00</text:p>
          </table:table-cell>
          <table:table-cell table:style-name="ce8" office:value-type="float" office:value="1.1458" calcext:value-type="float">
            <text:p>1.15E+00</text:p>
          </table:table-cell>
          <table:table-cell table:style-name="ce8" office:value-type="float" office:value="1.06052" calcext:value-type="float">
            <text:p>1.06E+00</text:p>
          </table:table-cell>
          <table:table-cell table:style-name="ce8" office:value-type="float" office:value="1.04701" calcext:value-type="float">
            <text:p>1.05E+00</text:p>
          </table:table-cell>
          <table:table-cell table:style-name="ce8" office:value-type="float" office:value="0.91466" calcext:value-type="float">
            <text:p>9.15E-01</text:p>
          </table:table-cell>
          <table:table-cell table:style-name="ce8" office:value-type="float" office:value="0.8393" calcext:value-type="float">
            <text:p>8.39E-01</text:p>
          </table:table-cell>
          <table:table-cell table:style-name="ce8" office:value-type="float" office:value="0.82091" calcext:value-type="float">
            <text:p>8.21E-01</text:p>
          </table:table-cell>
          <table:table-cell table:style-name="ce8" office:value-type="float" office:value="0.7086" calcext:value-type="float">
            <text:p>7.09E-01</text:p>
          </table:table-cell>
          <table:table-cell table:style-name="ce8" office:value-type="float" office:value="0.63084" calcext:value-type="float">
            <text:p>6.31E-01</text:p>
          </table:table-cell>
          <table:table-cell table:style-name="ce8" office:value-type="float" office:value="0.58945" calcext:value-type="float">
            <text:p>5.89E-01</text:p>
          </table:table-cell>
          <table:table-cell table:style-name="ce8" office:value-type="float" office:value="0.65089" calcext:value-type="float">
            <text:p>6.51E-01</text:p>
          </table:table-cell>
          <table:table-cell table:style-name="ce8" office:value-type="float" office:value="0.75192" calcext:value-type="float">
            <text:p>7.52E-01</text:p>
          </table:table-cell>
          <table:table-cell table:number-columns-repeated="1006"/>
        </table:table-row>
        <table:table-row table:style-name="ro1">
          <table:table-cell/>
          <table:table-cell table:style-name="ce8" office:value-type="float" office:value="1.61098" calcext:value-type="float">
            <text:p>1.61E+00</text:p>
          </table:table-cell>
          <table:table-cell table:style-name="ce8" office:value-type="float" office:value="1.64939" calcext:value-type="float">
            <text:p>1.65E+00</text:p>
          </table:table-cell>
          <table:table-cell table:style-name="ce8" office:value-type="float" office:value="1.47039" calcext:value-type="float">
            <text:p>1.47E+00</text:p>
          </table:table-cell>
          <table:table-cell table:style-name="ce8" office:value-type="float" office:value="1.46808" calcext:value-type="float">
            <text:p>1.47E+00</text:p>
          </table:table-cell>
          <table:table-cell table:style-name="ce8" office:value-type="float" office:value="1.39743" calcext:value-type="float">
            <text:p>1.40E+00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1.18634" calcext:value-type="float">
            <text:p>1.19E+00</text:p>
          </table:table-cell>
          <table:table-cell table:style-name="ce8" office:value-type="float" office:value="1.08597" calcext:value-type="float">
            <text:p>1.09E+00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0.94367" calcext:value-type="float">
            <text:p>9.44E-01</text:p>
          </table:table-cell>
          <table:table-cell table:style-name="ce8" office:value-type="float" office:value="0.86022" calcext:value-type="float">
            <text:p>8.60E-01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0.75925" calcext:value-type="float">
            <text:p>7.59E-01</text:p>
          </table:table-cell>
          <table:table-cell table:style-name="ce8" office:value-type="float" office:value="0.6791" calcext:value-type="float">
            <text:p>6.79E-01</text:p>
          </table:table-cell>
          <table:table-cell table:style-name="ce8" office:value-type="float" office:value="0.59556" calcext:value-type="float">
            <text:p>5.96E-01</text:p>
          </table:table-cell>
          <table:table-cell table:style-name="ce8" office:value-type="float" office:value="0.64033" calcext:value-type="float">
            <text:p>6.40E-01</text:p>
          </table:table-cell>
          <table:table-cell table:style-name="ce8" office:value-type="float" office:value="0.74718" calcext:value-type="float">
            <text:p>7.47E-01</text:p>
          </table:table-cell>
          <table:table-cell table:number-columns-repeated="1006"/>
        </table:table-row>
        <table:table-row table:style-name="ro1">
          <table:table-cell/>
          <table:table-cell table:style-name="ce8" office:value-type="float" office:value="1.6136" calcext:value-type="float">
            <text:p>1.61E+00</text:p>
          </table:table-cell>
          <table:table-cell table:style-name="ce8" office:value-type="float" office:value="1.66455" calcext:value-type="float">
            <text:p>1.66E+00</text:p>
          </table:table-cell>
          <table:table-cell table:style-name="ce8" office:value-type="float" office:value="1.57796" calcext:value-type="float">
            <text:p>1.58E+00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1.38918" calcext:value-type="float">
            <text:p>1.39E+00</text:p>
          </table:table-cell>
          <table:table-cell table:style-name="ce8" office:value-type="float" office:value="1.4081" calcext:value-type="float">
            <text:p>1.41E+00</text:p>
          </table:table-cell>
          <table:table-cell table:style-name="ce8" office:value-type="float" office:value="1.19427" calcext:value-type="float">
            <text:p>1.19E+00</text:p>
          </table:table-cell>
          <table:table-cell table:style-name="ce8" office:value-type="float" office:value="1.09825" calcext:value-type="float">
            <text:p>1.10E+00</text:p>
          </table:table-cell>
          <table:table-cell table:style-name="ce8" office:value-type="float" office:value="1.09401" calcext:value-type="float">
            <text:p>1.09E+00</text:p>
          </table:table-cell>
          <table:table-cell table:style-name="ce8" office:value-type="float" office:value="0.94758" calcext:value-type="float">
            <text:p>9.48E-01</text:p>
          </table:table-cell>
          <table:table-cell table:style-name="ce8" office:value-type="float" office:value="0.87164" calcext:value-type="float">
            <text:p>8.72E-01</text:p>
          </table:table-cell>
          <table:table-cell table:style-name="ce8" office:value-type="float" office:value="0.87875" calcext:value-type="float">
            <text:p>8.79E-01</text:p>
          </table:table-cell>
          <table:table-cell table:style-name="ce8" office:value-type="float" office:value="0.73673" calcext:value-type="float">
            <text:p>7.37E-01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0.64447" calcext:value-type="float">
            <text:p>6.44E-01</text:p>
          </table:table-cell>
          <table:table-cell table:style-name="ce8" office:value-type="float" office:value="0.64727" calcext:value-type="float">
            <text:p>6.47E-01</text:p>
          </table:table-cell>
          <table:table-cell table:style-name="ce8" office:value-type="float" office:value="0.74647" calcext:value-type="float">
            <text:p>7.46E-01</text:p>
          </table:table-cell>
          <table:table-cell table:number-columns-repeated="1006"/>
        </table:table-row>
        <table:table-row table:style-name="ro1">
          <table:table-cell/>
          <table:table-cell table:style-name="ce8" office:value-type="float" office:value="1.61848" calcext:value-type="float">
            <text:p>1.62E+00</text:p>
          </table:table-cell>
          <table:table-cell table:style-name="ce8" office:value-type="float" office:value="1.69762" calcext:value-type="float">
            <text:p>1.70E+00</text:p>
          </table:table-cell>
          <table:table-cell table:style-name="ce8" office:value-type="float" office:value="1.61083" calcext:value-type="float">
            <text:p>1.61E+00</text:p>
          </table:table-cell>
          <table:table-cell table:style-name="ce8" office:value-type="float" office:value="1.47632" calcext:value-type="float">
            <text:p>1.48E+00</text:p>
          </table:table-cell>
          <table:table-cell table:style-name="ce8" office:value-type="float" office:value="1.42842" calcext:value-type="float">
            <text:p>1.43E+00</text:p>
          </table:table-cell>
          <table:table-cell table:style-name="ce8" office:value-type="float" office:value="1.35287" calcext:value-type="float">
            <text:p>1.35E+00</text:p>
          </table:table-cell>
          <table:table-cell table:style-name="ce8" office:value-type="float" office:value="1.15844" calcext:value-type="float">
            <text:p>1.16E+00</text:p>
          </table:table-cell>
          <table:table-cell table:style-name="ce8" office:value-type="float" office:value="1.06673" calcext:value-type="float">
            <text:p>1.07E+00</text:p>
          </table:table-cell>
          <table:table-cell table:style-name="ce8" office:value-type="float" office:value="1.06502" calcext:value-type="float">
            <text:p>1.07E+00</text:p>
          </table:table-cell>
          <table:table-cell table:style-name="ce8" office:value-type="float" office:value="0.92096" calcext:value-type="float">
            <text:p>9.21E-01</text:p>
          </table:table-cell>
          <table:table-cell table:style-name="ce8" office:value-type="float" office:value="0.84621" calcext:value-type="float">
            <text:p>8.46E-01</text:p>
          </table:table-cell>
          <table:table-cell table:style-name="ce8" office:value-type="float" office:value="0.84728" calcext:value-type="float">
            <text:p>8.47E-01</text:p>
          </table:table-cell>
          <table:table-cell table:style-name="ce8" office:value-type="float" office:value="0.7636" calcext:value-type="float">
            <text:p>7.64E-01</text:p>
          </table:table-cell>
          <table:table-cell table:style-name="ce8" office:value-type="float" office:value="0.67409" calcext:value-type="float">
            <text:p>6.74E-01</text:p>
          </table:table-cell>
          <table:table-cell table:style-name="ce8" office:value-type="float" office:value="0.65047" calcext:value-type="float">
            <text:p>6.50E-01</text:p>
          </table:table-cell>
          <table:table-cell table:style-name="ce8" office:value-type="float" office:value="0.66055" calcext:value-type="float">
            <text:p>6.61E-01</text:p>
          </table:table-cell>
          <table:table-cell table:style-name="ce8" office:value-type="float" office:value="0.74773" calcext:value-type="float">
            <text:p>7.48E-01</text:p>
          </table:table-cell>
          <table:table-cell table:number-columns-repeated="1006"/>
        </table:table-row>
        <table:table-row table:style-name="ro1">
          <table:table-cell/>
          <table:table-cell table:style-name="ce8" office:value-type="float" office:value="1.62027" calcext:value-type="float">
            <text:p>1.62E+00</text:p>
          </table:table-cell>
          <table:table-cell table:style-name="ce8" office:value-type="float" office:value="1.77994" calcext:value-type="float">
            <text:p>1.78E+00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1.59894" calcext:value-type="float">
            <text:p>1.60E+00</text:p>
          </table:table-cell>
          <table:table-cell table:style-name="ce8" office:value-type="float" office:value="1.42682" calcext:value-type="float">
            <text:p>1.43E+00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1.22904" calcext:value-type="float">
            <text:p>1.23E+00</text:p>
          </table:table-cell>
          <table:table-cell table:style-name="ce8" office:value-type="float" office:value="1.1257" calcext:value-type="float">
            <text:p>1.13E+00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0.98082" calcext:value-type="float">
            <text:p>9.81E-01</text:p>
          </table:table-cell>
          <table:table-cell table:style-name="ce8" office:value-type="float" office:value="0.89201" calcext:value-type="float">
            <text:p>8.92E-01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0.77634" calcext:value-type="float">
            <text:p>7.76E-01</text:p>
          </table:table-cell>
          <table:table-cell table:style-name="ce8" office:value-type="float" office:value="0.72313" calcext:value-type="float">
            <text:p>7.23E-01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0.69362" calcext:value-type="float">
            <text:p>6.94E-01</text:p>
          </table:table-cell>
          <table:table-cell table:style-name="ce8" office:value-type="float" office:value="0.74738" calcext:value-type="float">
            <text:p>7.47E-01</text:p>
          </table:table-cell>
          <table:table-cell table:number-columns-repeated="1006"/>
        </table:table-row>
        <table:table-row table:style-name="ro1">
          <table:table-cell/>
          <table:table-cell table:style-name="ce8" office:value-type="float" office:value="1.5925" calcext:value-type="float">
            <text:p>1.59E+00</text:p>
          </table:table-cell>
          <table:table-cell table:style-name="ce8" office:value-type="float" office:value="1.66522" calcext:value-type="float">
            <text:p>1.67E+00</text:p>
          </table:table-cell>
          <table:table-cell table:style-name="ce8" office:value-type="float" office:value="1.52911" calcext:value-type="float">
            <text:p>1.53E+00</text:p>
          </table:table-cell>
          <table:table-cell table:style-name="ce8" office:value-type="float" office:value="1.43174" calcext:value-type="float">
            <text:p>1.43E+00</text:p>
          </table:table-cell>
          <table:table-cell table:style-name="ce8" office:value-type="float" office:value="1.2955" calcext:value-type="float">
            <text:p>1.30E+00</text:p>
          </table:table-cell>
          <table:table-cell table:style-name="ce8" office:value-type="float" office:value="1.29426" calcext:value-type="float">
            <text:p>1.29E+00</text:p>
          </table:table-cell>
          <table:table-cell table:style-name="ce8" office:value-type="float" office:value="1.12261" calcext:value-type="float">
            <text:p>1.12E+00</text:p>
          </table:table-cell>
          <table:table-cell table:style-name="ce8" office:value-type="float" office:value="1.03881" calcext:value-type="float">
            <text:p>1.04E+00</text:p>
          </table:table-cell>
          <table:table-cell table:style-name="ce8" office:value-type="float" office:value="1.04057" calcext:value-type="float">
            <text:p>1.04E+00</text:p>
          </table:table-cell>
          <table:table-cell table:style-name="ce8" office:value-type="float" office:value="0.89857" calcext:value-type="float">
            <text:p>8.99E-01</text:p>
          </table:table-cell>
          <table:table-cell table:style-name="ce8" office:value-type="float" office:value="0.82354" calcext:value-type="float">
            <text:p>8.24E-01</text:p>
          </table:table-cell>
          <table:table-cell table:style-name="ce8" office:value-type="float" office:value="0.8173" calcext:value-type="float">
            <text:p>8.17E-01</text:p>
          </table:table-cell>
          <table:table-cell table:style-name="ce8" office:value-type="float" office:value="0.70197" calcext:value-type="float">
            <text:p>7.02E-01</text:p>
          </table:table-cell>
          <table:table-cell table:style-name="ce8" office:value-type="float" office:value="0.65313" calcext:value-type="float">
            <text:p>6.53E-01</text:p>
          </table:table-cell>
          <table:table-cell table:style-name="ce8" office:value-type="float" office:value="0.61345" calcext:value-type="float">
            <text:p>6.13E-01</text:p>
          </table:table-cell>
          <table:table-cell table:style-name="ce8" office:value-type="float" office:value="0.64947" calcext:value-type="float">
            <text:p>6.49E-01</text:p>
          </table:table-cell>
          <table:table-cell table:style-name="ce8" office:value-type="float" office:value="0.73922" calcext:value-type="float">
            <text:p>7.39E-01</text:p>
          </table:table-cell>
          <table:table-cell table:number-columns-repeated="1006"/>
        </table:table-row>
        <table:table-row table:style-name="ro1">
          <table:table-cell/>
          <table:table-cell table:style-name="ce8" office:value-type="float" office:value="1.5699" calcext:value-type="float">
            <text:p>1.57E+00</text:p>
          </table:table-cell>
          <table:table-cell table:style-name="ce8" office:value-type="float" office:value="1.63895" calcext:value-type="float">
            <text:p>1.64E+00</text:p>
          </table:table-cell>
          <table:table-cell table:style-name="ce8" office:value-type="float" office:value="1.49895" calcext:value-type="float">
            <text:p>1.50E+00</text:p>
          </table:table-cell>
          <table:table-cell table:style-name="ce8" office:value-type="float" office:value="1.40261" calcext:value-type="float">
            <text:p>1.40E+00</text:p>
          </table:table-cell>
          <table:table-cell table:style-name="ce8" office:value-type="float" office:value="1.27089" calcext:value-type="float">
            <text:p>1.27E+00</text:p>
          </table:table-cell>
          <table:table-cell table:style-name="ce8" office:value-type="float" office:value="1.27063" calcext:value-type="float">
            <text:p>1.27E+00</text:p>
          </table:table-cell>
          <table:table-cell table:style-name="ce8" office:value-type="float" office:value="1.10622" calcext:value-type="float">
            <text:p>1.11E+00</text:p>
          </table:table-cell>
          <table:table-cell table:style-name="ce8" office:value-type="float" office:value="1.02523" calcext:value-type="float">
            <text:p>1.03E+00</text:p>
          </table:table-cell>
          <table:table-cell table:style-name="ce8" office:value-type="float" office:value="1.02633" calcext:value-type="float">
            <text:p>1.03E+00</text:p>
          </table:table-cell>
          <table:table-cell table:style-name="ce8" office:value-type="float" office:value="0.88764" calcext:value-type="float">
            <text:p>8.88E-01</text:p>
          </table:table-cell>
          <table:table-cell table:style-name="ce8" office:value-type="float" office:value="0.81354" calcext:value-type="float">
            <text:p>8.14E-01</text:p>
          </table:table-cell>
          <table:table-cell table:style-name="ce8" office:value-type="float" office:value="0.80529" calcext:value-type="float">
            <text:p>8.05E-01</text:p>
          </table:table-cell>
          <table:table-cell table:style-name="ce8" office:value-type="float" office:value="0.6911" calcext:value-type="float">
            <text:p>6.91E-01</text:p>
          </table:table-cell>
          <table:table-cell table:style-name="ce8" office:value-type="float" office:value="0.64207" calcext:value-type="float">
            <text:p>6.42E-01</text:p>
          </table:table-cell>
          <table:table-cell table:style-name="ce8" office:value-type="float" office:value="0.60355" calcext:value-type="float">
            <text:p>6.04E-01</text:p>
          </table:table-cell>
          <table:table-cell table:style-name="ce8" office:value-type="float" office:value="0.64208" calcext:value-type="float">
            <text:p>6.42E-01</text:p>
          </table:table-cell>
          <table:table-cell table:style-name="ce8" office:value-type="float" office:value="0.73279" calcext:value-type="float">
            <text:p>7.33E-01</text:p>
          </table:table-cell>
          <table:table-cell table:number-columns-repeated="1006"/>
        </table:table-row>
        <table:table-row table:style-name="ro1">
          <table:table-cell/>
          <table:table-cell table:style-name="ce8" office:value-type="float" office:value="1.55379" calcext:value-type="float">
            <text:p>1.55E+00</text:p>
          </table:table-cell>
          <table:table-cell table:style-name="ce8" office:value-type="float" office:value="1.70194" calcext:value-type="float">
            <text:p>1.70E+00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1.48634" calcext:value-type="float">
            <text:p>1.49E+00</text:p>
          </table:table-cell>
          <table:table-cell table:style-name="ce8" office:value-type="float" office:value="1.34074" calcext:value-type="float">
            <text:p>1.34E+00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1.17839" calcext:value-type="float">
            <text:p>1.18E+00</text:p>
          </table:table-cell>
          <table:table-cell table:style-name="ce8" office:value-type="float" office:value="1.08446" calcext:value-type="float">
            <text:p>1.08E+00</text:p>
          </table:table-cell>
          <table:table-cell table:style-name="ce8" office:value-type="float" office:value="0.00003" calcext:value-type="float">
            <text:p>3.00E-05</text:p>
          </table:table-cell>
          <table:table-cell table:style-name="ce8" office:value-type="float" office:value="0.9474" calcext:value-type="float">
            <text:p>9.47E-01</text:p>
          </table:table-cell>
          <table:table-cell table:style-name="ce8" office:value-type="float" office:value="0.8609" calcext:value-type="float">
            <text:p>8.61E-01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0.73815" calcext:value-type="float">
            <text:p>7.38E-01</text:p>
          </table:table-cell>
          <table:table-cell table:style-name="ce8" office:value-type="float" office:value="0.67803" calcext:value-type="float">
            <text:p>6.78E-01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0.6714" calcext:value-type="float">
            <text:p>6.71E-01</text:p>
          </table:table-cell>
          <table:table-cell table:style-name="ce8" office:value-type="float" office:value="0.72843" calcext:value-type="float">
            <text:p>7.28E-01</text:p>
          </table:table-cell>
          <table:table-cell table:number-columns-repeated="1006"/>
        </table:table-row>
        <table:table-row table:style-name="ro1">
          <table:table-cell/>
          <table:table-cell table:style-name="ce8" office:value-type="float" office:value="1.5154" calcext:value-type="float">
            <text:p>1.52E+00</text:p>
          </table:table-cell>
          <table:table-cell table:style-name="ce8" office:value-type="float" office:value="1.58544" calcext:value-type="float">
            <text:p>1.59E+00</text:p>
          </table:table-cell>
          <table:table-cell table:style-name="ce8" office:value-type="float" office:value="1.45454" calcext:value-type="float">
            <text:p>1.45E+00</text:p>
          </table:table-cell>
          <table:table-cell table:style-name="ce8" office:value-type="float" office:value="1.36076" calcext:value-type="float">
            <text:p>1.36E+00</text:p>
          </table:table-cell>
          <table:table-cell table:style-name="ce8" office:value-type="float" office:value="1.23443" calcext:value-type="float">
            <text:p>1.23E+00</text:p>
          </table:table-cell>
          <table:table-cell table:style-name="ce8" office:value-type="float" office:value="1.23778" calcext:value-type="float">
            <text:p>1.24E+00</text:p>
          </table:table-cell>
          <table:table-cell table:style-name="ce8" office:value-type="float" office:value="1.07726" calcext:value-type="float">
            <text:p>1.08E+00</text:p>
          </table:table-cell>
          <table:table-cell table:style-name="ce8" office:value-type="float" office:value="0.99937" calcext:value-type="float">
            <text:p>9.99E-01</text:p>
          </table:table-cell>
          <table:table-cell table:style-name="ce8" office:value-type="float" office:value="1.00287" calcext:value-type="float">
            <text:p>1.00E+00</text:p>
          </table:table-cell>
          <table:table-cell table:style-name="ce8" office:value-type="float" office:value="0.867" calcext:value-type="float">
            <text:p>8.67E-01</text:p>
          </table:table-cell>
          <table:table-cell table:style-name="ce8" office:value-type="float" office:value="0.79513" calcext:value-type="float">
            <text:p>7.95E-01</text:p>
          </table:table-cell>
          <table:table-cell table:style-name="ce8" office:value-type="float" office:value="0.78866" calcext:value-type="float">
            <text:p>7.89E-01</text:p>
          </table:table-cell>
          <table:table-cell table:style-name="ce8" office:value-type="float" office:value="0.67642" calcext:value-type="float">
            <text:p>6.76E-01</text:p>
          </table:table-cell>
          <table:table-cell table:style-name="ce8" office:value-type="float" office:value="0.62866" calcext:value-type="float">
            <text:p>6.29E-01</text:p>
          </table:table-cell>
          <table:table-cell table:style-name="ce8" office:value-type="float" office:value="0.59187" calcext:value-type="float">
            <text:p>5.92E-01</text:p>
          </table:table-cell>
          <table:table-cell table:style-name="ce8" office:value-type="float" office:value="0.62931" calcext:value-type="float">
            <text:p>6.29E-01</text:p>
          </table:table-cell>
          <table:table-cell table:style-name="ce8" office:value-type="float" office:value="0.71813" calcext:value-type="float">
            <text:p>7.18E-01</text:p>
          </table:table-cell>
          <table:table-cell table:number-columns-repeated="1006"/>
        </table:table-row>
        <table:table-row table:style-name="ro1">
          <table:table-cell/>
          <table:table-cell table:style-name="ce8" office:value-type="float" office:value="1.48297" calcext:value-type="float">
            <text:p>1.48E+00</text:p>
          </table:table-cell>
          <table:table-cell table:style-name="ce8" office:value-type="float" office:value="1.55429" calcext:value-type="float">
            <text:p>1.55E+00</text:p>
          </table:table-cell>
          <table:table-cell table:style-name="ce8" office:value-type="float" office:value="1.42825" calcext:value-type="float">
            <text:p>1.43E+00</text:p>
          </table:table-cell>
          <table:table-cell table:style-name="ce8" office:value-type="float" office:value="1.34232" calcext:value-type="float">
            <text:p>1.34E+00</text:p>
          </table:table-cell>
          <table:table-cell table:style-name="ce8" office:value-type="float" office:value="1.21827" calcext:value-type="float">
            <text:p>1.22E+00</text:p>
          </table:table-cell>
          <table:table-cell table:style-name="ce8" office:value-type="float" office:value="1.21838" calcext:value-type="float">
            <text:p>1.22E+00</text:p>
          </table:table-cell>
          <table:table-cell table:style-name="ce8" office:value-type="float" office:value="1.06087" calcext:value-type="float">
            <text:p>1.06E+00</text:p>
          </table:table-cell>
          <table:table-cell table:style-name="ce8" office:value-type="float" office:value="0.98441" calcext:value-type="float">
            <text:p>9.84E-01</text:p>
          </table:table-cell>
          <table:table-cell table:style-name="ce8" office:value-type="float" office:value="0.98672" calcext:value-type="float">
            <text:p>9.87E-01</text:p>
          </table:table-cell>
          <table:table-cell table:style-name="ce8" office:value-type="float" office:value="0.85467" calcext:value-type="float">
            <text:p>8.55E-01</text:p>
          </table:table-cell>
          <table:table-cell table:style-name="ce8" office:value-type="float" office:value="0.78487" calcext:value-type="float">
            <text:p>7.85E-01</text:p>
          </table:table-cell>
          <table:table-cell table:style-name="ce8" office:value-type="float" office:value="0.77903" calcext:value-type="float">
            <text:p>7.79E-01</text:p>
          </table:table-cell>
          <table:table-cell table:style-name="ce8" office:value-type="float" office:value="0.67057" calcext:value-type="float">
            <text:p>6.71E-01</text:p>
          </table:table-cell>
          <table:table-cell table:style-name="ce8" office:value-type="float" office:value="0.62479" calcext:value-type="float">
            <text:p>6.25E-01</text:p>
          </table:table-cell>
          <table:table-cell table:style-name="ce8" office:value-type="float" office:value="0.58697" calcext:value-type="float">
            <text:p>5.87E-01</text:p>
          </table:table-cell>
          <table:table-cell table:style-name="ce8" office:value-type="float" office:value="0.62287" calcext:value-type="float">
            <text:p>6.23E-01</text:p>
          </table:table-cell>
          <table:table-cell table:style-name="ce8" office:value-type="float" office:value="0.70988" calcext:value-type="float">
            <text:p>7.10E-01</text:p>
          </table:table-cell>
          <table:table-cell table:number-columns-repeated="1006"/>
        </table:table-row>
        <table:table-row table:style-name="ro1">
          <table:table-cell/>
          <table:table-cell table:style-name="ce8" office:value-type="float" office:value="1.45591" calcext:value-type="float">
            <text:p>1.46E+00</text:p>
          </table:table-cell>
          <table:table-cell table:style-name="ce8" office:value-type="float" office:value="1.60766" calcext:value-type="float">
            <text:p>1.61E+00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1.45358" calcext:value-type="float">
            <text:p>1.45E+00</text:p>
          </table:table-cell>
          <table:table-cell table:style-name="ce8" office:value-type="float" office:value="1.30358" calcext:value-type="float">
            <text:p>1.30E+00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1.13151" calcext:value-type="float">
            <text:p>1.13E+00</text:p>
          </table:table-cell>
          <table:table-cell table:style-name="ce8" office:value-type="float" office:value="1.04071" calcext:value-type="float">
            <text:p>1.04E+00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0.91172" calcext:value-type="float">
            <text:p>9.12E-01</text:p>
          </table:table-cell>
          <table:table-cell table:style-name="ce8" office:value-type="float" office:value="0.83164" calcext:value-type="float">
            <text:p>8.32E-01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0.72624" calcext:value-type="float">
            <text:p>7.26E-01</text:p>
          </table:table-cell>
          <table:table-cell table:style-name="ce8" office:value-type="float" office:value="0.6776" calcext:value-type="float">
            <text:p>6.78E-01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0.65245" calcext:value-type="float">
            <text:p>6.52E-01</text:p>
          </table:table-cell>
          <table:table-cell table:style-name="ce8" office:value-type="float" office:value="0.70383" calcext:value-type="float">
            <text:p>7.04E-01</text:p>
          </table:table-cell>
          <table:table-cell table:number-columns-repeated="1006"/>
        </table:table-row>
        <table:table-row table:style-name="ro1">
          <table:table-cell/>
          <table:table-cell table:style-name="ce8" office:value-type="float" office:value="1.40261" calcext:value-type="float">
            <text:p>1.40E+00</text:p>
          </table:table-cell>
          <table:table-cell table:style-name="ce8" office:value-type="float" office:value="1.48414" calcext:value-type="float">
            <text:p>1.48E+00</text:p>
          </table:table-cell>
          <table:table-cell table:style-name="ce8" office:value-type="float" office:value="1.41994" calcext:value-type="float">
            <text:p>1.42E+00</text:p>
          </table:table-cell>
          <table:table-cell table:style-name="ce8" office:value-type="float" office:value="1.30315" calcext:value-type="float">
            <text:p>1.30E+00</text:p>
          </table:table-cell>
          <table:table-cell table:style-name="ce8" office:value-type="float" office:value="1.26885" calcext:value-type="float">
            <text:p>1.27E+00</text:p>
          </table:table-cell>
          <table:table-cell table:style-name="ce8" office:value-type="float" office:value="1.21146" calcext:value-type="float">
            <text:p>1.21E+00</text:p>
          </table:table-cell>
          <table:table-cell table:style-name="ce8" office:value-type="float" office:value="1.04117" calcext:value-type="float">
            <text:p>1.04E+00</text:p>
          </table:table-cell>
          <table:table-cell table:style-name="ce8" office:value-type="float" office:value="0.96334" calcext:value-type="float">
            <text:p>9.63E-01</text:p>
          </table:table-cell>
          <table:table-cell table:style-name="ce8" office:value-type="float" office:value="0.9672" calcext:value-type="float">
            <text:p>9.67E-01</text:p>
          </table:table-cell>
          <table:table-cell table:style-name="ce8" office:value-type="float" office:value="0.83834" calcext:value-type="float">
            <text:p>8.38E-01</text:p>
          </table:table-cell>
          <table:table-cell table:style-name="ce8" office:value-type="float" office:value="0.77295" calcext:value-type="float">
            <text:p>7.73E-01</text:p>
          </table:table-cell>
          <table:table-cell table:style-name="ce8" office:value-type="float" office:value="0.77717" calcext:value-type="float">
            <text:p>7.77E-01</text:p>
          </table:table-cell>
          <table:table-cell table:style-name="ce8" office:value-type="float" office:value="0.70098" calcext:value-type="float">
            <text:p>7.01E-01</text:p>
          </table:table-cell>
          <table:table-cell table:style-name="ce8" office:value-type="float" office:value="0.6196" calcext:value-type="float">
            <text:p>6.20E-01</text:p>
          </table:table-cell>
          <table:table-cell table:style-name="ce8" office:value-type="float" office:value="0.60054" calcext:value-type="float">
            <text:p>6.01E-01</text:p>
          </table:table-cell>
          <table:table-cell table:style-name="ce8" office:value-type="float" office:value="0.61062" calcext:value-type="float">
            <text:p>6.11E-01</text:p>
          </table:table-cell>
          <table:table-cell table:style-name="ce8" office:value-type="float" office:value="0.69128" calcext:value-type="float">
            <text:p>6.91E-01</text:p>
          </table:table-cell>
          <table:table-cell table:number-columns-repeated="1006"/>
        </table:table-row>
        <table:table-row table:style-name="ro1">
          <table:table-cell/>
          <table:table-cell table:style-name="ce8" office:value-type="float" office:value="1.34649" calcext:value-type="float">
            <text:p>1.35E+00</text:p>
          </table:table-cell>
          <table:table-cell table:style-name="ce8" office:value-type="float" office:value="1.40728" calcext:value-type="float">
            <text:p>1.41E+00</text:p>
          </table:table-cell>
          <table:table-cell table:style-name="ce8" office:value-type="float" office:value="1.35068" calcext:value-type="float">
            <text:p>1.35E+00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1.20487" calcext:value-type="float">
            <text:p>1.20E+00</text:p>
          </table:table-cell>
          <table:table-cell table:style-name="ce8" office:value-type="float" office:value="1.22857" calcext:value-type="float">
            <text:p>1.23E+00</text:p>
          </table:table-cell>
          <table:table-cell table:style-name="ce8" office:value-type="float" office:value="1.04895" calcext:value-type="float">
            <text:p>1.05E+00</text:p>
          </table:table-cell>
          <table:table-cell table:style-name="ce8" office:value-type="float" office:value="0.97087" calcext:value-type="float">
            <text:p>9.71E-01</text:p>
          </table:table-cell>
          <table:table-cell table:style-name="ce8" office:value-type="float" office:value="0.97188" calcext:value-type="float">
            <text:p>9.72E-01</text:p>
          </table:table-cell>
          <table:table-cell table:style-name="ce8" office:value-type="float" office:value="0.84603" calcext:value-type="float">
            <text:p>8.46E-01</text:p>
          </table:table-cell>
          <table:table-cell table:style-name="ce8" office:value-type="float" office:value="0.78207" calcext:value-type="float">
            <text:p>7.82E-01</text:p>
          </table:table-cell>
          <table:table-cell table:style-name="ce8" office:value-type="float" office:value="0.7915" calcext:value-type="float">
            <text:p>7.92E-01</text:p>
          </table:table-cell>
          <table:table-cell table:style-name="ce8" office:value-type="float" office:value="0.6662" calcext:value-type="float">
            <text:p>6.66E-01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0.5862" calcext:value-type="float">
            <text:p>5.86E-01</text:p>
          </table:table-cell>
          <table:table-cell table:style-name="ce8" office:value-type="float" office:value="0.58942" calcext:value-type="float">
            <text:p>5.89E-01</text:p>
          </table:table-cell>
          <table:table-cell table:style-name="ce8" office:value-type="float" office:value="0.67905" calcext:value-type="float">
            <text:p>6.79E-01</text:p>
          </table:table-cell>
          <table:table-cell table:number-columns-repeated="1006"/>
        </table:table-row>
        <table:table-row table:style-name="ro1">
          <table:table-cell/>
          <table:table-cell table:style-name="ce8" office:value-type="float" office:value="1.29353" calcext:value-type="float">
            <text:p>1.29E+00</text:p>
          </table:table-cell>
          <table:table-cell table:style-name="ce8" office:value-type="float" office:value="1.35464" calcext:value-type="float">
            <text:p>1.35E+00</text:p>
          </table:table-cell>
          <table:table-cell table:style-name="ce8" office:value-type="float" office:value="1.23234" calcext:value-type="float">
            <text:p>1.23E+00</text:p>
          </table:table-cell>
          <table:table-cell table:style-name="ce8" office:value-type="float" office:value="1.24867" calcext:value-type="float">
            <text:p>1.25E+00</text:p>
          </table:table-cell>
          <table:table-cell table:style-name="ce8" office:value-type="float" office:value="1.1998" calcext:value-type="float">
            <text:p>1.20E+00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1.03325" calcext:value-type="float">
            <text:p>1.03E+00</text:p>
          </table:table-cell>
          <table:table-cell table:style-name="ce8" office:value-type="float" office:value="0.95388" calcext:value-type="float">
            <text:p>9.54E-01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0.83853" calcext:value-type="float">
            <text:p>8.39E-01</text:p>
          </table:table-cell>
          <table:table-cell table:style-name="ce8" office:value-type="float" office:value="0.76933" calcext:value-type="float">
            <text:p>7.69E-01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0.68501" calcext:value-type="float">
            <text:p>6.85E-01</text:p>
          </table:table-cell>
          <table:table-cell table:style-name="ce8" office:value-type="float" office:value="0.61541" calcext:value-type="float">
            <text:p>6.15E-01</text:p>
          </table:table-cell>
          <table:table-cell table:style-name="ce8" office:value-type="float" office:value="0.54084" calcext:value-type="float">
            <text:p>5.41E-01</text:p>
          </table:table-cell>
          <table:table-cell table:style-name="ce8" office:value-type="float" office:value="0.58056" calcext:value-type="float">
            <text:p>5.81E-01</text:p>
          </table:table-cell>
          <table:table-cell table:style-name="ce8" office:value-type="float" office:value="0.67347" calcext:value-type="float">
            <text:p>6.73E-01</text:p>
          </table:table-cell>
          <table:table-cell table:number-columns-repeated="1006"/>
        </table:table-row>
        <table:table-row table:style-name="ro1">
          <table:table-cell/>
          <table:table-cell table:style-name="ce8" office:value-type="float" office:value="1.25693" calcext:value-type="float">
            <text:p>1.26E+00</text:p>
          </table:table-cell>
          <table:table-cell table:style-name="ce8" office:value-type="float" office:value="1.36425" calcext:value-type="float">
            <text:p>1.36E+00</text:p>
          </table:table-cell>
          <table:table-cell table:style-name="ce8" office:value-type="float" office:value="1.23257" calcext:value-type="float">
            <text:p>1.23E+00</text:p>
          </table:table-cell>
          <table:table-cell table:style-name="ce8" office:value-type="float" office:value="1.17791" calcext:value-type="float">
            <text:p>1.18E+00</text:p>
          </table:table-cell>
          <table:table-cell table:style-name="ce8" office:value-type="float" office:value="1.14629" calcext:value-type="float">
            <text:p>1.15E+00</text:p>
          </table:table-cell>
          <table:table-cell table:style-name="ce8" office:value-type="float" office:value="1.15473" calcext:value-type="float">
            <text:p>1.15E+00</text:p>
          </table:table-cell>
          <table:table-cell table:style-name="ce8" office:value-type="float" office:value="1.02663" calcext:value-type="float">
            <text:p>1.03E+00</text:p>
          </table:table-cell>
          <table:table-cell table:style-name="ce8" office:value-type="float" office:value="0.95928" calcext:value-type="float">
            <text:p>9.59E-01</text:p>
          </table:table-cell>
          <table:table-cell table:style-name="ce8" office:value-type="float" office:value="0.9529" calcext:value-type="float">
            <text:p>9.53E-01</text:p>
          </table:table-cell>
          <table:table-cell table:style-name="ce8" office:value-type="float" office:value="0.83967" calcext:value-type="float">
            <text:p>8.40E-01</text:p>
          </table:table-cell>
          <table:table-cell table:style-name="ce8" office:value-type="float" office:value="0.77581" calcext:value-type="float">
            <text:p>7.76E-01</text:p>
          </table:table-cell>
          <table:table-cell table:style-name="ce8" office:value-type="float" office:value="0.76171" calcext:value-type="float">
            <text:p>7.62E-01</text:p>
          </table:table-cell>
          <table:table-cell table:style-name="ce8" office:value-type="float" office:value="0.66213" calcext:value-type="float">
            <text:p>6.62E-01</text:p>
          </table:table-cell>
          <table:table-cell table:style-name="ce8" office:value-type="float" office:value="0.59259" calcext:value-type="float">
            <text:p>5.93E-01</text:p>
          </table:table-cell>
          <table:table-cell table:style-name="ce8" office:value-type="float" office:value="0.55466" calcext:value-type="float">
            <text:p>5.55E-01</text:p>
          </table:table-cell>
          <table:table-cell table:style-name="ce8" office:value-type="float" office:value="0.60709" calcext:value-type="float">
            <text:p>6.07E-01</text:p>
          </table:table-cell>
          <table:table-cell table:style-name="ce8" office:value-type="float" office:value="0.68534" calcext:value-type="float">
            <text:p>6.85E-01</text:p>
          </table:table-cell>
          <table:table-cell table:number-columns-repeated="1006"/>
        </table:table-row>
        <table:table-row table:style-name="ro1">
          <table:table-cell/>
          <table:table-cell table:style-name="ce8" office:value-type="float" office:value="1.27339" calcext:value-type="float">
            <text:p>1.27E+00</text:p>
          </table:table-cell>
          <table:table-cell table:style-name="ce8" office:value-type="float" office:value="1.13637" calcext:value-type="float">
            <text:p>1.14E+00</text:p>
          </table:table-cell>
          <table:table-cell table:style-name="ce8" office:value-type="float" office:value="1.06868" calcext:value-type="float">
            <text:p>1.07E+00</text:p>
          </table:table-cell>
          <table:table-cell table:style-name="ce8" office:value-type="float" office:value="1.02407" calcext:value-type="float">
            <text:p>1.02E+00</text:p>
          </table:table-cell>
          <table:table-cell table:style-name="ce8" office:value-type="float" office:value="0.98576" calcext:value-type="float">
            <text:p>9.86E-01</text:p>
          </table:table-cell>
          <table:table-cell table:style-name="ce8" office:value-type="float" office:value="0.94707" calcext:value-type="float">
            <text:p>9.47E-01</text:p>
          </table:table-cell>
          <table:table-cell table:style-name="ce8" office:value-type="float" office:value="0.89085" calcext:value-type="float">
            <text:p>8.91E-01</text:p>
          </table:table-cell>
          <table:table-cell table:style-name="ce8" office:value-type="float" office:value="0.83853" calcext:value-type="float">
            <text:p>8.39E-01</text:p>
          </table:table-cell>
          <table:table-cell table:style-name="ce8" office:value-type="float" office:value="0.79164" calcext:value-type="float">
            <text:p>7.92E-01</text:p>
          </table:table-cell>
          <table:table-cell table:style-name="ce8" office:value-type="float" office:value="0.73397" calcext:value-type="float">
            <text:p>7.34E-01</text:p>
          </table:table-cell>
          <table:table-cell table:style-name="ce8" office:value-type="float" office:value="0.68074" calcext:value-type="float">
            <text:p>6.81E-01</text:p>
          </table:table-cell>
          <table:table-cell table:style-name="ce8" office:value-type="float" office:value="0.63311" calcext:value-type="float">
            <text:p>6.33E-01</text:p>
          </table:table-cell>
          <table:table-cell table:style-name="ce8" office:value-type="float" office:value="0.5776" calcext:value-type="float">
            <text:p>5.78E-01</text:p>
          </table:table-cell>
          <table:table-cell table:style-name="ce8" office:value-type="float" office:value="0.5289" calcext:value-type="float">
            <text:p>5.29E-01</text:p>
          </table:table-cell>
          <table:table-cell table:style-name="ce8" office:value-type="float" office:value="0.50193" calcext:value-type="float">
            <text:p>5.02E-01</text:p>
          </table:table-cell>
          <table:table-cell table:style-name="ce8" office:value-type="float" office:value="0.5353" calcext:value-type="float">
            <text:p>5.35E-01</text:p>
          </table:table-cell>
          <table:table-cell table:style-name="ce8" office:value-type="float" office:value="0.74762" calcext:value-type="float">
            <text:p>7.48E-01</text:p>
          </table:table-cell>
          <table:table-cell table:number-columns-repeated="1006"/>
        </table:table-row>
        <table:table-row table:style-name="ro1">
          <table:table-cell/>
          <table:table-cell table:formula="of:=SUM([.B23:.B39])" office:value-type="float" office:value="25.46417" calcext:value-type="float">
            <text:p>25.46417</text:p>
          </table:table-cell>
          <table:table-cell table:formula="of:=SUM([.C23:.C39])" office:value-type="float" office:value="26.29373" calcext:value-type="float">
            <text:p>26.29373</text:p>
          </table:table-cell>
          <table:table-cell table:formula="of:=SUM([.D23:.D39])" office:value-type="float" office:value="19.50422" calcext:value-type="float">
            <text:p>19.50422</text:p>
          </table:table-cell>
          <table:table-cell table:formula="of:=SUM([.E23:.E39])" office:value-type="float" office:value="20.21671" calcext:value-type="float">
            <text:p>20.21671</text:p>
          </table:table-cell>
          <table:table-cell table:formula="of:=SUM([.F23:.F39])" office:value-type="float" office:value="21.43118" calcext:value-type="float">
            <text:p>21.43118</text:p>
          </table:table-cell>
          <table:table-cell table:formula="of:=SUM([.G23:.G39])" office:value-type="float" office:value="14.58557" calcext:value-type="float">
            <text:p>14.58557</text:p>
          </table:table-cell>
          <table:table-cell table:formula="of:=SUM([.H23:.H39])" office:value-type="float" office:value="18.52057" calcext:value-type="float">
            <text:p>18.52057</text:p>
          </table:table-cell>
          <table:table-cell table:formula="of:=SUM([.I23:.I39])" office:value-type="float" office:value="17.12342" calcext:value-type="float">
            <text:p>17.12342</text:p>
          </table:table-cell>
          <table:table-cell table:formula="of:=SUM([.J23:.J39])" office:value-type="float" office:value="11.72032" calcext:value-type="float">
            <text:p>11.72032</text:p>
          </table:table-cell>
          <table:table-cell table:formula="of:=SUM([.K23:.K39])" office:value-type="float" office:value="14.88238" calcext:value-type="float">
            <text:p>14.88238</text:p>
          </table:table-cell>
          <table:table-cell table:formula="of:=SUM([.L23:.L39])" office:value-type="float" office:value="13.65427" calcext:value-type="float">
            <text:p>13.65427</text:p>
          </table:table-cell>
          <table:table-cell table:formula="of:=SUM([.M23:.M39])" office:value-type="float" office:value="9.30545" calcext:value-type="float">
            <text:p>9.30545</text:p>
          </table:table-cell>
          <table:table-cell table:formula="of:=SUM([.N23:.N39])" office:value-type="float" office:value="11.78838" calcext:value-type="float">
            <text:p>11.78838</text:p>
          </table:table-cell>
          <table:table-cell table:formula="of:=SUM([.O23:.O39])" office:value-type="float" office:value="9.46612" calcext:value-type="float">
            <text:p>9.46612</text:p>
          </table:table-cell>
          <table:table-cell table:formula="of:=SUM([.P23:.P39])" office:value-type="float" office:value="8.13302" calcext:value-type="float">
            <text:p>8.13302</text:p>
          </table:table-cell>
          <table:table-cell table:formula="of:=SUM([.Q23:.Q39])" office:value-type="float" office:value="10.5997" calcext:value-type="float">
            <text:p>10.5997</text:p>
          </table:table-cell>
          <table:table-cell table:formula="of:=SUM([.R23:.R39])" office:value-type="float" office:value="12.31081" calcext:value-type="float">
            <text:p>12.31081</text:p>
          </table:table-cell>
          <table:table-cell table:formula="of:=SUM([.B40:.R40])" office:value-type="float" office:value="265.00002" calcext:value-type="float">
            <text:p>265.00002</text:p>
          </table:table-cell>
          <table:table-cell table:number-columns-repeated="1005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ner_uo2 plots" table:style-name="ta1">
        <table:table-column table:style-name="co2" table:default-cell-style-name="Default"/>
        <table:table-column table:style-name="co3" table:number-columns-repeated="12" table:default-cell-style-name="ce9"/>
        <table:table-column table:style-name="co4" table:number-columns-repeated="3" table:default-cell-style-name="ce9"/>
        <table:table-column table:style-name="co3" table:number-columns-repeated="2" table:default-cell-style-name="ce9"/>
        <table:table-column table:style-name="co2" table:number-columns-repeated="1006" table:default-cell-style-name="Default"/>
        <table:table-row table:style-name="ro1" table:number-rows-repeated="3">
          <table:table-cell/>
          <table:table-cell table:style-name="Default" table:number-columns-repeated="17"/>
          <table:table-cell table:number-columns-repeated="1006"/>
        </table:table-row>
        <table:table-row table:style-name="ro1">
          <table:table-cell/>
          <table:table-cell table:formula="of:=100*([inner_uo2.B2]-[inner_uo2.B23]*([inner_uo2.$S$19]/[inner_uo2.$S$40]))/[inner_uo2.B2]" office:value-type="float" office:value="0.153851681238038" calcext:value-type="float">
            <text:p>0.15</text:p>
          </table:table-cell>
          <table:table-cell table:formula="of:=100*([inner_uo2.C2]-[inner_uo2.C23]*([inner_uo2.$S$19]/[inner_uo2.$S$40]))/[inner_uo2.C2]" office:value-type="float" office:value="0.106512862695845" calcext:value-type="float">
            <text:p>0.11</text:p>
          </table:table-cell>
          <table:table-cell table:formula="of:=100*([inner_uo2.D2]-[inner_uo2.D23]*([inner_uo2.$S$19]/[inner_uo2.$S$40]))/[inner_uo2.D2]" office:value-type="float" office:value="0.0855861118529755" calcext:value-type="float">
            <text:p>0.09</text:p>
          </table:table-cell>
          <table:table-cell table:formula="of:=100*([inner_uo2.E2]-[inner_uo2.E23]*([inner_uo2.$S$19]/[inner_uo2.$S$40]))/[inner_uo2.E2]" office:value-type="float" office:value="0.0753279157205179" calcext:value-type="float">
            <text:p>0.08</text:p>
          </table:table-cell>
          <table:table-cell table:formula="of:=100*([inner_uo2.F2]-[inner_uo2.F23]*([inner_uo2.$S$19]/[inner_uo2.$S$40]))/[inner_uo2.F2]" office:value-type="float" office:value="0.0680505398852194" calcext:value-type="float">
            <text:p>0.07</text:p>
          </table:table-cell>
          <table:table-cell table:formula="of:=100*([inner_uo2.G2]-[inner_uo2.G23]*([inner_uo2.$S$19]/[inner_uo2.$S$40]))/[inner_uo2.G2]" office:value-type="float" office:value="0.0629851449297673" calcext:value-type="float">
            <text:p>0.06</text:p>
          </table:table-cell>
          <table:table-cell table:formula="of:=100*([inner_uo2.H2]-[inner_uo2.H23]*([inner_uo2.$S$19]/[inner_uo2.$S$40]))/[inner_uo2.H2]" office:value-type="float" office:value="0.060294103362763" calcext:value-type="float">
            <text:p>0.06</text:p>
          </table:table-cell>
          <table:table-cell table:formula="of:=100*([inner_uo2.I2]-[inner_uo2.I23]*([inner_uo2.$S$19]/[inner_uo2.$S$40]))/[inner_uo2.I2]" office:value-type="float" office:value="0.056406979889981" calcext:value-type="float">
            <text:p>0.06</text:p>
          </table:table-cell>
          <table:table-cell table:formula="of:=100*([inner_uo2.J2]-[inner_uo2.J23]*([inner_uo2.$S$19]/[inner_uo2.$S$40]))/[inner_uo2.J2]" office:value-type="float" office:value="0.0540878000556553" calcext:value-type="float">
            <text:p>0.05</text:p>
          </table:table-cell>
          <table:table-cell table:formula="of:=100*([inner_uo2.K2]-[inner_uo2.K23]*([inner_uo2.$S$19]/[inner_uo2.$S$40]))/[inner_uo2.K2]" office:value-type="float" office:value="0.0532806859763871" calcext:value-type="float">
            <text:p>0.05</text:p>
          </table:table-cell>
          <table:table-cell table:formula="of:=100*([inner_uo2.L2]-[inner_uo2.L23]*([inner_uo2.$S$19]/[inner_uo2.$S$40]))/[inner_uo2.L2]" office:value-type="float" office:value="0.0521728896969972" calcext:value-type="float">
            <text:p>0.05</text:p>
          </table:table-cell>
          <table:table-cell table:formula="of:=100*([inner_uo2.M2]-[inner_uo2.M23]*([inner_uo2.$S$19]/[inner_uo2.$S$40]))/[inner_uo2.M2]" office:value-type="float" office:value="0.0518957780726999" calcext:value-type="float">
            <text:p>0.05</text:p>
          </table:table-cell>
          <table:table-cell table:formula="of:=100*([inner_uo2.N2]-[inner_uo2.N23]*([inner_uo2.$S$19]/[inner_uo2.$S$40]))/[inner_uo2.N2]" office:value-type="float" office:value="0.0597173059951441" calcext:value-type="float">
            <text:p>0.06</text:p>
          </table:table-cell>
          <table:table-cell table:formula="of:=100*([inner_uo2.O2]-[inner_uo2.O23]*([inner_uo2.$S$19]/[inner_uo2.$S$40]))/[inner_uo2.O2]" office:value-type="float" office:value="0.0752898169321172" calcext:value-type="float">
            <text:p>0.08</text:p>
          </table:table-cell>
          <table:table-cell table:formula="of:=100*([inner_uo2.P2]-[inner_uo2.P23]*([inner_uo2.$S$19]/[inner_uo2.$S$40]))/[inner_uo2.P2]" office:value-type="float" office:value="0.0884715677954329" calcext:value-type="float">
            <text:p>0.09</text:p>
          </table:table-cell>
          <table:table-cell table:formula="of:=100*([inner_uo2.Q2]-[inner_uo2.Q23]*([inner_uo2.$S$19]/[inner_uo2.$S$40]))/[inner_uo2.Q2]" office:value-type="float" office:value="0.0713552167871874" calcext:value-type="float">
            <text:p>0.07</text:p>
          </table:table-cell>
          <table:table-cell table:formula="of:=100*([inner_uo2.R2]-[inner_uo2.R23]*([inner_uo2.$S$19]/[inner_uo2.$S$40]))/[inner_uo2.R2]" office:value-type="float" office:value="0.0274724075708498" calcext:value-type="float">
            <text:p>0.03</text:p>
          </table:table-cell>
          <table:table-cell table:number-columns-repeated="1006"/>
        </table:table-row>
        <table:table-row table:style-name="ro1">
          <table:table-cell/>
          <table:table-cell table:formula="of:=100*([inner_uo2.B3]-[inner_uo2.B24]*([inner_uo2.$S$19]/[inner_uo2.$S$40]))/[inner_uo2.B3]" office:value-type="float" office:value="0.106512862695845" calcext:value-type="float">
            <text:p>0.11</text:p>
          </table:table-cell>
          <table:table-cell table:formula="of:=100*([inner_uo2.C3]-[inner_uo2.C24]*([inner_uo2.$S$19]/[inner_uo2.$S$40]))/[inner_uo2.C3]" office:value-type="float" office:value="0.0593648337611221" calcext:value-type="float">
            <text:p>0.06</text:p>
          </table:table-cell>
          <table:table-cell table:formula="of:=100*([inner_uo2.D3]-[inner_uo2.D24]*([inner_uo2.$S$19]/[inner_uo2.$S$40]))/[inner_uo2.D3]" office:value-type="float" office:value="0.0388491915899326" calcext:value-type="float">
            <text:p>0.04</text:p>
          </table:table-cell>
          <table:table-cell table:formula="of:=100*([inner_uo2.E3]-[inner_uo2.E24]*([inner_uo2.$S$19]/[inner_uo2.$S$40]))/[inner_uo2.E3]" office:value-type="float" office:value="0.0277739663699972" calcext:value-type="float">
            <text:p>0.03</text:p>
          </table:table-cell>
          <table:table-cell table:formula="of:=100*([inner_uo2.F3]-[inner_uo2.F24]*([inner_uo2.$S$19]/[inner_uo2.$S$40]))/[inner_uo2.F3]" office:value-type="float" office:value="0.0213487929835928" calcext:value-type="float">
            <text:p>0.02</text:p>
          </table:table-cell>
          <table:table-cell table:formula="of:=100*([inner_uo2.G3]-[inner_uo2.G24]*([inner_uo2.$S$19]/[inner_uo2.$S$40]))/[inner_uo2.G3]" office:value-type="float" office:value="0.0158029484586072" calcext:value-type="float">
            <text:p>0.02</text:p>
          </table:table-cell>
          <table:table-cell table:formula="of:=100*([inner_uo2.H3]-[inner_uo2.H24]*([inner_uo2.$S$19]/[inner_uo2.$S$40]))/[inner_uo2.H3]" office:value-type="float" office:value="0.0135275595074144" calcext:value-type="float">
            <text:p>0.01</text:p>
          </table:table-cell>
          <table:table-cell table:formula="of:=100*([inner_uo2.I3]-[inner_uo2.I24]*([inner_uo2.$S$19]/[inner_uo2.$S$40]))/[inner_uo2.I3]" office:value-type="float" office:value="0.0103074282027037" calcext:value-type="float">
            <text:p>0.01</text:p>
          </table:table-cell>
          <table:table-cell table:formula="of:=100*([inner_uo2.J3]-[inner_uo2.J24]*([inner_uo2.$S$19]/[inner_uo2.$S$40]))/[inner_uo2.J3]" office:value-type="float" office:value="0.0074303112405283" calcext:value-type="float">
            <text:p>0.01</text:p>
          </table:table-cell>
          <table:table-cell table:formula="of:=100*([inner_uo2.K3]-[inner_uo2.K24]*([inner_uo2.$S$19]/[inner_uo2.$S$40]))/[inner_uo2.K3]" office:value-type="float" office:value="0.00691566540658613" calcext:value-type="float">
            <text:p>0.01</text:p>
          </table:table-cell>
          <table:table-cell table:formula="of:=100*([inner_uo2.L3]-[inner_uo2.L24]*([inner_uo2.$S$19]/[inner_uo2.$S$40]))/[inner_uo2.L3]" office:value-type="float" office:value="0.00445112524381967" calcext:value-type="float">
            <text:p>0.00</text:p>
          </table:table-cell>
          <table:table-cell table:formula="of:=100*([inner_uo2.M3]-[inner_uo2.M24]*([inner_uo2.$S$19]/[inner_uo2.$S$40]))/[inner_uo2.M3]" office:value-type="float" office:value="0.00447043405975063" calcext:value-type="float">
            <text:p>0.00</text:p>
          </table:table-cell>
          <table:table-cell table:formula="of:=100*([inner_uo2.N3]-[inner_uo2.N24]*([inner_uo2.$S$19]/[inner_uo2.$S$40]))/[inner_uo2.N3]" office:value-type="float" office:value="0.0119963402126866" calcext:value-type="float">
            <text:p>0.01</text:p>
          </table:table-cell>
          <table:table-cell table:formula="of:=100*([inner_uo2.O3]-[inner_uo2.O24]*([inner_uo2.$S$19]/[inner_uo2.$S$40]))/[inner_uo2.O3]" office:value-type="float" office:value="0.025720092332973" calcext:value-type="float">
            <text:p>0.03</text:p>
          </table:table-cell>
          <table:table-cell table:formula="of:=100*([inner_uo2.P3]-[inner_uo2.P24]*([inner_uo2.$S$19]/[inner_uo2.$S$40]))/[inner_uo2.P3]" office:value-type="float" office:value="0.0400289421945106" calcext:value-type="float">
            <text:p>0.04</text:p>
          </table:table-cell>
          <table:table-cell table:formula="of:=100*([inner_uo2.Q3]-[inner_uo2.Q24]*([inner_uo2.$S$19]/[inner_uo2.$S$40]))/[inner_uo2.Q3]" office:value-type="float" office:value="0.0314802589942477" calcext:value-type="float">
            <text:p>0.03</text:p>
          </table:table-cell>
          <table:table-cell table:formula="of:=100*([inner_uo2.R3]-[inner_uo2.R24]*([inner_uo2.$S$19]/[inner_uo2.$S$40]))/[inner_uo2.R3]" office:value-type="float" office:value="-0.0309353737653069" calcext:value-type="float">
            <text:p>-0.03</text:p>
          </table:table-cell>
          <table:table-cell table:number-columns-repeated="1006"/>
        </table:table-row>
        <table:table-row table:style-name="ro1">
          <table:table-cell/>
          <table:table-cell table:formula="of:=100*([inner_uo2.B4]-[inner_uo2.B25]*([inner_uo2.$S$19]/[inner_uo2.$S$40]))/[inner_uo2.B4]" office:value-type="float" office:value="0.0855861118529755" calcext:value-type="float">
            <text:p>0.09</text:p>
          </table:table-cell>
          <table:table-cell table:formula="of:=100*([inner_uo2.C4]-[inner_uo2.C25]*([inner_uo2.$S$19]/[inner_uo2.$S$40]))/[inner_uo2.C4]" office:value-type="float" office:value="0.0388491915899326" calcext:value-type="float">
            <text:p>0.04</text:p>
          </table:table-cell>
          <table:table-cell table:formula="of:=100*([inner_uo2.D4]-[inner_uo2.D25]*([inner_uo2.$S$19]/[inner_uo2.$S$40]))/[inner_uo2.D4]" office:value-type="float" office:value="0.0175644838079583" calcext:value-type="float">
            <text:p>0.02</text:p>
          </table:table-cell>
          <table:table-cell table:formula="of:=100*([inner_uo2.E4]-[inner_uo2.E25]*([inner_uo2.$S$19]/[inner_uo2.$S$40]))/[inner_uo2.E4]" office:value-type="float" office:value="0.00696064158648543" calcext:value-type="float">
            <text:p>0.01</text:p>
          </table:table-cell>
          <table:table-cell table:formula="of:=100*([inner_uo2.F4]-[inner_uo2.F25]*([inner_uo2.$S$19]/[inner_uo2.$S$40]))/[inner_uo2.F4]" office:value-type="float" office:value="0.000277800684385248" calcext:value-type="float">
            <text:p>0.00</text:p>
          </table:table-cell>
          <table:table-cell/>
          <table:table-cell table:formula="of:=100*([inner_uo2.H4]-[inner_uo2.H25]*([inner_uo2.$S$19]/[inner_uo2.$S$40]))/[inner_uo2.H4]" office:value-type="float" office:value="-0.00689470972270202" calcext:value-type="float">
            <text:p>-0.01</text:p>
          </table:table-cell>
          <table:table-cell table:formula="of:=100*([inner_uo2.I4]-[inner_uo2.I25]*([inner_uo2.$S$19]/[inner_uo2.$S$40]))/[inner_uo2.I4]" office:value-type="float" office:value="-0.00977984206156927" calcext:value-type="float">
            <text:p>-0.01</text:p>
          </table:table-cell>
          <table:table-cell/>
          <table:table-cell table:formula="of:=100*([inner_uo2.K4]-[inner_uo2.K25]*([inner_uo2.$S$19]/[inner_uo2.$S$40]))/[inner_uo2.K4]" office:value-type="float" office:value="-0.0133907680735852" calcext:value-type="float">
            <text:p>-0.01</text:p>
          </table:table-cell>
          <table:table-cell table:formula="of:=100*([inner_uo2.L4]-[inner_uo2.L25]*([inner_uo2.$S$19]/[inner_uo2.$S$40]))/[inner_uo2.L4]" office:value-type="float" office:value="-0.0151863898195132" calcext:value-type="float">
            <text:p>-0.02</text:p>
          </table:table-cell>
          <table:table-cell/>
          <table:table-cell table:formula="of:=100*([inner_uo2.N4]-[inner_uo2.N25]*([inner_uo2.$S$19]/[inner_uo2.$S$40]))/[inner_uo2.N4]" office:value-type="float" office:value="-0.00752240678077337" calcext:value-type="float">
            <text:p>-0.01</text:p>
          </table:table-cell>
          <table:table-cell table:formula="of:=100*([inner_uo2.O4]-[inner_uo2.O25]*([inner_uo2.$S$19]/[inner_uo2.$S$40]))/[inner_uo2.O4]" office:value-type="float" office:value="0.00860896819275658" calcext:value-type="float">
            <text:p>0.01</text:p>
          </table:table-cell>
          <table:table-cell table:formula="of:=100*([inner_uo2.P4]-[inner_uo2.P25]*([inner_uo2.$S$19]/[inner_uo2.$S$40]))/[inner_uo2.P4]" office:value-type="float" office:value="0.0265262956795655" calcext:value-type="float">
            <text:p>0.03</text:p>
          </table:table-cell>
          <table:table-cell table:formula="of:=100*([inner_uo2.Q4]-[inner_uo2.Q25]*([inner_uo2.$S$19]/[inner_uo2.$S$40]))/[inner_uo2.Q4]" office:value-type="float" office:value="0.00950744465747938" calcext:value-type="float">
            <text:p>0.01</text:p>
          </table:table-cell>
          <table:table-cell table:formula="of:=100*([inner_uo2.R4]-[inner_uo2.R25]*([inner_uo2.$S$19]/[inner_uo2.$S$40]))/[inner_uo2.R4]" office:value-type="float" office:value="-0.0558141377200298" calcext:value-type="float">
            <text:p>-0.06</text:p>
          </table:table-cell>
          <table:table-cell table:number-columns-repeated="1006"/>
        </table:table-row>
        <table:table-row table:style-name="ro1">
          <table:table-cell/>
          <table:table-cell table:formula="of:=100*([inner_uo2.B5]-[inner_uo2.B26]*([inner_uo2.$S$19]/[inner_uo2.$S$40]))/[inner_uo2.B5]" office:value-type="float" office:value="0.0753279157205179" calcext:value-type="float">
            <text:p>0.08</text:p>
          </table:table-cell>
          <table:table-cell table:formula="of:=100*([inner_uo2.C5]-[inner_uo2.C26]*([inner_uo2.$S$19]/[inner_uo2.$S$40]))/[inner_uo2.C5]" office:value-type="float" office:value="0.0277739663699972" calcext:value-type="float">
            <text:p>0.03</text:p>
          </table:table-cell>
          <table:table-cell table:formula="of:=100*([inner_uo2.D5]-[inner_uo2.D26]*([inner_uo2.$S$19]/[inner_uo2.$S$40]))/[inner_uo2.D5]" office:value-type="float" office:value="0.00696064158648543" calcext:value-type="float">
            <text:p>0.01</text:p>
          </table:table-cell>
          <table:table-cell/>
          <table:table-cell table:formula="of:=100*([inner_uo2.F5]-[inner_uo2.F26]*([inner_uo2.$S$19]/[inner_uo2.$S$40]))/[inner_uo2.F5]" office:value-type="float" office:value="-0.00937814643828425" calcext:value-type="float">
            <text:p>-0.01</text:p>
          </table:table-cell>
          <table:table-cell table:formula="of:=100*([inner_uo2.G5]-[inner_uo2.G26]*([inner_uo2.$S$19]/[inner_uo2.$S$40]))/[inner_uo2.G5]" office:value-type="float" office:value="-0.0133782320518732" calcext:value-type="float">
            <text:p>-0.01</text:p>
          </table:table-cell>
          <table:table-cell table:formula="of:=100*([inner_uo2.H5]-[inner_uo2.H26]*([inner_uo2.$S$19]/[inner_uo2.$S$40]))/[inner_uo2.H5]" office:value-type="float" office:value="-0.0166786382034315" calcext:value-type="float">
            <text:p>-0.02</text:p>
          </table:table-cell>
          <table:table-cell table:formula="of:=100*([inner_uo2.I5]-[inner_uo2.I26]*([inner_uo2.$S$19]/[inner_uo2.$S$40]))/[inner_uo2.I5]" office:value-type="float" office:value="-0.0194274491855901" calcext:value-type="float">
            <text:p>-0.02</text:p>
          </table:table-cell>
          <table:table-cell table:formula="of:=100*([inner_uo2.J5]-[inner_uo2.J26]*([inner_uo2.$S$19]/[inner_uo2.$S$40]))/[inner_uo2.J5]" office:value-type="float" office:value="-0.0219629188185046" calcext:value-type="float">
            <text:p>-0.02</text:p>
          </table:table-cell>
          <table:table-cell table:formula="of:=100*([inner_uo2.K5]-[inner_uo2.K26]*([inner_uo2.$S$19]/[inner_uo2.$S$40]))/[inner_uo2.K5]" office:value-type="float" office:value="-0.022456870934195" calcext:value-type="float">
            <text:p>-0.02</text:p>
          </table:table-cell>
          <table:table-cell table:formula="of:=100*([inner_uo2.L5]-[inner_uo2.L26]*([inner_uo2.$S$19]/[inner_uo2.$S$40]))/[inner_uo2.L5]" office:value-type="float" office:value="-0.022822840926313" calcext:value-type="float">
            <text:p>-0.02</text:p>
          </table:table-cell>
          <table:table-cell table:formula="of:=100*([inner_uo2.M5]-[inner_uo2.M26]*([inner_uo2.$S$19]/[inner_uo2.$S$40]))/[inner_uo2.M5]" office:value-type="float" office:value="-0.0220303663225778" calcext:value-type="float">
            <text:p>-0.02</text:p>
          </table:table-cell>
          <table:table-cell table:formula="of:=100*([inner_uo2.N5]-[inner_uo2.N26]*([inner_uo2.$S$19]/[inner_uo2.$S$40]))/[inner_uo2.N5]" office:value-type="float" office:value="-0.014732160477391" calcext:value-type="float">
            <text:p>-0.01</text:p>
          </table:table-cell>
          <table:table-cell/>
          <table:table-cell table:formula="of:=100*([inner_uo2.P5]-[inner_uo2.P26]*([inner_uo2.$S$19]/[inner_uo2.$S$40]))/[inner_uo2.P5]" office:value-type="float" office:value="0.0180395382912376" calcext:value-type="float">
            <text:p>0.02</text:p>
          </table:table-cell>
          <table:table-cell table:formula="of:=100*([inner_uo2.Q5]-[inner_uo2.Q26]*([inner_uo2.$S$19]/[inner_uo2.$S$40]))/[inner_uo2.Q5]" office:value-type="float" office:value="0.000965029425803763" calcext:value-type="float">
            <text:p>0.00</text:p>
          </table:table-cell>
          <table:table-cell table:formula="of:=100*([inner_uo2.R5]-[inner_uo2.R26]*([inner_uo2.$S$19]/[inner_uo2.$S$40]))/[inner_uo2.R5]" office:value-type="float" office:value="-0.061466307174342" calcext:value-type="float">
            <text:p>-0.06</text:p>
          </table:table-cell>
          <table:table-cell table:number-columns-repeated="1006"/>
        </table:table-row>
        <table:table-row table:style-name="ro1">
          <table:table-cell/>
          <table:table-cell table:formula="of:=100*([inner_uo2.B6]-[inner_uo2.B27]*([inner_uo2.$S$19]/[inner_uo2.$S$40]))/[inner_uo2.B6]" office:value-type="float" office:value="0.0680505398852194" calcext:value-type="float">
            <text:p>0.07</text:p>
          </table:table-cell>
          <table:table-cell table:formula="of:=100*([inner_uo2.C6]-[inner_uo2.C27]*([inner_uo2.$S$19]/[inner_uo2.$S$40]))/[inner_uo2.C6]" office:value-type="float" office:value="0.0213487929835928" calcext:value-type="float">
            <text:p>0.02</text:p>
          </table:table-cell>
          <table:table-cell table:formula="of:=100*([inner_uo2.D6]-[inner_uo2.D27]*([inner_uo2.$S$19]/[inner_uo2.$S$40]))/[inner_uo2.D6]" office:value-type="float" office:value="0.000277800684385248" calcext:value-type="float">
            <text:p>0.00</text:p>
          </table:table-cell>
          <table:table-cell table:formula="of:=100*([inner_uo2.E6]-[inner_uo2.E27]*([inner_uo2.$S$19]/[inner_uo2.$S$40]))/[inner_uo2.E6]" office:value-type="float" office:value="-0.00937814643828425" calcext:value-type="float">
            <text:p>-0.01</text:p>
          </table:table-cell>
          <table:table-cell table:formula="of:=100*([inner_uo2.F6]-[inner_uo2.F27]*([inner_uo2.$S$19]/[inner_uo2.$S$40]))/[inner_uo2.F6]" office:value-type="float" office:value="-0.015227403893961" calcext:value-type="float">
            <text:p>-0.02</text:p>
          </table:table-cell>
          <table:table-cell table:formula="of:=100*([inner_uo2.G6]-[inner_uo2.G27]*([inner_uo2.$S$19]/[inner_uo2.$S$40]))/[inner_uo2.G6]" office:value-type="float" office:value="-0.0189201103606067" calcext:value-type="float">
            <text:p>-0.02</text:p>
          </table:table-cell>
          <table:table-cell table:formula="of:=100*([inner_uo2.H6]-[inner_uo2.H27]*([inner_uo2.$S$19]/[inner_uo2.$S$40]))/[inner_uo2.H6]" office:value-type="float" office:value="-0.022277833789343" calcext:value-type="float">
            <text:p>-0.02</text:p>
          </table:table-cell>
          <table:table-cell table:formula="of:=100*([inner_uo2.I6]-[inner_uo2.I27]*([inner_uo2.$S$19]/[inner_uo2.$S$40]))/[inner_uo2.I6]" office:value-type="float" office:value="-0.0245805575617777" calcext:value-type="float">
            <text:p>-0.02</text:p>
          </table:table-cell>
          <table:table-cell table:formula="of:=100*([inner_uo2.J6]-[inner_uo2.J27]*([inner_uo2.$S$19]/[inner_uo2.$S$40]))/[inner_uo2.J6]" office:value-type="float" office:value="-0.0269706083129754" calcext:value-type="float">
            <text:p>-0.03</text:p>
          </table:table-cell>
          <table:table-cell table:formula="of:=100*([inner_uo2.K6]-[inner_uo2.K27]*([inner_uo2.$S$19]/[inner_uo2.$S$40]))/[inner_uo2.K6]" office:value-type="float" office:value="-0.0263783660927587" calcext:value-type="float">
            <text:p>-0.03</text:p>
          </table:table-cell>
          <table:table-cell table:formula="of:=100*([inner_uo2.L6]-[inner_uo2.L27]*([inner_uo2.$S$19]/[inner_uo2.$S$40]))/[inner_uo2.L6]" office:value-type="float" office:value="-0.0278244622865135" calcext:value-type="float">
            <text:p>-0.03</text:p>
          </table:table-cell>
          <table:table-cell table:formula="of:=100*([inner_uo2.M6]-[inner_uo2.M27]*([inner_uo2.$S$19]/[inner_uo2.$S$40]))/[inner_uo2.M6]" office:value-type="float" office:value="-0.0258855613938014" calcext:value-type="float">
            <text:p>-0.03</text:p>
          </table:table-cell>
          <table:table-cell table:formula="of:=100*([inner_uo2.N6]-[inner_uo2.N27]*([inner_uo2.$S$19]/[inner_uo2.$S$40]))/[inner_uo2.N6]" office:value-type="float" office:value="-0.017447887028652" calcext:value-type="float">
            <text:p>-0.02</text:p>
          </table:table-cell>
          <table:table-cell table:formula="of:=100*([inner_uo2.O6]-[inner_uo2.O27]*([inner_uo2.$S$19]/[inner_uo2.$S$40]))/[inner_uo2.O6]" office:value-type="float" office:value="-0.00348609181350907" calcext:value-type="float">
            <text:p>0.00</text:p>
          </table:table-cell>
          <table:table-cell table:formula="of:=100*([inner_uo2.P6]-[inner_uo2.P27]*([inner_uo2.$S$19]/[inner_uo2.$S$40]))/[inner_uo2.P6]" office:value-type="float" office:value="0.0106793188038701" calcext:value-type="float">
            <text:p>0.01</text:p>
          </table:table-cell>
          <table:table-cell table:formula="of:=100*([inner_uo2.Q6]-[inner_uo2.Q27]*([inner_uo2.$S$19]/[inner_uo2.$S$40]))/[inner_uo2.Q6]" office:value-type="float" office:value="0.00158856522643189" calcext:value-type="float">
            <text:p>0.00</text:p>
          </table:table-cell>
          <table:table-cell table:formula="of:=100*([inner_uo2.R6]-[inner_uo2.R27]*([inner_uo2.$S$19]/[inner_uo2.$S$40]))/[inner_uo2.R6]" office:value-type="float" office:value="-0.0655611792592797" calcext:value-type="float">
            <text:p>-0.07</text:p>
          </table:table-cell>
          <table:table-cell table:number-columns-repeated="1006"/>
        </table:table-row>
        <table:table-row table:style-name="ro1">
          <table:table-cell/>
          <table:table-cell table:formula="of:=100*([inner_uo2.B7]-[inner_uo2.B28]*([inner_uo2.$S$19]/[inner_uo2.$S$40]))/[inner_uo2.B7]" office:value-type="float" office:value="0.0629851449297673" calcext:value-type="float">
            <text:p>0.06</text:p>
          </table:table-cell>
          <table:table-cell table:formula="of:=100*([inner_uo2.C7]-[inner_uo2.C28]*([inner_uo2.$S$19]/[inner_uo2.$S$40]))/[inner_uo2.C7]" office:value-type="float" office:value="0.0158029484586072" calcext:value-type="float">
            <text:p>0.02</text:p>
          </table:table-cell>
          <table:table-cell/>
          <table:table-cell table:formula="of:=100*([inner_uo2.E7]-[inner_uo2.E28]*([inner_uo2.$S$19]/[inner_uo2.$S$40]))/[inner_uo2.E7]" office:value-type="float" office:value="-0.0133782320518732" calcext:value-type="float">
            <text:p>-0.01</text:p>
          </table:table-cell>
          <table:table-cell table:formula="of:=100*([inner_uo2.F7]-[inner_uo2.F28]*([inner_uo2.$S$19]/[inner_uo2.$S$40]))/[inner_uo2.F7]" office:value-type="float" office:value="-0.0189201103606067" calcext:value-type="float">
            <text:p>-0.02</text:p>
          </table:table-cell>
          <table:table-cell/>
          <table:table-cell table:formula="of:=100*([inner_uo2.H7]-[inner_uo2.H28]*([inner_uo2.$S$19]/[inner_uo2.$S$40]))/[inner_uo2.H7]" office:value-type="float" office:value="-0.0261279269152227" calcext:value-type="float">
            <text:p>-0.03</text:p>
          </table:table-cell>
          <table:table-cell table:formula="of:=100*([inner_uo2.I7]-[inner_uo2.I28]*([inner_uo2.$S$19]/[inner_uo2.$S$40]))/[inner_uo2.I7]" office:value-type="float" office:value="-0.0289994976617306" calcext:value-type="float">
            <text:p>-0.03</text:p>
          </table:table-cell>
          <table:table-cell/>
          <table:table-cell table:formula="of:=100*([inner_uo2.K7]-[inner_uo2.K28]*([inner_uo2.$S$19]/[inner_uo2.$S$40]))/[inner_uo2.K7]" office:value-type="float" office:value="-0.0304683695244682" calcext:value-type="float">
            <text:p>-0.03</text:p>
          </table:table-cell>
          <table:table-cell table:formula="of:=100*([inner_uo2.L7]-[inner_uo2.L28]*([inner_uo2.$S$19]/[inner_uo2.$S$40]))/[inner_uo2.L7]" office:value-type="float" office:value="-0.0309024647495384" calcext:value-type="float">
            <text:p>-0.03</text:p>
          </table:table-cell>
          <table:table-cell/>
          <table:table-cell table:formula="of:=100*([inner_uo2.N7]-[inner_uo2.N28]*([inner_uo2.$S$19]/[inner_uo2.$S$40]))/[inner_uo2.N7]" office:value-type="float" office:value="-0.0206526925907001" calcext:value-type="float">
            <text:p>-0.02</text:p>
          </table:table-cell>
          <table:table-cell table:formula="of:=100*([inner_uo2.O7]-[inner_uo2.O28]*([inner_uo2.$S$19]/[inner_uo2.$S$40]))/[inner_uo2.O7]" office:value-type="float" office:value="-0.00364191359649784" calcext:value-type="float">
            <text:p>0.00</text:p>
          </table:table-cell>
          <table:table-cell/>
          <table:table-cell table:formula="of:=100*([inner_uo2.Q7]-[inner_uo2.Q28]*([inner_uo2.$S$19]/[inner_uo2.$S$40]))/[inner_uo2.Q7]" office:value-type="float" office:value="-0.00173876044799005" calcext:value-type="float">
            <text:p>0.00</text:p>
          </table:table-cell>
          <table:table-cell table:formula="of:=100*([inner_uo2.R7]-[inner_uo2.R28]*([inner_uo2.$S$19]/[inner_uo2.$S$40]))/[inner_uo2.R7]" office:value-type="float" office:value="-0.0584468470734914" calcext:value-type="float">
            <text:p>-0.06</text:p>
          </table:table-cell>
          <table:table-cell table:number-columns-repeated="1006"/>
        </table:table-row>
        <table:table-row table:style-name="ro1">
          <table:table-cell/>
          <table:table-cell table:formula="of:=100*([inner_uo2.B8]-[inner_uo2.B29]*([inner_uo2.$S$19]/[inner_uo2.$S$40]))/[inner_uo2.B8]" office:value-type="float" office:value="0.060294103362763" calcext:value-type="float">
            <text:p>0.06</text:p>
          </table:table-cell>
          <table:table-cell table:formula="of:=100*([inner_uo2.C8]-[inner_uo2.C29]*([inner_uo2.$S$19]/[inner_uo2.$S$40]))/[inner_uo2.C8]" office:value-type="float" office:value="0.0135275595074144" calcext:value-type="float">
            <text:p>0.01</text:p>
          </table:table-cell>
          <table:table-cell table:formula="of:=100*([inner_uo2.D8]-[inner_uo2.D29]*([inner_uo2.$S$19]/[inner_uo2.$S$40]))/[inner_uo2.D8]" office:value-type="float" office:value="-0.00689470972270202" calcext:value-type="float">
            <text:p>-0.01</text:p>
          </table:table-cell>
          <table:table-cell table:formula="of:=100*([inner_uo2.E8]-[inner_uo2.E29]*([inner_uo2.$S$19]/[inner_uo2.$S$40]))/[inner_uo2.E8]" office:value-type="float" office:value="-0.0166786382034315" calcext:value-type="float">
            <text:p>-0.02</text:p>
          </table:table-cell>
          <table:table-cell table:formula="of:=100*([inner_uo2.F8]-[inner_uo2.F29]*([inner_uo2.$S$19]/[inner_uo2.$S$40]))/[inner_uo2.F8]" office:value-type="float" office:value="-0.022277833789343" calcext:value-type="float">
            <text:p>-0.02</text:p>
          </table:table-cell>
          <table:table-cell table:formula="of:=100*([inner_uo2.G8]-[inner_uo2.G29]*([inner_uo2.$S$19]/[inner_uo2.$S$40]))/[inner_uo2.G8]" office:value-type="float" office:value="-0.0261279269152227" calcext:value-type="float">
            <text:p>-0.03</text:p>
          </table:table-cell>
          <table:table-cell table:formula="of:=100*([inner_uo2.H8]-[inner_uo2.H29]*([inner_uo2.$S$19]/[inner_uo2.$S$40]))/[inner_uo2.H8]" office:value-type="float" office:value="-0.0296638082362016" calcext:value-type="float">
            <text:p>-0.03</text:p>
          </table:table-cell>
          <table:table-cell table:formula="of:=100*([inner_uo2.I8]-[inner_uo2.I29]*([inner_uo2.$S$19]/[inner_uo2.$S$40]))/[inner_uo2.I8]" office:value-type="float" office:value="-0.030829178304932" calcext:value-type="float">
            <text:p>-0.03</text:p>
          </table:table-cell>
          <table:table-cell table:formula="of:=100*([inner_uo2.J8]-[inner_uo2.J29]*([inner_uo2.$S$19]/[inner_uo2.$S$40]))/[inner_uo2.J8]" office:value-type="float" office:value="-0.0332150163199871" calcext:value-type="float">
            <text:p>-0.03</text:p>
          </table:table-cell>
          <table:table-cell table:formula="of:=100*([inner_uo2.K8]-[inner_uo2.K29]*([inner_uo2.$S$19]/[inner_uo2.$S$40]))/[inner_uo2.K8]" office:value-type="float" office:value="-0.0329497933003387" calcext:value-type="float">
            <text:p>-0.03</text:p>
          </table:table-cell>
          <table:table-cell table:formula="of:=100*([inner_uo2.L8]-[inner_uo2.L29]*([inner_uo2.$S$19]/[inner_uo2.$S$40]))/[inner_uo2.L8]" office:value-type="float" office:value="-0.0324567219664476" calcext:value-type="float">
            <text:p>-0.03</text:p>
          </table:table-cell>
          <table:table-cell table:formula="of:=100*([inner_uo2.M8]-[inner_uo2.M29]*([inner_uo2.$S$19]/[inner_uo2.$S$40]))/[inner_uo2.M8]" office:value-type="float" office:value="-0.0310186515656815" calcext:value-type="float">
            <text:p>-0.03</text:p>
          </table:table-cell>
          <table:table-cell table:formula="of:=100*([inner_uo2.N8]-[inner_uo2.N29]*([inner_uo2.$S$19]/[inner_uo2.$S$40]))/[inner_uo2.N8]" office:value-type="float" office:value="-0.0225882830993168" calcext:value-type="float">
            <text:p>-0.02</text:p>
          </table:table-cell>
          <table:table-cell table:formula="of:=100*([inner_uo2.O8]-[inner_uo2.O29]*([inner_uo2.$S$19]/[inner_uo2.$S$40]))/[inner_uo2.O8]" office:value-type="float" office:value="-0.00508396046769852" calcext:value-type="float">
            <text:p>-0.01</text:p>
          </table:table-cell>
          <table:table-cell table:formula="of:=100*([inner_uo2.P8]-[inner_uo2.P29]*([inner_uo2.$S$19]/[inner_uo2.$S$40]))/[inner_uo2.P8]" office:value-type="float" office:value="0.00678638035400465" calcext:value-type="float">
            <text:p>0.01</text:p>
          </table:table-cell>
          <table:table-cell table:formula="of:=100*([inner_uo2.Q8]-[inner_uo2.Q29]*([inner_uo2.$S$19]/[inner_uo2.$S$40]))/[inner_uo2.Q8]" office:value-type="float" office:value="-0.00494444899693356" calcext:value-type="float">
            <text:p>0.00</text:p>
          </table:table-cell>
          <table:table-cell table:formula="of:=100*([inner_uo2.R8]-[inner_uo2.R29]*([inner_uo2.$S$19]/[inner_uo2.$S$40]))/[inner_uo2.R8]" office:value-type="float" office:value="-0.0682102015352017" calcext:value-type="float">
            <text:p>-0.07</text:p>
          </table:table-cell>
          <table:table-cell table:number-columns-repeated="1006"/>
        </table:table-row>
        <table:table-row table:style-name="ro1">
          <table:table-cell/>
          <table:table-cell table:formula="of:=100*([inner_uo2.B9]-[inner_uo2.B30]*([inner_uo2.$S$19]/[inner_uo2.$S$40]))/[inner_uo2.B9]" office:value-type="float" office:value="0.056406979889981" calcext:value-type="float">
            <text:p>0.06</text:p>
          </table:table-cell>
          <table:table-cell table:formula="of:=100*([inner_uo2.C9]-[inner_uo2.C30]*([inner_uo2.$S$19]/[inner_uo2.$S$40]))/[inner_uo2.C9]" office:value-type="float" office:value="0.0103074282027037" calcext:value-type="float">
            <text:p>0.01</text:p>
          </table:table-cell>
          <table:table-cell table:formula="of:=100*([inner_uo2.D9]-[inner_uo2.D30]*([inner_uo2.$S$19]/[inner_uo2.$S$40]))/[inner_uo2.D9]" office:value-type="float" office:value="-0.00977984206156927" calcext:value-type="float">
            <text:p>-0.01</text:p>
          </table:table-cell>
          <table:table-cell table:formula="of:=100*([inner_uo2.E9]-[inner_uo2.E30]*([inner_uo2.$S$19]/[inner_uo2.$S$40]))/[inner_uo2.E9]" office:value-type="float" office:value="-0.0194274491855901" calcext:value-type="float">
            <text:p>-0.02</text:p>
          </table:table-cell>
          <table:table-cell table:formula="of:=100*([inner_uo2.F9]-[inner_uo2.F30]*([inner_uo2.$S$19]/[inner_uo2.$S$40]))/[inner_uo2.F9]" office:value-type="float" office:value="-0.0245805575617777" calcext:value-type="float">
            <text:p>-0.02</text:p>
          </table:table-cell>
          <table:table-cell table:formula="of:=100*([inner_uo2.G9]-[inner_uo2.G30]*([inner_uo2.$S$19]/[inner_uo2.$S$40]))/[inner_uo2.G9]" office:value-type="float" office:value="-0.0289994976617306" calcext:value-type="float">
            <text:p>-0.03</text:p>
          </table:table-cell>
          <table:table-cell table:formula="of:=100*([inner_uo2.H9]-[inner_uo2.H30]*([inner_uo2.$S$19]/[inner_uo2.$S$40]))/[inner_uo2.H9]" office:value-type="float" office:value="-0.030829178304932" calcext:value-type="float">
            <text:p>-0.03</text:p>
          </table:table-cell>
          <table:table-cell table:formula="of:=100*([inner_uo2.I9]-[inner_uo2.I30]*([inner_uo2.$S$19]/[inner_uo2.$S$40]))/[inner_uo2.I9]" office:value-type="float" office:value="-0.0337420100590073" calcext:value-type="float">
            <text:p>-0.03</text:p>
          </table:table-cell>
          <table:table-cell table:formula="of:=100*([inner_uo2.J9]-[inner_uo2.J30]*([inner_uo2.$S$19]/[inner_uo2.$S$40]))/[inner_uo2.J9]" office:value-type="float" office:value="-0.0357402775850367" calcext:value-type="float">
            <text:p>-0.04</text:p>
          </table:table-cell>
          <table:table-cell table:formula="of:=100*([inner_uo2.K9]-[inner_uo2.K30]*([inner_uo2.$S$19]/[inner_uo2.$S$40]))/[inner_uo2.K9]" office:value-type="float" office:value="-0.034511329532237" calcext:value-type="float">
            <text:p>-0.03</text:p>
          </table:table-cell>
          <table:table-cell table:formula="of:=100*([inner_uo2.L9]-[inner_uo2.L30]*([inner_uo2.$S$19]/[inner_uo2.$S$40]))/[inner_uo2.L9]" office:value-type="float" office:value="-0.0343059358107249" calcext:value-type="float">
            <text:p>-0.03</text:p>
          </table:table-cell>
          <table:table-cell table:formula="of:=100*([inner_uo2.M9]-[inner_uo2.M30]*([inner_uo2.$S$19]/[inner_uo2.$S$40]))/[inner_uo2.M9]" office:value-type="float" office:value="-0.0336378919709131" calcext:value-type="float">
            <text:p>-0.03</text:p>
          </table:table-cell>
          <table:table-cell table:formula="of:=100*([inner_uo2.N9]-[inner_uo2.N30]*([inner_uo2.$S$19]/[inner_uo2.$S$40]))/[inner_uo2.N9]" office:value-type="float" office:value="-0.0232508505974258" calcext:value-type="float">
            <text:p>-0.02</text:p>
          </table:table-cell>
          <table:table-cell table:formula="of:=100*([inner_uo2.O9]-[inner_uo2.O30]*([inner_uo2.$S$19]/[inner_uo2.$S$40]))/[inner_uo2.O9]" office:value-type="float" office:value="-0.00632031263509861" calcext:value-type="float">
            <text:p>-0.01</text:p>
          </table:table-cell>
          <table:table-cell table:formula="of:=100*([inner_uo2.P9]-[inner_uo2.P30]*([inner_uo2.$S$19]/[inner_uo2.$S$40]))/[inner_uo2.P9]" office:value-type="float" office:value="0.00693818014347581" calcext:value-type="float">
            <text:p>0.01</text:p>
          </table:table-cell>
          <table:table-cell table:formula="of:=100*([inner_uo2.Q9]-[inner_uo2.Q30]*([inner_uo2.$S$19]/[inner_uo2.$S$40]))/[inner_uo2.Q9]" office:value-type="float" office:value="-0.00292386357689125" calcext:value-type="float">
            <text:p>0.00</text:p>
          </table:table-cell>
          <table:table-cell table:formula="of:=100*([inner_uo2.R9]-[inner_uo2.R30]*([inner_uo2.$S$19]/[inner_uo2.$S$40]))/[inner_uo2.R9]" office:value-type="float" office:value="-0.0687036954351368" calcext:value-type="float">
            <text:p>-0.07</text:p>
          </table:table-cell>
          <table:table-cell table:number-columns-repeated="1006"/>
        </table:table-row>
        <table:table-row table:style-name="ro1">
          <table:table-cell/>
          <table:table-cell table:formula="of:=100*([inner_uo2.B10]-[inner_uo2.B31]*([inner_uo2.$S$19]/[inner_uo2.$S$40]))/[inner_uo2.B10]" office:value-type="float" office:value="0.0540878000556553" calcext:value-type="float">
            <text:p>0.05</text:p>
          </table:table-cell>
          <table:table-cell table:formula="of:=100*([inner_uo2.C10]-[inner_uo2.C31]*([inner_uo2.$S$19]/[inner_uo2.$S$40]))/[inner_uo2.C10]" office:value-type="float" office:value="0.0074303112405283" calcext:value-type="float">
            <text:p>0.01</text:p>
          </table:table-cell>
          <table:table-cell/>
          <table:table-cell table:formula="of:=100*([inner_uo2.E10]-[inner_uo2.E31]*([inner_uo2.$S$19]/[inner_uo2.$S$40]))/[inner_uo2.E10]" office:value-type="float" office:value="-0.0219629188185046" calcext:value-type="float">
            <text:p>-0.02</text:p>
          </table:table-cell>
          <table:table-cell table:formula="of:=100*([inner_uo2.F10]-[inner_uo2.F31]*([inner_uo2.$S$19]/[inner_uo2.$S$40]))/[inner_uo2.F10]" office:value-type="float" office:value="-0.0269706083129754" calcext:value-type="float">
            <text:p>-0.03</text:p>
          </table:table-cell>
          <table:table-cell/>
          <table:table-cell table:formula="of:=100*([inner_uo2.H10]-[inner_uo2.H31]*([inner_uo2.$S$19]/[inner_uo2.$S$40]))/[inner_uo2.H10]" office:value-type="float" office:value="-0.0332150163199871" calcext:value-type="float">
            <text:p>-0.03</text:p>
          </table:table-cell>
          <table:table-cell table:formula="of:=100*([inner_uo2.I10]-[inner_uo2.I31]*([inner_uo2.$S$19]/[inner_uo2.$S$40]))/[inner_uo2.I10]" office:value-type="float" office:value="-0.0357402775850367" calcext:value-type="float">
            <text:p>-0.04</text:p>
          </table:table-cell>
          <table:table-cell/>
          <table:table-cell table:formula="of:=100*([inner_uo2.K10]-[inner_uo2.K31]*([inner_uo2.$S$19]/[inner_uo2.$S$40]))/[inner_uo2.K10]" office:value-type="float" office:value="-0.0359169388900692" calcext:value-type="float">
            <text:p>-0.04</text:p>
          </table:table-cell>
          <table:table-cell table:formula="of:=100*([inner_uo2.L10]-[inner_uo2.L31]*([inner_uo2.$S$19]/[inner_uo2.$S$40]))/[inner_uo2.L10]" office:value-type="float" office:value="-0.0357335742845561" calcext:value-type="float">
            <text:p>-0.04</text:p>
          </table:table-cell>
          <table:table-cell/>
          <table:table-cell table:formula="of:=100*([inner_uo2.N10]-[inner_uo2.N31]*([inner_uo2.$S$19]/[inner_uo2.$S$40]))/[inner_uo2.N10]" office:value-type="float" office:value="-0.0223187678106216" calcext:value-type="float">
            <text:p>-0.02</text:p>
          </table:table-cell>
          <table:table-cell table:formula="of:=100*([inner_uo2.O10]-[inner_uo2.O31]*([inner_uo2.$S$19]/[inner_uo2.$S$40]))/[inner_uo2.O10]" office:value-type="float" office:value="-0.00395899827864312" calcext:value-type="float">
            <text:p>0.00</text:p>
          </table:table-cell>
          <table:table-cell/>
          <table:table-cell table:formula="of:=100*([inner_uo2.Q10]-[inner_uo2.Q31]*([inner_uo2.$S$19]/[inner_uo2.$S$40]))/[inner_uo2.Q10]" office:value-type="float" office:value="-0.00477095766957489" calcext:value-type="float">
            <text:p>0.00</text:p>
          </table:table-cell>
          <table:table-cell table:formula="of:=100*([inner_uo2.R10]-[inner_uo2.R31]*([inner_uo2.$S$19]/[inner_uo2.$S$40]))/[inner_uo2.R10]" office:value-type="float" office:value="-0.0614986021534364" calcext:value-type="float">
            <text:p>-0.06</text:p>
          </table:table-cell>
          <table:table-cell table:number-columns-repeated="1006"/>
        </table:table-row>
        <table:table-row table:style-name="ro1">
          <table:table-cell/>
          <table:table-cell table:formula="of:=100*([inner_uo2.B11]-[inner_uo2.B32]*([inner_uo2.$S$19]/[inner_uo2.$S$40]))/[inner_uo2.B11]" office:value-type="float" office:value="0.0532806859763871" calcext:value-type="float">
            <text:p>0.05</text:p>
          </table:table-cell>
          <table:table-cell table:formula="of:=100*([inner_uo2.C11]-[inner_uo2.C32]*([inner_uo2.$S$19]/[inner_uo2.$S$40]))/[inner_uo2.C11]" office:value-type="float" office:value="0.00691566540658613" calcext:value-type="float">
            <text:p>0.01</text:p>
          </table:table-cell>
          <table:table-cell table:formula="of:=100*([inner_uo2.D11]-[inner_uo2.D32]*([inner_uo2.$S$19]/[inner_uo2.$S$40]))/[inner_uo2.D11]" office:value-type="float" office:value="-0.0133907680735852" calcext:value-type="float">
            <text:p>-0.01</text:p>
          </table:table-cell>
          <table:table-cell table:formula="of:=100*([inner_uo2.E11]-[inner_uo2.E32]*([inner_uo2.$S$19]/[inner_uo2.$S$40]))/[inner_uo2.E11]" office:value-type="float" office:value="-0.022456870934195" calcext:value-type="float">
            <text:p>-0.02</text:p>
          </table:table-cell>
          <table:table-cell table:formula="of:=100*([inner_uo2.F11]-[inner_uo2.F32]*([inner_uo2.$S$19]/[inner_uo2.$S$40]))/[inner_uo2.F11]" office:value-type="float" office:value="-0.0263783660927587" calcext:value-type="float">
            <text:p>-0.03</text:p>
          </table:table-cell>
          <table:table-cell table:formula="of:=100*([inner_uo2.G11]-[inner_uo2.G32]*([inner_uo2.$S$19]/[inner_uo2.$S$40]))/[inner_uo2.G11]" office:value-type="float" office:value="-0.0304683695244682" calcext:value-type="float">
            <text:p>-0.03</text:p>
          </table:table-cell>
          <table:table-cell table:formula="of:=100*([inner_uo2.H11]-[inner_uo2.H32]*([inner_uo2.$S$19]/[inner_uo2.$S$40]))/[inner_uo2.H11]" office:value-type="float" office:value="-0.0329497933003387" calcext:value-type="float">
            <text:p>-0.03</text:p>
          </table:table-cell>
          <table:table-cell table:formula="of:=100*([inner_uo2.I11]-[inner_uo2.I32]*([inner_uo2.$S$19]/[inner_uo2.$S$40]))/[inner_uo2.I11]" office:value-type="float" office:value="-0.034511329532237" calcext:value-type="float">
            <text:p>-0.03</text:p>
          </table:table-cell>
          <table:table-cell table:formula="of:=100*([inner_uo2.J11]-[inner_uo2.J32]*([inner_uo2.$S$19]/[inner_uo2.$S$40]))/[inner_uo2.J11]" office:value-type="float" office:value="-0.0359169388900692" calcext:value-type="float">
            <text:p>-0.04</text:p>
          </table:table-cell>
          <table:table-cell table:formula="of:=100*([inner_uo2.K11]-[inner_uo2.K32]*([inner_uo2.$S$19]/[inner_uo2.$S$40]))/[inner_uo2.K11]" office:value-type="float" office:value="-0.036065809736894" calcext:value-type="float">
            <text:p>-0.04</text:p>
          </table:table-cell>
          <table:table-cell table:formula="of:=100*([inner_uo2.L11]-[inner_uo2.L32]*([inner_uo2.$S$19]/[inner_uo2.$S$40]))/[inner_uo2.L11]" office:value-type="float" office:value="-0.0345986994145518" calcext:value-type="float">
            <text:p>-0.03</text:p>
          </table:table-cell>
          <table:table-cell table:formula="of:=100*([inner_uo2.M11]-[inner_uo2.M32]*([inner_uo2.$S$19]/[inner_uo2.$S$40]))/[inner_uo2.M11]" office:value-type="float" office:value="-0.0323051707815585" calcext:value-type="float">
            <text:p>-0.03</text:p>
          </table:table-cell>
          <table:table-cell table:formula="of:=100*([inner_uo2.N11]-[inner_uo2.N32]*([inner_uo2.$S$19]/[inner_uo2.$S$40]))/[inner_uo2.N11]" office:value-type="float" office:value="-0.021159057886349" calcext:value-type="float">
            <text:p>-0.02</text:p>
          </table:table-cell>
          <table:table-cell table:formula="of:=100*([inner_uo2.O11]-[inner_uo2.O32]*([inner_uo2.$S$19]/[inner_uo2.$S$40]))/[inner_uo2.O11]" office:value-type="float" office:value="-0.00335456064307423" calcext:value-type="float">
            <text:p>0.00</text:p>
          </table:table-cell>
          <table:table-cell table:formula="of:=100*([inner_uo2.P11]-[inner_uo2.P32]*([inner_uo2.$S$19]/[inner_uo2.$S$40]))/[inner_uo2.P11]" office:value-type="float" office:value="0.0117543675866784" calcext:value-type="float">
            <text:p>0.01</text:p>
          </table:table-cell>
          <table:table-cell table:formula="of:=100*([inner_uo2.Q11]-[inner_uo2.Q32]*([inner_uo2.$S$19]/[inner_uo2.$S$40]))/[inner_uo2.Q11]" office:value-type="float" office:value="-0.00189036427189179" calcext:value-type="float">
            <text:p>0.00</text:p>
          </table:table-cell>
          <table:table-cell table:formula="of:=100*([inner_uo2.R11]-[inner_uo2.R32]*([inner_uo2.$S$19]/[inner_uo2.$S$40]))/[inner_uo2.R11]" office:value-type="float" office:value="-0.0663709711218636" calcext:value-type="float">
            <text:p>-0.07</text:p>
          </table:table-cell>
          <table:table-cell table:number-columns-repeated="1006"/>
        </table:table-row>
        <table:table-row table:style-name="ro1">
          <table:table-cell/>
          <table:table-cell table:formula="of:=100*([inner_uo2.B12]-[inner_uo2.B33]*([inner_uo2.$S$19]/[inner_uo2.$S$40]))/[inner_uo2.B12]" office:value-type="float" office:value="0.0521728896969972" calcext:value-type="float">
            <text:p>0.05</text:p>
          </table:table-cell>
          <table:table-cell table:formula="of:=100*([inner_uo2.C12]-[inner_uo2.C33]*([inner_uo2.$S$19]/[inner_uo2.$S$40]))/[inner_uo2.C12]" office:value-type="float" office:value="0.00445112524381967" calcext:value-type="float">
            <text:p>0.00</text:p>
          </table:table-cell>
          <table:table-cell table:formula="of:=100*([inner_uo2.D12]-[inner_uo2.D33]*([inner_uo2.$S$19]/[inner_uo2.$S$40]))/[inner_uo2.D12]" office:value-type="float" office:value="-0.0151863898195132" calcext:value-type="float">
            <text:p>-0.02</text:p>
          </table:table-cell>
          <table:table-cell table:formula="of:=100*([inner_uo2.E12]-[inner_uo2.E33]*([inner_uo2.$S$19]/[inner_uo2.$S$40]))/[inner_uo2.E12]" office:value-type="float" office:value="-0.022822840926313" calcext:value-type="float">
            <text:p>-0.02</text:p>
          </table:table-cell>
          <table:table-cell table:formula="of:=100*([inner_uo2.F12]-[inner_uo2.F33]*([inner_uo2.$S$19]/[inner_uo2.$S$40]))/[inner_uo2.F12]" office:value-type="float" office:value="-0.0278244622865135" calcext:value-type="float">
            <text:p>-0.03</text:p>
          </table:table-cell>
          <table:table-cell table:formula="of:=100*([inner_uo2.G12]-[inner_uo2.G33]*([inner_uo2.$S$19]/[inner_uo2.$S$40]))/[inner_uo2.G12]" office:value-type="float" office:value="-0.0309024647495384" calcext:value-type="float">
            <text:p>-0.03</text:p>
          </table:table-cell>
          <table:table-cell table:formula="of:=100*([inner_uo2.H12]-[inner_uo2.H33]*([inner_uo2.$S$19]/[inner_uo2.$S$40]))/[inner_uo2.H12]" office:value-type="float" office:value="-0.0324567219664476" calcext:value-type="float">
            <text:p>-0.03</text:p>
          </table:table-cell>
          <table:table-cell table:formula="of:=100*([inner_uo2.I12]-[inner_uo2.I33]*([inner_uo2.$S$19]/[inner_uo2.$S$40]))/[inner_uo2.I12]" office:value-type="float" office:value="-0.0343059358107249" calcext:value-type="float">
            <text:p>-0.03</text:p>
          </table:table-cell>
          <table:table-cell table:formula="of:=100*([inner_uo2.J12]-[inner_uo2.J33]*([inner_uo2.$S$19]/[inner_uo2.$S$40]))/[inner_uo2.J12]" office:value-type="float" office:value="-0.0357335742845561" calcext:value-type="float">
            <text:p>-0.04</text:p>
          </table:table-cell>
          <table:table-cell table:formula="of:=100*([inner_uo2.K12]-[inner_uo2.K33]*([inner_uo2.$S$19]/[inner_uo2.$S$40]))/[inner_uo2.K12]" office:value-type="float" office:value="-0.0345986994145518" calcext:value-type="float">
            <text:p>-0.03</text:p>
          </table:table-cell>
          <table:table-cell table:formula="of:=100*([inner_uo2.L12]-[inner_uo2.L33]*([inner_uo2.$S$19]/[inner_uo2.$S$40]))/[inner_uo2.L12]" office:value-type="float" office:value="-0.0343466547307767" calcext:value-type="float">
            <text:p>-0.03</text:p>
          </table:table-cell>
          <table:table-cell table:formula="of:=100*([inner_uo2.M12]-[inner_uo2.M33]*([inner_uo2.$S$19]/[inner_uo2.$S$40]))/[inner_uo2.M12]" office:value-type="float" office:value="-0.0296096126920045" calcext:value-type="float">
            <text:p>-0.03</text:p>
          </table:table-cell>
          <table:table-cell table:formula="of:=100*([inner_uo2.N12]-[inner_uo2.N33]*([inner_uo2.$S$19]/[inner_uo2.$S$40]))/[inner_uo2.N12]" office:value-type="float" office:value="-0.0191816812131827" calcext:value-type="float">
            <text:p>-0.02</text:p>
          </table:table-cell>
          <table:table-cell table:formula="of:=100*([inner_uo2.O12]-[inner_uo2.O33]*([inner_uo2.$S$19]/[inner_uo2.$S$40]))/[inner_uo2.O12]" office:value-type="float" office:value="0.00107551307668643" calcext:value-type="float">
            <text:p>0.00</text:p>
          </table:table-cell>
          <table:table-cell table:formula="of:=100*([inner_uo2.P12]-[inner_uo2.P33]*([inner_uo2.$S$19]/[inner_uo2.$S$40]))/[inner_uo2.P12]" office:value-type="float" office:value="0.0145375412440533" calcext:value-type="float">
            <text:p>0.01</text:p>
          </table:table-cell>
          <table:table-cell table:formula="of:=100*([inner_uo2.Q12]-[inner_uo2.Q33]*([inner_uo2.$S$19]/[inner_uo2.$S$40]))/[inner_uo2.Q12]" office:value-type="float" office:value="-0.00116799037819027" calcext:value-type="float">
            <text:p>0.00</text:p>
          </table:table-cell>
          <table:table-cell table:formula="of:=100*([inner_uo2.R12]-[inner_uo2.R33]*([inner_uo2.$S$19]/[inner_uo2.$S$40]))/[inner_uo2.R12]" office:value-type="float" office:value="-0.0640833275661553" calcext:value-type="float">
            <text:p>-0.06</text:p>
          </table:table-cell>
          <table:table-cell table:number-columns-repeated="1006"/>
        </table:table-row>
        <table:table-row table:style-name="ro1">
          <table:table-cell/>
          <table:table-cell table:formula="of:=100*([inner_uo2.B13]-[inner_uo2.B34]*([inner_uo2.$S$19]/[inner_uo2.$S$40]))/[inner_uo2.B13]" office:value-type="float" office:value="0.0518957780726999" calcext:value-type="float">
            <text:p>0.05</text:p>
          </table:table-cell>
          <table:table-cell table:formula="of:=100*([inner_uo2.C13]-[inner_uo2.C34]*([inner_uo2.$S$19]/[inner_uo2.$S$40]))/[inner_uo2.C13]" office:value-type="float" office:value="0.00447043405975063" calcext:value-type="float">
            <text:p>0.00</text:p>
          </table:table-cell>
          <table:table-cell/>
          <table:table-cell table:formula="of:=100*([inner_uo2.E13]-[inner_uo2.E34]*([inner_uo2.$S$19]/[inner_uo2.$S$40]))/[inner_uo2.E13]" office:value-type="float" office:value="-0.0220303663225778" calcext:value-type="float">
            <text:p>-0.02</text:p>
          </table:table-cell>
          <table:table-cell table:formula="of:=100*([inner_uo2.F13]-[inner_uo2.F34]*([inner_uo2.$S$19]/[inner_uo2.$S$40]))/[inner_uo2.F13]" office:value-type="float" office:value="-0.0258855613938014" calcext:value-type="float">
            <text:p>-0.03</text:p>
          </table:table-cell>
          <table:table-cell/>
          <table:table-cell table:formula="of:=100*([inner_uo2.H13]-[inner_uo2.H34]*([inner_uo2.$S$19]/[inner_uo2.$S$40]))/[inner_uo2.H13]" office:value-type="float" office:value="-0.0310186515656815" calcext:value-type="float">
            <text:p>-0.03</text:p>
          </table:table-cell>
          <table:table-cell table:formula="of:=100*([inner_uo2.I13]-[inner_uo2.I34]*([inner_uo2.$S$19]/[inner_uo2.$S$40]))/[inner_uo2.I13]" office:value-type="float" office:value="-0.0336378919709131" calcext:value-type="float">
            <text:p>-0.03</text:p>
          </table:table-cell>
          <table:table-cell/>
          <table:table-cell table:formula="of:=100*([inner_uo2.K13]-[inner_uo2.K34]*([inner_uo2.$S$19]/[inner_uo2.$S$40]))/[inner_uo2.K13]" office:value-type="float" office:value="-0.0323051707815585" calcext:value-type="float">
            <text:p>-0.03</text:p>
          </table:table-cell>
          <table:table-cell table:formula="of:=100*([inner_uo2.L13]-[inner_uo2.L34]*([inner_uo2.$S$19]/[inner_uo2.$S$40]))/[inner_uo2.L13]" office:value-type="float" office:value="-0.0296096126920045" calcext:value-type="float">
            <text:p>-0.03</text:p>
          </table:table-cell>
          <table:table-cell/>
          <table:table-cell table:formula="of:=100*([inner_uo2.N13]-[inner_uo2.N34]*([inner_uo2.$S$19]/[inner_uo2.$S$40]))/[inner_uo2.N13]" office:value-type="float" office:value="-0.0134403846777443" calcext:value-type="float">
            <text:p>-0.01</text:p>
          </table:table-cell>
          <table:table-cell table:formula="of:=100*([inner_uo2.O13]-[inner_uo2.O34]*([inner_uo2.$S$19]/[inner_uo2.$S$40]))/[inner_uo2.O13]" office:value-type="float" office:value="0.00528418489029847" calcext:value-type="float">
            <text:p>0.01</text:p>
          </table:table-cell>
          <table:table-cell/>
          <table:table-cell table:formula="of:=100*([inner_uo2.Q13]-[inner_uo2.Q34]*([inner_uo2.$S$19]/[inner_uo2.$S$40]))/[inner_uo2.Q13]" office:value-type="float" office:value="0.00156010620709175" calcext:value-type="float">
            <text:p>0.00</text:p>
          </table:table-cell>
          <table:table-cell table:formula="of:=100*([inner_uo2.R13]-[inner_uo2.R34]*([inner_uo2.$S$19]/[inner_uo2.$S$40]))/[inner_uo2.R13]" office:value-type="float" office:value="-0.0521780596207407" calcext:value-type="float">
            <text:p>-0.05</text:p>
          </table:table-cell>
          <table:table-cell table:number-columns-repeated="1006"/>
        </table:table-row>
        <table:table-row table:style-name="ro1">
          <table:table-cell/>
          <table:table-cell table:formula="of:=100*([inner_uo2.B14]-[inner_uo2.B35]*([inner_uo2.$S$19]/[inner_uo2.$S$40]))/[inner_uo2.B14]" office:value-type="float" office:value="0.0597173059951441" calcext:value-type="float">
            <text:p>0.06</text:p>
          </table:table-cell>
          <table:table-cell table:formula="of:=100*([inner_uo2.C14]-[inner_uo2.C35]*([inner_uo2.$S$19]/[inner_uo2.$S$40]))/[inner_uo2.C14]" office:value-type="float" office:value="0.0119963402126866" calcext:value-type="float">
            <text:p>0.01</text:p>
          </table:table-cell>
          <table:table-cell table:formula="of:=100*([inner_uo2.D14]-[inner_uo2.D35]*([inner_uo2.$S$19]/[inner_uo2.$S$40]))/[inner_uo2.D14]" office:value-type="float" office:value="-0.00752240678077337" calcext:value-type="float">
            <text:p>-0.01</text:p>
          </table:table-cell>
          <table:table-cell table:formula="of:=100*([inner_uo2.E14]-[inner_uo2.E35]*([inner_uo2.$S$19]/[inner_uo2.$S$40]))/[inner_uo2.E14]" office:value-type="float" office:value="-0.014732160477391" calcext:value-type="float">
            <text:p>-0.01</text:p>
          </table:table-cell>
          <table:table-cell table:formula="of:=100*([inner_uo2.F14]-[inner_uo2.F35]*([inner_uo2.$S$19]/[inner_uo2.$S$40]))/[inner_uo2.F14]" office:value-type="float" office:value="-0.017447887028652" calcext:value-type="float">
            <text:p>-0.02</text:p>
          </table:table-cell>
          <table:table-cell table:formula="of:=100*([inner_uo2.G14]-[inner_uo2.G35]*([inner_uo2.$S$19]/[inner_uo2.$S$40]))/[inner_uo2.G14]" office:value-type="float" office:value="-0.0206526925907001" calcext:value-type="float">
            <text:p>-0.02</text:p>
          </table:table-cell>
          <table:table-cell table:formula="of:=100*([inner_uo2.H14]-[inner_uo2.H35]*([inner_uo2.$S$19]/[inner_uo2.$S$40]))/[inner_uo2.H14]" office:value-type="float" office:value="-0.0225882830993168" calcext:value-type="float">
            <text:p>-0.02</text:p>
          </table:table-cell>
          <table:table-cell table:formula="of:=100*([inner_uo2.I14]-[inner_uo2.I35]*([inner_uo2.$S$19]/[inner_uo2.$S$40]))/[inner_uo2.I14]" office:value-type="float" office:value="-0.0232508505974258" calcext:value-type="float">
            <text:p>-0.02</text:p>
          </table:table-cell>
          <table:table-cell table:formula="of:=100*([inner_uo2.J14]-[inner_uo2.J35]*([inner_uo2.$S$19]/[inner_uo2.$S$40]))/[inner_uo2.J14]" office:value-type="float" office:value="-0.0223187678106216" calcext:value-type="float">
            <text:p>-0.02</text:p>
          </table:table-cell>
          <table:table-cell table:formula="of:=100*([inner_uo2.K14]-[inner_uo2.K35]*([inner_uo2.$S$19]/[inner_uo2.$S$40]))/[inner_uo2.K14]" office:value-type="float" office:value="-0.021159057886349" calcext:value-type="float">
            <text:p>-0.02</text:p>
          </table:table-cell>
          <table:table-cell table:formula="of:=100*([inner_uo2.L14]-[inner_uo2.L35]*([inner_uo2.$S$19]/[inner_uo2.$S$40]))/[inner_uo2.L14]" office:value-type="float" office:value="-0.0191816812131827" calcext:value-type="float">
            <text:p>-0.02</text:p>
          </table:table-cell>
          <table:table-cell table:formula="of:=100*([inner_uo2.M14]-[inner_uo2.M35]*([inner_uo2.$S$19]/[inner_uo2.$S$40]))/[inner_uo2.M14]" office:value-type="float" office:value="-0.0134403846777443" calcext:value-type="float">
            <text:p>-0.01</text:p>
          </table:table-cell>
          <table:table-cell table:formula="of:=100*([inner_uo2.N14]-[inner_uo2.N35]*([inner_uo2.$S$19]/[inner_uo2.$S$40]))/[inner_uo2.N14]" office:value-type="float" office:value="-0.0037377973713076" calcext:value-type="float">
            <text:p>0.00</text:p>
          </table:table-cell>
          <table:table-cell table:formula="of:=100*([inner_uo2.O14]-[inner_uo2.O35]*([inner_uo2.$S$19]/[inner_uo2.$S$40]))/[inner_uo2.O14]" office:value-type="float" office:value="0.0155476746481359" calcext:value-type="float">
            <text:p>0.02</text:p>
          </table:table-cell>
          <table:table-cell table:formula="of:=100*([inner_uo2.P14]-[inner_uo2.P35]*([inner_uo2.$S$19]/[inner_uo2.$S$40]))/[inner_uo2.P14]" office:value-type="float" office:value="0.0291740208452589" calcext:value-type="float">
            <text:p>0.03</text:p>
          </table:table-cell>
          <table:table-cell table:formula="of:=100*([inner_uo2.Q14]-[inner_uo2.Q35]*([inner_uo2.$S$19]/[inner_uo2.$S$40]))/[inner_uo2.Q14]" office:value-type="float" office:value="0.0131923520336668" calcext:value-type="float">
            <text:p>0.01</text:p>
          </table:table-cell>
          <table:table-cell table:formula="of:=100*([inner_uo2.R14]-[inner_uo2.R35]*([inner_uo2.$S$19]/[inner_uo2.$S$40]))/[inner_uo2.R14]" office:value-type="float" office:value="-0.0524175307709534" calcext:value-type="float">
            <text:p>-0.05</text:p>
          </table:table-cell>
          <table:table-cell table:number-columns-repeated="1006"/>
        </table:table-row>
        <table:table-row table:style-name="ro1">
          <table:table-cell/>
          <table:table-cell table:formula="of:=100*([inner_uo2.B15]-[inner_uo2.B36]*([inner_uo2.$S$19]/[inner_uo2.$S$40]))/[inner_uo2.B15]" office:value-type="float" office:value="0.0752898169321172" calcext:value-type="float">
            <text:p>0.08</text:p>
          </table:table-cell>
          <table:table-cell table:formula="of:=100*([inner_uo2.C15]-[inner_uo2.C36]*([inner_uo2.$S$19]/[inner_uo2.$S$40]))/[inner_uo2.C15]" office:value-type="float" office:value="0.025720092332973" calcext:value-type="float">
            <text:p>0.03</text:p>
          </table:table-cell>
          <table:table-cell table:formula="of:=100*([inner_uo2.D15]-[inner_uo2.D36]*([inner_uo2.$S$19]/[inner_uo2.$S$40]))/[inner_uo2.D15]" office:value-type="float" office:value="0.00860896819275658" calcext:value-type="float">
            <text:p>0.01</text:p>
          </table:table-cell>
          <table:table-cell/>
          <table:table-cell table:formula="of:=100*([inner_uo2.F15]-[inner_uo2.F36]*([inner_uo2.$S$19]/[inner_uo2.$S$40]))/[inner_uo2.F15]" office:value-type="float" office:value="-0.00348609181350907" calcext:value-type="float">
            <text:p>0.00</text:p>
          </table:table-cell>
          <table:table-cell table:formula="of:=100*([inner_uo2.G15]-[inner_uo2.G36]*([inner_uo2.$S$19]/[inner_uo2.$S$40]))/[inner_uo2.G15]" office:value-type="float" office:value="-0.00364191359649784" calcext:value-type="float">
            <text:p>0.00</text:p>
          </table:table-cell>
          <table:table-cell table:formula="of:=100*([inner_uo2.H15]-[inner_uo2.H36]*([inner_uo2.$S$19]/[inner_uo2.$S$40]))/[inner_uo2.H15]" office:value-type="float" office:value="-0.00508396046769852" calcext:value-type="float">
            <text:p>-0.01</text:p>
          </table:table-cell>
          <table:table-cell table:formula="of:=100*([inner_uo2.I15]-[inner_uo2.I36]*([inner_uo2.$S$19]/[inner_uo2.$S$40]))/[inner_uo2.I15]" office:value-type="float" office:value="-0.00632031263509861" calcext:value-type="float">
            <text:p>-0.01</text:p>
          </table:table-cell>
          <table:table-cell table:formula="of:=100*([inner_uo2.J15]-[inner_uo2.J36]*([inner_uo2.$S$19]/[inner_uo2.$S$40]))/[inner_uo2.J15]" office:value-type="float" office:value="-0.00395899827864312" calcext:value-type="float">
            <text:p>0.00</text:p>
          </table:table-cell>
          <table:table-cell table:formula="of:=100*([inner_uo2.K15]-[inner_uo2.K36]*([inner_uo2.$S$19]/[inner_uo2.$S$40]))/[inner_uo2.K15]" office:value-type="float" office:value="-0.00335456064307423" calcext:value-type="float">
            <text:p>0.00</text:p>
          </table:table-cell>
          <table:table-cell table:formula="of:=100*([inner_uo2.L15]-[inner_uo2.L36]*([inner_uo2.$S$19]/[inner_uo2.$S$40]))/[inner_uo2.L15]" office:value-type="float" office:value="0.00107551307668643" calcext:value-type="float">
            <text:p>0.00</text:p>
          </table:table-cell>
          <table:table-cell table:formula="of:=100*([inner_uo2.M15]-[inner_uo2.M36]*([inner_uo2.$S$19]/[inner_uo2.$S$40]))/[inner_uo2.M15]" office:value-type="float" office:value="0.00528418489029847" calcext:value-type="float">
            <text:p>0.01</text:p>
          </table:table-cell>
          <table:table-cell table:formula="of:=100*([inner_uo2.N15]-[inner_uo2.N36]*([inner_uo2.$S$19]/[inner_uo2.$S$40]))/[inner_uo2.N15]" office:value-type="float" office:value="0.0155476746481359" calcext:value-type="float">
            <text:p>0.02</text:p>
          </table:table-cell>
          <table:table-cell/>
          <table:table-cell table:formula="of:=100*([inner_uo2.P15]-[inner_uo2.P36]*([inner_uo2.$S$19]/[inner_uo2.$S$40]))/[inner_uo2.P15]" office:value-type="float" office:value="0.0539345827234138" calcext:value-type="float">
            <text:p>0.05</text:p>
          </table:table-cell>
          <table:table-cell table:formula="of:=100*([inner_uo2.Q15]-[inner_uo2.Q36]*([inner_uo2.$S$19]/[inner_uo2.$S$40]))/[inner_uo2.Q15]" office:value-type="float" office:value="0.0291135174493966" calcext:value-type="float">
            <text:p>0.03</text:p>
          </table:table-cell>
          <table:table-cell table:formula="of:=100*([inner_uo2.R15]-[inner_uo2.R36]*([inner_uo2.$S$19]/[inner_uo2.$S$40]))/[inner_uo2.R15]" office:value-type="float" office:value="-0.0392805933132362" calcext:value-type="float">
            <text:p>-0.04</text:p>
          </table:table-cell>
          <table:table-cell table:number-columns-repeated="1006"/>
        </table:table-row>
        <table:table-row table:style-name="ro1">
          <table:table-cell/>
          <table:table-cell table:formula="of:=100*([inner_uo2.B16]-[inner_uo2.B37]*([inner_uo2.$S$19]/[inner_uo2.$S$40]))/[inner_uo2.B16]" office:value-type="float" office:value="0.0884715677954329" calcext:value-type="float">
            <text:p>0.09</text:p>
          </table:table-cell>
          <table:table-cell table:formula="of:=100*([inner_uo2.C16]-[inner_uo2.C37]*([inner_uo2.$S$19]/[inner_uo2.$S$40]))/[inner_uo2.C16]" office:value-type="float" office:value="0.0400289421945106" calcext:value-type="float">
            <text:p>0.04</text:p>
          </table:table-cell>
          <table:table-cell table:formula="of:=100*([inner_uo2.D16]-[inner_uo2.D37]*([inner_uo2.$S$19]/[inner_uo2.$S$40]))/[inner_uo2.D16]" office:value-type="float" office:value="0.0265262956795655" calcext:value-type="float">
            <text:p>0.03</text:p>
          </table:table-cell>
          <table:table-cell table:formula="of:=100*([inner_uo2.E16]-[inner_uo2.E37]*([inner_uo2.$S$19]/[inner_uo2.$S$40]))/[inner_uo2.E16]" office:value-type="float" office:value="0.0180395382912376" calcext:value-type="float">
            <text:p>0.02</text:p>
          </table:table-cell>
          <table:table-cell table:formula="of:=100*([inner_uo2.F16]-[inner_uo2.F37]*([inner_uo2.$S$19]/[inner_uo2.$S$40]))/[inner_uo2.F16]" office:value-type="float" office:value="0.0106793188038701" calcext:value-type="float">
            <text:p>0.01</text:p>
          </table:table-cell>
          <table:table-cell/>
          <table:table-cell table:formula="of:=100*([inner_uo2.H16]-[inner_uo2.H37]*([inner_uo2.$S$19]/[inner_uo2.$S$40]))/[inner_uo2.H16]" office:value-type="float" office:value="0.00678638035400465" calcext:value-type="float">
            <text:p>0.01</text:p>
          </table:table-cell>
          <table:table-cell table:formula="of:=100*([inner_uo2.I16]-[inner_uo2.I37]*([inner_uo2.$S$19]/[inner_uo2.$S$40]))/[inner_uo2.I16]" office:value-type="float" office:value="0.00693818014347581" calcext:value-type="float">
            <text:p>0.01</text:p>
          </table:table-cell>
          <table:table-cell/>
          <table:table-cell table:formula="of:=100*([inner_uo2.K16]-[inner_uo2.K37]*([inner_uo2.$S$19]/[inner_uo2.$S$40]))/[inner_uo2.K16]" office:value-type="float" office:value="0.0117543675866784" calcext:value-type="float">
            <text:p>0.01</text:p>
          </table:table-cell>
          <table:table-cell table:formula="of:=100*([inner_uo2.L16]-[inner_uo2.L37]*([inner_uo2.$S$19]/[inner_uo2.$S$40]))/[inner_uo2.L16]" office:value-type="float" office:value="0.0145375412440533" calcext:value-type="float">
            <text:p>0.01</text:p>
          </table:table-cell>
          <table:table-cell/>
          <table:table-cell table:formula="of:=100*([inner_uo2.N16]-[inner_uo2.N37]*([inner_uo2.$S$19]/[inner_uo2.$S$40]))/[inner_uo2.N16]" office:value-type="float" office:value="0.0291740208452589" calcext:value-type="float">
            <text:p>0.03</text:p>
          </table:table-cell>
          <table:table-cell table:formula="of:=100*([inner_uo2.O16]-[inner_uo2.O37]*([inner_uo2.$S$19]/[inner_uo2.$S$40]))/[inner_uo2.O16]" office:value-type="float" office:value="0.0539345827234138" calcext:value-type="float">
            <text:p>0.05</text:p>
          </table:table-cell>
          <table:table-cell table:formula="of:=100*([inner_uo2.P16]-[inner_uo2.P37]*([inner_uo2.$S$19]/[inner_uo2.$S$40]))/[inner_uo2.P16]" office:value-type="float" office:value="0.0721690623464613" calcext:value-type="float">
            <text:p>0.07</text:p>
          </table:table-cell>
          <table:table-cell table:formula="of:=100*([inner_uo2.Q16]-[inner_uo2.Q37]*([inner_uo2.$S$19]/[inner_uo2.$S$40]))/[inner_uo2.Q16]" office:value-type="float" office:value="0.0498252463869318" calcext:value-type="float">
            <text:p>0.05</text:p>
          </table:table-cell>
          <table:table-cell table:formula="of:=100*([inner_uo2.R16]-[inner_uo2.R37]*([inner_uo2.$S$19]/[inner_uo2.$S$40]))/[inner_uo2.R16]" office:value-type="float" office:value="-0.0331231357242244" calcext:value-type="float">
            <text:p>-0.03</text:p>
          </table:table-cell>
          <table:table-cell table:number-columns-repeated="1006"/>
        </table:table-row>
        <table:table-row table:style-name="ro1">
          <table:table-cell/>
          <table:table-cell table:formula="of:=100*([inner_uo2.B17]-[inner_uo2.B38]*([inner_uo2.$S$19]/[inner_uo2.$S$40]))/[inner_uo2.B17]" office:value-type="float" office:value="0.0713552167871874" calcext:value-type="float">
            <text:p>0.07</text:p>
          </table:table-cell>
          <table:table-cell table:formula="of:=100*([inner_uo2.C17]-[inner_uo2.C38]*([inner_uo2.$S$19]/[inner_uo2.$S$40]))/[inner_uo2.C17]" office:value-type="float" office:value="0.0314802589942477" calcext:value-type="float">
            <text:p>0.03</text:p>
          </table:table-cell>
          <table:table-cell table:formula="of:=100*([inner_uo2.D17]-[inner_uo2.D38]*([inner_uo2.$S$19]/[inner_uo2.$S$40]))/[inner_uo2.D17]" office:value-type="float" office:value="0.00950744465747938" calcext:value-type="float">
            <text:p>0.01</text:p>
          </table:table-cell>
          <table:table-cell table:formula="of:=100*([inner_uo2.E17]-[inner_uo2.E38]*([inner_uo2.$S$19]/[inner_uo2.$S$40]))/[inner_uo2.E17]" office:value-type="float" office:value="0.000965029425803763" calcext:value-type="float">
            <text:p>0.00</text:p>
          </table:table-cell>
          <table:table-cell table:formula="of:=100*([inner_uo2.F17]-[inner_uo2.F38]*([inner_uo2.$S$19]/[inner_uo2.$S$40]))/[inner_uo2.F17]" office:value-type="float" office:value="0.00158856522643189" calcext:value-type="float">
            <text:p>0.00</text:p>
          </table:table-cell>
          <table:table-cell table:formula="of:=100*([inner_uo2.G17]-[inner_uo2.G38]*([inner_uo2.$S$19]/[inner_uo2.$S$40]))/[inner_uo2.G17]" office:value-type="float" office:value="-0.00173876044799005" calcext:value-type="float">
            <text:p>0.00</text:p>
          </table:table-cell>
          <table:table-cell table:formula="of:=100*([inner_uo2.H17]-[inner_uo2.H38]*([inner_uo2.$S$19]/[inner_uo2.$S$40]))/[inner_uo2.H17]" office:value-type="float" office:value="-0.00494444899693356" calcext:value-type="float">
            <text:p>0.00</text:p>
          </table:table-cell>
          <table:table-cell table:formula="of:=100*([inner_uo2.I17]-[inner_uo2.I38]*([inner_uo2.$S$19]/[inner_uo2.$S$40]))/[inner_uo2.I17]" office:value-type="float" office:value="-0.00292386357689125" calcext:value-type="float">
            <text:p>0.00</text:p>
          </table:table-cell>
          <table:table-cell table:formula="of:=100*([inner_uo2.J17]-[inner_uo2.J38]*([inner_uo2.$S$19]/[inner_uo2.$S$40]))/[inner_uo2.J17]" office:value-type="float" office:value="-0.00477095766957489" calcext:value-type="float">
            <text:p>0.00</text:p>
          </table:table-cell>
          <table:table-cell table:formula="of:=100*([inner_uo2.K17]-[inner_uo2.K38]*([inner_uo2.$S$19]/[inner_uo2.$S$40]))/[inner_uo2.K17]" office:value-type="float" office:value="-0.00189036427189179" calcext:value-type="float">
            <text:p>0.00</text:p>
          </table:table-cell>
          <table:table-cell table:formula="of:=100*([inner_uo2.L17]-[inner_uo2.L38]*([inner_uo2.$S$19]/[inner_uo2.$S$40]))/[inner_uo2.L17]" office:value-type="float" office:value="-0.00116799037819027" calcext:value-type="float">
            <text:p>0.00</text:p>
          </table:table-cell>
          <table:table-cell table:formula="of:=100*([inner_uo2.M17]-[inner_uo2.M38]*([inner_uo2.$S$19]/[inner_uo2.$S$40]))/[inner_uo2.M17]" office:value-type="float" office:value="0.00156010620709175" calcext:value-type="float">
            <text:p>0.00</text:p>
          </table:table-cell>
          <table:table-cell table:formula="of:=100*([inner_uo2.N17]-[inner_uo2.N38]*([inner_uo2.$S$19]/[inner_uo2.$S$40]))/[inner_uo2.N17]" office:value-type="float" office:value="0.0131923520336668" calcext:value-type="float">
            <text:p>0.01</text:p>
          </table:table-cell>
          <table:table-cell table:formula="of:=100*([inner_uo2.O17]-[inner_uo2.O38]*([inner_uo2.$S$19]/[inner_uo2.$S$40]))/[inner_uo2.O17]" office:value-type="float" office:value="0.0291135174493966" calcext:value-type="float">
            <text:p>0.03</text:p>
          </table:table-cell>
          <table:table-cell table:formula="of:=100*([inner_uo2.P17]-[inner_uo2.P38]*([inner_uo2.$S$19]/[inner_uo2.$S$40]))/[inner_uo2.P17]" office:value-type="float" office:value="0.0498252463869318" calcext:value-type="float">
            <text:p>0.05</text:p>
          </table:table-cell>
          <table:table-cell table:formula="of:=100*([inner_uo2.Q17]-[inner_uo2.Q38]*([inner_uo2.$S$19]/[inner_uo2.$S$40]))/[inner_uo2.Q17]" office:value-type="float" office:value="0.0549591508897163" calcext:value-type="float">
            <text:p>0.05</text:p>
          </table:table-cell>
          <table:table-cell table:formula="of:=100*([inner_uo2.R17]-[inner_uo2.R38]*([inner_uo2.$S$19]/[inner_uo2.$S$40]))/[inner_uo2.R17]" office:value-type="float" office:value="-0.0370492520525525" calcext:value-type="float">
            <text:p>-0.04</text:p>
          </table:table-cell>
          <table:table-cell table:number-columns-repeated="1006"/>
        </table:table-row>
        <table:table-row table:style-name="ro1">
          <table:table-cell/>
          <table:table-cell table:formula="of:=100*([inner_uo2.B18]-[inner_uo2.B39]*([inner_uo2.$S$19]/[inner_uo2.$S$40]))/[inner_uo2.B18]" office:value-type="float" office:value="0.0274724075708498" calcext:value-type="float">
            <text:p>0.03</text:p>
          </table:table-cell>
          <table:table-cell table:formula="of:=100*([inner_uo2.C18]-[inner_uo2.C39]*([inner_uo2.$S$19]/[inner_uo2.$S$40]))/[inner_uo2.C18]" office:value-type="float" office:value="-0.0309353737653069" calcext:value-type="float">
            <text:p>-0.03</text:p>
          </table:table-cell>
          <table:table-cell table:formula="of:=100*([inner_uo2.D18]-[inner_uo2.D39]*([inner_uo2.$S$19]/[inner_uo2.$S$40]))/[inner_uo2.D18]" office:value-type="float" office:value="-0.0558141377200298" calcext:value-type="float">
            <text:p>-0.06</text:p>
          </table:table-cell>
          <table:table-cell table:formula="of:=100*([inner_uo2.E18]-[inner_uo2.E39]*([inner_uo2.$S$19]/[inner_uo2.$S$40]))/[inner_uo2.E18]" office:value-type="float" office:value="-0.061466307174342" calcext:value-type="float">
            <text:p>-0.06</text:p>
          </table:table-cell>
          <table:table-cell table:formula="of:=100*([inner_uo2.F18]-[inner_uo2.F39]*([inner_uo2.$S$19]/[inner_uo2.$S$40]))/[inner_uo2.F18]" office:value-type="float" office:value="-0.0655611792592797" calcext:value-type="float">
            <text:p>-0.07</text:p>
          </table:table-cell>
          <table:table-cell table:formula="of:=100*([inner_uo2.G18]-[inner_uo2.G39]*([inner_uo2.$S$19]/[inner_uo2.$S$40]))/[inner_uo2.G18]" office:value-type="float" office:value="-0.0584468470734914" calcext:value-type="float">
            <text:p>-0.06</text:p>
          </table:table-cell>
          <table:table-cell table:formula="of:=100*([inner_uo2.H18]-[inner_uo2.H39]*([inner_uo2.$S$19]/[inner_uo2.$S$40]))/[inner_uo2.H18]" office:value-type="float" office:value="-0.0682102015352017" calcext:value-type="float">
            <text:p>-0.07</text:p>
          </table:table-cell>
          <table:table-cell table:formula="of:=100*([inner_uo2.I18]-[inner_uo2.I39]*([inner_uo2.$S$19]/[inner_uo2.$S$40]))/[inner_uo2.I18]" office:value-type="float" office:value="-0.0687036954351368" calcext:value-type="float">
            <text:p>-0.07</text:p>
          </table:table-cell>
          <table:table-cell table:formula="of:=100*([inner_uo2.J18]-[inner_uo2.J39]*([inner_uo2.$S$19]/[inner_uo2.$S$40]))/[inner_uo2.J18]" office:value-type="float" office:value="-0.0614986021534364" calcext:value-type="float">
            <text:p>-0.06</text:p>
          </table:table-cell>
          <table:table-cell table:formula="of:=100*([inner_uo2.K18]-[inner_uo2.K39]*([inner_uo2.$S$19]/[inner_uo2.$S$40]))/[inner_uo2.K18]" office:value-type="float" office:value="-0.0663709711218636" calcext:value-type="float">
            <text:p>-0.07</text:p>
          </table:table-cell>
          <table:table-cell table:formula="of:=100*([inner_uo2.L18]-[inner_uo2.L39]*([inner_uo2.$S$19]/[inner_uo2.$S$40]))/[inner_uo2.L18]" office:value-type="float" office:value="-0.0640833275661553" calcext:value-type="float">
            <text:p>-0.06</text:p>
          </table:table-cell>
          <table:table-cell table:formula="of:=100*([inner_uo2.M18]-[inner_uo2.M39]*([inner_uo2.$S$19]/[inner_uo2.$S$40]))/[inner_uo2.M18]" office:value-type="float" office:value="-0.0521780596207407" calcext:value-type="float">
            <text:p>-0.05</text:p>
          </table:table-cell>
          <table:table-cell table:formula="of:=100*([inner_uo2.N18]-[inner_uo2.N39]*([inner_uo2.$S$19]/[inner_uo2.$S$40]))/[inner_uo2.N18]" office:value-type="float" office:value="-0.0524175307709534" calcext:value-type="float">
            <text:p>-0.05</text:p>
          </table:table-cell>
          <table:table-cell table:formula="of:=100*([inner_uo2.O18]-[inner_uo2.O39]*([inner_uo2.$S$19]/[inner_uo2.$S$40]))/[inner_uo2.O18]" office:value-type="float" office:value="-0.0392805933132362" calcext:value-type="float">
            <text:p>-0.04</text:p>
          </table:table-cell>
          <table:table-cell table:formula="of:=100*([inner_uo2.P18]-[inner_uo2.P39]*([inner_uo2.$S$19]/[inner_uo2.$S$40]))/[inner_uo2.P18]" office:value-type="float" office:value="-0.0331231357242244" calcext:value-type="float">
            <text:p>-0.03</text:p>
          </table:table-cell>
          <table:table-cell table:formula="of:=100*([inner_uo2.Q18]-[inner_uo2.Q39]*([inner_uo2.$S$19]/[inner_uo2.$S$40]))/[inner_uo2.Q18]" office:value-type="float" office:value="-0.0370492520525525" calcext:value-type="float">
            <text:p>-0.04</text:p>
          </table:table-cell>
          <table:table-cell table:formula="of:=100*([inner_uo2.R18]-[inner_uo2.R39]*([inner_uo2.$S$19]/[inner_uo2.$S$40]))/[inner_uo2.R18]" office:value-type="float" office:value="0.362346690509834" calcext:value-type="float">
            <text:p>0.36</text:p>
          </table:table-cell>
          <table:table-cell table:number-columns-repeated="1006"/>
        </table:table-row>
        <table:table-row table:style-name="ro1">
          <table:table-cell/>
          <table:table-cell table:style-name="Default" table:number-columns-repeated="17"/>
          <table:table-cell table:number-columns-repeated="1006"/>
        </table:table-row>
        <table:table-row table:style-name="ro2">
          <table:table-cell/>
          <table:table-cell table:style-name="ce10" office:value-type="string" calcext:value-type="string">
            <text:p>Fuel Pins</text:p>
          </table:table-cell>
          <table:table-cell table:style-name="Default" table:number-columns-repeated="16"/>
          <table:table-cell table:number-columns-repeated="1006"/>
        </table:table-row>
        <table:table-row table:style-name="ro2">
          <table:table-cell/>
          <table:table-cell table:style-name="ce11" table:formula="of:=(17*17)-25" office:value-type="float" office:value="264" calcext:value-type="float">
            <text:p>264</text:p>
          </table:table-cell>
          <table:table-cell table:style-name="Default" table:number-columns-repeated="16"/>
          <table:table-cell table:number-columns-repeated="1006"/>
        </table:table-row>
        <table:table-row table:style-name="ro1">
          <table:table-cell/>
          <table:table-cell table:style-name="Default" table:number-columns-repeated="17"/>
          <table:table-cell table:number-columns-repeated="1006"/>
        </table:table-row>
        <table:table-row table:style-name="ro3">
          <table:table-cell/>
          <table:table-cell table:style-name="ce12" office:value-type="string" calcext:value-type="string">
            <text:p>Distribution Percent Error Results</text:p>
          </table:table-cell>
          <table:table-cell table:style-name="ce11" table:number-columns-repeated="3"/>
          <table:table-cell table:style-name="Default"/>
          <table:table-cell table:style-name="ce18"/>
          <table:table-cell table:style-name="ce21"/>
          <table:table-cell table:style-name="ce23"/>
          <table:table-cell table:style-name="Default" table:number-columns-repeated="9"/>
          <table:table-cell table:number-columns-repeated="1006"/>
        </table:table-row>
        <table:table-row table:style-name="ro3">
          <table:table-cell/>
          <table:table-cell table:style-name="ce13" office:value-type="string" calcext:value-type="string">
            <text:p>Maximum Percent Error</text:p>
          </table:table-cell>
          <table:table-cell table:style-name="ce11" table:number-columns-repeated="3"/>
          <table:table-cell table:style-name="ce14" table:formula="of:=MAX(ABS(MAX([.$B$4:.$R$20]));ABS(MIN([.$B$4:.$R$20])))" office:value-type="float" office:value="0.362346690509834" calcext:value-type="float">
            <text:p>0.362</text:p>
          </table:table-cell>
          <table:table-cell table:style-name="ce19"/>
          <table:table-cell table:style-name="ce21"/>
          <table:table-cell table:style-name="ce24"/>
          <table:table-cell table:style-name="Default" table:number-columns-repeated="9"/>
          <table:table-cell table:number-columns-repeated="1006"/>
        </table:table-row>
        <table:table-row table:style-name="ro3">
          <table:table-cell/>
          <table:table-cell table:style-name="ce13" office:value-type="string" calcext:value-type="string">
            <text:p>Average Error</text:p>
          </table:table-cell>
          <table:table-cell table:style-name="ce11" table:number-columns-repeated="3"/>
          <table:table-cell table:style-name="ce15" table:number-matrix-columns-spanned="1" table:number-matrix-rows-spanned="1" table:formula="of:=SUM(ABS([.$B$4:.$R$20]))/[.$B$23]" office:value-type="float" office:value="0.0307399581840504" calcext:value-type="float">
            <text:p>0.031</text:p>
          </table:table-cell>
          <table:table-cell table:style-name="ce20"/>
          <table:table-cell table:style-name="ce22" office:value-type="string" calcext:value-type="string">
            <text:p>AVG =SUM( | User Pin Power Percent Errors | ) / # Fuel Pins</text:p>
          </table:table-cell>
          <table:table-cell table:style-name="Default" table:number-columns-repeated="10"/>
          <table:table-cell table:number-columns-repeated="1006"/>
        </table:table-row>
        <table:table-row table:style-name="ro3">
          <table:table-cell/>
          <table:table-cell table:style-name="ce13" office:value-type="string" calcext:value-type="string">
            <text:p>RMS</text:p>
          </table:table-cell>
          <table:table-cell table:style-name="ce11" table:number-columns-repeated="3"/>
          <table:table-cell table:style-name="ce16" table:number-matrix-columns-spanned="1" table:number-matrix-rows-spanned="1" table:formula="of:=SQRT(SUM(ABS([.$B$4:.$R$20])^2)/[.$B$23])" office:value-type="float" office:value="0.0437930965964197" calcext:value-type="float">
            <text:p>0.044</text:p>
          </table:table-cell>
          <table:table-cell table:style-name="ce20"/>
          <table:table-cell table:style-name="ce23" office:value-type="string" calcext:value-type="string">
            <text:p>RMS = SQRT( SUM( User Pin Power Percent Error**2) / # Fuel Pins )</text:p>
          </table:table-cell>
          <table:table-cell table:style-name="Default" table:number-columns-repeated="10"/>
          <table:table-cell table:number-columns-repeated="1006"/>
        </table:table-row>
        <table:table-row table:style-name="ro3">
          <table:table-cell/>
          <table:table-cell table:style-name="ce13" office:value-type="string" calcext:value-type="string">
            <text:p>Mean Relative Error</text:p>
          </table:table-cell>
          <table:table-cell table:style-name="ce11" table:number-columns-repeated="3"/>
          <table:table-cell table:style-name="ce17" table:number-matrix-columns-spanned="1" table:number-matrix-rows-spanned="1" table:formula="of:=SUM(ABS([.$B$4:.$R$20])*([inner_uo2.$B$2:.$R$18])/[.$B$23]/AVERAGE([inner_uo2.$B$2:.$R$18]))" office:value-type="float" office:value="0.0320008325722252" calcext:value-type="float">
            <text:p>0.032</text:p>
          </table:table-cell>
          <table:table-cell table:style-name="ce20"/>
          <table:table-cell table:style-name="ce22" office:value-type="string" calcext:value-type="string">
            <text:p>MRE = SUM( | User Pin Power Percent Error | * Monte Carlo Power ) / # Fuel Pins / Average Pin Power</text:p>
          </table:table-cell>
          <table:table-cell table:style-name="Default" table:number-columns-repeated="10"/>
          <table:table-cell table:number-columns-repeated="1006"/>
        </table:table-row>
        <calcext:conditional-formats>
          <calcext:conditional-format calcext:target-range-address="'inner_uo2 plots'.B4:'inner_uo2 plots'.R20">
            <calcext:color-scale>
              <calcext:color-scale-entry calcext:value="0" calcext:type="minimum" calcext:color="#ff0000"/>
              <calcext:color-scale-entry calcext:value="0" calcext:type="number" calcext:color="#ffff99"/>
              <calcext:color-scale-entry calcext:value="0" calcext:type="maximum" calcext:color="#00ff00"/>
            </calcext:color-scale>
          </calcext:conditional-format>
          <calcext:conditional-format calcext:target-range-address="'inner_uo2 plots'.F26:'inner_uo2 plots'.F26">
            <calcext:color-scale>
              <calcext:color-scale-entry calcext:value="0" calcext:type="minimum" calcext:color="#ff0000"/>
              <calcext:color-scale-entry calcext:value="0" calcext:type="number" calcext:color="#ffff99"/>
              <calcext:color-scale-entry calcext:value="0" calcext:type="maximum" calcext:color="#00ff00"/>
            </calcext:color-scale>
          </calcext:conditional-format>
          <calcext:conditional-format calcext:target-range-address="'inner_uo2 plots'.F27:'inner_uo2 plots'.F27">
            <calcext:color-scale>
              <calcext:color-scale-entry calcext:value="0" calcext:type="minimum" calcext:color="#ff0000"/>
              <calcext:color-scale-entry calcext:value="0" calcext:type="number" calcext:color="#ffff99"/>
              <calcext:color-scale-entry calcext:value="0" calcext:type="maximum" calcext:color="#00ff00"/>
            </calcext:color-scale>
          </calcext:conditional-format>
          <calcext:conditional-format calcext:target-range-address="'inner_uo2 plots'.F28:'inner_uo2 plots'.F28">
            <calcext:color-scale>
              <calcext:color-scale-entry calcext:value="0" calcext:type="minimum" calcext:color="#ff0000"/>
              <calcext:color-scale-entry calcext:value="0" calcext:type="number" calcext:color="#ffff99"/>
              <calcext:color-scale-entry calcext:value="0" calcext:type="maximum" calcext:color="#00ff00"/>
            </calcext:color-scale>
          </calcext:conditional-format>
          <calcext:conditional-format calcext:target-range-address="'inner_uo2 plots'.F29:'inner_uo2 plots'.F29">
            <calcext:color-scale>
              <calcext:color-scale-entry calcext:value="0" calcext:type="minimum" calcext:color="#ff0000"/>
              <calcext:color-scale-entry calcext:value="0" calcext:type="number" calcext:color="#ffff99"/>
              <calcext:color-scale-entry calcext:value="0" calcext:type="maximum" calcext:color="#00ff00"/>
            </calcext:color-scale>
          </calcext:conditional-format>
        </calcext:conditional-formats>
      </table:table>
      <table:table table:name="outer_uo2 plots" table:style-name="ta1">
        <table:table-column table:style-name="co2" table:default-cell-style-name="Default"/>
        <table:table-column table:style-name="co3" table:number-columns-repeated="12" table:default-cell-style-name="ce25"/>
        <table:table-column table:style-name="co4" table:number-columns-repeated="3" table:default-cell-style-name="ce25"/>
        <table:table-column table:style-name="co3" table:number-columns-repeated="2" table:default-cell-style-name="ce25"/>
        <table:table-column table:style-name="co2" table:number-columns-repeated="1006" table:default-cell-style-name="Default"/>
        <table:table-row table:style-name="ro1" table:number-rows-repeated="3">
          <table:table-cell/>
          <table:table-cell table:style-name="Default" table:number-columns-repeated="17"/>
          <table:table-cell table:number-columns-repeated="1006"/>
        </table:table-row>
        <table:table-row table:style-name="ro1">
          <table:table-cell/>
          <table:table-cell table:formula="of:=100*([outer_uo2.B2]-[outer_uo2.B23]*([outer_uo2.$S$19]/[outer_uo2.$S$40]))/[outer_uo2.B2]" office:value-type="float" office:value="0.547770146460908" calcext:value-type="float">
            <text:p>0.55</text:p>
          </table:table-cell>
          <table:table-cell table:formula="of:=100*([outer_uo2.C2]-[outer_uo2.C23]*([outer_uo2.$S$19]/[outer_uo2.$S$40]))/[outer_uo2.C2]" office:value-type="float" office:value="-0.0443659714004329" calcext:value-type="float">
            <text:p>-0.04</text:p>
          </table:table-cell>
          <table:table-cell table:formula="of:=100*([outer_uo2.D2]-[outer_uo2.D23]*([outer_uo2.$S$19]/[outer_uo2.$S$40]))/[outer_uo2.D2]" office:value-type="float" office:value="-0.0660289789979999" calcext:value-type="float">
            <text:p>-0.07</text:p>
          </table:table-cell>
          <table:table-cell table:formula="of:=100*([outer_uo2.E2]-[outer_uo2.E23]*([outer_uo2.$S$19]/[outer_uo2.$S$40]))/[outer_uo2.E2]" office:value-type="float" office:value="-0.0643012730069574" calcext:value-type="float">
            <text:p>-0.06</text:p>
          </table:table-cell>
          <table:table-cell table:formula="of:=100*([outer_uo2.F2]-[outer_uo2.F23]*([outer_uo2.$S$19]/[outer_uo2.$S$40]))/[outer_uo2.F2]" office:value-type="float" office:value="-0.0466840051357963" calcext:value-type="float">
            <text:p>-0.05</text:p>
          </table:table-cell>
          <table:table-cell table:formula="of:=100*([outer_uo2.G2]-[outer_uo2.G23]*([outer_uo2.$S$19]/[outer_uo2.$S$40]))/[outer_uo2.G2]" office:value-type="float" office:value="-0.05958239544345" calcext:value-type="float">
            <text:p>-0.06</text:p>
          </table:table-cell>
          <table:table-cell table:formula="of:=100*([outer_uo2.H2]-[outer_uo2.H23]*([outer_uo2.$S$19]/[outer_uo2.$S$40]))/[outer_uo2.H2]" office:value-type="float" office:value="-0.0432387196185911" calcext:value-type="float">
            <text:p>-0.04</text:p>
          </table:table-cell>
          <table:table-cell table:formula="of:=100*([outer_uo2.I2]-[outer_uo2.I23]*([outer_uo2.$S$19]/[outer_uo2.$S$40]))/[outer_uo2.I2]" office:value-type="float" office:value="-0.0445394292163183" calcext:value-type="float">
            <text:p>-0.04</text:p>
          </table:table-cell>
          <table:table-cell table:formula="of:=100*([outer_uo2.J2]-[outer_uo2.J23]*([outer_uo2.$S$19]/[outer_uo2.$S$40]))/[outer_uo2.J2]" office:value-type="float" office:value="-0.0513354443775269" calcext:value-type="float">
            <text:p>-0.05</text:p>
          </table:table-cell>
          <table:table-cell table:formula="of:=100*([outer_uo2.K2]-[outer_uo2.K23]*([outer_uo2.$S$19]/[outer_uo2.$S$40]))/[outer_uo2.K2]" office:value-type="float" office:value="-0.0399242219911723" calcext:value-type="float">
            <text:p>-0.04</text:p>
          </table:table-cell>
          <table:table-cell table:formula="of:=100*([outer_uo2.L2]-[outer_uo2.L23]*([outer_uo2.$S$19]/[outer_uo2.$S$40]))/[outer_uo2.L2]" office:value-type="float" office:value="-0.0406539892671491" calcext:value-type="float">
            <text:p>-0.04</text:p>
          </table:table-cell>
          <table:table-cell table:formula="of:=100*([outer_uo2.M2]-[outer_uo2.M23]*([outer_uo2.$S$19]/[outer_uo2.$S$40]))/[outer_uo2.M2]" office:value-type="float" office:value="-0.0528697544130536" calcext:value-type="float">
            <text:p>-0.05</text:p>
          </table:table-cell>
          <table:table-cell table:formula="of:=100*([outer_uo2.N2]-[outer_uo2.N23]*([outer_uo2.$S$19]/[outer_uo2.$S$40]))/[outer_uo2.N2]" office:value-type="float" office:value="-0.0501667981114791" calcext:value-type="float">
            <text:p>-0.05</text:p>
          </table:table-cell>
          <table:table-cell table:formula="of:=100*([outer_uo2.O2]-[outer_uo2.O23]*([outer_uo2.$S$19]/[outer_uo2.$S$40]))/[outer_uo2.O2]" office:value-type="float" office:value="-0.0927742004655259" calcext:value-type="float">
            <text:p>-0.09</text:p>
          </table:table-cell>
          <table:table-cell table:formula="of:=100*([outer_uo2.P2]-[outer_uo2.P23]*([outer_uo2.$S$19]/[outer_uo2.$S$40]))/[outer_uo2.P2]" office:value-type="float" office:value="-0.14350198880986" calcext:value-type="float">
            <text:p>-0.14</text:p>
          </table:table-cell>
          <table:table-cell table:formula="of:=100*([outer_uo2.Q2]-[outer_uo2.Q23]*([outer_uo2.$S$19]/[outer_uo2.$S$40]))/[outer_uo2.Q2]" office:value-type="float" office:value="-0.0773005143896585" calcext:value-type="float">
            <text:p>-0.08</text:p>
          </table:table-cell>
          <table:table-cell table:formula="of:=100*([outer_uo2.R2]-[outer_uo2.R23]*([outer_uo2.$S$19]/[outer_uo2.$S$40]))/[outer_uo2.R2]" office:value-type="float" office:value="0.70290534387364" calcext:value-type="float">
            <text:p>0.70</text:p>
          </table:table-cell>
          <table:table-cell table:number-columns-repeated="1006"/>
        </table:table-row>
        <table:table-row table:style-name="ro1">
          <table:table-cell/>
          <table:table-cell table:formula="of:=100*([outer_uo2.B3]-[outer_uo2.B24]*([outer_uo2.$S$19]/[outer_uo2.$S$40]))/[outer_uo2.B3]" office:value-type="float" office:value="-0.0443659714004329" calcext:value-type="float">
            <text:p>-0.04</text:p>
          </table:table-cell>
          <table:table-cell table:formula="of:=100*([outer_uo2.C3]-[outer_uo2.C24]*([outer_uo2.$S$19]/[outer_uo2.$S$40]))/[outer_uo2.C3]" office:value-type="float" office:value="0.0146481282018757" calcext:value-type="float">
            <text:p>0.01</text:p>
          </table:table-cell>
          <table:table-cell table:formula="of:=100*([outer_uo2.D3]-[outer_uo2.D24]*([outer_uo2.$S$19]/[outer_uo2.$S$40]))/[outer_uo2.D3]" office:value-type="float" office:value="0.0163477894126741" calcext:value-type="float">
            <text:p>0.02</text:p>
          </table:table-cell>
          <table:table-cell table:formula="of:=100*([outer_uo2.E3]-[outer_uo2.E24]*([outer_uo2.$S$19]/[outer_uo2.$S$40]))/[outer_uo2.E3]" office:value-type="float" office:value="-0.00234167033772035" calcext:value-type="float">
            <text:p>0.00</text:p>
          </table:table-cell>
          <table:table-cell table:formula="of:=100*([outer_uo2.F3]-[outer_uo2.F24]*([outer_uo2.$S$19]/[outer_uo2.$S$40]))/[outer_uo2.F3]" office:value-type="float" office:value="0.0019597158288999" calcext:value-type="float">
            <text:p>0.00</text:p>
          </table:table-cell>
          <table:table-cell table:formula="of:=100*([outer_uo2.G3]-[outer_uo2.G24]*([outer_uo2.$S$19]/[outer_uo2.$S$40]))/[outer_uo2.G3]" office:value-type="float" office:value="-0.0153355167959453" calcext:value-type="float">
            <text:p>-0.02</text:p>
          </table:table-cell>
          <table:table-cell table:formula="of:=100*([outer_uo2.H3]-[outer_uo2.H24]*([outer_uo2.$S$19]/[outer_uo2.$S$40]))/[outer_uo2.H3]" office:value-type="float" office:value="-0.000984616532874654" calcext:value-type="float">
            <text:p>0.00</text:p>
          </table:table-cell>
          <table:table-cell table:formula="of:=100*([outer_uo2.I3]-[outer_uo2.I24]*([outer_uo2.$S$19]/[outer_uo2.$S$40]))/[outer_uo2.I3]" office:value-type="float" office:value="-0.00244671630721179" calcext:value-type="float">
            <text:p>0.00</text:p>
          </table:table-cell>
          <table:table-cell table:formula="of:=100*([outer_uo2.J3]-[outer_uo2.J24]*([outer_uo2.$S$19]/[outer_uo2.$S$40]))/[outer_uo2.J3]" office:value-type="float" office:value="-0.0066735041599729" calcext:value-type="float">
            <text:p>-0.01</text:p>
          </table:table-cell>
          <table:table-cell table:formula="of:=100*([outer_uo2.K3]-[outer_uo2.K24]*([outer_uo2.$S$19]/[outer_uo2.$S$40]))/[outer_uo2.K3]" office:value-type="float" office:value="0.00478387827769425" calcext:value-type="float">
            <text:p>0.00</text:p>
          </table:table-cell>
          <table:table-cell table:formula="of:=100*([outer_uo2.L3]-[outer_uo2.L24]*([outer_uo2.$S$19]/[outer_uo2.$S$40]))/[outer_uo2.L3]" office:value-type="float" office:value="0.00330593593083609" calcext:value-type="float">
            <text:p>0.00</text:p>
          </table:table-cell>
          <table:table-cell table:formula="of:=100*([outer_uo2.M3]-[outer_uo2.M24]*([outer_uo2.$S$19]/[outer_uo2.$S$40]))/[outer_uo2.M3]" office:value-type="float" office:value="-0.00800375702602728" calcext:value-type="float">
            <text:p>-0.01</text:p>
          </table:table-cell>
          <table:table-cell table:formula="of:=100*([outer_uo2.N3]-[outer_uo2.N24]*([outer_uo2.$S$19]/[outer_uo2.$S$40]))/[outer_uo2.N3]" office:value-type="float" office:value="-0.0000441996583749569" calcext:value-type="float">
            <text:p>0.00</text:p>
          </table:table-cell>
          <table:table-cell table:formula="of:=100*([outer_uo2.O3]-[outer_uo2.O24]*([outer_uo2.$S$19]/[outer_uo2.$S$40]))/[outer_uo2.O3]" office:value-type="float" office:value="-0.0396769937836157" calcext:value-type="float">
            <text:p>-0.04</text:p>
          </table:table-cell>
          <table:table-cell table:formula="of:=100*([outer_uo2.P3]-[outer_uo2.P24]*([outer_uo2.$S$19]/[outer_uo2.$S$40]))/[outer_uo2.P3]" office:value-type="float" office:value="-0.0727690030102499" calcext:value-type="float">
            <text:p>-0.07</text:p>
          </table:table-cell>
          <table:table-cell table:formula="of:=100*([outer_uo2.Q3]-[outer_uo2.Q24]*([outer_uo2.$S$19]/[outer_uo2.$S$40]))/[outer_uo2.Q3]" office:value-type="float" office:value="-0.0669755802730481" calcext:value-type="float">
            <text:p>-0.07</text:p>
          </table:table-cell>
          <table:table-cell table:formula="of:=100*([outer_uo2.R3]-[outer_uo2.R24]*([outer_uo2.$S$19]/[outer_uo2.$S$40]))/[outer_uo2.R3]" office:value-type="float" office:value="-0.0276702272222273" calcext:value-type="float">
            <text:p>-0.03</text:p>
          </table:table-cell>
          <table:table-cell table:number-columns-repeated="1006"/>
        </table:table-row>
        <table:table-row table:style-name="ro1">
          <table:table-cell/>
          <table:table-cell table:formula="of:=100*([outer_uo2.B4]-[outer_uo2.B25]*([outer_uo2.$S$19]/[outer_uo2.$S$40]))/[outer_uo2.B4]" office:value-type="float" office:value="-0.0660289789979999" calcext:value-type="float">
            <text:p>-0.07</text:p>
          </table:table-cell>
          <table:table-cell table:formula="of:=100*([outer_uo2.C4]-[outer_uo2.C25]*([outer_uo2.$S$19]/[outer_uo2.$S$40]))/[outer_uo2.C4]" office:value-type="float" office:value="0.0163477894126741" calcext:value-type="float">
            <text:p>0.02</text:p>
          </table:table-cell>
          <table:table-cell table:formula="of:=100*([outer_uo2.D4]-[outer_uo2.D25]*([outer_uo2.$S$19]/[outer_uo2.$S$40]))/[outer_uo2.D4]" office:value-type="float" office:value="0.0372858857761842" calcext:value-type="float">
            <text:p>0.04</text:p>
          </table:table-cell>
          <table:table-cell table:formula="of:=100*([outer_uo2.E4]-[outer_uo2.E25]*([outer_uo2.$S$19]/[outer_uo2.$S$40]))/[outer_uo2.E4]" office:value-type="float" office:value="0.0289891008833803" calcext:value-type="float">
            <text:p>0.03</text:p>
          </table:table-cell>
          <table:table-cell table:formula="of:=100*([outer_uo2.F4]-[outer_uo2.F25]*([outer_uo2.$S$19]/[outer_uo2.$S$40]))/[outer_uo2.F4]" office:value-type="float" office:value="0.0276697498769153" calcext:value-type="float">
            <text:p>0.03</text:p>
          </table:table-cell>
          <table:table-cell/>
          <table:table-cell table:formula="of:=100*([outer_uo2.H4]-[outer_uo2.H25]*([outer_uo2.$S$19]/[outer_uo2.$S$40]))/[outer_uo2.H4]" office:value-type="float" office:value="0.0241736360273721" calcext:value-type="float">
            <text:p>0.02</text:p>
          </table:table-cell>
          <table:table-cell table:formula="of:=100*([outer_uo2.I4]-[outer_uo2.I25]*([outer_uo2.$S$19]/[outer_uo2.$S$40]))/[outer_uo2.I4]" office:value-type="float" office:value="0.0251740019238217" calcext:value-type="float">
            <text:p>0.03</text:p>
          </table:table-cell>
          <table:table-cell/>
          <table:table-cell table:formula="of:=100*([outer_uo2.K4]-[outer_uo2.K25]*([outer_uo2.$S$19]/[outer_uo2.$S$40]))/[outer_uo2.K4]" office:value-type="float" office:value="0.0275642993291312" calcext:value-type="float">
            <text:p>0.03</text:p>
          </table:table-cell>
          <table:table-cell table:formula="of:=100*([outer_uo2.L4]-[outer_uo2.L25]*([outer_uo2.$S$19]/[outer_uo2.$S$40]))/[outer_uo2.L4]" office:value-type="float" office:value="0.0264660909730671" calcext:value-type="float">
            <text:p>0.03</text:p>
          </table:table-cell>
          <table:table-cell/>
          <table:table-cell table:formula="of:=100*([outer_uo2.N4]-[outer_uo2.N25]*([outer_uo2.$S$19]/[outer_uo2.$S$40]))/[outer_uo2.N4]" office:value-type="float" office:value="0.0228467813267658" calcext:value-type="float">
            <text:p>0.02</text:p>
          </table:table-cell>
          <table:table-cell table:formula="of:=100*([outer_uo2.O4]-[outer_uo2.O25]*([outer_uo2.$S$19]/[outer_uo2.$S$40]))/[outer_uo2.O4]" office:value-type="float" office:value="-0.002686566685612" calcext:value-type="float">
            <text:p>0.00</text:p>
          </table:table-cell>
          <table:table-cell table:formula="of:=100*([outer_uo2.P4]-[outer_uo2.P25]*([outer_uo2.$S$19]/[outer_uo2.$S$40]))/[outer_uo2.P4]" office:value-type="float" office:value="-0.0388004794557154" calcext:value-type="float">
            <text:p>-0.04</text:p>
          </table:table-cell>
          <table:table-cell table:formula="of:=100*([outer_uo2.Q4]-[outer_uo2.Q25]*([outer_uo2.$S$19]/[outer_uo2.$S$40]))/[outer_uo2.Q4]" office:value-type="float" office:value="-0.081025170789723" calcext:value-type="float">
            <text:p>-0.08</text:p>
          </table:table-cell>
          <table:table-cell table:formula="of:=100*([outer_uo2.R4]-[outer_uo2.R25]*([outer_uo2.$S$19]/[outer_uo2.$S$40]))/[outer_uo2.R4]" office:value-type="float" office:value="-0.0610491456406593" calcext:value-type="float">
            <text:p>-0.06</text:p>
          </table:table-cell>
          <table:table-cell table:number-columns-repeated="1006"/>
        </table:table-row>
        <table:table-row table:style-name="ro1">
          <table:table-cell/>
          <table:table-cell table:formula="of:=100*([outer_uo2.B5]-[outer_uo2.B26]*([outer_uo2.$S$19]/[outer_uo2.$S$40]))/[outer_uo2.B5]" office:value-type="float" office:value="-0.0643012730069574" calcext:value-type="float">
            <text:p>-0.06</text:p>
          </table:table-cell>
          <table:table-cell table:formula="of:=100*([outer_uo2.C5]-[outer_uo2.C26]*([outer_uo2.$S$19]/[outer_uo2.$S$40]))/[outer_uo2.C5]" office:value-type="float" office:value="-0.00234167033772035" calcext:value-type="float">
            <text:p>0.00</text:p>
          </table:table-cell>
          <table:table-cell table:formula="of:=100*([outer_uo2.D5]-[outer_uo2.D26]*([outer_uo2.$S$19]/[outer_uo2.$S$40]))/[outer_uo2.D5]" office:value-type="float" office:value="0.0289891008833803" calcext:value-type="float">
            <text:p>0.03</text:p>
          </table:table-cell>
          <table:table-cell/>
          <table:table-cell table:formula="of:=100*([outer_uo2.F5]-[outer_uo2.F26]*([outer_uo2.$S$19]/[outer_uo2.$S$40]))/[outer_uo2.F5]" office:value-type="float" office:value="0.0259142816367209" calcext:value-type="float">
            <text:p>0.03</text:p>
          </table:table-cell>
          <table:table-cell table:formula="of:=100*([outer_uo2.G5]-[outer_uo2.G26]*([outer_uo2.$S$19]/[outer_uo2.$S$40]))/[outer_uo2.G5]" office:value-type="float" office:value="0.0214573674431446" calcext:value-type="float">
            <text:p>0.02</text:p>
          </table:table-cell>
          <table:table-cell table:formula="of:=100*([outer_uo2.H5]-[outer_uo2.H26]*([outer_uo2.$S$19]/[outer_uo2.$S$40]))/[outer_uo2.H5]" office:value-type="float" office:value="0.0231743224935763" calcext:value-type="float">
            <text:p>0.02</text:p>
          </table:table-cell>
          <table:table-cell table:formula="of:=100*([outer_uo2.I5]-[outer_uo2.I26]*([outer_uo2.$S$19]/[outer_uo2.$S$40]))/[outer_uo2.I5]" office:value-type="float" office:value="0.0228791086391682" calcext:value-type="float">
            <text:p>0.02</text:p>
          </table:table-cell>
          <table:table-cell table:formula="of:=100*([outer_uo2.J5]-[outer_uo2.J26]*([outer_uo2.$S$19]/[outer_uo2.$S$40]))/[outer_uo2.J5]" office:value-type="float" office:value="0.0234008238941072" calcext:value-type="float">
            <text:p>0.02</text:p>
          </table:table-cell>
          <table:table-cell table:formula="of:=100*([outer_uo2.K5]-[outer_uo2.K26]*([outer_uo2.$S$19]/[outer_uo2.$S$40]))/[outer_uo2.K5]" office:value-type="float" office:value="0.0262557569840977" calcext:value-type="float">
            <text:p>0.03</text:p>
          </table:table-cell>
          <table:table-cell table:formula="of:=100*([outer_uo2.L5]-[outer_uo2.L26]*([outer_uo2.$S$19]/[outer_uo2.$S$40]))/[outer_uo2.L5]" office:value-type="float" office:value="0.0264372943634071" calcext:value-type="float">
            <text:p>0.03</text:p>
          </table:table-cell>
          <table:table-cell table:formula="of:=100*([outer_uo2.M5]-[outer_uo2.M26]*([outer_uo2.$S$19]/[outer_uo2.$S$40]))/[outer_uo2.M5]" office:value-type="float" office:value="0.024455341095755" calcext:value-type="float">
            <text:p>0.02</text:p>
          </table:table-cell>
          <table:table-cell table:formula="of:=100*([outer_uo2.N5]-[outer_uo2.N26]*([outer_uo2.$S$19]/[outer_uo2.$S$40]))/[outer_uo2.N5]" office:value-type="float" office:value="0.0208978918122367" calcext:value-type="float">
            <text:p>0.02</text:p>
          </table:table-cell>
          <table:table-cell/>
          <table:table-cell table:formula="of:=100*([outer_uo2.P5]-[outer_uo2.P26]*([outer_uo2.$S$19]/[outer_uo2.$S$40]))/[outer_uo2.P5]" office:value-type="float" office:value="-0.0339275257673885" calcext:value-type="float">
            <text:p>-0.03</text:p>
          </table:table-cell>
          <table:table-cell table:formula="of:=100*([outer_uo2.Q5]-[outer_uo2.Q26]*([outer_uo2.$S$19]/[outer_uo2.$S$40]))/[outer_uo2.Q5]" office:value-type="float" office:value="-0.0696592427709997" calcext:value-type="float">
            <text:p>-0.07</text:p>
          </table:table-cell>
          <table:table-cell table:formula="of:=100*([outer_uo2.R5]-[outer_uo2.R26]*([outer_uo2.$S$19]/[outer_uo2.$S$40]))/[outer_uo2.R5]" office:value-type="float" office:value="-0.0465556017220233" calcext:value-type="float">
            <text:p>-0.05</text:p>
          </table:table-cell>
          <table:table-cell table:number-columns-repeated="1006"/>
        </table:table-row>
        <table:table-row table:style-name="ro1">
          <table:table-cell/>
          <table:table-cell table:formula="of:=100*([outer_uo2.B6]-[outer_uo2.B27]*([outer_uo2.$S$19]/[outer_uo2.$S$40]))/[outer_uo2.B6]" office:value-type="float" office:value="-0.0466840051357963" calcext:value-type="float">
            <text:p>-0.05</text:p>
          </table:table-cell>
          <table:table-cell table:formula="of:=100*([outer_uo2.C6]-[outer_uo2.C27]*([outer_uo2.$S$19]/[outer_uo2.$S$40]))/[outer_uo2.C6]" office:value-type="float" office:value="0.0019597158288999" calcext:value-type="float">
            <text:p>0.00</text:p>
          </table:table-cell>
          <table:table-cell table:formula="of:=100*([outer_uo2.D6]-[outer_uo2.D27]*([outer_uo2.$S$19]/[outer_uo2.$S$40]))/[outer_uo2.D6]" office:value-type="float" office:value="0.0276697498769153" calcext:value-type="float">
            <text:p>0.03</text:p>
          </table:table-cell>
          <table:table-cell table:formula="of:=100*([outer_uo2.E6]-[outer_uo2.E27]*([outer_uo2.$S$19]/[outer_uo2.$S$40]))/[outer_uo2.E6]" office:value-type="float" office:value="0.0259142816367209" calcext:value-type="float">
            <text:p>0.03</text:p>
          </table:table-cell>
          <table:table-cell table:formula="of:=100*([outer_uo2.F6]-[outer_uo2.F27]*([outer_uo2.$S$19]/[outer_uo2.$S$40]))/[outer_uo2.F6]" office:value-type="float" office:value="0.0136208826436095" calcext:value-type="float">
            <text:p>0.01</text:p>
          </table:table-cell>
          <table:table-cell table:formula="of:=100*([outer_uo2.G6]-[outer_uo2.G27]*([outer_uo2.$S$19]/[outer_uo2.$S$40]))/[outer_uo2.G6]" office:value-type="float" office:value="0.015604115208026" calcext:value-type="float">
            <text:p>0.02</text:p>
          </table:table-cell>
          <table:table-cell table:formula="of:=100*([outer_uo2.H6]-[outer_uo2.H27]*([outer_uo2.$S$19]/[outer_uo2.$S$40]))/[outer_uo2.H6]" office:value-type="float" office:value="0.0131414803943224" calcext:value-type="float">
            <text:p>0.01</text:p>
          </table:table-cell>
          <table:table-cell table:formula="of:=100*([outer_uo2.I6]-[outer_uo2.I27]*([outer_uo2.$S$19]/[outer_uo2.$S$40]))/[outer_uo2.I6]" office:value-type="float" office:value="0.0172077993910373" calcext:value-type="float">
            <text:p>0.02</text:p>
          </table:table-cell>
          <table:table-cell table:formula="of:=100*([outer_uo2.J6]-[outer_uo2.J27]*([outer_uo2.$S$19]/[outer_uo2.$S$40]))/[outer_uo2.J6]" office:value-type="float" office:value="0.019368871327473" calcext:value-type="float">
            <text:p>0.02</text:p>
          </table:table-cell>
          <table:table-cell table:formula="of:=100*([outer_uo2.K6]-[outer_uo2.K27]*([outer_uo2.$S$19]/[outer_uo2.$S$40]))/[outer_uo2.K6]" office:value-type="float" office:value="0.0209098276747826" calcext:value-type="float">
            <text:p>0.02</text:p>
          </table:table-cell>
          <table:table-cell table:formula="of:=100*([outer_uo2.L6]-[outer_uo2.L27]*([outer_uo2.$S$19]/[outer_uo2.$S$40]))/[outer_uo2.L6]" office:value-type="float" office:value="0.0222276802264348" calcext:value-type="float">
            <text:p>0.02</text:p>
          </table:table-cell>
          <table:table-cell table:formula="of:=100*([outer_uo2.M6]-[outer_uo2.M27]*([outer_uo2.$S$19]/[outer_uo2.$S$40]))/[outer_uo2.M6]" office:value-type="float" office:value="0.0220758151340774" calcext:value-type="float">
            <text:p>0.02</text:p>
          </table:table-cell>
          <table:table-cell table:formula="of:=100*([outer_uo2.N6]-[outer_uo2.N27]*([outer_uo2.$S$19]/[outer_uo2.$S$40]))/[outer_uo2.N6]" office:value-type="float" office:value="0.0144316120748891" calcext:value-type="float">
            <text:p>0.01</text:p>
          </table:table-cell>
          <table:table-cell table:formula="of:=100*([outer_uo2.O6]-[outer_uo2.O27]*([outer_uo2.$S$19]/[outer_uo2.$S$40]))/[outer_uo2.O6]" office:value-type="float" office:value="-0.00120391887877769" calcext:value-type="float">
            <text:p>0.00</text:p>
          </table:table-cell>
          <table:table-cell table:formula="of:=100*([outer_uo2.P6]-[outer_uo2.P27]*([outer_uo2.$S$19]/[outer_uo2.$S$40]))/[outer_uo2.P6]" office:value-type="float" office:value="-0.0404619877873916" calcext:value-type="float">
            <text:p>-0.04</text:p>
          </table:table-cell>
          <table:table-cell table:formula="of:=100*([outer_uo2.Q6]-[outer_uo2.Q27]*([outer_uo2.$S$19]/[outer_uo2.$S$40]))/[outer_uo2.Q6]" office:value-type="float" office:value="-0.0756021888083148" calcext:value-type="float">
            <text:p>-0.08</text:p>
          </table:table-cell>
          <table:table-cell table:formula="of:=100*([outer_uo2.R6]-[outer_uo2.R27]*([outer_uo2.$S$19]/[outer_uo2.$S$40]))/[outer_uo2.R6]" office:value-type="float" office:value="-0.0563134757777141" calcext:value-type="float">
            <text:p>-0.06</text:p>
          </table:table-cell>
          <table:table-cell table:number-columns-repeated="1006"/>
        </table:table-row>
        <table:table-row table:style-name="ro1">
          <table:table-cell/>
          <table:table-cell table:formula="of:=100*([outer_uo2.B7]-[outer_uo2.B28]*([outer_uo2.$S$19]/[outer_uo2.$S$40]))/[outer_uo2.B7]" office:value-type="float" office:value="-0.05958239544345" calcext:value-type="float">
            <text:p>-0.06</text:p>
          </table:table-cell>
          <table:table-cell table:formula="of:=100*([outer_uo2.C7]-[outer_uo2.C28]*([outer_uo2.$S$19]/[outer_uo2.$S$40]))/[outer_uo2.C7]" office:value-type="float" office:value="-0.0153355167959453" calcext:value-type="float">
            <text:p>-0.02</text:p>
          </table:table-cell>
          <table:table-cell/>
          <table:table-cell table:formula="of:=100*([outer_uo2.E7]-[outer_uo2.E28]*([outer_uo2.$S$19]/[outer_uo2.$S$40]))/[outer_uo2.E7]" office:value-type="float" office:value="0.0214573674431446" calcext:value-type="float">
            <text:p>0.02</text:p>
          </table:table-cell>
          <table:table-cell table:formula="of:=100*([outer_uo2.F7]-[outer_uo2.F28]*([outer_uo2.$S$19]/[outer_uo2.$S$40]))/[outer_uo2.F7]" office:value-type="float" office:value="0.015604115208026" calcext:value-type="float">
            <text:p>0.02</text:p>
          </table:table-cell>
          <table:table-cell/>
          <table:table-cell table:formula="of:=100*([outer_uo2.H7]-[outer_uo2.H28]*([outer_uo2.$S$19]/[outer_uo2.$S$40]))/[outer_uo2.H7]" office:value-type="float" office:value="0.0141379951326175" calcext:value-type="float">
            <text:p>0.01</text:p>
          </table:table-cell>
          <table:table-cell table:formula="of:=100*([outer_uo2.I7]-[outer_uo2.I28]*([outer_uo2.$S$19]/[outer_uo2.$S$40]))/[outer_uo2.I7]" office:value-type="float" office:value="0.016788925123576" calcext:value-type="float">
            <text:p>0.02</text:p>
          </table:table-cell>
          <table:table-cell/>
          <table:table-cell table:formula="of:=100*([outer_uo2.K7]-[outer_uo2.K28]*([outer_uo2.$S$19]/[outer_uo2.$S$40]))/[outer_uo2.K7]" office:value-type="float" office:value="0.020603934098819" calcext:value-type="float">
            <text:p>0.02</text:p>
          </table:table-cell>
          <table:table-cell table:formula="of:=100*([outer_uo2.L7]-[outer_uo2.L28]*([outer_uo2.$S$19]/[outer_uo2.$S$40]))/[outer_uo2.L7]" office:value-type="float" office:value="0.0216780048687188" calcext:value-type="float">
            <text:p>0.02</text:p>
          </table:table-cell>
          <table:table-cell/>
          <table:table-cell table:formula="of:=100*([outer_uo2.N7]-[outer_uo2.N28]*([outer_uo2.$S$19]/[outer_uo2.$S$40]))/[outer_uo2.N7]" office:value-type="float" office:value="0.014636103512066" calcext:value-type="float">
            <text:p>0.01</text:p>
          </table:table-cell>
          <table:table-cell table:formula="of:=100*([outer_uo2.O7]-[outer_uo2.O28]*([outer_uo2.$S$19]/[outer_uo2.$S$40]))/[outer_uo2.O7]" office:value-type="float" office:value="0.00191955419699031" calcext:value-type="float">
            <text:p>0.00</text:p>
          </table:table-cell>
          <table:table-cell/>
          <table:table-cell table:formula="of:=100*([outer_uo2.Q7]-[outer_uo2.Q28]*([outer_uo2.$S$19]/[outer_uo2.$S$40]))/[outer_uo2.Q7]" office:value-type="float" office:value="-0.0433830762840424" calcext:value-type="float">
            <text:p>-0.04</text:p>
          </table:table-cell>
          <table:table-cell table:formula="of:=100*([outer_uo2.R7]-[outer_uo2.R28]*([outer_uo2.$S$19]/[outer_uo2.$S$40]))/[outer_uo2.R7]" office:value-type="float" office:value="-0.0146733639545907" calcext:value-type="float">
            <text:p>-0.01</text:p>
          </table:table-cell>
          <table:table-cell table:number-columns-repeated="1006"/>
        </table:table-row>
        <table:table-row table:style-name="ro1">
          <table:table-cell/>
          <table:table-cell table:formula="of:=100*([outer_uo2.B8]-[outer_uo2.B29]*([outer_uo2.$S$19]/[outer_uo2.$S$40]))/[outer_uo2.B8]" office:value-type="float" office:value="-0.0432387196185911" calcext:value-type="float">
            <text:p>-0.04</text:p>
          </table:table-cell>
          <table:table-cell table:formula="of:=100*([outer_uo2.C8]-[outer_uo2.C29]*([outer_uo2.$S$19]/[outer_uo2.$S$40]))/[outer_uo2.C8]" office:value-type="float" office:value="-0.000984616532874654" calcext:value-type="float">
            <text:p>0.00</text:p>
          </table:table-cell>
          <table:table-cell table:formula="of:=100*([outer_uo2.D8]-[outer_uo2.D29]*([outer_uo2.$S$19]/[outer_uo2.$S$40]))/[outer_uo2.D8]" office:value-type="float" office:value="0.0241736360273721" calcext:value-type="float">
            <text:p>0.02</text:p>
          </table:table-cell>
          <table:table-cell table:formula="of:=100*([outer_uo2.E8]-[outer_uo2.E29]*([outer_uo2.$S$19]/[outer_uo2.$S$40]))/[outer_uo2.E8]" office:value-type="float" office:value="0.0231743224935763" calcext:value-type="float">
            <text:p>0.02</text:p>
          </table:table-cell>
          <table:table-cell table:formula="of:=100*([outer_uo2.F8]-[outer_uo2.F29]*([outer_uo2.$S$19]/[outer_uo2.$S$40]))/[outer_uo2.F8]" office:value-type="float" office:value="0.0131414803943224" calcext:value-type="float">
            <text:p>0.01</text:p>
          </table:table-cell>
          <table:table-cell table:formula="of:=100*([outer_uo2.G8]-[outer_uo2.G29]*([outer_uo2.$S$19]/[outer_uo2.$S$40]))/[outer_uo2.G8]" office:value-type="float" office:value="0.0141379951326175" calcext:value-type="float">
            <text:p>0.01</text:p>
          </table:table-cell>
          <table:table-cell table:formula="of:=100*([outer_uo2.H8]-[outer_uo2.H29]*([outer_uo2.$S$19]/[outer_uo2.$S$40]))/[outer_uo2.H8]" office:value-type="float" office:value="0.0127667671073496" calcext:value-type="float">
            <text:p>0.01</text:p>
          </table:table-cell>
          <table:table-cell table:formula="of:=100*([outer_uo2.I8]-[outer_uo2.I29]*([outer_uo2.$S$19]/[outer_uo2.$S$40]))/[outer_uo2.I8]" office:value-type="float" office:value="0.0183525407417556" calcext:value-type="float">
            <text:p>0.02</text:p>
          </table:table-cell>
          <table:table-cell table:formula="of:=100*([outer_uo2.J8]-[outer_uo2.J29]*([outer_uo2.$S$19]/[outer_uo2.$S$40]))/[outer_uo2.J8]" office:value-type="float" office:value="0.0193464107888334" calcext:value-type="float">
            <text:p>0.02</text:p>
          </table:table-cell>
          <table:table-cell table:formula="of:=100*([outer_uo2.K8]-[outer_uo2.K29]*([outer_uo2.$S$19]/[outer_uo2.$S$40]))/[outer_uo2.K8]" office:value-type="float" office:value="0.0219874536750917" calcext:value-type="float">
            <text:p>0.02</text:p>
          </table:table-cell>
          <table:table-cell table:formula="of:=100*([outer_uo2.L8]-[outer_uo2.L29]*([outer_uo2.$S$19]/[outer_uo2.$S$40]))/[outer_uo2.L8]" office:value-type="float" office:value="0.0229142802384928" calcext:value-type="float">
            <text:p>0.02</text:p>
          </table:table-cell>
          <table:table-cell table:formula="of:=100*([outer_uo2.M8]-[outer_uo2.M29]*([outer_uo2.$S$19]/[outer_uo2.$S$40]))/[outer_uo2.M8]" office:value-type="float" office:value="0.0222119156162567" calcext:value-type="float">
            <text:p>0.02</text:p>
          </table:table-cell>
          <table:table-cell table:formula="of:=100*([outer_uo2.N8]-[outer_uo2.N29]*([outer_uo2.$S$19]/[outer_uo2.$S$40]))/[outer_uo2.N8]" office:value-type="float" office:value="0.0138852856370706" calcext:value-type="float">
            <text:p>0.01</text:p>
          </table:table-cell>
          <table:table-cell table:formula="of:=100*([outer_uo2.O8]-[outer_uo2.O29]*([outer_uo2.$S$19]/[outer_uo2.$S$40]))/[outer_uo2.O8]" office:value-type="float" office:value="-0.00083212371393064" calcext:value-type="float">
            <text:p>0.00</text:p>
          </table:table-cell>
          <table:table-cell table:formula="of:=100*([outer_uo2.P8]-[outer_uo2.P29]*([outer_uo2.$S$19]/[outer_uo2.$S$40]))/[outer_uo2.P8]" office:value-type="float" office:value="-0.0371657512680346" calcext:value-type="float">
            <text:p>-0.04</text:p>
          </table:table-cell>
          <table:table-cell table:formula="of:=100*([outer_uo2.Q8]-[outer_uo2.Q29]*([outer_uo2.$S$19]/[outer_uo2.$S$40]))/[outer_uo2.Q8]" office:value-type="float" office:value="-0.0659722214528146" calcext:value-type="float">
            <text:p>-0.07</text:p>
          </table:table-cell>
          <table:table-cell table:formula="of:=100*([outer_uo2.R8]-[outer_uo2.R29]*([outer_uo2.$S$19]/[outer_uo2.$S$40]))/[outer_uo2.R8]" office:value-type="float" office:value="-0.0252571255567816" calcext:value-type="float">
            <text:p>-0.03</text:p>
          </table:table-cell>
          <table:table-cell table:number-columns-repeated="1006"/>
        </table:table-row>
        <table:table-row table:style-name="ro1">
          <table:table-cell/>
          <table:table-cell table:formula="of:=100*([outer_uo2.B9]-[outer_uo2.B30]*([outer_uo2.$S$19]/[outer_uo2.$S$40]))/[outer_uo2.B9]" office:value-type="float" office:value="-0.0445394292163183" calcext:value-type="float">
            <text:p>-0.04</text:p>
          </table:table-cell>
          <table:table-cell table:formula="of:=100*([outer_uo2.C9]-[outer_uo2.C30]*([outer_uo2.$S$19]/[outer_uo2.$S$40]))/[outer_uo2.C9]" office:value-type="float" office:value="-0.00244671630721179" calcext:value-type="float">
            <text:p>0.00</text:p>
          </table:table-cell>
          <table:table-cell table:formula="of:=100*([outer_uo2.D9]-[outer_uo2.D30]*([outer_uo2.$S$19]/[outer_uo2.$S$40]))/[outer_uo2.D9]" office:value-type="float" office:value="0.0251740019238217" calcext:value-type="float">
            <text:p>0.03</text:p>
          </table:table-cell>
          <table:table-cell table:formula="of:=100*([outer_uo2.E9]-[outer_uo2.E30]*([outer_uo2.$S$19]/[outer_uo2.$S$40]))/[outer_uo2.E9]" office:value-type="float" office:value="0.0228791086391682" calcext:value-type="float">
            <text:p>0.02</text:p>
          </table:table-cell>
          <table:table-cell table:formula="of:=100*([outer_uo2.F9]-[outer_uo2.F30]*([outer_uo2.$S$19]/[outer_uo2.$S$40]))/[outer_uo2.F9]" office:value-type="float" office:value="0.0172077993910373" calcext:value-type="float">
            <text:p>0.02</text:p>
          </table:table-cell>
          <table:table-cell table:formula="of:=100*([outer_uo2.G9]-[outer_uo2.G30]*([outer_uo2.$S$19]/[outer_uo2.$S$40]))/[outer_uo2.G9]" office:value-type="float" office:value="0.016788925123576" calcext:value-type="float">
            <text:p>0.02</text:p>
          </table:table-cell>
          <table:table-cell table:formula="of:=100*([outer_uo2.H9]-[outer_uo2.H30]*([outer_uo2.$S$19]/[outer_uo2.$S$40]))/[outer_uo2.H9]" office:value-type="float" office:value="0.0183525407417556" calcext:value-type="float">
            <text:p>0.02</text:p>
          </table:table-cell>
          <table:table-cell table:formula="of:=100*([outer_uo2.I9]-[outer_uo2.I30]*([outer_uo2.$S$19]/[outer_uo2.$S$40]))/[outer_uo2.I9]" office:value-type="float" office:value="0.0197227283206394" calcext:value-type="float">
            <text:p>0.02</text:p>
          </table:table-cell>
          <table:table-cell table:formula="of:=100*([outer_uo2.J9]-[outer_uo2.J30]*([outer_uo2.$S$19]/[outer_uo2.$S$40]))/[outer_uo2.J9]" office:value-type="float" office:value="0.0231873219562278" calcext:value-type="float">
            <text:p>0.02</text:p>
          </table:table-cell>
          <table:table-cell table:formula="of:=100*([outer_uo2.K9]-[outer_uo2.K30]*([outer_uo2.$S$19]/[outer_uo2.$S$40]))/[outer_uo2.K9]" office:value-type="float" office:value="0.0237792106572587" calcext:value-type="float">
            <text:p>0.02</text:p>
          </table:table-cell>
          <table:table-cell table:formula="of:=100*([outer_uo2.L9]-[outer_uo2.L30]*([outer_uo2.$S$19]/[outer_uo2.$S$40]))/[outer_uo2.L9]" office:value-type="float" office:value="0.0245077762792588" calcext:value-type="float">
            <text:p>0.02</text:p>
          </table:table-cell>
          <table:table-cell table:formula="of:=100*([outer_uo2.M9]-[outer_uo2.M30]*([outer_uo2.$S$19]/[outer_uo2.$S$40]))/[outer_uo2.M9]" office:value-type="float" office:value="0.0248697572714209" calcext:value-type="float">
            <text:p>0.02</text:p>
          </table:table-cell>
          <table:table-cell table:formula="of:=100*([outer_uo2.N9]-[outer_uo2.N30]*([outer_uo2.$S$19]/[outer_uo2.$S$40]))/[outer_uo2.N9]" office:value-type="float" office:value="0.0182718835139752" calcext:value-type="float">
            <text:p>0.02</text:p>
          </table:table-cell>
          <table:table-cell table:formula="of:=100*([outer_uo2.O9]-[outer_uo2.O30]*([outer_uo2.$S$19]/[outer_uo2.$S$40]))/[outer_uo2.O9]" office:value-type="float" office:value="0.00211555949957464" calcext:value-type="float">
            <text:p>0.00</text:p>
          </table:table-cell>
          <table:table-cell table:formula="of:=100*([outer_uo2.P9]-[outer_uo2.P30]*([outer_uo2.$S$19]/[outer_uo2.$S$40]))/[outer_uo2.P9]" office:value-type="float" office:value="-0.0313184183925396" calcext:value-type="float">
            <text:p>-0.03</text:p>
          </table:table-cell>
          <table:table-cell table:formula="of:=100*([outer_uo2.Q9]-[outer_uo2.Q30]*([outer_uo2.$S$19]/[outer_uo2.$S$40]))/[outer_uo2.Q9]" office:value-type="float" office:value="-0.0564580903132558" calcext:value-type="float">
            <text:p>-0.06</text:p>
          </table:table-cell>
          <table:table-cell table:formula="of:=100*([outer_uo2.R9]-[outer_uo2.R30]*([outer_uo2.$S$19]/[outer_uo2.$S$40]))/[outer_uo2.R9]" office:value-type="float" office:value="-0.0101337798053226" calcext:value-type="float">
            <text:p>-0.01</text:p>
          </table:table-cell>
          <table:table-cell table:number-columns-repeated="1006"/>
        </table:table-row>
        <table:table-row table:style-name="ro1">
          <table:table-cell/>
          <table:table-cell table:formula="of:=100*([outer_uo2.B10]-[outer_uo2.B31]*([outer_uo2.$S$19]/[outer_uo2.$S$40]))/[outer_uo2.B10]" office:value-type="float" office:value="-0.0513354443775269" calcext:value-type="float">
            <text:p>-0.05</text:p>
          </table:table-cell>
          <table:table-cell table:formula="of:=100*([outer_uo2.C10]-[outer_uo2.C31]*([outer_uo2.$S$19]/[outer_uo2.$S$40]))/[outer_uo2.C10]" office:value-type="float" office:value="-0.0066735041599729" calcext:value-type="float">
            <text:p>-0.01</text:p>
          </table:table-cell>
          <table:table-cell/>
          <table:table-cell table:formula="of:=100*([outer_uo2.E10]-[outer_uo2.E31]*([outer_uo2.$S$19]/[outer_uo2.$S$40]))/[outer_uo2.E10]" office:value-type="float" office:value="0.0234008238941072" calcext:value-type="float">
            <text:p>0.02</text:p>
          </table:table-cell>
          <table:table-cell table:formula="of:=100*([outer_uo2.F10]-[outer_uo2.F31]*([outer_uo2.$S$19]/[outer_uo2.$S$40]))/[outer_uo2.F10]" office:value-type="float" office:value="0.019368871327473" calcext:value-type="float">
            <text:p>0.02</text:p>
          </table:table-cell>
          <table:table-cell/>
          <table:table-cell table:formula="of:=100*([outer_uo2.H10]-[outer_uo2.H31]*([outer_uo2.$S$19]/[outer_uo2.$S$40]))/[outer_uo2.H10]" office:value-type="float" office:value="0.0193464107888334" calcext:value-type="float">
            <text:p>0.02</text:p>
          </table:table-cell>
          <table:table-cell table:formula="of:=100*([outer_uo2.I10]-[outer_uo2.I31]*([outer_uo2.$S$19]/[outer_uo2.$S$40]))/[outer_uo2.I10]" office:value-type="float" office:value="0.0231873219562278" calcext:value-type="float">
            <text:p>0.02</text:p>
          </table:table-cell>
          <table:table-cell/>
          <table:table-cell table:formula="of:=100*([outer_uo2.K10]-[outer_uo2.K31]*([outer_uo2.$S$19]/[outer_uo2.$S$40]))/[outer_uo2.K10]" office:value-type="float" office:value="0.0293341128020671" calcext:value-type="float">
            <text:p>0.03</text:p>
          </table:table-cell>
          <table:table-cell table:formula="of:=100*([outer_uo2.L10]-[outer_uo2.L31]*([outer_uo2.$S$19]/[outer_uo2.$S$40]))/[outer_uo2.L10]" office:value-type="float" office:value="0.0295599439591992" calcext:value-type="float">
            <text:p>0.03</text:p>
          </table:table-cell>
          <table:table-cell/>
          <table:table-cell table:formula="of:=100*([outer_uo2.N10]-[outer_uo2.N31]*([outer_uo2.$S$19]/[outer_uo2.$S$40]))/[outer_uo2.N10]" office:value-type="float" office:value="0.0229619598748737" calcext:value-type="float">
            <text:p>0.02</text:p>
          </table:table-cell>
          <table:table-cell table:formula="of:=100*([outer_uo2.O10]-[outer_uo2.O31]*([outer_uo2.$S$19]/[outer_uo2.$S$40]))/[outer_uo2.O10]" office:value-type="float" office:value="0.00882825826941525" calcext:value-type="float">
            <text:p>0.01</text:p>
          </table:table-cell>
          <table:table-cell/>
          <table:table-cell table:formula="of:=100*([outer_uo2.Q10]-[outer_uo2.Q31]*([outer_uo2.$S$19]/[outer_uo2.$S$40]))/[outer_uo2.Q10]" office:value-type="float" office:value="-0.024638364153339" calcext:value-type="float">
            <text:p>-0.02</text:p>
          </table:table-cell>
          <table:table-cell table:formula="of:=100*([outer_uo2.R10]-[outer_uo2.R31]*([outer_uo2.$S$19]/[outer_uo2.$S$40]))/[outer_uo2.R10]" office:value-type="float" office:value="0.0260502026243198" calcext:value-type="float">
            <text:p>0.03</text:p>
          </table:table-cell>
          <table:table-cell table:number-columns-repeated="1006"/>
        </table:table-row>
        <table:table-row table:style-name="ro1">
          <table:table-cell/>
          <table:table-cell table:formula="of:=100*([outer_uo2.B11]-[outer_uo2.B32]*([outer_uo2.$S$19]/[outer_uo2.$S$40]))/[outer_uo2.B11]" office:value-type="float" office:value="-0.0399242219911723" calcext:value-type="float">
            <text:p>-0.04</text:p>
          </table:table-cell>
          <table:table-cell table:formula="of:=100*([outer_uo2.C11]-[outer_uo2.C32]*([outer_uo2.$S$19]/[outer_uo2.$S$40]))/[outer_uo2.C11]" office:value-type="float" office:value="0.00478387827769425" calcext:value-type="float">
            <text:p>0.00</text:p>
          </table:table-cell>
          <table:table-cell table:formula="of:=100*([outer_uo2.D11]-[outer_uo2.D32]*([outer_uo2.$S$19]/[outer_uo2.$S$40]))/[outer_uo2.D11]" office:value-type="float" office:value="0.0275642993291312" calcext:value-type="float">
            <text:p>0.03</text:p>
          </table:table-cell>
          <table:table-cell table:formula="of:=100*([outer_uo2.E11]-[outer_uo2.E32]*([outer_uo2.$S$19]/[outer_uo2.$S$40]))/[outer_uo2.E11]" office:value-type="float" office:value="0.0262557569840977" calcext:value-type="float">
            <text:p>0.03</text:p>
          </table:table-cell>
          <table:table-cell table:formula="of:=100*([outer_uo2.F11]-[outer_uo2.F32]*([outer_uo2.$S$19]/[outer_uo2.$S$40]))/[outer_uo2.F11]" office:value-type="float" office:value="0.0209098276747826" calcext:value-type="float">
            <text:p>0.02</text:p>
          </table:table-cell>
          <table:table-cell table:formula="of:=100*([outer_uo2.G11]-[outer_uo2.G32]*([outer_uo2.$S$19]/[outer_uo2.$S$40]))/[outer_uo2.G11]" office:value-type="float" office:value="0.020603934098819" calcext:value-type="float">
            <text:p>0.02</text:p>
          </table:table-cell>
          <table:table-cell table:formula="of:=100*([outer_uo2.H11]-[outer_uo2.H32]*([outer_uo2.$S$19]/[outer_uo2.$S$40]))/[outer_uo2.H11]" office:value-type="float" office:value="0.0219874536750917" calcext:value-type="float">
            <text:p>0.02</text:p>
          </table:table-cell>
          <table:table-cell table:formula="of:=100*([outer_uo2.I11]-[outer_uo2.I32]*([outer_uo2.$S$19]/[outer_uo2.$S$40]))/[outer_uo2.I11]" office:value-type="float" office:value="0.0237792106572587" calcext:value-type="float">
            <text:p>0.02</text:p>
          </table:table-cell>
          <table:table-cell table:formula="of:=100*([outer_uo2.J11]-[outer_uo2.J32]*([outer_uo2.$S$19]/[outer_uo2.$S$40]))/[outer_uo2.J11]" office:value-type="float" office:value="0.0293341128020671" calcext:value-type="float">
            <text:p>0.03</text:p>
          </table:table-cell>
          <table:table-cell table:formula="of:=100*([outer_uo2.K11]-[outer_uo2.K32]*([outer_uo2.$S$19]/[outer_uo2.$S$40]))/[outer_uo2.K11]" office:value-type="float" office:value="0.028109374606076" calcext:value-type="float">
            <text:p>0.03</text:p>
          </table:table-cell>
          <table:table-cell table:formula="of:=100*([outer_uo2.L11]-[outer_uo2.L32]*([outer_uo2.$S$19]/[outer_uo2.$S$40]))/[outer_uo2.L11]" office:value-type="float" office:value="0.0280951936204865" calcext:value-type="float">
            <text:p>0.03</text:p>
          </table:table-cell>
          <table:table-cell table:formula="of:=100*([outer_uo2.M11]-[outer_uo2.M32]*([outer_uo2.$S$19]/[outer_uo2.$S$40]))/[outer_uo2.M11]" office:value-type="float" office:value="0.0308657298047462" calcext:value-type="float">
            <text:p>0.03</text:p>
          </table:table-cell>
          <table:table-cell table:formula="of:=100*([outer_uo2.N11]-[outer_uo2.N32]*([outer_uo2.$S$19]/[outer_uo2.$S$40]))/[outer_uo2.N11]" office:value-type="float" office:value="0.0239582081399183" calcext:value-type="float">
            <text:p>0.02</text:p>
          </table:table-cell>
          <table:table-cell table:formula="of:=100*([outer_uo2.O11]-[outer_uo2.O32]*([outer_uo2.$S$19]/[outer_uo2.$S$40]))/[outer_uo2.O11]" office:value-type="float" office:value="0.00594280813089675" calcext:value-type="float">
            <text:p>0.01</text:p>
          </table:table-cell>
          <table:table-cell table:formula="of:=100*([outer_uo2.P11]-[outer_uo2.P32]*([outer_uo2.$S$19]/[outer_uo2.$S$40]))/[outer_uo2.P11]" office:value-type="float" office:value="-0.0232141604565856" calcext:value-type="float">
            <text:p>-0.02</text:p>
          </table:table-cell>
          <table:table-cell table:formula="of:=100*([outer_uo2.Q11]-[outer_uo2.Q32]*([outer_uo2.$S$19]/[outer_uo2.$S$40]))/[outer_uo2.Q11]" office:value-type="float" office:value="-0.0466038459466297" calcext:value-type="float">
            <text:p>-0.05</text:p>
          </table:table-cell>
          <table:table-cell table:formula="of:=100*([outer_uo2.R11]-[outer_uo2.R32]*([outer_uo2.$S$19]/[outer_uo2.$S$40]))/[outer_uo2.R11]" office:value-type="float" office:value="0.00704813375898251" calcext:value-type="float">
            <text:p>0.01</text:p>
          </table:table-cell>
          <table:table-cell table:number-columns-repeated="1006"/>
        </table:table-row>
        <table:table-row table:style-name="ro1">
          <table:table-cell/>
          <table:table-cell table:formula="of:=100*([outer_uo2.B12]-[outer_uo2.B33]*([outer_uo2.$S$19]/[outer_uo2.$S$40]))/[outer_uo2.B12]" office:value-type="float" office:value="-0.0406539892671491" calcext:value-type="float">
            <text:p>-0.04</text:p>
          </table:table-cell>
          <table:table-cell table:formula="of:=100*([outer_uo2.C12]-[outer_uo2.C33]*([outer_uo2.$S$19]/[outer_uo2.$S$40]))/[outer_uo2.C12]" office:value-type="float" office:value="0.00330593593083609" calcext:value-type="float">
            <text:p>0.00</text:p>
          </table:table-cell>
          <table:table-cell table:formula="of:=100*([outer_uo2.D12]-[outer_uo2.D33]*([outer_uo2.$S$19]/[outer_uo2.$S$40]))/[outer_uo2.D12]" office:value-type="float" office:value="0.0264660909730671" calcext:value-type="float">
            <text:p>0.03</text:p>
          </table:table-cell>
          <table:table-cell table:formula="of:=100*([outer_uo2.E12]-[outer_uo2.E33]*([outer_uo2.$S$19]/[outer_uo2.$S$40]))/[outer_uo2.E12]" office:value-type="float" office:value="0.0264372943634071" calcext:value-type="float">
            <text:p>0.03</text:p>
          </table:table-cell>
          <table:table-cell table:formula="of:=100*([outer_uo2.F12]-[outer_uo2.F33]*([outer_uo2.$S$19]/[outer_uo2.$S$40]))/[outer_uo2.F12]" office:value-type="float" office:value="0.0222276802264348" calcext:value-type="float">
            <text:p>0.02</text:p>
          </table:table-cell>
          <table:table-cell table:formula="of:=100*([outer_uo2.G12]-[outer_uo2.G33]*([outer_uo2.$S$19]/[outer_uo2.$S$40]))/[outer_uo2.G12]" office:value-type="float" office:value="0.0216780048687188" calcext:value-type="float">
            <text:p>0.02</text:p>
          </table:table-cell>
          <table:table-cell table:formula="of:=100*([outer_uo2.H12]-[outer_uo2.H33]*([outer_uo2.$S$19]/[outer_uo2.$S$40]))/[outer_uo2.H12]" office:value-type="float" office:value="0.0229142802384928" calcext:value-type="float">
            <text:p>0.02</text:p>
          </table:table-cell>
          <table:table-cell table:formula="of:=100*([outer_uo2.I12]-[outer_uo2.I33]*([outer_uo2.$S$19]/[outer_uo2.$S$40]))/[outer_uo2.I12]" office:value-type="float" office:value="0.0245077762792588" calcext:value-type="float">
            <text:p>0.02</text:p>
          </table:table-cell>
          <table:table-cell table:formula="of:=100*([outer_uo2.J12]-[outer_uo2.J33]*([outer_uo2.$S$19]/[outer_uo2.$S$40]))/[outer_uo2.J12]" office:value-type="float" office:value="0.0295599439591992" calcext:value-type="float">
            <text:p>0.03</text:p>
          </table:table-cell>
          <table:table-cell table:formula="of:=100*([outer_uo2.K12]-[outer_uo2.K33]*([outer_uo2.$S$19]/[outer_uo2.$S$40]))/[outer_uo2.K12]" office:value-type="float" office:value="0.0280951936204865" calcext:value-type="float">
            <text:p>0.03</text:p>
          </table:table-cell>
          <table:table-cell table:formula="of:=100*([outer_uo2.L12]-[outer_uo2.L33]*([outer_uo2.$S$19]/[outer_uo2.$S$40]))/[outer_uo2.L12]" office:value-type="float" office:value="0.0300868353282309" calcext:value-type="float">
            <text:p>0.03</text:p>
          </table:table-cell>
          <table:table-cell table:formula="of:=100*([outer_uo2.M12]-[outer_uo2.M33]*([outer_uo2.$S$19]/[outer_uo2.$S$40]))/[outer_uo2.M12]" office:value-type="float" office:value="0.0315692029533244" calcext:value-type="float">
            <text:p>0.03</text:p>
          </table:table-cell>
          <table:table-cell table:formula="of:=100*([outer_uo2.N12]-[outer_uo2.N33]*([outer_uo2.$S$19]/[outer_uo2.$S$40]))/[outer_uo2.N12]" office:value-type="float" office:value="0.0231299310849386" calcext:value-type="float">
            <text:p>0.02</text:p>
          </table:table-cell>
          <table:table-cell table:formula="of:=100*([outer_uo2.O12]-[outer_uo2.O33]*([outer_uo2.$S$19]/[outer_uo2.$S$40]))/[outer_uo2.O12]" office:value-type="float" office:value="0.00923144584471537" calcext:value-type="float">
            <text:p>0.01</text:p>
          </table:table-cell>
          <table:table-cell table:formula="of:=100*([outer_uo2.P12]-[outer_uo2.P33]*([outer_uo2.$S$19]/[outer_uo2.$S$40]))/[outer_uo2.P12]" office:value-type="float" office:value="-0.0220374486804889" calcext:value-type="float">
            <text:p>-0.02</text:p>
          </table:table-cell>
          <table:table-cell table:formula="of:=100*([outer_uo2.Q12]-[outer_uo2.Q33]*([outer_uo2.$S$19]/[outer_uo2.$S$40]))/[outer_uo2.Q12]" office:value-type="float" office:value="-0.0432210123950169" calcext:value-type="float">
            <text:p>-0.04</text:p>
          </table:table-cell>
          <table:table-cell table:formula="of:=100*([outer_uo2.R12]-[outer_uo2.R33]*([outer_uo2.$S$19]/[outer_uo2.$S$40]))/[outer_uo2.R12]" office:value-type="float" office:value="0.01428260011223" calcext:value-type="float">
            <text:p>0.01</text:p>
          </table:table-cell>
          <table:table-cell table:number-columns-repeated="1006"/>
        </table:table-row>
        <table:table-row table:style-name="ro1">
          <table:table-cell/>
          <table:table-cell table:formula="of:=100*([outer_uo2.B13]-[outer_uo2.B34]*([outer_uo2.$S$19]/[outer_uo2.$S$40]))/[outer_uo2.B13]" office:value-type="float" office:value="-0.0528697544130536" calcext:value-type="float">
            <text:p>-0.05</text:p>
          </table:table-cell>
          <table:table-cell table:formula="of:=100*([outer_uo2.C13]-[outer_uo2.C34]*([outer_uo2.$S$19]/[outer_uo2.$S$40]))/[outer_uo2.C13]" office:value-type="float" office:value="-0.00800375702602728" calcext:value-type="float">
            <text:p>-0.01</text:p>
          </table:table-cell>
          <table:table-cell/>
          <table:table-cell table:formula="of:=100*([outer_uo2.E13]-[outer_uo2.E34]*([outer_uo2.$S$19]/[outer_uo2.$S$40]))/[outer_uo2.E13]" office:value-type="float" office:value="0.024455341095755" calcext:value-type="float">
            <text:p>0.02</text:p>
          </table:table-cell>
          <table:table-cell table:formula="of:=100*([outer_uo2.F13]-[outer_uo2.F34]*([outer_uo2.$S$19]/[outer_uo2.$S$40]))/[outer_uo2.F13]" office:value-type="float" office:value="0.0220758151340774" calcext:value-type="float">
            <text:p>0.02</text:p>
          </table:table-cell>
          <table:table-cell/>
          <table:table-cell table:formula="of:=100*([outer_uo2.H13]-[outer_uo2.H34]*([outer_uo2.$S$19]/[outer_uo2.$S$40]))/[outer_uo2.H13]" office:value-type="float" office:value="0.0222119156162567" calcext:value-type="float">
            <text:p>0.02</text:p>
          </table:table-cell>
          <table:table-cell table:formula="of:=100*([outer_uo2.I13]-[outer_uo2.I34]*([outer_uo2.$S$19]/[outer_uo2.$S$40]))/[outer_uo2.I13]" office:value-type="float" office:value="0.0248697572714209" calcext:value-type="float">
            <text:p>0.02</text:p>
          </table:table-cell>
          <table:table-cell/>
          <table:table-cell table:formula="of:=100*([outer_uo2.K13]-[outer_uo2.K34]*([outer_uo2.$S$19]/[outer_uo2.$S$40]))/[outer_uo2.K13]" office:value-type="float" office:value="0.0308657298047462" calcext:value-type="float">
            <text:p>0.03</text:p>
          </table:table-cell>
          <table:table-cell table:formula="of:=100*([outer_uo2.L13]-[outer_uo2.L34]*([outer_uo2.$S$19]/[outer_uo2.$S$40]))/[outer_uo2.L13]" office:value-type="float" office:value="0.0315692029533244" calcext:value-type="float">
            <text:p>0.03</text:p>
          </table:table-cell>
          <table:table-cell/>
          <table:table-cell table:formula="of:=100*([outer_uo2.N13]-[outer_uo2.N34]*([outer_uo2.$S$19]/[outer_uo2.$S$40]))/[outer_uo2.N13]" office:value-type="float" office:value="0.0253479760224889" calcext:value-type="float">
            <text:p>0.03</text:p>
          </table:table-cell>
          <table:table-cell table:formula="of:=100*([outer_uo2.O13]-[outer_uo2.O34]*([outer_uo2.$S$19]/[outer_uo2.$S$40]))/[outer_uo2.O13]" office:value-type="float" office:value="0.00968141366837111" calcext:value-type="float">
            <text:p>0.01</text:p>
          </table:table-cell>
          <table:table-cell/>
          <table:table-cell table:formula="of:=100*([outer_uo2.Q13]-[outer_uo2.Q34]*([outer_uo2.$S$19]/[outer_uo2.$S$40]))/[outer_uo2.Q13]" office:value-type="float" office:value="-0.0126028556664083" calcext:value-type="float">
            <text:p>-0.01</text:p>
          </table:table-cell>
          <table:table-cell table:formula="of:=100*([outer_uo2.R13]-[outer_uo2.R34]*([outer_uo2.$S$19]/[outer_uo2.$S$40]))/[outer_uo2.R13]" office:value-type="float" office:value="0.0426715077724673" calcext:value-type="float">
            <text:p>0.04</text:p>
          </table:table-cell>
          <table:table-cell table:number-columns-repeated="1006"/>
        </table:table-row>
        <table:table-row table:style-name="ro1">
          <table:table-cell/>
          <table:table-cell table:formula="of:=100*([outer_uo2.B14]-[outer_uo2.B35]*([outer_uo2.$S$19]/[outer_uo2.$S$40]))/[outer_uo2.B14]" office:value-type="float" office:value="-0.0501667981114791" calcext:value-type="float">
            <text:p>-0.05</text:p>
          </table:table-cell>
          <table:table-cell table:formula="of:=100*([outer_uo2.C14]-[outer_uo2.C35]*([outer_uo2.$S$19]/[outer_uo2.$S$40]))/[outer_uo2.C14]" office:value-type="float" office:value="-0.0000441996583749569" calcext:value-type="float">
            <text:p>0.00</text:p>
          </table:table-cell>
          <table:table-cell table:formula="of:=100*([outer_uo2.D14]-[outer_uo2.D35]*([outer_uo2.$S$19]/[outer_uo2.$S$40]))/[outer_uo2.D14]" office:value-type="float" office:value="0.0228467813267658" calcext:value-type="float">
            <text:p>0.02</text:p>
          </table:table-cell>
          <table:table-cell table:formula="of:=100*([outer_uo2.E14]-[outer_uo2.E35]*([outer_uo2.$S$19]/[outer_uo2.$S$40]))/[outer_uo2.E14]" office:value-type="float" office:value="0.0208978918122367" calcext:value-type="float">
            <text:p>0.02</text:p>
          </table:table-cell>
          <table:table-cell table:formula="of:=100*([outer_uo2.F14]-[outer_uo2.F35]*([outer_uo2.$S$19]/[outer_uo2.$S$40]))/[outer_uo2.F14]" office:value-type="float" office:value="0.0144316120748891" calcext:value-type="float">
            <text:p>0.01</text:p>
          </table:table-cell>
          <table:table-cell table:formula="of:=100*([outer_uo2.G14]-[outer_uo2.G35]*([outer_uo2.$S$19]/[outer_uo2.$S$40]))/[outer_uo2.G14]" office:value-type="float" office:value="0.014636103512066" calcext:value-type="float">
            <text:p>0.01</text:p>
          </table:table-cell>
          <table:table-cell table:formula="of:=100*([outer_uo2.H14]-[outer_uo2.H35]*([outer_uo2.$S$19]/[outer_uo2.$S$40]))/[outer_uo2.H14]" office:value-type="float" office:value="0.0138852856370706" calcext:value-type="float">
            <text:p>0.01</text:p>
          </table:table-cell>
          <table:table-cell table:formula="of:=100*([outer_uo2.I14]-[outer_uo2.I35]*([outer_uo2.$S$19]/[outer_uo2.$S$40]))/[outer_uo2.I14]" office:value-type="float" office:value="0.0182718835139752" calcext:value-type="float">
            <text:p>0.02</text:p>
          </table:table-cell>
          <table:table-cell table:formula="of:=100*([outer_uo2.J14]-[outer_uo2.J35]*([outer_uo2.$S$19]/[outer_uo2.$S$40]))/[outer_uo2.J14]" office:value-type="float" office:value="0.0229619598748737" calcext:value-type="float">
            <text:p>0.02</text:p>
          </table:table-cell>
          <table:table-cell table:formula="of:=100*([outer_uo2.K14]-[outer_uo2.K35]*([outer_uo2.$S$19]/[outer_uo2.$S$40]))/[outer_uo2.K14]" office:value-type="float" office:value="0.0239582081399183" calcext:value-type="float">
            <text:p>0.02</text:p>
          </table:table-cell>
          <table:table-cell table:formula="of:=100*([outer_uo2.L14]-[outer_uo2.L35]*([outer_uo2.$S$19]/[outer_uo2.$S$40]))/[outer_uo2.L14]" office:value-type="float" office:value="0.0231299310849386" calcext:value-type="float">
            <text:p>0.02</text:p>
          </table:table-cell>
          <table:table-cell table:formula="of:=100*([outer_uo2.M14]-[outer_uo2.M35]*([outer_uo2.$S$19]/[outer_uo2.$S$40]))/[outer_uo2.M14]" office:value-type="float" office:value="0.0253479760224889" calcext:value-type="float">
            <text:p>0.03</text:p>
          </table:table-cell>
          <table:table-cell table:formula="of:=100*([outer_uo2.N14]-[outer_uo2.N35]*([outer_uo2.$S$19]/[outer_uo2.$S$40]))/[outer_uo2.N14]" office:value-type="float" office:value="0.0205781673880519" calcext:value-type="float">
            <text:p>0.02</text:p>
          </table:table-cell>
          <table:table-cell table:formula="of:=100*([outer_uo2.O14]-[outer_uo2.O35]*([outer_uo2.$S$19]/[outer_uo2.$S$40]))/[outer_uo2.O14]" office:value-type="float" office:value="0.00244879248063616" calcext:value-type="float">
            <text:p>0.00</text:p>
          </table:table-cell>
          <table:table-cell table:formula="of:=100*([outer_uo2.P14]-[outer_uo2.P35]*([outer_uo2.$S$19]/[outer_uo2.$S$40]))/[outer_uo2.P14]" office:value-type="float" office:value="-0.0248009990409621" calcext:value-type="float">
            <text:p>-0.02</text:p>
          </table:table-cell>
          <table:table-cell table:formula="of:=100*([outer_uo2.Q14]-[outer_uo2.Q35]*([outer_uo2.$S$19]/[outer_uo2.$S$40]))/[outer_uo2.Q14]" office:value-type="float" office:value="-0.0407392756716621" calcext:value-type="float">
            <text:p>-0.04</text:p>
          </table:table-cell>
          <table:table-cell table:formula="of:=100*([outer_uo2.R14]-[outer_uo2.R35]*([outer_uo2.$S$19]/[outer_uo2.$S$40]))/[outer_uo2.R14]" office:value-type="float" office:value="0.0248008956692237" calcext:value-type="float">
            <text:p>0.02</text:p>
          </table:table-cell>
          <table:table-cell table:number-columns-repeated="1006"/>
        </table:table-row>
        <table:table-row table:style-name="ro1">
          <table:table-cell/>
          <table:table-cell table:formula="of:=100*([outer_uo2.B15]-[outer_uo2.B36]*([outer_uo2.$S$19]/[outer_uo2.$S$40]))/[outer_uo2.B15]" office:value-type="float" office:value="-0.0927742004655259" calcext:value-type="float">
            <text:p>-0.09</text:p>
          </table:table-cell>
          <table:table-cell table:formula="of:=100*([outer_uo2.C15]-[outer_uo2.C36]*([outer_uo2.$S$19]/[outer_uo2.$S$40]))/[outer_uo2.C15]" office:value-type="float" office:value="-0.0396769937836157" calcext:value-type="float">
            <text:p>-0.04</text:p>
          </table:table-cell>
          <table:table-cell table:formula="of:=100*([outer_uo2.D15]-[outer_uo2.D36]*([outer_uo2.$S$19]/[outer_uo2.$S$40]))/[outer_uo2.D15]" office:value-type="float" office:value="-0.002686566685612" calcext:value-type="float">
            <text:p>0.00</text:p>
          </table:table-cell>
          <table:table-cell/>
          <table:table-cell table:formula="of:=100*([outer_uo2.F15]-[outer_uo2.F36]*([outer_uo2.$S$19]/[outer_uo2.$S$40]))/[outer_uo2.F15]" office:value-type="float" office:value="-0.00120391887877769" calcext:value-type="float">
            <text:p>0.00</text:p>
          </table:table-cell>
          <table:table-cell table:formula="of:=100*([outer_uo2.G15]-[outer_uo2.G36]*([outer_uo2.$S$19]/[outer_uo2.$S$40]))/[outer_uo2.G15]" office:value-type="float" office:value="0.00191955419699031" calcext:value-type="float">
            <text:p>0.00</text:p>
          </table:table-cell>
          <table:table-cell table:formula="of:=100*([outer_uo2.H15]-[outer_uo2.H36]*([outer_uo2.$S$19]/[outer_uo2.$S$40]))/[outer_uo2.H15]" office:value-type="float" office:value="-0.00083212371393064" calcext:value-type="float">
            <text:p>0.00</text:p>
          </table:table-cell>
          <table:table-cell table:formula="of:=100*([outer_uo2.I15]-[outer_uo2.I36]*([outer_uo2.$S$19]/[outer_uo2.$S$40]))/[outer_uo2.I15]" office:value-type="float" office:value="0.00211555949957464" calcext:value-type="float">
            <text:p>0.00</text:p>
          </table:table-cell>
          <table:table-cell table:formula="of:=100*([outer_uo2.J15]-[outer_uo2.J36]*([outer_uo2.$S$19]/[outer_uo2.$S$40]))/[outer_uo2.J15]" office:value-type="float" office:value="0.00882825826941525" calcext:value-type="float">
            <text:p>0.01</text:p>
          </table:table-cell>
          <table:table-cell table:formula="of:=100*([outer_uo2.K15]-[outer_uo2.K36]*([outer_uo2.$S$19]/[outer_uo2.$S$40]))/[outer_uo2.K15]" office:value-type="float" office:value="0.00594280813089675" calcext:value-type="float">
            <text:p>0.01</text:p>
          </table:table-cell>
          <table:table-cell table:formula="of:=100*([outer_uo2.L15]-[outer_uo2.L36]*([outer_uo2.$S$19]/[outer_uo2.$S$40]))/[outer_uo2.L15]" office:value-type="float" office:value="0.00923144584471537" calcext:value-type="float">
            <text:p>0.01</text:p>
          </table:table-cell>
          <table:table-cell table:formula="of:=100*([outer_uo2.M15]-[outer_uo2.M36]*([outer_uo2.$S$19]/[outer_uo2.$S$40]))/[outer_uo2.M15]" office:value-type="float" office:value="0.00968141366837111" calcext:value-type="float">
            <text:p>0.01</text:p>
          </table:table-cell>
          <table:table-cell table:formula="of:=100*([outer_uo2.N15]-[outer_uo2.N36]*([outer_uo2.$S$19]/[outer_uo2.$S$40]))/[outer_uo2.N15]" office:value-type="float" office:value="0.00244879248063616" calcext:value-type="float">
            <text:p>0.00</text:p>
          </table:table-cell>
          <table:table-cell/>
          <table:table-cell table:formula="of:=100*([outer_uo2.P15]-[outer_uo2.P36]*([outer_uo2.$S$19]/[outer_uo2.$S$40]))/[outer_uo2.P15]" office:value-type="float" office:value="-0.0408984981480281" calcext:value-type="float">
            <text:p>-0.04</text:p>
          </table:table-cell>
          <table:table-cell table:formula="of:=100*([outer_uo2.Q15]-[outer_uo2.Q36]*([outer_uo2.$S$19]/[outer_uo2.$S$40]))/[outer_uo2.Q15]" office:value-type="float" office:value="-0.0448266015126968" calcext:value-type="float">
            <text:p>-0.04</text:p>
          </table:table-cell>
          <table:table-cell table:formula="of:=100*([outer_uo2.R15]-[outer_uo2.R36]*([outer_uo2.$S$19]/[outer_uo2.$S$40]))/[outer_uo2.R15]" office:value-type="float" office:value="0.0532130219887276" calcext:value-type="float">
            <text:p>0.05</text:p>
          </table:table-cell>
          <table:table-cell table:number-columns-repeated="1006"/>
        </table:table-row>
        <table:table-row table:style-name="ro1">
          <table:table-cell/>
          <table:table-cell table:formula="of:=100*([outer_uo2.B16]-[outer_uo2.B37]*([outer_uo2.$S$19]/[outer_uo2.$S$40]))/[outer_uo2.B16]" office:value-type="float" office:value="-0.14350198880986" calcext:value-type="float">
            <text:p>-0.14</text:p>
          </table:table-cell>
          <table:table-cell table:formula="of:=100*([outer_uo2.C16]-[outer_uo2.C37]*([outer_uo2.$S$19]/[outer_uo2.$S$40]))/[outer_uo2.C16]" office:value-type="float" office:value="-0.0727690030102499" calcext:value-type="float">
            <text:p>-0.07</text:p>
          </table:table-cell>
          <table:table-cell table:formula="of:=100*([outer_uo2.D16]-[outer_uo2.D37]*([outer_uo2.$S$19]/[outer_uo2.$S$40]))/[outer_uo2.D16]" office:value-type="float" office:value="-0.0388004794557154" calcext:value-type="float">
            <text:p>-0.04</text:p>
          </table:table-cell>
          <table:table-cell table:formula="of:=100*([outer_uo2.E16]-[outer_uo2.E37]*([outer_uo2.$S$19]/[outer_uo2.$S$40]))/[outer_uo2.E16]" office:value-type="float" office:value="-0.0339275257673885" calcext:value-type="float">
            <text:p>-0.03</text:p>
          </table:table-cell>
          <table:table-cell table:formula="of:=100*([outer_uo2.F16]-[outer_uo2.F37]*([outer_uo2.$S$19]/[outer_uo2.$S$40]))/[outer_uo2.F16]" office:value-type="float" office:value="-0.0404619877873916" calcext:value-type="float">
            <text:p>-0.04</text:p>
          </table:table-cell>
          <table:table-cell/>
          <table:table-cell table:formula="of:=100*([outer_uo2.H16]-[outer_uo2.H37]*([outer_uo2.$S$19]/[outer_uo2.$S$40]))/[outer_uo2.H16]" office:value-type="float" office:value="-0.0371657512680346" calcext:value-type="float">
            <text:p>-0.04</text:p>
          </table:table-cell>
          <table:table-cell table:formula="of:=100*([outer_uo2.I16]-[outer_uo2.I37]*([outer_uo2.$S$19]/[outer_uo2.$S$40]))/[outer_uo2.I16]" office:value-type="float" office:value="-0.0313184183925396" calcext:value-type="float">
            <text:p>-0.03</text:p>
          </table:table-cell>
          <table:table-cell/>
          <table:table-cell table:formula="of:=100*([outer_uo2.K16]-[outer_uo2.K37]*([outer_uo2.$S$19]/[outer_uo2.$S$40]))/[outer_uo2.K16]" office:value-type="float" office:value="-0.0232141604565856" calcext:value-type="float">
            <text:p>-0.02</text:p>
          </table:table-cell>
          <table:table-cell table:formula="of:=100*([outer_uo2.L16]-[outer_uo2.L37]*([outer_uo2.$S$19]/[outer_uo2.$S$40]))/[outer_uo2.L16]" office:value-type="float" office:value="-0.0220374486804889" calcext:value-type="float">
            <text:p>-0.02</text:p>
          </table:table-cell>
          <table:table-cell/>
          <table:table-cell table:formula="of:=100*([outer_uo2.N16]-[outer_uo2.N37]*([outer_uo2.$S$19]/[outer_uo2.$S$40]))/[outer_uo2.N16]" office:value-type="float" office:value="-0.0248009990409621" calcext:value-type="float">
            <text:p>-0.02</text:p>
          </table:table-cell>
          <table:table-cell table:formula="of:=100*([outer_uo2.O16]-[outer_uo2.O37]*([outer_uo2.$S$19]/[outer_uo2.$S$40]))/[outer_uo2.O16]" office:value-type="float" office:value="-0.0408984981480281" calcext:value-type="float">
            <text:p>-0.04</text:p>
          </table:table-cell>
          <table:table-cell table:formula="of:=100*([outer_uo2.P16]-[outer_uo2.P37]*([outer_uo2.$S$19]/[outer_uo2.$S$40]))/[outer_uo2.P16]" office:value-type="float" office:value="-0.0837588532552153" calcext:value-type="float">
            <text:p>-0.08</text:p>
          </table:table-cell>
          <table:table-cell table:formula="of:=100*([outer_uo2.Q16]-[outer_uo2.Q37]*([outer_uo2.$S$19]/[outer_uo2.$S$40]))/[outer_uo2.Q16]" office:value-type="float" office:value="-0.101917810025006" calcext:value-type="float">
            <text:p>-0.10</text:p>
          </table:table-cell>
          <table:table-cell table:formula="of:=100*([outer_uo2.R16]-[outer_uo2.R37]*([outer_uo2.$S$19]/[outer_uo2.$S$40]))/[outer_uo2.R16]" office:value-type="float" office:value="0.0252312679065051" calcext:value-type="float">
            <text:p>0.03</text:p>
          </table:table-cell>
          <table:table-cell table:number-columns-repeated="1006"/>
        </table:table-row>
        <table:table-row table:style-name="ro1">
          <table:table-cell/>
          <table:table-cell table:formula="of:=100*([outer_uo2.B17]-[outer_uo2.B38]*([outer_uo2.$S$19]/[outer_uo2.$S$40]))/[outer_uo2.B17]" office:value-type="float" office:value="-0.0773005143896585" calcext:value-type="float">
            <text:p>-0.08</text:p>
          </table:table-cell>
          <table:table-cell table:formula="of:=100*([outer_uo2.C17]-[outer_uo2.C38]*([outer_uo2.$S$19]/[outer_uo2.$S$40]))/[outer_uo2.C17]" office:value-type="float" office:value="-0.0669755802730481" calcext:value-type="float">
            <text:p>-0.07</text:p>
          </table:table-cell>
          <table:table-cell table:formula="of:=100*([outer_uo2.D17]-[outer_uo2.D38]*([outer_uo2.$S$19]/[outer_uo2.$S$40]))/[outer_uo2.D17]" office:value-type="float" office:value="-0.081025170789723" calcext:value-type="float">
            <text:p>-0.08</text:p>
          </table:table-cell>
          <table:table-cell table:formula="of:=100*([outer_uo2.E17]-[outer_uo2.E38]*([outer_uo2.$S$19]/[outer_uo2.$S$40]))/[outer_uo2.E17]" office:value-type="float" office:value="-0.0696592427709997" calcext:value-type="float">
            <text:p>-0.07</text:p>
          </table:table-cell>
          <table:table-cell table:formula="of:=100*([outer_uo2.F17]-[outer_uo2.F38]*([outer_uo2.$S$19]/[outer_uo2.$S$40]))/[outer_uo2.F17]" office:value-type="float" office:value="-0.0756021888083148" calcext:value-type="float">
            <text:p>-0.08</text:p>
          </table:table-cell>
          <table:table-cell table:formula="of:=100*([outer_uo2.G17]-[outer_uo2.G38]*([outer_uo2.$S$19]/[outer_uo2.$S$40]))/[outer_uo2.G17]" office:value-type="float" office:value="-0.0433830762840424" calcext:value-type="float">
            <text:p>-0.04</text:p>
          </table:table-cell>
          <table:table-cell table:formula="of:=100*([outer_uo2.H17]-[outer_uo2.H38]*([outer_uo2.$S$19]/[outer_uo2.$S$40]))/[outer_uo2.H17]" office:value-type="float" office:value="-0.0659722214528146" calcext:value-type="float">
            <text:p>-0.07</text:p>
          </table:table-cell>
          <table:table-cell table:formula="of:=100*([outer_uo2.I17]-[outer_uo2.I38]*([outer_uo2.$S$19]/[outer_uo2.$S$40]))/[outer_uo2.I17]" office:value-type="float" office:value="-0.0564580903132558" calcext:value-type="float">
            <text:p>-0.06</text:p>
          </table:table-cell>
          <table:table-cell table:formula="of:=100*([outer_uo2.J17]-[outer_uo2.J38]*([outer_uo2.$S$19]/[outer_uo2.$S$40]))/[outer_uo2.J17]" office:value-type="float" office:value="-0.024638364153339" calcext:value-type="float">
            <text:p>-0.02</text:p>
          </table:table-cell>
          <table:table-cell table:formula="of:=100*([outer_uo2.K17]-[outer_uo2.K38]*([outer_uo2.$S$19]/[outer_uo2.$S$40]))/[outer_uo2.K17]" office:value-type="float" office:value="-0.0466038459466297" calcext:value-type="float">
            <text:p>-0.05</text:p>
          </table:table-cell>
          <table:table-cell table:formula="of:=100*([outer_uo2.L17]-[outer_uo2.L38]*([outer_uo2.$S$19]/[outer_uo2.$S$40]))/[outer_uo2.L17]" office:value-type="float" office:value="-0.0432210123950169" calcext:value-type="float">
            <text:p>-0.04</text:p>
          </table:table-cell>
          <table:table-cell table:formula="of:=100*([outer_uo2.M17]-[outer_uo2.M38]*([outer_uo2.$S$19]/[outer_uo2.$S$40]))/[outer_uo2.M17]" office:value-type="float" office:value="-0.0126028556664083" calcext:value-type="float">
            <text:p>-0.01</text:p>
          </table:table-cell>
          <table:table-cell table:formula="of:=100*([outer_uo2.N17]-[outer_uo2.N38]*([outer_uo2.$S$19]/[outer_uo2.$S$40]))/[outer_uo2.N17]" office:value-type="float" office:value="-0.0407392756716621" calcext:value-type="float">
            <text:p>-0.04</text:p>
          </table:table-cell>
          <table:table-cell table:formula="of:=100*([outer_uo2.O17]-[outer_uo2.O38]*([outer_uo2.$S$19]/[outer_uo2.$S$40]))/[outer_uo2.O17]" office:value-type="float" office:value="-0.0448266015126968" calcext:value-type="float">
            <text:p>-0.04</text:p>
          </table:table-cell>
          <table:table-cell table:formula="of:=100*([outer_uo2.P17]-[outer_uo2.P38]*([outer_uo2.$S$19]/[outer_uo2.$S$40]))/[outer_uo2.P17]" office:value-type="float" office:value="-0.101917810025006" calcext:value-type="float">
            <text:p>-0.10</text:p>
          </table:table-cell>
          <table:table-cell table:formula="of:=100*([outer_uo2.Q17]-[outer_uo2.Q38]*([outer_uo2.$S$19]/[outer_uo2.$S$40]))/[outer_uo2.Q17]" office:value-type="float" office:value="-0.201544670127702" calcext:value-type="float">
            <text:p>-0.20</text:p>
          </table:table-cell>
          <table:table-cell table:formula="of:=100*([outer_uo2.R17]-[outer_uo2.R38]*([outer_uo2.$S$19]/[outer_uo2.$S$40]))/[outer_uo2.R17]" office:value-type="float" office:value="-0.183836567130517" calcext:value-type="float">
            <text:p>-0.18</text:p>
          </table:table-cell>
          <table:table-cell table:number-columns-repeated="1006"/>
        </table:table-row>
        <table:table-row table:style-name="ro1">
          <table:table-cell/>
          <table:table-cell table:formula="of:=100*([outer_uo2.B18]-[outer_uo2.B39]*([outer_uo2.$S$19]/[outer_uo2.$S$40]))/[outer_uo2.B18]" office:value-type="float" office:value="0.70290534387364" calcext:value-type="float">
            <text:p>0.70</text:p>
          </table:table-cell>
          <table:table-cell table:formula="of:=100*([outer_uo2.C18]-[outer_uo2.C39]*([outer_uo2.$S$19]/[outer_uo2.$S$40]))/[outer_uo2.C18]" office:value-type="float" office:value="-0.0276702272222273" calcext:value-type="float">
            <text:p>-0.03</text:p>
          </table:table-cell>
          <table:table-cell table:formula="of:=100*([outer_uo2.D18]-[outer_uo2.D39]*([outer_uo2.$S$19]/[outer_uo2.$S$40]))/[outer_uo2.D18]" office:value-type="float" office:value="-0.0610491456406593" calcext:value-type="float">
            <text:p>-0.06</text:p>
          </table:table-cell>
          <table:table-cell table:formula="of:=100*([outer_uo2.E18]-[outer_uo2.E39]*([outer_uo2.$S$19]/[outer_uo2.$S$40]))/[outer_uo2.E18]" office:value-type="float" office:value="-0.0465556017220233" calcext:value-type="float">
            <text:p>-0.05</text:p>
          </table:table-cell>
          <table:table-cell table:formula="of:=100*([outer_uo2.F18]-[outer_uo2.F39]*([outer_uo2.$S$19]/[outer_uo2.$S$40]))/[outer_uo2.F18]" office:value-type="float" office:value="-0.0563134757777141" calcext:value-type="float">
            <text:p>-0.06</text:p>
          </table:table-cell>
          <table:table-cell table:formula="of:=100*([outer_uo2.G18]-[outer_uo2.G39]*([outer_uo2.$S$19]/[outer_uo2.$S$40]))/[outer_uo2.G18]" office:value-type="float" office:value="-0.0146733639545907" calcext:value-type="float">
            <text:p>-0.01</text:p>
          </table:table-cell>
          <table:table-cell table:formula="of:=100*([outer_uo2.H18]-[outer_uo2.H39]*([outer_uo2.$S$19]/[outer_uo2.$S$40]))/[outer_uo2.H18]" office:value-type="float" office:value="-0.0252571255567816" calcext:value-type="float">
            <text:p>-0.03</text:p>
          </table:table-cell>
          <table:table-cell table:formula="of:=100*([outer_uo2.I18]-[outer_uo2.I39]*([outer_uo2.$S$19]/[outer_uo2.$S$40]))/[outer_uo2.I18]" office:value-type="float" office:value="-0.0101337798053226" calcext:value-type="float">
            <text:p>-0.01</text:p>
          </table:table-cell>
          <table:table-cell table:formula="of:=100*([outer_uo2.J18]-[outer_uo2.J39]*([outer_uo2.$S$19]/[outer_uo2.$S$40]))/[outer_uo2.J18]" office:value-type="float" office:value="0.0260502026243198" calcext:value-type="float">
            <text:p>0.03</text:p>
          </table:table-cell>
          <table:table-cell table:formula="of:=100*([outer_uo2.K18]-[outer_uo2.K39]*([outer_uo2.$S$19]/[outer_uo2.$S$40]))/[outer_uo2.K18]" office:value-type="float" office:value="0.00704813375898251" calcext:value-type="float">
            <text:p>0.01</text:p>
          </table:table-cell>
          <table:table-cell table:formula="of:=100*([outer_uo2.L18]-[outer_uo2.L39]*([outer_uo2.$S$19]/[outer_uo2.$S$40]))/[outer_uo2.L18]" office:value-type="float" office:value="0.01428260011223" calcext:value-type="float">
            <text:p>0.01</text:p>
          </table:table-cell>
          <table:table-cell table:formula="of:=100*([outer_uo2.M18]-[outer_uo2.M39]*([outer_uo2.$S$19]/[outer_uo2.$S$40]))/[outer_uo2.M18]" office:value-type="float" office:value="0.0426715077724673" calcext:value-type="float">
            <text:p>0.04</text:p>
          </table:table-cell>
          <table:table-cell table:formula="of:=100*([outer_uo2.N18]-[outer_uo2.N39]*([outer_uo2.$S$19]/[outer_uo2.$S$40]))/[outer_uo2.N18]" office:value-type="float" office:value="0.0248008956692237" calcext:value-type="float">
            <text:p>0.02</text:p>
          </table:table-cell>
          <table:table-cell table:formula="of:=100*([outer_uo2.O18]-[outer_uo2.O39]*([outer_uo2.$S$19]/[outer_uo2.$S$40]))/[outer_uo2.O18]" office:value-type="float" office:value="0.0532130219887276" calcext:value-type="float">
            <text:p>0.05</text:p>
          </table:table-cell>
          <table:table-cell table:formula="of:=100*([outer_uo2.P18]-[outer_uo2.P39]*([outer_uo2.$S$19]/[outer_uo2.$S$40]))/[outer_uo2.P18]" office:value-type="float" office:value="0.0252312679065051" calcext:value-type="float">
            <text:p>0.03</text:p>
          </table:table-cell>
          <table:table-cell table:formula="of:=100*([outer_uo2.Q18]-[outer_uo2.Q39]*([outer_uo2.$S$19]/[outer_uo2.$S$40]))/[outer_uo2.Q18]" office:value-type="float" office:value="-0.183836567130517" calcext:value-type="float">
            <text:p>-0.18</text:p>
          </table:table-cell>
          <table:table-cell table:formula="of:=100*([outer_uo2.R18]-[outer_uo2.R39]*([outer_uo2.$S$19]/[outer_uo2.$S$40]))/[outer_uo2.R18]" office:value-type="float" office:value="-1.40092605333268" calcext:value-type="float">
            <text:p>-1.40</text:p>
          </table:table-cell>
          <table:table-cell table:number-columns-repeated="1006"/>
        </table:table-row>
        <table:table-row table:style-name="ro1">
          <table:table-cell/>
          <table:table-cell table:style-name="Default" table:number-columns-repeated="17"/>
          <table:table-cell table:number-columns-repeated="1006"/>
        </table:table-row>
        <table:table-row table:style-name="ro2">
          <table:table-cell/>
          <table:table-cell table:style-name="ce10" office:value-type="string" calcext:value-type="string">
            <text:p>Fuel Pins</text:p>
          </table:table-cell>
          <table:table-cell table:style-name="Default" table:number-columns-repeated="16"/>
          <table:table-cell table:number-columns-repeated="1006"/>
        </table:table-row>
        <table:table-row table:style-name="ro2">
          <table:table-cell/>
          <table:table-cell table:style-name="ce11" table:formula="of:=(17*17)-25" office:value-type="float" office:value="264" calcext:value-type="float">
            <text:p>264</text:p>
          </table:table-cell>
          <table:table-cell table:style-name="Default" table:number-columns-repeated="16"/>
          <table:table-cell table:number-columns-repeated="1006"/>
        </table:table-row>
        <table:table-row table:style-name="ro1">
          <table:table-cell/>
          <table:table-cell table:style-name="Default" table:number-columns-repeated="17"/>
          <table:table-cell table:number-columns-repeated="1006"/>
        </table:table-row>
        <table:table-row table:style-name="ro3">
          <table:table-cell/>
          <table:table-cell table:style-name="ce12" office:value-type="string" calcext:value-type="string">
            <text:p>Distribution Percent Error Results</text:p>
          </table:table-cell>
          <table:table-cell table:style-name="ce11" table:number-columns-repeated="3"/>
          <table:table-cell table:style-name="Default"/>
          <table:table-cell table:style-name="ce18"/>
          <table:table-cell table:style-name="ce21"/>
          <table:table-cell table:style-name="ce23"/>
          <table:table-cell table:style-name="Default" table:number-columns-repeated="9"/>
          <table:table-cell table:number-columns-repeated="1006"/>
        </table:table-row>
        <table:table-row table:style-name="ro3">
          <table:table-cell/>
          <table:table-cell table:style-name="ce13" office:value-type="string" calcext:value-type="string">
            <text:p>Maximum Percent Error</text:p>
          </table:table-cell>
          <table:table-cell table:style-name="ce11" table:number-columns-repeated="3"/>
          <table:table-cell table:style-name="ce26" table:formula="of:=MAX(ABS(MAX([.$B$4:.$R$20]));ABS(MIN([.$B$4:.$R$20])))" office:value-type="float" office:value="1.40092605333268" calcext:value-type="float">
            <text:p>1.401</text:p>
          </table:table-cell>
          <table:table-cell table:style-name="ce19"/>
          <table:table-cell table:style-name="ce21"/>
          <table:table-cell table:style-name="ce24"/>
          <table:table-cell table:style-name="Default" table:number-columns-repeated="9"/>
          <table:table-cell table:number-columns-repeated="1006"/>
        </table:table-row>
        <table:table-row table:style-name="ro3">
          <table:table-cell/>
          <table:table-cell table:style-name="ce13" office:value-type="string" calcext:value-type="string">
            <text:p>Average Error</text:p>
          </table:table-cell>
          <table:table-cell table:style-name="ce11" table:number-columns-repeated="3"/>
          <table:table-cell table:style-name="ce27" table:number-matrix-columns-spanned="1" table:number-matrix-rows-spanned="1" table:formula="of:=SUM(ABS([.$B$4:.$R$20]))/[.$B$23]" office:value-type="float" office:value="0.0442339972911626" calcext:value-type="float">
            <text:p>0.044</text:p>
          </table:table-cell>
          <table:table-cell table:style-name="ce20"/>
          <table:table-cell table:style-name="ce30"/>
          <table:table-cell table:style-name="ce22" office:value-type="string" calcext:value-type="string">
            <text:p>AVG =SUM( | User Pin Power Percent Errors | ) / # Fuel Pins</text:p>
          </table:table-cell>
          <table:table-cell table:style-name="Default" table:number-columns-repeated="9"/>
          <table:table-cell table:number-columns-repeated="1006"/>
        </table:table-row>
        <table:table-row table:style-name="ro3">
          <table:table-cell/>
          <table:table-cell table:style-name="ce13" office:value-type="string" calcext:value-type="string">
            <text:p>RMS</text:p>
          </table:table-cell>
          <table:table-cell table:style-name="ce11" table:number-columns-repeated="3"/>
          <table:table-cell table:style-name="ce28" table:number-matrix-columns-spanned="1" table:number-matrix-rows-spanned="1" table:formula="of:=SQRT(SUM(ABS([.$B$4:.$R$20])^2)/[.$B$23])" office:value-type="float" office:value="0.11880360600255" calcext:value-type="float">
            <text:p>0.119</text:p>
          </table:table-cell>
          <table:table-cell table:style-name="ce20"/>
          <table:table-cell table:style-name="ce21"/>
          <table:table-cell table:style-name="ce23" office:value-type="string" calcext:value-type="string">
            <text:p>RMS = SQRT( SUM( User Pin Power Percent Error**2) / # Fuel Pins )</text:p>
          </table:table-cell>
          <table:table-cell table:style-name="Default" table:number-columns-repeated="9"/>
          <table:table-cell table:number-columns-repeated="1006"/>
        </table:table-row>
        <table:table-row table:style-name="ro3">
          <table:table-cell/>
          <table:table-cell table:style-name="ce13" office:value-type="string" calcext:value-type="string">
            <text:p>Mean Relative Error</text:p>
          </table:table-cell>
          <table:table-cell table:style-name="ce11" table:number-columns-repeated="3"/>
          <table:table-cell table:style-name="ce29" table:number-matrix-columns-spanned="1" table:number-matrix-rows-spanned="1" table:formula="of:=SUM(ABS([.$B$4:.$R$20])*([outer_uo2.$B$2:.$R$18])/[.$B$23]/AVERAGE([outer_uo2.$B$2:.$R$18]))" office:value-type="float" office:value="0.0437744287000297" calcext:value-type="float">
            <text:p>0.044</text:p>
          </table:table-cell>
          <table:table-cell table:style-name="ce20"/>
          <table:table-cell table:style-name="ce30"/>
          <table:table-cell table:style-name="ce22" office:value-type="string" calcext:value-type="string">
            <text:p>MRE = SUM( | User Pin Power Percent Error | * Monte Carlo Power ) / # Fuel Pins / Average Pin Power</text:p>
          </table:table-cell>
          <table:table-cell table:style-name="Default" table:number-columns-repeated="9"/>
          <table:table-cell table:number-columns-repeated="1006"/>
        </table:table-row>
        <calcext:conditional-formats>
          <calcext:conditional-format calcext:target-range-address="'inner_uo2 plots'.B4:'inner_uo2 plots'.B4 'outer_uo2 plots'.C4:'outer_uo2 plots'.R4 'outer_uo2 plots'.B5:'outer_uo2 plots'.R20">
            <calcext:color-scale>
              <calcext:color-scale-entry calcext:value="0" calcext:type="minimum" calcext:color="#ff0000"/>
              <calcext:color-scale-entry calcext:value="0" calcext:type="number" calcext:color="#ffff99"/>
              <calcext:color-scale-entry calcext:value="0" calcext:type="maximum" calcext:color="#00ff00"/>
            </calcext:color-scale>
          </calcext:conditional-format>
          <calcext:conditional-format calcext:target-range-address="'outer_uo2 plots'.F26:'outer_uo2 plots'.F26">
            <calcext:color-scale>
              <calcext:color-scale-entry calcext:value="0" calcext:type="minimum" calcext:color="#ff0000"/>
              <calcext:color-scale-entry calcext:value="0" calcext:type="number" calcext:color="#ffff99"/>
              <calcext:color-scale-entry calcext:value="0" calcext:type="maximum" calcext:color="#00ff00"/>
            </calcext:color-scale>
          </calcext:conditional-format>
          <calcext:conditional-format calcext:target-range-address="'outer_uo2 plots'.F27:'outer_uo2 plots'.F27">
            <calcext:color-scale>
              <calcext:color-scale-entry calcext:value="0" calcext:type="minimum" calcext:color="#ff0000"/>
              <calcext:color-scale-entry calcext:value="0" calcext:type="number" calcext:color="#ffff99"/>
              <calcext:color-scale-entry calcext:value="0" calcext:type="maximum" calcext:color="#00ff00"/>
            </calcext:color-scale>
          </calcext:conditional-format>
          <calcext:conditional-format calcext:target-range-address="'outer_uo2 plots'.F28:'outer_uo2 plots'.F28">
            <calcext:color-scale>
              <calcext:color-scale-entry calcext:value="0" calcext:type="minimum" calcext:color="#ff0000"/>
              <calcext:color-scale-entry calcext:value="0" calcext:type="number" calcext:color="#ffff99"/>
              <calcext:color-scale-entry calcext:value="0" calcext:type="maximum" calcext:color="#00ff00"/>
            </calcext:color-scale>
          </calcext:conditional-format>
          <calcext:conditional-format calcext:target-range-address="'outer_uo2 plots'.F29:'outer_uo2 plots'.F29">
            <calcext:color-scale>
              <calcext:color-scale-entry calcext:value="0" calcext:type="minimum" calcext:color="#ff0000"/>
              <calcext:color-scale-entry calcext:value="0" calcext:type="number" calcext:color="#ffff99"/>
              <calcext:color-scale-entry calcext:value="0" calcext:type="maximum" calcext:color="#00ff00"/>
            </calcext:color-scale>
          </calcext:conditional-format>
        </calcext:conditional-formats>
      </table:table>
      <table:table table:name="mox_plots" table:style-name="ta1">
        <table:table-column table:style-name="co2" table:default-cell-style-name="Default"/>
        <table:table-column table:style-name="co3" table:number-columns-repeated="12" table:default-cell-style-name="ce32"/>
        <table:table-column table:style-name="co4" table:number-columns-repeated="3" table:default-cell-style-name="ce32"/>
        <table:table-column table:style-name="co3" table:number-columns-repeated="2" table:default-cell-style-name="ce32"/>
        <table:table-column table:style-name="co2" table:number-columns-repeated="1006" table:default-cell-style-name="Default"/>
        <table:table-row table:style-name="ro1" table:number-rows-repeated="3">
          <table:table-cell/>
          <table:table-cell table:style-name="Default" table:number-columns-repeated="17"/>
          <table:table-cell table:number-columns-repeated="1006"/>
        </table:table-row>
        <table:table-row table:style-name="ro1">
          <table:table-cell/>
          <table:table-cell table:style-name="ce31" table:formula="of:=100*([mox.B2]-[mox.B23]*([mox.$S$19]/[mox.$S$40]))/[mox.B2]" office:value-type="float" office:value="0.470000094269834" calcext:value-type="float">
            <text:p>0.47</text:p>
          </table:table-cell>
          <table:table-cell table:style-name="ce31" table:formula="of:=100*([mox.C2]-[mox.C23]*([mox.$S$19]/[mox.$S$40]))/[mox.C2]" office:value-type="float" office:value="0.323516560319106" calcext:value-type="float">
            <text:p>0.32</text:p>
          </table:table-cell>
          <table:table-cell table:style-name="ce31" table:formula="of:=100*([mox.D2]-[mox.D23]*([mox.$S$19]/[mox.$S$40]))/[mox.D2]" office:value-type="float" office:value="0.262436270527465" calcext:value-type="float">
            <text:p>0.26</text:p>
          </table:table-cell>
          <table:table-cell table:style-name="ce31" table:formula="of:=100*([mox.E2]-[mox.E23]*([mox.$S$19]/[mox.$S$40]))/[mox.E2]" office:value-type="float" office:value="0.239169189300705" calcext:value-type="float">
            <text:p>0.24</text:p>
          </table:table-cell>
          <table:table-cell table:style-name="ce31" table:formula="of:=100*([mox.F2]-[mox.F23]*([mox.$S$19]/[mox.$S$40]))/[mox.F2]" office:value-type="float" office:value="0.233230636208249" calcext:value-type="float">
            <text:p>0.23</text:p>
          </table:table-cell>
          <table:table-cell table:style-name="ce31" table:formula="of:=100*([mox.G2]-[mox.G23]*([mox.$S$19]/[mox.$S$40]))/[mox.G2]" office:value-type="float" office:value="0.218744080468411" calcext:value-type="float">
            <text:p>0.22</text:p>
          </table:table-cell>
          <table:table-cell table:style-name="ce31" table:formula="of:=100*([mox.H2]-[mox.H23]*([mox.$S$19]/[mox.$S$40]))/[mox.H2]" office:value-type="float" office:value="0.194972891627712" calcext:value-type="float">
            <text:p>0.19</text:p>
          </table:table-cell>
          <table:table-cell table:style-name="ce31" table:formula="of:=100*([mox.I2]-[mox.I23]*([mox.$S$19]/[mox.$S$40]))/[mox.I2]" office:value-type="float" office:value="0.166999714209198" calcext:value-type="float">
            <text:p>0.17</text:p>
          </table:table-cell>
          <table:table-cell table:style-name="ce31" table:formula="of:=100*([mox.J2]-[mox.J23]*([mox.$S$19]/[mox.$S$40]))/[mox.J2]" office:value-type="float" office:value="0.137921988839771" calcext:value-type="float">
            <text:p>0.14</text:p>
          </table:table-cell>
          <table:table-cell table:style-name="ce31" table:formula="of:=100*([mox.K2]-[mox.K23]*([mox.$S$19]/[mox.$S$40]))/[mox.K2]" office:value-type="float" office:value="0.102765165892945" calcext:value-type="float">
            <text:p>0.10</text:p>
          </table:table-cell>
          <table:table-cell table:style-name="ce31" table:formula="of:=100*([mox.L2]-[mox.L23]*([mox.$S$19]/[mox.$S$40]))/[mox.L2]" office:value-type="float" office:value="0.0584521150137944" calcext:value-type="float">
            <text:p>0.06</text:p>
          </table:table-cell>
          <table:table-cell table:style-name="ce31" table:formula="of:=100*([mox.M2]-[mox.M23]*([mox.$S$19]/[mox.$S$40]))/[mox.M2]" office:value-type="float" office:value="0.00568238458555538" calcext:value-type="float">
            <text:p>0.01</text:p>
          </table:table-cell>
          <table:table-cell table:style-name="ce31" table:formula="of:=100*([mox.N2]-[mox.N23]*([mox.$S$19]/[mox.$S$40]))/[mox.N2]" office:value-type="float" office:value="-0.0585465382179648" calcext:value-type="float">
            <text:p>-0.06</text:p>
          </table:table-cell>
          <table:table-cell table:style-name="ce31" table:formula="of:=100*([mox.O2]-[mox.O23]*([mox.$S$19]/[mox.$S$40]))/[mox.O2]" office:value-type="float" office:value="-0.161015725781445" calcext:value-type="float">
            <text:p>-0.16</text:p>
          </table:table-cell>
          <table:table-cell table:style-name="ce31" table:formula="of:=100*([mox.P2]-[mox.P23]*([mox.$S$19]/[mox.$S$40]))/[mox.P2]" office:value-type="float" office:value="-0.363998244693957" calcext:value-type="float">
            <text:p>-0.36</text:p>
          </table:table-cell>
          <table:table-cell table:style-name="ce31" table:formula="of:=100*([mox.Q2]-[mox.Q23]*([mox.$S$19]/[mox.$S$40]))/[mox.Q2]" office:value-type="float" office:value="-0.751172357742983" calcext:value-type="float">
            <text:p>-0.75</text:p>
          </table:table-cell>
          <table:table-cell table:style-name="ce31" table:formula="of:=100*([mox.R2]-[mox.R23]*([mox.$S$19]/[mox.$S$40]))/[mox.R2]" office:value-type="float" office:value="-1.15090050246196" calcext:value-type="float">
            <text:p>-1.15</text:p>
          </table:table-cell>
          <table:table-cell table:number-columns-repeated="1006"/>
        </table:table-row>
        <table:table-row table:style-name="ro1">
          <table:table-cell/>
          <table:table-cell table:formula="of:=100*([mox.B3]-[mox.B24]*([mox.$S$19]/[mox.$S$40]))/[mox.B3]" office:value-type="float" office:value="0.422292124874214" calcext:value-type="float">
            <text:p>0.42</text:p>
          </table:table-cell>
          <table:table-cell table:formula="of:=100*([mox.C3]-[mox.C24]*([mox.$S$19]/[mox.$S$40]))/[mox.C3]" office:value-type="float" office:value="0.239206906400407" calcext:value-type="float">
            <text:p>0.24</text:p>
          </table:table-cell>
          <table:table-cell table:formula="of:=100*([mox.D3]-[mox.D24]*([mox.$S$19]/[mox.$S$40]))/[mox.D3]" office:value-type="float" office:value="0.19800047984924" calcext:value-type="float">
            <text:p>0.20</text:p>
          </table:table-cell>
          <table:table-cell table:formula="of:=100*([mox.E3]-[mox.E24]*([mox.$S$19]/[mox.$S$40]))/[mox.E3]" office:value-type="float" office:value="0.169708767755638" calcext:value-type="float">
            <text:p>0.17</text:p>
          </table:table-cell>
          <table:table-cell table:formula="of:=100*([mox.F3]-[mox.F24]*([mox.$S$19]/[mox.$S$40]))/[mox.F3]" office:value-type="float" office:value="0.162877780012351" calcext:value-type="float">
            <text:p>0.16</text:p>
          </table:table-cell>
          <table:table-cell table:formula="of:=100*([mox.G3]-[mox.G24]*([mox.$S$19]/[mox.$S$40]))/[mox.G3]" office:value-type="float" office:value="0.152096399432401" calcext:value-type="float">
            <text:p>0.15</text:p>
          </table:table-cell>
          <table:table-cell table:formula="of:=100*([mox.H3]-[mox.H24]*([mox.$S$19]/[mox.$S$40]))/[mox.H3]" office:value-type="float" office:value="0.129483763021718" calcext:value-type="float">
            <text:p>0.13</text:p>
          </table:table-cell>
          <table:table-cell table:formula="of:=100*([mox.I3]-[mox.I24]*([mox.$S$19]/[mox.$S$40]))/[mox.I3]" office:value-type="float" office:value="0.101006227585737" calcext:value-type="float">
            <text:p>0.10</text:p>
          </table:table-cell>
          <table:table-cell table:formula="of:=100*([mox.J3]-[mox.J24]*([mox.$S$19]/[mox.$S$40]))/[mox.J3]" office:value-type="float" office:value="0.0698738080534127" calcext:value-type="float">
            <text:p>0.07</text:p>
          </table:table-cell>
          <table:table-cell table:formula="of:=100*([mox.K3]-[mox.K24]*([mox.$S$19]/[mox.$S$40]))/[mox.K3]" office:value-type="float" office:value="0.034509456199954" calcext:value-type="float">
            <text:p>0.03</text:p>
          </table:table-cell>
          <table:table-cell table:formula="of:=100*([mox.L3]-[mox.L24]*([mox.$S$19]/[mox.$S$40]))/[mox.L3]" office:value-type="float" office:value="-0.0118555613617358" calcext:value-type="float">
            <text:p>-0.01</text:p>
          </table:table-cell>
          <table:table-cell table:formula="of:=100*([mox.M3]-[mox.M24]*([mox.$S$19]/[mox.$S$40]))/[mox.M3]" office:value-type="float" office:value="-0.0616965330609259" calcext:value-type="float">
            <text:p>-0.06</text:p>
          </table:table-cell>
          <table:table-cell table:formula="of:=100*([mox.N3]-[mox.N24]*([mox.$S$19]/[mox.$S$40]))/[mox.N3]" office:value-type="float" office:value="-0.122004245923776" calcext:value-type="float">
            <text:p>-0.12</text:p>
          </table:table-cell>
          <table:table-cell table:formula="of:=100*([mox.O3]-[mox.O24]*([mox.$S$19]/[mox.$S$40]))/[mox.O3]" office:value-type="float" office:value="-0.21975561411912" calcext:value-type="float">
            <text:p>-0.22</text:p>
          </table:table-cell>
          <table:table-cell table:formula="of:=100*([mox.P3]-[mox.P24]*([mox.$S$19]/[mox.$S$40]))/[mox.P3]" office:value-type="float" office:value="-0.40160252512262" calcext:value-type="float">
            <text:p>-0.40</text:p>
          </table:table-cell>
          <table:table-cell table:formula="of:=100*([mox.Q3]-[mox.Q24]*([mox.$S$19]/[mox.$S$40]))/[mox.Q3]" office:value-type="float" office:value="-0.841131463629486" calcext:value-type="float">
            <text:p>-0.84</text:p>
          </table:table-cell>
          <table:table-cell table:formula="of:=100*([mox.R3]-[mox.R24]*([mox.$S$19]/[mox.$S$40]))/[mox.R3]" office:value-type="float" office:value="-1.23286988213129" calcext:value-type="float">
            <text:p>-1.23</text:p>
          </table:table-cell>
          <table:table-cell table:number-columns-repeated="1006"/>
        </table:table-row>
        <table:table-row table:style-name="ro1">
          <table:table-cell/>
          <table:table-cell table:formula="of:=100*([mox.B4]-[mox.B25]*([mox.$S$19]/[mox.$S$40]))/[mox.B4]" office:value-type="float" office:value="0.415600279328597" calcext:value-type="float">
            <text:p>0.42</text:p>
          </table:table-cell>
          <table:table-cell table:formula="of:=100*([mox.C4]-[mox.C25]*([mox.$S$19]/[mox.$S$40]))/[mox.C4]" office:value-type="float" office:value="0.222463063553906" calcext:value-type="float">
            <text:p>0.22</text:p>
          </table:table-cell>
          <table:table-cell table:formula="of:=100*([mox.D4]-[mox.D25]*([mox.$S$19]/[mox.$S$40]))/[mox.D4]" office:value-type="float" office:value="0.168032403091222" calcext:value-type="float">
            <text:p>0.17</text:p>
          </table:table-cell>
          <table:table-cell table:formula="of:=100*([mox.E4]-[mox.E25]*([mox.$S$19]/[mox.$S$40]))/[mox.E4]" office:value-type="float" office:value="0.146582666316599" calcext:value-type="float">
            <text:p>0.15</text:p>
          </table:table-cell>
          <table:table-cell table:formula="of:=100*([mox.F4]-[mox.F25]*([mox.$S$19]/[mox.$S$40]))/[mox.F4]" office:value-type="float" office:value="0.143908932797207" calcext:value-type="float">
            <text:p>0.14</text:p>
          </table:table-cell>
          <table:table-cell/>
          <table:table-cell table:formula="of:=100*([mox.H4]-[mox.H25]*([mox.$S$19]/[mox.$S$40]))/[mox.H4]" office:value-type="float" office:value="0.111053742682946" calcext:value-type="float">
            <text:p>0.11</text:p>
          </table:table-cell>
          <table:table-cell table:formula="of:=100*([mox.I4]-[mox.I25]*([mox.$S$19]/[mox.$S$40]))/[mox.I4]" office:value-type="float" office:value="0.0775773708976721" calcext:value-type="float">
            <text:p>0.08</text:p>
          </table:table-cell>
          <table:table-cell/>
          <table:table-cell table:formula="of:=100*([mox.K4]-[mox.K25]*([mox.$S$19]/[mox.$S$40]))/[mox.K4]" office:value-type="float" office:value="0.0180882451470013" calcext:value-type="float">
            <text:p>0.02</text:p>
          </table:table-cell>
          <table:table-cell table:formula="of:=100*([mox.L4]-[mox.L25]*([mox.$S$19]/[mox.$S$40]))/[mox.L4]" office:value-type="float" office:value="-0.0327691817302372" calcext:value-type="float">
            <text:p>-0.03</text:p>
          </table:table-cell>
          <table:table-cell/>
          <table:table-cell table:formula="of:=100*([mox.N4]-[mox.N25]*([mox.$S$19]/[mox.$S$40]))/[mox.N4]" office:value-type="float" office:value="-0.139707901082643" calcext:value-type="float">
            <text:p>-0.14</text:p>
          </table:table-cell>
          <table:table-cell table:formula="of:=100*([mox.O4]-[mox.O25]*([mox.$S$19]/[mox.$S$40]))/[mox.O4]" office:value-type="float" office:value="-0.235189002290996" calcext:value-type="float">
            <text:p>-0.24</text:p>
          </table:table-cell>
          <table:table-cell table:formula="of:=100*([mox.P4]-[mox.P25]*([mox.$S$19]/[mox.$S$40]))/[mox.P4]" office:value-type="float" office:value="-0.412116524969824" calcext:value-type="float">
            <text:p>-0.41</text:p>
          </table:table-cell>
          <table:table-cell table:formula="of:=100*([mox.Q4]-[mox.Q25]*([mox.$S$19]/[mox.$S$40]))/[mox.Q4]" office:value-type="float" office:value="-0.858574454981296" calcext:value-type="float">
            <text:p>-0.86</text:p>
          </table:table-cell>
          <table:table-cell table:formula="of:=100*([mox.R4]-[mox.R25]*([mox.$S$19]/[mox.$S$40]))/[mox.R4]" office:value-type="float" office:value="-1.25193698613449" calcext:value-type="float">
            <text:p>-1.25</text:p>
          </table:table-cell>
          <table:table-cell table:number-columns-repeated="1006"/>
        </table:table-row>
        <table:table-row table:style-name="ro1">
          <table:table-cell/>
          <table:table-cell table:formula="of:=100*([mox.B5]-[mox.B26]*([mox.$S$19]/[mox.$S$40]))/[mox.B5]" office:value-type="float" office:value="0.397824508428322" calcext:value-type="float">
            <text:p>0.40</text:p>
          </table:table-cell>
          <table:table-cell table:formula="of:=100*([mox.C5]-[mox.C26]*([mox.$S$19]/[mox.$S$40]))/[mox.C5]" office:value-type="float" office:value="0.209508193217567" calcext:value-type="float">
            <text:p>0.21</text:p>
          </table:table-cell>
          <table:table-cell table:formula="of:=100*([mox.D5]-[mox.D26]*([mox.$S$19]/[mox.$S$40]))/[mox.D5]" office:value-type="float" office:value="0.161376319668641" calcext:value-type="float">
            <text:p>0.16</text:p>
          </table:table-cell>
          <table:table-cell/>
          <table:table-cell table:formula="of:=100*([mox.F5]-[mox.F26]*([mox.$S$19]/[mox.$S$40]))/[mox.F5]" office:value-type="float" office:value="0.140088358057015" calcext:value-type="float">
            <text:p>0.14</text:p>
          </table:table-cell>
          <table:table-cell table:formula="of:=100*([mox.G5]-[mox.G26]*([mox.$S$19]/[mox.$S$40]))/[mox.G5]" office:value-type="float" office:value="0.127699285180161" calcext:value-type="float">
            <text:p>0.13</text:p>
          </table:table-cell>
          <table:table-cell table:formula="of:=100*([mox.H5]-[mox.H26]*([mox.$S$19]/[mox.$S$40]))/[mox.H5]" office:value-type="float" office:value="0.102734574587129" calcext:value-type="float">
            <text:p>0.10</text:p>
          </table:table-cell>
          <table:table-cell table:formula="of:=100*([mox.I5]-[mox.I26]*([mox.$S$19]/[mox.$S$40]))/[mox.I5]" office:value-type="float" office:value="0.071457095345079" calcext:value-type="float">
            <text:p>0.07</text:p>
          </table:table-cell>
          <table:table-cell table:formula="of:=100*([mox.J5]-[mox.J26]*([mox.$S$19]/[mox.$S$40]))/[mox.J5]" office:value-type="float" office:value="0.0438172643412418" calcext:value-type="float">
            <text:p>0.04</text:p>
          </table:table-cell>
          <table:table-cell table:formula="of:=100*([mox.K5]-[mox.K26]*([mox.$S$19]/[mox.$S$40]))/[mox.K5]" office:value-type="float" office:value="0.00978080462170892" calcext:value-type="float">
            <text:p>0.01</text:p>
          </table:table-cell>
          <table:table-cell table:formula="of:=100*([mox.L5]-[mox.L26]*([mox.$S$19]/[mox.$S$40]))/[mox.L5]" office:value-type="float" office:value="-0.0380031688132081" calcext:value-type="float">
            <text:p>-0.04</text:p>
          </table:table-cell>
          <table:table-cell table:formula="of:=100*([mox.M5]-[mox.M26]*([mox.$S$19]/[mox.$S$40]))/[mox.M5]" office:value-type="float" office:value="-0.0887289599139051" calcext:value-type="float">
            <text:p>-0.09</text:p>
          </table:table-cell>
          <table:table-cell table:formula="of:=100*([mox.N5]-[mox.N26]*([mox.$S$19]/[mox.$S$40]))/[mox.N5]" office:value-type="float" office:value="-0.155364517090215" calcext:value-type="float">
            <text:p>-0.16</text:p>
          </table:table-cell>
          <table:table-cell/>
          <table:table-cell table:formula="of:=100*([mox.P5]-[mox.P26]*([mox.$S$19]/[mox.$S$40]))/[mox.P5]" office:value-type="float" office:value="-0.401650509427638" calcext:value-type="float">
            <text:p>-0.40</text:p>
          </table:table-cell>
          <table:table-cell table:formula="of:=100*([mox.Q5]-[mox.Q26]*([mox.$S$19]/[mox.$S$40]))/[mox.Q5]" office:value-type="float" office:value="-0.853601616423994" calcext:value-type="float">
            <text:p>-0.85</text:p>
          </table:table-cell>
          <table:table-cell table:formula="of:=100*([mox.R5]-[mox.R26]*([mox.$S$19]/[mox.$S$40]))/[mox.R5]" office:value-type="float" office:value="-1.26570514892729" calcext:value-type="float">
            <text:p>-1.27</text:p>
          </table:table-cell>
          <table:table-cell table:number-columns-repeated="1006"/>
        </table:table-row>
        <table:table-row table:style-name="ro1">
          <table:table-cell/>
          <table:table-cell table:formula="of:=100*([mox.B6]-[mox.B27]*([mox.$S$19]/[mox.$S$40]))/[mox.B6]" office:value-type="float" office:value="0.37997724883582" calcext:value-type="float">
            <text:p>0.38</text:p>
          </table:table-cell>
          <table:table-cell table:formula="of:=100*([mox.C6]-[mox.C27]*([mox.$S$19]/[mox.$S$40]))/[mox.C6]" office:value-type="float" office:value="0.197507350836678" calcext:value-type="float">
            <text:p>0.20</text:p>
          </table:table-cell>
          <table:table-cell table:formula="of:=100*([mox.D6]-[mox.D27]*([mox.$S$19]/[mox.$S$40]))/[mox.D6]" office:value-type="float" office:value="0.161327835381308" calcext:value-type="float">
            <text:p>0.16</text:p>
          </table:table-cell>
          <table:table-cell table:formula="of:=100*([mox.E6]-[mox.E27]*([mox.$S$19]/[mox.$S$40]))/[mox.E6]" office:value-type="float" office:value="0.139843532324678" calcext:value-type="float">
            <text:p>0.14</text:p>
          </table:table-cell>
          <table:table-cell table:formula="of:=100*([mox.F6]-[mox.F27]*([mox.$S$19]/[mox.$S$40]))/[mox.F6]" office:value-type="float" office:value="0.132316404795988" calcext:value-type="float">
            <text:p>0.13</text:p>
          </table:table-cell>
          <table:table-cell table:formula="of:=100*([mox.G6]-[mox.G27]*([mox.$S$19]/[mox.$S$40]))/[mox.G6]" office:value-type="float" office:value="0.123089489555288" calcext:value-type="float">
            <text:p>0.12</text:p>
          </table:table-cell>
          <table:table-cell table:formula="of:=100*([mox.H6]-[mox.H27]*([mox.$S$19]/[mox.$S$40]))/[mox.H6]" office:value-type="float" office:value="0.0985615402047235" calcext:value-type="float">
            <text:p>0.10</text:p>
          </table:table-cell>
          <table:table-cell table:formula="of:=100*([mox.I6]-[mox.I27]*([mox.$S$19]/[mox.$S$40]))/[mox.I6]" office:value-type="float" office:value="0.0688969028263528" calcext:value-type="float">
            <text:p>0.07</text:p>
          </table:table-cell>
          <table:table-cell table:formula="of:=100*([mox.J6]-[mox.J27]*([mox.$S$19]/[mox.$S$40]))/[mox.J6]" office:value-type="float" office:value="0.0402915120148073" calcext:value-type="float">
            <text:p>0.04</text:p>
          </table:table-cell>
          <table:table-cell table:formula="of:=100*([mox.K6]-[mox.K27]*([mox.$S$19]/[mox.$S$40]))/[mox.K6]" office:value-type="float" office:value="0.00561615158878536" calcext:value-type="float">
            <text:p>0.01</text:p>
          </table:table-cell>
          <table:table-cell table:formula="of:=100*([mox.L6]-[mox.L27]*([mox.$S$19]/[mox.$S$40]))/[mox.L6]" office:value-type="float" office:value="-0.0410683088098202" calcext:value-type="float">
            <text:p>-0.04</text:p>
          </table:table-cell>
          <table:table-cell table:formula="of:=100*([mox.M6]-[mox.M27]*([mox.$S$19]/[mox.$S$40]))/[mox.M6]" office:value-type="float" office:value="-0.0919928328644294" calcext:value-type="float">
            <text:p>-0.09</text:p>
          </table:table-cell>
          <table:table-cell table:formula="of:=100*([mox.N6]-[mox.N27]*([mox.$S$19]/[mox.$S$40]))/[mox.N6]" office:value-type="float" office:value="-0.1559632574794" calcext:value-type="float">
            <text:p>-0.16</text:p>
          </table:table-cell>
          <table:table-cell table:formula="of:=100*([mox.O6]-[mox.O27]*([mox.$S$19]/[mox.$S$40]))/[mox.O6]" office:value-type="float" office:value="-0.253609470027476" calcext:value-type="float">
            <text:p>-0.25</text:p>
          </table:table-cell>
          <table:table-cell table:formula="of:=100*([mox.P6]-[mox.P27]*([mox.$S$19]/[mox.$S$40]))/[mox.P6]" office:value-type="float" office:value="-0.42923661327955" calcext:value-type="float">
            <text:p>-0.43</text:p>
          </table:table-cell>
          <table:table-cell table:formula="of:=100*([mox.Q6]-[mox.Q27]*([mox.$S$19]/[mox.$S$40]))/[mox.Q6]" office:value-type="float" office:value="-0.889274880584307" calcext:value-type="float">
            <text:p>-0.89</text:p>
          </table:table-cell>
          <table:table-cell table:formula="of:=100*([mox.R6]-[mox.R27]*([mox.$S$19]/[mox.$S$40]))/[mox.R6]" office:value-type="float" office:value="-1.32646864563069" calcext:value-type="float">
            <text:p>-1.33</text:p>
          </table:table-cell>
          <table:table-cell table:number-columns-repeated="1006"/>
        </table:table-row>
        <table:table-row table:style-name="ro1">
          <table:table-cell/>
          <table:table-cell table:formula="of:=100*([mox.B7]-[mox.B28]*([mox.$S$19]/[mox.$S$40]))/[mox.B7]" office:value-type="float" office:value="0.363495197917042" calcext:value-type="float">
            <text:p>0.36</text:p>
          </table:table-cell>
          <table:table-cell table:formula="of:=100*([mox.C7]-[mox.C28]*([mox.$S$19]/[mox.$S$40]))/[mox.C7]" office:value-type="float" office:value="0.192855598967391" calcext:value-type="float">
            <text:p>0.19</text:p>
          </table:table-cell>
          <table:table-cell/>
          <table:table-cell table:formula="of:=100*([mox.E7]-[mox.E28]*([mox.$S$19]/[mox.$S$40]))/[mox.E7]" office:value-type="float" office:value="0.141030384949113" calcext:value-type="float">
            <text:p>0.14</text:p>
          </table:table-cell>
          <table:table-cell table:formula="of:=100*([mox.F7]-[mox.F28]*([mox.$S$19]/[mox.$S$40]))/[mox.F7]" office:value-type="float" office:value="0.131385551709501" calcext:value-type="float">
            <text:p>0.13</text:p>
          </table:table-cell>
          <table:table-cell/>
          <table:table-cell table:formula="of:=100*([mox.H7]-[mox.H28]*([mox.$S$19]/[mox.$S$40]))/[mox.H7]" office:value-type="float" office:value="0.0982614311372531" calcext:value-type="float">
            <text:p>0.10</text:p>
          </table:table-cell>
          <table:table-cell table:formula="of:=100*([mox.I7]-[mox.I28]*([mox.$S$19]/[mox.$S$40]))/[mox.I7]" office:value-type="float" office:value="0.0652630920688013" calcext:value-type="float">
            <text:p>0.07</text:p>
          </table:table-cell>
          <table:table-cell/>
          <table:table-cell table:formula="of:=100*([mox.K7]-[mox.K28]*([mox.$S$19]/[mox.$S$40]))/[mox.K7]" office:value-type="float" office:value="0.00770550524690643" calcext:value-type="float">
            <text:p>0.01</text:p>
          </table:table-cell>
          <table:table-cell table:formula="of:=100*([mox.L7]-[mox.L28]*([mox.$S$19]/[mox.$S$40]))/[mox.L7]" office:value-type="float" office:value="-0.0422459511693913" calcext:value-type="float">
            <text:p>-0.04</text:p>
          </table:table-cell>
          <table:table-cell/>
          <table:table-cell table:formula="of:=100*([mox.N7]-[mox.N28]*([mox.$S$19]/[mox.$S$40]))/[mox.N7]" office:value-type="float" office:value="-0.149108005008428" calcext:value-type="float">
            <text:p>-0.15</text:p>
          </table:table-cell>
          <table:table-cell table:formula="of:=100*([mox.O7]-[mox.O28]*([mox.$S$19]/[mox.$S$40]))/[mox.O7]" office:value-type="float" office:value="-0.255631959280721" calcext:value-type="float">
            <text:p>-0.26</text:p>
          </table:table-cell>
          <table:table-cell/>
          <table:table-cell table:formula="of:=100*([mox.Q7]-[mox.Q28]*([mox.$S$19]/[mox.$S$40]))/[mox.Q7]" office:value-type="float" office:value="-0.809424840835492" calcext:value-type="float">
            <text:p>-0.81</text:p>
          </table:table-cell>
          <table:table-cell table:formula="of:=100*([mox.R7]-[mox.R28]*([mox.$S$19]/[mox.$S$40]))/[mox.R7]" office:value-type="float" office:value="-1.27216510929613" calcext:value-type="float">
            <text:p>-1.27</text:p>
          </table:table-cell>
          <table:table-cell table:number-columns-repeated="1006"/>
        </table:table-row>
        <table:table-row table:style-name="ro1">
          <table:table-cell/>
          <table:table-cell table:formula="of:=100*([mox.B8]-[mox.B29]*([mox.$S$19]/[mox.$S$40]))/[mox.B8]" office:value-type="float" office:value="0.374151281501753" calcext:value-type="float">
            <text:p>0.37</text:p>
          </table:table-cell>
          <table:table-cell table:formula="of:=100*([mox.C8]-[mox.C29]*([mox.$S$19]/[mox.$S$40]))/[mox.C8]" office:value-type="float" office:value="0.19631517005576" calcext:value-type="float">
            <text:p>0.20</text:p>
          </table:table-cell>
          <table:table-cell table:formula="of:=100*([mox.D8]-[mox.D29]*([mox.$S$19]/[mox.$S$40]))/[mox.D8]" office:value-type="float" office:value="0.158275274498461" calcext:value-type="float">
            <text:p>0.16</text:p>
          </table:table-cell>
          <table:table-cell table:formula="of:=100*([mox.E8]-[mox.E29]*([mox.$S$19]/[mox.$S$40]))/[mox.E8]" office:value-type="float" office:value="0.1327800972338" calcext:value-type="float">
            <text:p>0.13</text:p>
          </table:table-cell>
          <table:table-cell table:formula="of:=100*([mox.F8]-[mox.F29]*([mox.$S$19]/[mox.$S$40]))/[mox.F8]" office:value-type="float" office:value="0.128781146946261" calcext:value-type="float">
            <text:p>0.13</text:p>
          </table:table-cell>
          <table:table-cell table:formula="of:=100*([mox.G8]-[mox.G29]*([mox.$S$19]/[mox.$S$40]))/[mox.G8]" office:value-type="float" office:value="0.119271738562446" calcext:value-type="float">
            <text:p>0.12</text:p>
          </table:table-cell>
          <table:table-cell table:formula="of:=100*([mox.H8]-[mox.H29]*([mox.$S$19]/[mox.$S$40]))/[mox.H8]" office:value-type="float" office:value="0.0963485055746292" calcext:value-type="float">
            <text:p>0.10</text:p>
          </table:table-cell>
          <table:table-cell table:formula="of:=100*([mox.I8]-[mox.I29]*([mox.$S$19]/[mox.$S$40]))/[mox.I8]" office:value-type="float" office:value="0.0665817379412265" calcext:value-type="float">
            <text:p>0.07</text:p>
          </table:table-cell>
          <table:table-cell table:formula="of:=100*([mox.J8]-[mox.J29]*([mox.$S$19]/[mox.$S$40]))/[mox.J8]" office:value-type="float" office:value="0.0381646929507965" calcext:value-type="float">
            <text:p>0.04</text:p>
          </table:table-cell>
          <table:table-cell table:formula="of:=100*([mox.K8]-[mox.K29]*([mox.$S$19]/[mox.$S$40]))/[mox.K8]" office:value-type="float" office:value="0.00428446670338225" calcext:value-type="float">
            <text:p>0.00</text:p>
          </table:table-cell>
          <table:table-cell table:formula="of:=100*([mox.L8]-[mox.L29]*([mox.$S$19]/[mox.$S$40]))/[mox.L8]" office:value-type="float" office:value="-0.0417378335024854" calcext:value-type="float">
            <text:p>-0.04</text:p>
          </table:table-cell>
          <table:table-cell table:formula="of:=100*([mox.M8]-[mox.M29]*([mox.$S$19]/[mox.$S$40]))/[mox.M8]" office:value-type="float" office:value="-0.0922386834967153" calcext:value-type="float">
            <text:p>-0.09</text:p>
          </table:table-cell>
          <table:table-cell table:formula="of:=100*([mox.N8]-[mox.N29]*([mox.$S$19]/[mox.$S$40]))/[mox.N8]" office:value-type="float" office:value="-0.154578582211663" calcext:value-type="float">
            <text:p>-0.15</text:p>
          </table:table-cell>
          <table:table-cell table:formula="of:=100*([mox.O8]-[mox.O29]*([mox.$S$19]/[mox.$S$40]))/[mox.O8]" office:value-type="float" office:value="-0.260320335514142" calcext:value-type="float">
            <text:p>-0.26</text:p>
          </table:table-cell>
          <table:table-cell table:formula="of:=100*([mox.P8]-[mox.P29]*([mox.$S$19]/[mox.$S$40]))/[mox.P8]" office:value-type="float" office:value="-0.444513221971594" calcext:value-type="float">
            <text:p>-0.44</text:p>
          </table:table-cell>
          <table:table-cell table:formula="of:=100*([mox.Q8]-[mox.Q29]*([mox.$S$19]/[mox.$S$40]))/[mox.Q8]" office:value-type="float" office:value="-0.89125745287229" calcext:value-type="float">
            <text:p>-0.89</text:p>
          </table:table-cell>
          <table:table-cell table:formula="of:=100*([mox.R8]-[mox.R29]*([mox.$S$19]/[mox.$S$40]))/[mox.R8]" office:value-type="float" office:value="-1.31661433388433" calcext:value-type="float">
            <text:p>-1.32</text:p>
          </table:table-cell>
          <table:table-cell table:number-columns-repeated="1006"/>
        </table:table-row>
        <table:table-row table:style-name="ro1">
          <table:table-cell/>
          <table:table-cell table:formula="of:=100*([mox.B9]-[mox.B30]*([mox.$S$19]/[mox.$S$40]))/[mox.B9]" office:value-type="float" office:value="0.375331814556913" calcext:value-type="float">
            <text:p>0.38</text:p>
          </table:table-cell>
          <table:table-cell table:formula="of:=100*([mox.C9]-[mox.C30]*([mox.$S$19]/[mox.$S$40]))/[mox.C9]" office:value-type="float" office:value="0.193960384302723" calcext:value-type="float">
            <text:p>0.19</text:p>
          </table:table-cell>
          <table:table-cell table:formula="of:=100*([mox.D9]-[mox.D30]*([mox.$S$19]/[mox.$S$40]))/[mox.D9]" office:value-type="float" office:value="0.155970009499048" calcext:value-type="float">
            <text:p>0.16</text:p>
          </table:table-cell>
          <table:table-cell table:formula="of:=100*([mox.E9]-[mox.E30]*([mox.$S$19]/[mox.$S$40]))/[mox.E9]" office:value-type="float" office:value="0.133008552110484" calcext:value-type="float">
            <text:p>0.13</text:p>
          </table:table-cell>
          <table:table-cell table:formula="of:=100*([mox.F9]-[mox.F30]*([mox.$S$19]/[mox.$S$40]))/[mox.F9]" office:value-type="float" office:value="0.126574860410479" calcext:value-type="float">
            <text:p>0.13</text:p>
          </table:table-cell>
          <table:table-cell table:formula="of:=100*([mox.G9]-[mox.G30]*([mox.$S$19]/[mox.$S$40]))/[mox.G9]" office:value-type="float" office:value="0.119485006874385" calcext:value-type="float">
            <text:p>0.12</text:p>
          </table:table-cell>
          <table:table-cell table:formula="of:=100*([mox.H9]-[mox.H30]*([mox.$S$19]/[mox.$S$40]))/[mox.H9]" office:value-type="float" office:value="0.0964374556087328" calcext:value-type="float">
            <text:p>0.10</text:p>
          </table:table-cell>
          <table:table-cell table:formula="of:=100*([mox.I9]-[mox.I30]*([mox.$S$19]/[mox.$S$40]))/[mox.I9]" office:value-type="float" office:value="0.0667618338677405" calcext:value-type="float">
            <text:p>0.07</text:p>
          </table:table-cell>
          <table:table-cell table:formula="of:=100*([mox.J9]-[mox.J30]*([mox.$S$19]/[mox.$S$40]))/[mox.J9]" office:value-type="float" office:value="0.0376322536980621" calcext:value-type="float">
            <text:p>0.04</text:p>
          </table:table-cell>
          <table:table-cell table:formula="of:=100*([mox.K9]-[mox.K30]*([mox.$S$19]/[mox.$S$40]))/[mox.K9]" office:value-type="float" office:value="0.00406990691699501" calcext:value-type="float">
            <text:p>0.00</text:p>
          </table:table-cell>
          <table:table-cell table:formula="of:=100*([mox.L9]-[mox.L30]*([mox.$S$19]/[mox.$S$40]))/[mox.L9]" office:value-type="float" office:value="-0.0429509080771381" calcext:value-type="float">
            <text:p>-0.04</text:p>
          </table:table-cell>
          <table:table-cell table:formula="of:=100*([mox.M9]-[mox.M30]*([mox.$S$19]/[mox.$S$40]))/[mox.M9]" office:value-type="float" office:value="-0.0919743903360321" calcext:value-type="float">
            <text:p>-0.09</text:p>
          </table:table-cell>
          <table:table-cell table:formula="of:=100*([mox.N9]-[mox.N30]*([mox.$S$19]/[mox.$S$40]))/[mox.N9]" office:value-type="float" office:value="-0.155161074522272" calcext:value-type="float">
            <text:p>-0.16</text:p>
          </table:table-cell>
          <table:table-cell table:formula="of:=100*([mox.O9]-[mox.O30]*([mox.$S$19]/[mox.$S$40]))/[mox.O9]" office:value-type="float" office:value="-0.260519442831626" calcext:value-type="float">
            <text:p>-0.26</text:p>
          </table:table-cell>
          <table:table-cell table:formula="of:=100*([mox.P9]-[mox.P30]*([mox.$S$19]/[mox.$S$40]))/[mox.P9]" office:value-type="float" office:value="-0.446477439066581" calcext:value-type="float">
            <text:p>-0.45</text:p>
          </table:table-cell>
          <table:table-cell table:formula="of:=100*([mox.Q9]-[mox.Q30]*([mox.$S$19]/[mox.$S$40]))/[mox.Q9]" office:value-type="float" office:value="-0.891431687565356" calcext:value-type="float">
            <text:p>-0.89</text:p>
          </table:table-cell>
          <table:table-cell table:formula="of:=100*([mox.R9]-[mox.R30]*([mox.$S$19]/[mox.$S$40]))/[mox.R9]" office:value-type="float" office:value="-1.30645422842674" calcext:value-type="float">
            <text:p>-1.31</text:p>
          </table:table-cell>
          <table:table-cell table:number-columns-repeated="1006"/>
        </table:table-row>
        <table:table-row table:style-name="ro1">
          <table:table-cell/>
          <table:table-cell table:formula="of:=100*([mox.B10]-[mox.B31]*([mox.$S$19]/[mox.$S$40]))/[mox.B10]" office:value-type="float" office:value="0.362774732883479" calcext:value-type="float">
            <text:p>0.36</text:p>
          </table:table-cell>
          <table:table-cell table:formula="of:=100*([mox.C10]-[mox.C31]*([mox.$S$19]/[mox.$S$40]))/[mox.C10]" office:value-type="float" office:value="0.191164183405806" calcext:value-type="float">
            <text:p>0.19</text:p>
          </table:table-cell>
          <table:table-cell/>
          <table:table-cell table:formula="of:=100*([mox.E10]-[mox.E31]*([mox.$S$19]/[mox.$S$40]))/[mox.E10]" office:value-type="float" office:value="0.137101686073635" calcext:value-type="float">
            <text:p>0.14</text:p>
          </table:table-cell>
          <table:table-cell table:formula="of:=100*([mox.F10]-[mox.F31]*([mox.$S$19]/[mox.$S$40]))/[mox.F10]" office:value-type="float" office:value="0.127589269969342" calcext:value-type="float">
            <text:p>0.13</text:p>
          </table:table-cell>
          <table:table-cell/>
          <table:table-cell table:formula="of:=100*([mox.H10]-[mox.H31]*([mox.$S$19]/[mox.$S$40]))/[mox.H10]" office:value-type="float" office:value="0.0946684237519746" calcext:value-type="float">
            <text:p>0.09</text:p>
          </table:table-cell>
          <table:table-cell table:formula="of:=100*([mox.I10]-[mox.I31]*([mox.$S$19]/[mox.$S$40]))/[mox.I10]" office:value-type="float" office:value="0.0633640470030244" calcext:value-type="float">
            <text:p>0.06</text:p>
          </table:table-cell>
          <table:table-cell/>
          <table:table-cell table:formula="of:=100*([mox.K10]-[mox.K31]*([mox.$S$19]/[mox.$S$40]))/[mox.K10]" office:value-type="float" office:value="0.00763355171090858" calcext:value-type="float">
            <text:p>0.01</text:p>
          </table:table-cell>
          <table:table-cell table:formula="of:=100*([mox.L10]-[mox.L31]*([mox.$S$19]/[mox.$S$40]))/[mox.L10]" office:value-type="float" office:value="-0.0419158126921184" calcext:value-type="float">
            <text:p>-0.04</text:p>
          </table:table-cell>
          <table:table-cell/>
          <table:table-cell table:formula="of:=100*([mox.N10]-[mox.N31]*([mox.$S$19]/[mox.$S$40]))/[mox.N10]" office:value-type="float" office:value="-0.147226569010729" calcext:value-type="float">
            <text:p>-0.15</text:p>
          </table:table-cell>
          <table:table-cell table:formula="of:=100*([mox.O10]-[mox.O31]*([mox.$S$19]/[mox.$S$40]))/[mox.O10]" office:value-type="float" office:value="-0.258865192683476" calcext:value-type="float">
            <text:p>-0.26</text:p>
          </table:table-cell>
          <table:table-cell/>
          <table:table-cell table:formula="of:=100*([mox.Q10]-[mox.Q31]*([mox.$S$19]/[mox.$S$40]))/[mox.Q10]" office:value-type="float" office:value="-0.812985080870505" calcext:value-type="float">
            <text:p>-0.81</text:p>
          </table:table-cell>
          <table:table-cell table:formula="of:=100*([mox.R10]-[mox.R31]*([mox.$S$19]/[mox.$S$40]))/[mox.R10]" office:value-type="float" office:value="-1.26117287090849" calcext:value-type="float">
            <text:p>-1.26</text:p>
          </table:table-cell>
          <table:table-cell table:number-columns-repeated="1006"/>
        </table:table-row>
        <table:table-row table:style-name="ro1">
          <table:table-cell/>
          <table:table-cell table:formula="of:=100*([mox.B11]-[mox.B32]*([mox.$S$19]/[mox.$S$40]))/[mox.B11]" office:value-type="float" office:value="0.374077425292267" calcext:value-type="float">
            <text:p>0.37</text:p>
          </table:table-cell>
          <table:table-cell table:formula="of:=100*([mox.C11]-[mox.C32]*([mox.$S$19]/[mox.$S$40]))/[mox.C11]" office:value-type="float" office:value="0.195000823817702" calcext:value-type="float">
            <text:p>0.20</text:p>
          </table:table-cell>
          <table:table-cell table:formula="of:=100*([mox.D11]-[mox.D32]*([mox.$S$19]/[mox.$S$40]))/[mox.D11]" office:value-type="float" office:value="0.155010080042441" calcext:value-type="float">
            <text:p>0.16</text:p>
          </table:table-cell>
          <table:table-cell table:formula="of:=100*([mox.E11]-[mox.E32]*([mox.$S$19]/[mox.$S$40]))/[mox.E11]" office:value-type="float" office:value="0.132425652477729" calcext:value-type="float">
            <text:p>0.13</text:p>
          </table:table-cell>
          <table:table-cell table:formula="of:=100*([mox.F11]-[mox.F32]*([mox.$S$19]/[mox.$S$40]))/[mox.F11]" office:value-type="float" office:value="0.125752897948187" calcext:value-type="float">
            <text:p>0.13</text:p>
          </table:table-cell>
          <table:table-cell table:formula="of:=100*([mox.G11]-[mox.G32]*([mox.$S$19]/[mox.$S$40]))/[mox.G11]" office:value-type="float" office:value="0.118839961745231" calcext:value-type="float">
            <text:p>0.12</text:p>
          </table:table-cell>
          <table:table-cell table:formula="of:=100*([mox.H11]-[mox.H32]*([mox.$S$19]/[mox.$S$40]))/[mox.H11]" office:value-type="float" office:value="0.0950693587534576" calcext:value-type="float">
            <text:p>0.10</text:p>
          </table:table-cell>
          <table:table-cell table:formula="of:=100*([mox.I11]-[mox.I32]*([mox.$S$19]/[mox.$S$40]))/[mox.I11]" office:value-type="float" office:value="0.0660346331583456" calcext:value-type="float">
            <text:p>0.07</text:p>
          </table:table-cell>
          <table:table-cell table:formula="of:=100*([mox.J11]-[mox.J32]*([mox.$S$19]/[mox.$S$40]))/[mox.J11]" office:value-type="float" office:value="0.037749037786982" calcext:value-type="float">
            <text:p>0.04</text:p>
          </table:table-cell>
          <table:table-cell table:formula="of:=100*([mox.K11]-[mox.K32]*([mox.$S$19]/[mox.$S$40]))/[mox.K11]" office:value-type="float" office:value="0.00300910464470626" calcext:value-type="float">
            <text:p>0.00</text:p>
          </table:table-cell>
          <table:table-cell table:formula="of:=100*([mox.L11]-[mox.L32]*([mox.$S$19]/[mox.$S$40]))/[mox.L11]" office:value-type="float" office:value="-0.0405998258822309" calcext:value-type="float">
            <text:p>-0.04</text:p>
          </table:table-cell>
          <table:table-cell table:formula="of:=100*([mox.M11]-[mox.M32]*([mox.$S$19]/[mox.$S$40]))/[mox.M11]" office:value-type="float" office:value="-0.0907633422192964" calcext:value-type="float">
            <text:p>-0.09</text:p>
          </table:table-cell>
          <table:table-cell table:formula="of:=100*([mox.N11]-[mox.N32]*([mox.$S$19]/[mox.$S$40]))/[mox.N11]" office:value-type="float" office:value="-0.15247008832669" calcext:value-type="float">
            <text:p>-0.15</text:p>
          </table:table-cell>
          <table:table-cell table:formula="of:=100*([mox.O11]-[mox.O32]*([mox.$S$19]/[mox.$S$40]))/[mox.O11]" office:value-type="float" office:value="-0.258382300901462" calcext:value-type="float">
            <text:p>-0.26</text:p>
          </table:table-cell>
          <table:table-cell table:formula="of:=100*([mox.P11]-[mox.P32]*([mox.$S$19]/[mox.$S$40]))/[mox.P11]" office:value-type="float" office:value="-0.443156662592381" calcext:value-type="float">
            <text:p>-0.44</text:p>
          </table:table-cell>
          <table:table-cell table:formula="of:=100*([mox.Q11]-[mox.Q32]*([mox.$S$19]/[mox.$S$40]))/[mox.Q11]" office:value-type="float" office:value="-0.887921662937582" calcext:value-type="float">
            <text:p>-0.89</text:p>
          </table:table-cell>
          <table:table-cell table:formula="of:=100*([mox.R11]-[mox.R32]*([mox.$S$19]/[mox.$S$40]))/[mox.R11]" office:value-type="float" office:value="-1.30185309823513" calcext:value-type="float">
            <text:p>-1.30</text:p>
          </table:table-cell>
          <table:table-cell table:number-columns-repeated="1006"/>
        </table:table-row>
        <table:table-row table:style-name="ro1">
          <table:table-cell/>
          <table:table-cell table:formula="of:=100*([mox.B12]-[mox.B33]*([mox.$S$19]/[mox.$S$40]))/[mox.B12]" office:value-type="float" office:value="0.375257223197878" calcext:value-type="float">
            <text:p>0.38</text:p>
          </table:table-cell>
          <table:table-cell table:formula="of:=100*([mox.C12]-[mox.C33]*([mox.$S$19]/[mox.$S$40]))/[mox.C12]" office:value-type="float" office:value="0.195265728176106" calcext:value-type="float">
            <text:p>0.20</text:p>
          </table:table-cell>
          <table:table-cell table:formula="of:=100*([mox.D12]-[mox.D33]*([mox.$S$19]/[mox.$S$40]))/[mox.D12]" office:value-type="float" office:value="0.155566056056829" calcext:value-type="float">
            <text:p>0.16</text:p>
          </table:table-cell>
          <table:table-cell table:formula="of:=100*([mox.E12]-[mox.E33]*([mox.$S$19]/[mox.$S$40]))/[mox.E12]" office:value-type="float" office:value="0.129141932407329" calcext:value-type="float">
            <text:p>0.13</text:p>
          </table:table-cell>
          <table:table-cell table:formula="of:=100*([mox.F12]-[mox.F33]*([mox.$S$19]/[mox.$S$40]))/[mox.F12]" office:value-type="float" office:value="0.128905437273159" calcext:value-type="float">
            <text:p>0.13</text:p>
          </table:table-cell>
          <table:table-cell table:formula="of:=100*([mox.G12]-[mox.G33]*([mox.$S$19]/[mox.$S$40]))/[mox.G12]" office:value-type="float" office:value="0.118862510842122" calcext:value-type="float">
            <text:p>0.12</text:p>
          </table:table-cell>
          <table:table-cell table:formula="of:=100*([mox.H12]-[mox.H33]*([mox.$S$19]/[mox.$S$40]))/[mox.H12]" office:value-type="float" office:value="0.0974986532988769" calcext:value-type="float">
            <text:p>0.10</text:p>
          </table:table-cell>
          <table:table-cell table:formula="of:=100*([mox.I12]-[mox.I33]*([mox.$S$19]/[mox.$S$40]))/[mox.I12]" office:value-type="float" office:value="0.065289941110285" calcext:value-type="float">
            <text:p>0.07</text:p>
          </table:table-cell>
          <table:table-cell table:formula="of:=100*([mox.J12]-[mox.J33]*([mox.$S$19]/[mox.$S$40]))/[mox.J12]" office:value-type="float" office:value="0.0404608277516204" calcext:value-type="float">
            <text:p>0.04</text:p>
          </table:table-cell>
          <table:table-cell table:formula="of:=100*([mox.K12]-[mox.K33]*([mox.$S$19]/[mox.$S$40]))/[mox.K12]" office:value-type="float" office:value="0.00540678759959999" calcext:value-type="float">
            <text:p>0.01</text:p>
          </table:table-cell>
          <table:table-cell table:formula="of:=100*([mox.L12]-[mox.L33]*([mox.$S$19]/[mox.$S$40]))/[mox.L12]" office:value-type="float" office:value="-0.040639046941194" calcext:value-type="float">
            <text:p>-0.04</text:p>
          </table:table-cell>
          <table:table-cell table:formula="of:=100*([mox.M12]-[mox.M33]*([mox.$S$19]/[mox.$S$40]))/[mox.M12]" office:value-type="float" office:value="-0.0886662874370372" calcext:value-type="float">
            <text:p>-0.09</text:p>
          </table:table-cell>
          <table:table-cell table:formula="of:=100*([mox.N12]-[mox.N33]*([mox.$S$19]/[mox.$S$40]))/[mox.N12]" office:value-type="float" office:value="-0.151649481682416" calcext:value-type="float">
            <text:p>-0.15</text:p>
          </table:table-cell>
          <table:table-cell table:formula="of:=100*([mox.O12]-[mox.O33]*([mox.$S$19]/[mox.$S$40]))/[mox.O12]" office:value-type="float" office:value="-0.257897235049069" calcext:value-type="float">
            <text:p>-0.26</text:p>
          </table:table-cell>
          <table:table-cell table:formula="of:=100*([mox.P12]-[mox.P33]*([mox.$S$19]/[mox.$S$40]))/[mox.P12]" office:value-type="float" office:value="-0.43764453065656" calcext:value-type="float">
            <text:p>-0.44</text:p>
          </table:table-cell>
          <table:table-cell table:formula="of:=100*([mox.Q12]-[mox.Q33]*([mox.$S$19]/[mox.$S$40]))/[mox.Q12]" office:value-type="float" office:value="-0.884366460149716" calcext:value-type="float">
            <text:p>-0.88</text:p>
          </table:table-cell>
          <table:table-cell table:formula="of:=100*([mox.R12]-[mox.R33]*([mox.$S$19]/[mox.$S$40]))/[mox.R12]" office:value-type="float" office:value="-1.30124872810644" calcext:value-type="float">
            <text:p>-1.30</text:p>
          </table:table-cell>
          <table:table-cell table:number-columns-repeated="1006"/>
        </table:table-row>
        <table:table-row table:style-name="ro1">
          <table:table-cell/>
          <table:table-cell table:formula="of:=100*([mox.B13]-[mox.B34]*([mox.$S$19]/[mox.$S$40]))/[mox.B13]" office:value-type="float" office:value="0.367576963253674" calcext:value-type="float">
            <text:p>0.37</text:p>
          </table:table-cell>
          <table:table-cell table:formula="of:=100*([mox.C13]-[mox.C34]*([mox.$S$19]/[mox.$S$40]))/[mox.C13]" office:value-type="float" office:value="0.194352584711963" calcext:value-type="float">
            <text:p>0.19</text:p>
          </table:table-cell>
          <table:table-cell/>
          <table:table-cell table:formula="of:=100*([mox.E13]-[mox.E34]*([mox.$S$19]/[mox.$S$40]))/[mox.E13]" office:value-type="float" office:value="0.136781594383809" calcext:value-type="float">
            <text:p>0.14</text:p>
          </table:table-cell>
          <table:table-cell table:formula="of:=100*([mox.F13]-[mox.F34]*([mox.$S$19]/[mox.$S$40]))/[mox.F13]" office:value-type="float" office:value="0.128726563319325" calcext:value-type="float">
            <text:p>0.13</text:p>
          </table:table-cell>
          <table:table-cell/>
          <table:table-cell table:formula="of:=100*([mox.H13]-[mox.H34]*([mox.$S$19]/[mox.$S$40]))/[mox.H13]" office:value-type="float" office:value="0.097021054558531" calcext:value-type="float">
            <text:p>0.10</text:p>
          </table:table-cell>
          <table:table-cell table:formula="of:=100*([mox.I13]-[mox.I34]*([mox.$S$19]/[mox.$S$40]))/[mox.I13]" office:value-type="float" office:value="0.0655905990230073" calcext:value-type="float">
            <text:p>0.07</text:p>
          </table:table-cell>
          <table:table-cell/>
          <table:table-cell table:formula="of:=100*([mox.K13]-[mox.K34]*([mox.$S$19]/[mox.$S$40]))/[mox.K13]" office:value-type="float" office:value="0.00959565041768041" calcext:value-type="float">
            <text:p>0.01</text:p>
          </table:table-cell>
          <table:table-cell table:formula="of:=100*([mox.L13]-[mox.L34]*([mox.$S$19]/[mox.$S$40]))/[mox.L13]" office:value-type="float" office:value="-0.0410629838727435" calcext:value-type="float">
            <text:p>-0.04</text:p>
          </table:table-cell>
          <table:table-cell/>
          <table:table-cell table:formula="of:=100*([mox.N13]-[mox.N34]*([mox.$S$19]/[mox.$S$40]))/[mox.N13]" office:value-type="float" office:value="-0.146068183674455" calcext:value-type="float">
            <text:p>-0.15</text:p>
          </table:table-cell>
          <table:table-cell table:formula="of:=100*([mox.O13]-[mox.O34]*([mox.$S$19]/[mox.$S$40]))/[mox.O13]" office:value-type="float" office:value="-0.252830288035707" calcext:value-type="float">
            <text:p>-0.25</text:p>
          </table:table-cell>
          <table:table-cell/>
          <table:table-cell table:formula="of:=100*([mox.Q13]-[mox.Q34]*([mox.$S$19]/[mox.$S$40]))/[mox.Q13]" office:value-type="float" office:value="-0.797302187047205" calcext:value-type="float">
            <text:p>-0.80</text:p>
          </table:table-cell>
          <table:table-cell table:formula="of:=100*([mox.R13]-[mox.R34]*([mox.$S$19]/[mox.$S$40]))/[mox.R13]" office:value-type="float" office:value="-1.24483561755612" calcext:value-type="float">
            <text:p>-1.24</text:p>
          </table:table-cell>
          <table:table-cell table:number-columns-repeated="1006"/>
        </table:table-row>
        <table:table-row table:style-name="ro1">
          <table:table-cell/>
          <table:table-cell table:formula="of:=100*([mox.B14]-[mox.B35]*([mox.$S$19]/[mox.$S$40]))/[mox.B14]" office:value-type="float" office:value="0.389685806616684" calcext:value-type="float">
            <text:p>0.39</text:p>
          </table:table-cell>
          <table:table-cell table:formula="of:=100*([mox.C14]-[mox.C35]*([mox.$S$19]/[mox.$S$40]))/[mox.C14]" office:value-type="float" office:value="0.198424352803488" calcext:value-type="float">
            <text:p>0.20</text:p>
          </table:table-cell>
          <table:table-cell table:formula="of:=100*([mox.D14]-[mox.D35]*([mox.$S$19]/[mox.$S$40]))/[mox.D14]" office:value-type="float" office:value="0.156995099772721" calcext:value-type="float">
            <text:p>0.16</text:p>
          </table:table-cell>
          <table:table-cell table:formula="of:=100*([mox.E14]-[mox.E35]*([mox.$S$19]/[mox.$S$40]))/[mox.E14]" office:value-type="float" office:value="0.134843000209806" calcext:value-type="float">
            <text:p>0.13</text:p>
          </table:table-cell>
          <table:table-cell table:formula="of:=100*([mox.F14]-[mox.F35]*([mox.$S$19]/[mox.$S$40]))/[mox.F14]" office:value-type="float" office:value="0.129636171328127" calcext:value-type="float">
            <text:p>0.13</text:p>
          </table:table-cell>
          <table:table-cell table:formula="of:=100*([mox.G14]-[mox.G35]*([mox.$S$19]/[mox.$S$40]))/[mox.G14]" office:value-type="float" office:value="0.118090385540228" calcext:value-type="float">
            <text:p>0.12</text:p>
          </table:table-cell>
          <table:table-cell table:formula="of:=100*([mox.H14]-[mox.H35]*([mox.$S$19]/[mox.$S$40]))/[mox.H14]" office:value-type="float" office:value="0.0959025709537043" calcext:value-type="float">
            <text:p>0.10</text:p>
          </table:table-cell>
          <table:table-cell table:formula="of:=100*([mox.I14]-[mox.I35]*([mox.$S$19]/[mox.$S$40]))/[mox.I14]" office:value-type="float" office:value="0.0674126944306394" calcext:value-type="float">
            <text:p>0.07</text:p>
          </table:table-cell>
          <table:table-cell table:formula="of:=100*([mox.J14]-[mox.J35]*([mox.$S$19]/[mox.$S$40]))/[mox.J14]" office:value-type="float" office:value="0.0409682764171481" calcext:value-type="float">
            <text:p>0.04</text:p>
          </table:table-cell>
          <table:table-cell table:formula="of:=100*([mox.K14]-[mox.K35]*([mox.$S$19]/[mox.$S$40]))/[mox.K14]" office:value-type="float" office:value="0.00554975609814128" calcext:value-type="float">
            <text:p>0.01</text:p>
          </table:table-cell>
          <table:table-cell table:formula="of:=100*([mox.L14]-[mox.L35]*([mox.$S$19]/[mox.$S$40]))/[mox.L14]" office:value-type="float" office:value="-0.0414824267452622" calcext:value-type="float">
            <text:p>-0.04</text:p>
          </table:table-cell>
          <table:table-cell table:formula="of:=100*([mox.M14]-[mox.M35]*([mox.$S$19]/[mox.$S$40]))/[mox.M14]" office:value-type="float" office:value="-0.0880239567101989" calcext:value-type="float">
            <text:p>-0.09</text:p>
          </table:table-cell>
          <table:table-cell table:formula="of:=100*([mox.N14]-[mox.N35]*([mox.$S$19]/[mox.$S$40]))/[mox.N14]" office:value-type="float" office:value="-0.152904863616294" calcext:value-type="float">
            <text:p>-0.15</text:p>
          </table:table-cell>
          <table:table-cell table:formula="of:=100*([mox.O14]-[mox.O35]*([mox.$S$19]/[mox.$S$40]))/[mox.O14]" office:value-type="float" office:value="-0.25103281446941" calcext:value-type="float">
            <text:p>-0.25</text:p>
          </table:table-cell>
          <table:table-cell table:formula="of:=100*([mox.P14]-[mox.P35]*([mox.$S$19]/[mox.$S$40]))/[mox.P14]" office:value-type="float" office:value="-0.420618854038175" calcext:value-type="float">
            <text:p>-0.42</text:p>
          </table:table-cell>
          <table:table-cell table:formula="of:=100*([mox.Q14]-[mox.Q35]*([mox.$S$19]/[mox.$S$40]))/[mox.Q14]" office:value-type="float" office:value="-0.868415321998925" calcext:value-type="float">
            <text:p>-0.87</text:p>
          </table:table-cell>
          <table:table-cell table:formula="of:=100*([mox.R14]-[mox.R35]*([mox.$S$19]/[mox.$S$40]))/[mox.R14]" office:value-type="float" office:value="-1.27854449830698" calcext:value-type="float">
            <text:p>-1.28</text:p>
          </table:table-cell>
          <table:table-cell table:number-columns-repeated="1006"/>
        </table:table-row>
        <table:table-row table:style-name="ro1">
          <table:table-cell/>
          <table:table-cell table:formula="of:=100*([mox.B15]-[mox.B36]*([mox.$S$19]/[mox.$S$40]))/[mox.B15]" office:value-type="float" office:value="0.427478970638779" calcext:value-type="float">
            <text:p>0.43</text:p>
          </table:table-cell>
          <table:table-cell table:formula="of:=100*([mox.C15]-[mox.C36]*([mox.$S$19]/[mox.$S$40]))/[mox.C15]" office:value-type="float" office:value="0.213334942719776" calcext:value-type="float">
            <text:p>0.21</text:p>
          </table:table-cell>
          <table:table-cell table:formula="of:=100*([mox.D15]-[mox.D36]*([mox.$S$19]/[mox.$S$40]))/[mox.D15]" office:value-type="float" office:value="0.155538941322465" calcext:value-type="float">
            <text:p>0.16</text:p>
          </table:table-cell>
          <table:table-cell/>
          <table:table-cell table:formula="of:=100*([mox.F15]-[mox.F36]*([mox.$S$19]/[mox.$S$40]))/[mox.F15]" office:value-type="float" office:value="0.132463611777827" calcext:value-type="float">
            <text:p>0.13</text:p>
          </table:table-cell>
          <table:table-cell table:formula="of:=100*([mox.G15]-[mox.G36]*([mox.$S$19]/[mox.$S$40]))/[mox.G15]" office:value-type="float" office:value="0.126298890231246" calcext:value-type="float">
            <text:p>0.13</text:p>
          </table:table-cell>
          <table:table-cell table:formula="of:=100*([mox.H15]-[mox.H36]*([mox.$S$19]/[mox.$S$40]))/[mox.H15]" office:value-type="float" office:value="0.0972549863196734" calcext:value-type="float">
            <text:p>0.10</text:p>
          </table:table-cell>
          <table:table-cell table:formula="of:=100*([mox.I15]-[mox.I36]*([mox.$S$19]/[mox.$S$40]))/[mox.I15]" office:value-type="float" office:value="0.0690735834378274" calcext:value-type="float">
            <text:p>0.07</text:p>
          </table:table-cell>
          <table:table-cell table:formula="of:=100*([mox.J15]-[mox.J36]*([mox.$S$19]/[mox.$S$40]))/[mox.J15]" office:value-type="float" office:value="0.0475691557148676" calcext:value-type="float">
            <text:p>0.05</text:p>
          </table:table-cell>
          <table:table-cell table:formula="of:=100*([mox.K15]-[mox.K36]*([mox.$S$19]/[mox.$S$40]))/[mox.K15]" office:value-type="float" office:value="0.00685842112703295" calcext:value-type="float">
            <text:p>0.01</text:p>
          </table:table-cell>
          <table:table-cell table:formula="of:=100*([mox.L15]-[mox.L36]*([mox.$S$19]/[mox.$S$40]))/[mox.L15]" office:value-type="float" office:value="-0.0382321275930297" calcext:value-type="float">
            <text:p>-0.04</text:p>
          </table:table-cell>
          <table:table-cell table:formula="of:=100*([mox.M15]-[mox.M36]*([mox.$S$19]/[mox.$S$40]))/[mox.M15]" office:value-type="float" office:value="-0.0837601277186782" calcext:value-type="float">
            <text:p>-0.08</text:p>
          </table:table-cell>
          <table:table-cell table:formula="of:=100*([mox.N15]-[mox.N36]*([mox.$S$19]/[mox.$S$40]))/[mox.N15]" office:value-type="float" office:value="-0.156483799911354" calcext:value-type="float">
            <text:p>-0.16</text:p>
          </table:table-cell>
          <table:table-cell/>
          <table:table-cell table:formula="of:=100*([mox.P15]-[mox.P36]*([mox.$S$19]/[mox.$S$40]))/[mox.P15]" office:value-type="float" office:value="-0.394089104458166" calcext:value-type="float">
            <text:p>-0.39</text:p>
          </table:table-cell>
          <table:table-cell table:formula="of:=100*([mox.Q15]-[mox.Q36]*([mox.$S$19]/[mox.$S$40]))/[mox.Q15]" office:value-type="float" office:value="-0.813664450340185" calcext:value-type="float">
            <text:p>-0.81</text:p>
          </table:table-cell>
          <table:table-cell table:formula="of:=100*([mox.R15]-[mox.R36]*([mox.$S$19]/[mox.$S$40]))/[mox.R15]" office:value-type="float" office:value="-1.1740600516162" calcext:value-type="float">
            <text:p>-1.17</text:p>
          </table:table-cell>
          <table:table-cell table:number-columns-repeated="1006"/>
        </table:table-row>
        <table:table-row table:style-name="ro1">
          <table:table-cell/>
          <table:table-cell table:formula="of:=100*([mox.B16]-[mox.B37]*([mox.$S$19]/[mox.$S$40]))/[mox.B16]" office:value-type="float" office:value="0.480486607017585" calcext:value-type="float">
            <text:p>0.48</text:p>
          </table:table-cell>
          <table:table-cell table:formula="of:=100*([mox.C16]-[mox.C37]*([mox.$S$19]/[mox.$S$40]))/[mox.C16]" office:value-type="float" office:value="0.23591107565799" calcext:value-type="float">
            <text:p>0.24</text:p>
          </table:table-cell>
          <table:table-cell table:formula="of:=100*([mox.D16]-[mox.D37]*([mox.$S$19]/[mox.$S$40]))/[mox.D16]" office:value-type="float" office:value="0.172465372310263" calcext:value-type="float">
            <text:p>0.17</text:p>
          </table:table-cell>
          <table:table-cell table:formula="of:=100*([mox.E16]-[mox.E37]*([mox.$S$19]/[mox.$S$40]))/[mox.E16]" office:value-type="float" office:value="0.149195084413552" calcext:value-type="float">
            <text:p>0.15</text:p>
          </table:table-cell>
          <table:table-cell table:formula="of:=100*([mox.F16]-[mox.F37]*([mox.$S$19]/[mox.$S$40]))/[mox.F16]" office:value-type="float" office:value="0.137043379413345" calcext:value-type="float">
            <text:p>0.14</text:p>
          </table:table-cell>
          <table:table-cell/>
          <table:table-cell table:formula="of:=100*([mox.H16]-[mox.H37]*([mox.$S$19]/[mox.$S$40]))/[mox.H16]" office:value-type="float" office:value="0.106855217357784" calcext:value-type="float">
            <text:p>0.11</text:p>
          </table:table-cell>
          <table:table-cell table:formula="of:=100*([mox.I16]-[mox.I37]*([mox.$S$19]/[mox.$S$40]))/[mox.I16]" office:value-type="float" office:value="0.0778133548583029" calcext:value-type="float">
            <text:p>0.08</text:p>
          </table:table-cell>
          <table:table-cell/>
          <table:table-cell table:formula="of:=100*([mox.K16]-[mox.K37]*([mox.$S$19]/[mox.$S$40]))/[mox.K16]" office:value-type="float" office:value="0.0232070248150405" calcext:value-type="float">
            <text:p>0.02</text:p>
          </table:table-cell>
          <table:table-cell table:formula="of:=100*([mox.L16]-[mox.L37]*([mox.$S$19]/[mox.$S$40]))/[mox.L16]" office:value-type="float" office:value="-0.0252694862698222" calcext:value-type="float">
            <text:p>-0.03</text:p>
          </table:table-cell>
          <table:table-cell/>
          <table:table-cell table:formula="of:=100*([mox.N16]-[mox.N37]*([mox.$S$19]/[mox.$S$40]))/[mox.N16]" office:value-type="float" office:value="-0.137631334697561" calcext:value-type="float">
            <text:p>-0.14</text:p>
          </table:table-cell>
          <table:table-cell table:formula="of:=100*([mox.O16]-[mox.O37]*([mox.$S$19]/[mox.$S$40]))/[mox.O16]" office:value-type="float" office:value="-0.222914845947629" calcext:value-type="float">
            <text:p>-0.22</text:p>
          </table:table-cell>
          <table:table-cell table:formula="of:=100*([mox.P16]-[mox.P37]*([mox.$S$19]/[mox.$S$40]))/[mox.P16]" office:value-type="float" office:value="-0.396458226692594" calcext:value-type="float">
            <text:p>-0.40</text:p>
          </table:table-cell>
          <table:table-cell table:formula="of:=100*([mox.Q16]-[mox.Q37]*([mox.$S$19]/[mox.$S$40]))/[mox.Q16]" office:value-type="float" office:value="-0.800948258700927" calcext:value-type="float">
            <text:p>-0.80</text:p>
          </table:table-cell>
          <table:table-cell table:formula="of:=100*([mox.R16]-[mox.R37]*([mox.$S$19]/[mox.$S$40]))/[mox.R16]" office:value-type="float" office:value="-1.1123950819293" calcext:value-type="float">
            <text:p>-1.11</text:p>
          </table:table-cell>
          <table:table-cell table:number-columns-repeated="1006"/>
        </table:table-row>
        <table:table-row table:style-name="ro1">
          <table:table-cell/>
          <table:table-cell table:formula="of:=100*([mox.B17]-[mox.B38]*([mox.$S$19]/[mox.$S$40]))/[mox.B17]" office:value-type="float" office:value="0.504940388057499" calcext:value-type="float">
            <text:p>0.50</text:p>
          </table:table-cell>
          <table:table-cell table:formula="of:=100*([mox.C17]-[mox.C38]*([mox.$S$19]/[mox.$S$40]))/[mox.C17]" office:value-type="float" office:value="0.259460666123936" calcext:value-type="float">
            <text:p>0.26</text:p>
          </table:table-cell>
          <table:table-cell table:formula="of:=100*([mox.D17]-[mox.D38]*([mox.$S$19]/[mox.$S$40]))/[mox.D17]" office:value-type="float" office:value="0.214568789352771" calcext:value-type="float">
            <text:p>0.21</text:p>
          </table:table-cell>
          <table:table-cell table:formula="of:=100*([mox.E17]-[mox.E38]*([mox.$S$19]/[mox.$S$40]))/[mox.E17]" office:value-type="float" office:value="0.192584529034844" calcext:value-type="float">
            <text:p>0.19</text:p>
          </table:table-cell>
          <table:table-cell table:formula="of:=100*([mox.F17]-[mox.F38]*([mox.$S$19]/[mox.$S$40]))/[mox.F17]" office:value-type="float" office:value="0.159788731311545" calcext:value-type="float">
            <text:p>0.16</text:p>
          </table:table-cell>
          <table:table-cell table:formula="of:=100*([mox.G17]-[mox.G38]*([mox.$S$19]/[mox.$S$40]))/[mox.G17]" office:value-type="float" office:value="0.168380668903602" calcext:value-type="float">
            <text:p>0.17</text:p>
          </table:table-cell>
          <table:table-cell table:formula="of:=100*([mox.H17]-[mox.H38]*([mox.$S$19]/[mox.$S$40]))/[mox.H17]" office:value-type="float" office:value="0.127789829727808" calcext:value-type="float">
            <text:p>0.13</text:p>
          </table:table-cell>
          <table:table-cell table:formula="of:=100*([mox.I17]-[mox.I38]*([mox.$S$19]/[mox.$S$40]))/[mox.I17]" office:value-type="float" office:value="0.103157446302038" calcext:value-type="float">
            <text:p>0.10</text:p>
          </table:table-cell>
          <table:table-cell table:formula="of:=100*([mox.J17]-[mox.J38]*([mox.$S$19]/[mox.$S$40]))/[mox.J17]" office:value-type="float" office:value="0.0847913313706212" calcext:value-type="float">
            <text:p>0.08</text:p>
          </table:table-cell>
          <table:table-cell table:formula="of:=100*([mox.K17]-[mox.K38]*([mox.$S$19]/[mox.$S$40]))/[mox.K17]" office:value-type="float" office:value="0.03653903232166" calcext:value-type="float">
            <text:p>0.04</text:p>
          </table:table-cell>
          <table:table-cell table:formula="of:=100*([mox.L17]-[mox.L38]*([mox.$S$19]/[mox.$S$40]))/[mox.L17]" office:value-type="float" office:value="-0.00642137349795215" calcext:value-type="float">
            <text:p>-0.01</text:p>
          </table:table-cell>
          <table:table-cell table:formula="of:=100*([mox.M17]-[mox.M38]*([mox.$S$19]/[mox.$S$40]))/[mox.M17]" office:value-type="float" office:value="-0.0411644602384212" calcext:value-type="float">
            <text:p>-0.04</text:p>
          </table:table-cell>
          <table:table-cell table:formula="of:=100*([mox.N17]-[mox.N38]*([mox.$S$19]/[mox.$S$40]))/[mox.N17]" office:value-type="float" office:value="-0.12518901394163" calcext:value-type="float">
            <text:p>-0.13</text:p>
          </table:table-cell>
          <table:table-cell table:formula="of:=100*([mox.O17]-[mox.O38]*([mox.$S$19]/[mox.$S$40]))/[mox.O17]" office:value-type="float" office:value="-0.19060079536464" calcext:value-type="float">
            <text:p>-0.19</text:p>
          </table:table-cell>
          <table:table-cell table:formula="of:=100*([mox.P17]-[mox.P38]*([mox.$S$19]/[mox.$S$40]))/[mox.P17]" office:value-type="float" office:value="-0.371960269928544" calcext:value-type="float">
            <text:p>-0.37</text:p>
          </table:table-cell>
          <table:table-cell table:formula="of:=100*([mox.Q17]-[mox.Q38]*([mox.$S$19]/[mox.$S$40]))/[mox.Q17]" office:value-type="float" office:value="-0.856957997557029" calcext:value-type="float">
            <text:p>-0.86</text:p>
          </table:table-cell>
          <table:table-cell table:formula="of:=100*([mox.R17]-[mox.R38]*([mox.$S$19]/[mox.$S$40]))/[mox.R17]" office:value-type="float" office:value="-1.19175064748008" calcext:value-type="float">
            <text:p>-1.19</text:p>
          </table:table-cell>
          <table:table-cell table:number-columns-repeated="1006"/>
        </table:table-row>
        <table:table-row table:style-name="ro1">
          <table:table-cell/>
          <table:table-cell table:style-name="ce31" table:formula="of:=100*([mox.B18]-[mox.B39]*([mox.$S$19]/[mox.$S$40]))/[mox.B18]" office:value-type="float" office:value="-0.11323841781335" calcext:value-type="float">
            <text:p>-0.11</text:p>
          </table:table-cell>
          <table:table-cell table:style-name="ce31" table:formula="of:=100*([mox.C18]-[mox.C39]*([mox.$S$19]/[mox.$S$40]))/[mox.C18]" office:value-type="float" office:value="0.479981232669912" calcext:value-type="float">
            <text:p>0.48</text:p>
          </table:table-cell>
          <table:table-cell table:style-name="ce31" table:formula="of:=100*([mox.D18]-[mox.D39]*([mox.$S$19]/[mox.$S$40]))/[mox.D18]" office:value-type="float" office:value="0.451453090604786" calcext:value-type="float">
            <text:p>0.45</text:p>
          </table:table-cell>
          <table:table-cell table:style-name="ce31" table:formula="of:=100*([mox.E18]-[mox.E39]*([mox.$S$19]/[mox.$S$40]))/[mox.E18]" office:value-type="float" office:value="0.395032060388999" calcext:value-type="float">
            <text:p>0.40</text:p>
          </table:table-cell>
          <table:table-cell table:style-name="ce31" table:formula="of:=100*([mox.F18]-[mox.F39]*([mox.$S$19]/[mox.$S$40]))/[mox.F18]" office:value-type="float" office:value="0.337478532594699" calcext:value-type="float">
            <text:p>0.34</text:p>
          </table:table-cell>
          <table:table-cell table:style-name="ce31" table:formula="of:=100*([mox.G18]-[mox.G39]*([mox.$S$19]/[mox.$S$40]))/[mox.G18]" office:value-type="float" office:value="0.330957913268802" calcext:value-type="float">
            <text:p>0.33</text:p>
          </table:table-cell>
          <table:table-cell table:style-name="ce31" table:formula="of:=100*([mox.H18]-[mox.H39]*([mox.$S$19]/[mox.$S$40]))/[mox.H18]" office:value-type="float" office:value="0.288113600905551" calcext:value-type="float">
            <text:p>0.29</text:p>
          </table:table-cell>
          <table:table-cell table:style-name="ce31" table:formula="of:=100*([mox.I18]-[mox.I39]*([mox.$S$19]/[mox.$S$40]))/[mox.I18]" office:value-type="float" office:value="0.265930587199874" calcext:value-type="float">
            <text:p>0.27</text:p>
          </table:table-cell>
          <table:table-cell table:style-name="ce31" table:formula="of:=100*([mox.J18]-[mox.J39]*([mox.$S$19]/[mox.$S$40]))/[mox.J18]" office:value-type="float" office:value="0.247619906945163" calcext:value-type="float">
            <text:p>0.25</text:p>
          </table:table-cell>
          <table:table-cell table:style-name="ce31" table:formula="of:=100*([mox.K18]-[mox.K39]*([mox.$S$19]/[mox.$S$40]))/[mox.K18]" office:value-type="float" office:value="0.199457686200588" calcext:value-type="float">
            <text:p>0.20</text:p>
          </table:table-cell>
          <table:table-cell table:style-name="ce31" table:formula="of:=100*([mox.L18]-[mox.L39]*([mox.$S$19]/[mox.$S$40]))/[mox.L18]" office:value-type="float" office:value="0.157580984476001" calcext:value-type="float">
            <text:p>0.16</text:p>
          </table:table-cell>
          <table:table-cell table:style-name="ce31" table:formula="of:=100*([mox.M18]-[mox.M39]*([mox.$S$19]/[mox.$S$40]))/[mox.M18]" office:value-type="float" office:value="0.119070579200575" calcext:value-type="float">
            <text:p>0.12</text:p>
          </table:table-cell>
          <table:table-cell table:style-name="ce31" table:formula="of:=100*([mox.N18]-[mox.N39]*([mox.$S$19]/[mox.$S$40]))/[mox.N18]" office:value-type="float" office:value="0.0411707499945998" calcext:value-type="float">
            <text:p>0.04</text:p>
          </table:table-cell>
          <table:table-cell table:style-name="ce31" table:formula="of:=100*([mox.O18]-[mox.O39]*([mox.$S$19]/[mox.$S$40]))/[mox.O18]" office:value-type="float" office:value="-0.00967245199298453" calcext:value-type="float">
            <text:p>-0.01</text:p>
          </table:table-cell>
          <table:table-cell table:style-name="ce31" table:formula="of:=100*([mox.P18]-[mox.P39]*([mox.$S$19]/[mox.$S$40]))/[mox.P18]" office:value-type="float" office:value="-0.178472588379912" calcext:value-type="float">
            <text:p>-0.18</text:p>
          </table:table-cell>
          <table:table-cell table:style-name="ce31" table:formula="of:=100*([mox.Q18]-[mox.Q39]*([mox.$S$19]/[mox.$S$40]))/[mox.Q18]" office:value-type="float" office:value="-0.733248624661629" calcext:value-type="float">
            <text:p>-0.73</text:p>
          </table:table-cell>
          <table:table-cell table:style-name="ce31" table:formula="of:=100*([mox.R18]-[mox.R39]*([mox.$S$19]/[mox.$S$40]))/[mox.R18]" office:value-type="float" office:value="-2.47846171316009" calcext:value-type="float">
            <text:p>-2.48</text:p>
          </table:table-cell>
          <table:table-cell table:number-columns-repeated="1006"/>
        </table:table-row>
        <table:table-row table:style-name="ro1">
          <table:table-cell/>
          <table:table-cell table:style-name="Default" table:number-columns-repeated="17"/>
          <table:table-cell table:number-columns-repeated="1006"/>
        </table:table-row>
        <table:table-row table:style-name="ro2">
          <table:table-cell/>
          <table:table-cell table:style-name="ce10" office:value-type="string" calcext:value-type="string">
            <text:p>Fuel Pins</text:p>
          </table:table-cell>
          <table:table-cell table:style-name="Default" table:number-columns-repeated="16"/>
          <table:table-cell table:number-columns-repeated="1006"/>
        </table:table-row>
        <table:table-row table:style-name="ro2">
          <table:table-cell/>
          <table:table-cell table:style-name="ce11" table:formula="of:=(17*17)-25" office:value-type="float" office:value="264" calcext:value-type="float">
            <text:p>264</text:p>
          </table:table-cell>
          <table:table-cell table:style-name="Default" table:number-columns-repeated="16"/>
          <table:table-cell table:number-columns-repeated="1006"/>
        </table:table-row>
        <table:table-row table:style-name="ro1">
          <table:table-cell/>
          <table:table-cell table:style-name="Default" table:number-columns-repeated="17"/>
          <table:table-cell table:number-columns-repeated="1006"/>
        </table:table-row>
        <table:table-row table:style-name="ro3">
          <table:table-cell/>
          <table:table-cell table:style-name="ce12" office:value-type="string" calcext:value-type="string">
            <text:p>Distribution Percent Error Results</text:p>
          </table:table-cell>
          <table:table-cell table:style-name="ce11" table:number-columns-repeated="3"/>
          <table:table-cell table:style-name="Default"/>
          <table:table-cell table:style-name="ce18"/>
          <table:table-cell table:style-name="ce21"/>
          <table:table-cell table:style-name="ce23"/>
          <table:table-cell table:style-name="Default" table:number-columns-repeated="9"/>
          <table:table-cell table:number-columns-repeated="1006"/>
        </table:table-row>
        <table:table-row table:style-name="ro3">
          <table:table-cell/>
          <table:table-cell table:style-name="ce13" office:value-type="string" calcext:value-type="string">
            <text:p>Maximum Percent Error</text:p>
          </table:table-cell>
          <table:table-cell table:style-name="ce11" table:number-columns-repeated="3"/>
          <table:table-cell table:style-name="ce33" table:formula="of:=MAX(ABS(MAX([.$B$4:.$R$20]));ABS(MIN([.$B$4:.$R$20])))" office:value-type="float" office:value="2.47846171316009" calcext:value-type="float">
            <text:p>2.478</text:p>
          </table:table-cell>
          <table:table-cell table:style-name="ce19"/>
          <table:table-cell table:style-name="ce21"/>
          <table:table-cell table:style-name="ce24"/>
          <table:table-cell table:style-name="Default" table:number-columns-repeated="9"/>
          <table:table-cell table:number-columns-repeated="1006"/>
        </table:table-row>
        <table:table-row table:style-name="ro3">
          <table:table-cell/>
          <table:table-cell table:style-name="ce13" office:value-type="string" calcext:value-type="string">
            <text:p>Average Error</text:p>
          </table:table-cell>
          <table:table-cell table:style-name="ce11" table:number-columns-repeated="3"/>
          <table:table-cell table:style-name="ce34" table:number-matrix-columns-spanned="1" table:number-matrix-rows-spanned="1" table:formula="of:=SUM(ABS([.$B$4:.$R$20]))/[.$B$23]" office:value-type="float" office:value="0.282995564612935" calcext:value-type="float">
            <text:p>0.283</text:p>
          </table:table-cell>
          <table:table-cell table:style-name="ce20"/>
          <table:table-cell table:style-name="ce30"/>
          <table:table-cell table:style-name="ce22" office:value-type="string" calcext:value-type="string">
            <text:p>AVG =SUM( | User Pin Power Percent Errors | ) / # Fuel Pins</text:p>
          </table:table-cell>
          <table:table-cell table:style-name="Default" table:number-columns-repeated="9"/>
          <table:table-cell table:number-columns-repeated="1006"/>
        </table:table-row>
        <table:table-row table:style-name="ro3">
          <table:table-cell/>
          <table:table-cell table:style-name="ce13" office:value-type="string" calcext:value-type="string">
            <text:p>RMS</text:p>
          </table:table-cell>
          <table:table-cell table:style-name="ce11" table:number-columns-repeated="3"/>
          <table:table-cell table:style-name="ce35" table:number-matrix-columns-spanned="1" table:number-matrix-rows-spanned="1" table:formula="of:=SQRT(SUM(ABS([.$B$4:.$R$20])^2)/[.$B$23])" office:value-type="float" office:value="0.447342294426647" calcext:value-type="float">
            <text:p>0.447</text:p>
          </table:table-cell>
          <table:table-cell table:style-name="ce20"/>
          <table:table-cell table:style-name="ce21"/>
          <table:table-cell table:style-name="ce23" office:value-type="string" calcext:value-type="string">
            <text:p>RMS = SQRT( SUM( User Pin Power Percent Error**2) / # Fuel Pins )</text:p>
          </table:table-cell>
          <table:table-cell table:style-name="Default" table:number-columns-repeated="9"/>
          <table:table-cell table:number-columns-repeated="1006"/>
        </table:table-row>
        <table:table-row table:style-name="ro3">
          <table:table-cell/>
          <table:table-cell table:style-name="ce13" office:value-type="string" calcext:value-type="string">
            <text:p>Mean Relative Error</text:p>
          </table:table-cell>
          <table:table-cell table:style-name="ce11" table:number-columns-repeated="3"/>
          <table:table-cell table:style-name="ce36" table:number-matrix-columns-spanned="1" table:number-matrix-rows-spanned="1" table:formula="of:=SUM(ABS([.$B$4:.$R$20])*([mox.$B$2:.$R$18])/[.$B$23]/AVERAGE([mox.$B$2:.$R$18]))" office:value-type="float" office:value="0.273719814053601" calcext:value-type="float">
            <text:p>0.274</text:p>
          </table:table-cell>
          <table:table-cell table:style-name="ce20"/>
          <table:table-cell table:style-name="ce30"/>
          <table:table-cell table:style-name="ce22" office:value-type="string" calcext:value-type="string">
            <text:p>MRE = SUM( | User Pin Power Percent Error | * Monte Carlo Power ) / # Fuel Pins / Average Pin Power</text:p>
          </table:table-cell>
          <table:table-cell table:style-name="Default" table:number-columns-repeated="9"/>
          <table:table-cell table:number-columns-repeated="1006"/>
        </table:table-row>
        <calcext:conditional-formats>
          <calcext:conditional-format calcext:target-range-address="mox_plots.F26:mox_plots.F26">
            <calcext:color-scale>
              <calcext:color-scale-entry calcext:value="0" calcext:type="minimum" calcext:color="#ff0000"/>
              <calcext:color-scale-entry calcext:value="0" calcext:type="number" calcext:color="#ffff99"/>
              <calcext:color-scale-entry calcext:value="0" calcext:type="maximum" calcext:color="#00ff00"/>
            </calcext:color-scale>
          </calcext:conditional-format>
          <calcext:conditional-format calcext:target-range-address="mox_plots.F27:mox_plots.F27">
            <calcext:color-scale>
              <calcext:color-scale-entry calcext:value="0" calcext:type="minimum" calcext:color="#ff0000"/>
              <calcext:color-scale-entry calcext:value="0" calcext:type="number" calcext:color="#ffff99"/>
              <calcext:color-scale-entry calcext:value="0" calcext:type="maximum" calcext:color="#00ff00"/>
            </calcext:color-scale>
          </calcext:conditional-format>
          <calcext:conditional-format calcext:target-range-address="mox_plots.F28:mox_plots.F28">
            <calcext:color-scale>
              <calcext:color-scale-entry calcext:value="0" calcext:type="minimum" calcext:color="#ff0000"/>
              <calcext:color-scale-entry calcext:value="0" calcext:type="number" calcext:color="#ffff99"/>
              <calcext:color-scale-entry calcext:value="0" calcext:type="maximum" calcext:color="#00ff00"/>
            </calcext:color-scale>
          </calcext:conditional-format>
          <calcext:conditional-format calcext:target-range-address="mox_plots.F29:mox_plots.F29">
            <calcext:color-scale>
              <calcext:color-scale-entry calcext:value="0" calcext:type="minimum" calcext:color="#ff0000"/>
              <calcext:color-scale-entry calcext:value="0" calcext:type="number" calcext:color="#ffff99"/>
              <calcext:color-scale-entry calcext:value="0" calcext:type="maximum" calcext:color="#00ff00"/>
            </calcext:color-scale>
          </calcext:conditional-format>
          <calcext:conditional-format calcext:target-range-address="mox_plots.B4:mox_plots.R19 mox_plots.B5:mox_plots.R20">
            <calcext:color-scale>
              <calcext:color-scale-entry calcext:value="0" calcext:type="minimum" calcext:color="#ff0000"/>
              <calcext:color-scale-entry calcext:value="0" calcext:type="number" calcext:color="#ffff99"/>
              <calcext:color-scale-entry calcext:value="0" calcext:type="maximum" calcext:color="#00ff00"/>
            </calcext:color-scale>
          </calcext:conditional-format>
        </calcext:conditional-formats>
      </table:table>
      <table:named-expressions>
        <table:named-expression table:name="Fuel_Pins" table:base-cell-address="$inner_uo2.$A$1" table:expression="['file:///tmp/BenchmarkAnalysis.2D-8.XLS'#$RefData.$G$3]"/>
        <table:named-expression table:name="User_Max_Error" table:base-cell-address="$inner_uo2.$A$1" table:expression="['file:///tmp/BenchmarkAnalysis.2D-8.XLS'#$ComputeErrors.$G$42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4P2" style:volatile="true">
      <number:text> </number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25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 $</number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6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6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7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7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2">
      <number:number number:decimal-places="12" number:min-integer-digits="1"/>
    </number:number-style>
    <number:number-style style:name="N133">
      <number:number number:decimal-places="4" number:min-integer-digits="1"/>
    </number:number-style>
    <number:number-style style:name="N134">
      <number:number number:decimal-places="6" number:min-integer-digits="1"/>
    </number:number-style>
    <number:number-style style:name="N135">
      <number:number number:decimal-places="14" number:min-integer-digits="1"/>
    </number:number-style>
    <number:number-style style:name="N136">
      <number:number number:decimal-places="3" number:min-integer-digits="1"/>
    </number:number-style>
    <number:number-style style:name="N137">
      <number:number number:decimal-places="5" number:min-integer-digits="1"/>
    </number:number-style>
    <number:number-style style:name="N138P0" style:volatile="true">
      <number:text>Yes</number:text>
    </number:number-style>
    <number:number-style style:name="N138P1" style:volatile="true">
      <number:text>Yes</number:text>
    </number:number-style>
    <number:number-style style:name="N138">
      <number:text>No</number:text>
      <style:map style:condition="value()&gt;0" style:apply-style-name="N138P0"/>
      <style:map style:condition="value()&lt;0" style:apply-style-name="N138P1"/>
    </number:number-style>
    <number:number-style style:name="N139P0" style:volatile="true">
      <number:text>True</number:text>
    </number:number-style>
    <number:number-style style:name="N139P1" style:volatile="true">
      <number:text>True</number:text>
    </number:number-style>
    <number:number-style style:name="N139">
      <number:text>False</number:text>
      <style:map style:condition="value()&gt;0" style:apply-style-name="N139P0"/>
      <style:map style:condition="value()&lt;0" style:apply-style-name="N139P1"/>
    </number:number-style>
    <number:number-style style:name="N140P0" style:volatile="true">
      <number:text>On</number:text>
    </number:number-style>
    <number:number-style style:name="N140P1" style:volatile="true">
      <number:text>On</number:text>
    </number:number-style>
    <number:number-style style:name="N140">
      <number:text>Off</number:text>
      <style:map style:condition="value()&gt;0" style:apply-style-name="N140P0"/>
      <style:map style:condition="value()&lt;0" style:apply-style-name="N140P1"/>
    </number:number-style>
    <number:number-style style:name="N141">
      <number:number number:decimal-places="1" number:min-integer-digits="1"/>
    </number:number-style>
    <number:number-style style:name="N142">
      <number:scientific-number number:decimal-places="3" number:min-integer-digits="1" number:min-exponent-digits="2"/>
    </number:number-style>
    <number:number-style style:name="N143">
      <number:scientific-number number:decimal-places="0" number:min-integer-digits="1" number:min-exponent-digits="2"/>
      <number:text>.</number:text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pages="1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3T09:13:30.019711740</meta:creation-date>
    <dc:date>2015-01-27T10:03:02.888813077</dc:date>
    <meta:editing-duration>P4DT18M32S</meta:editing-duration>
    <meta:editing-cycles>14</meta:editing-cycles>
    <meta:generator>LibreOffice/4.2.7.2$Linux_X86_64 LibreOffice_project/420m0$Build-2</meta:generator>
    <meta:document-statistic meta:table-count="6" meta:cell-count="2676" meta:object-count="0"/>
  </office:meta>
</office:document-meta>
</file>